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d_devs" table:style-name="ta1">
        <table:shapes>
          <draw:frame draw:z-index="0" draw:style-name="gr1" draw:text-style-name="P1" svg:width="583.74pt" svg:height="310.96pt" svg:x="1137.86pt" svg:y="43.68pt">
            <loext:p draw:notify-on-update-of-ranges="std_devs.K10:std_devs.K100 std_devs.Y10:std_devs.Y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61.17pt" svg:height="327.54pt" svg:x="1166.66pt" svg:y="393.79pt">
            <loext:p draw:notify-on-update-of-ranges="std_devs.L10:std_devs.L100 std_devs.Z10:std_devs.Z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7" table:default-cell-style-name="Default"/>
        <table:table-row table:style-name="ro1">
          <table:table-cell office:value-type="float" office:value="0.000051637980153565" calcext:value-type="float">
            <text:p>0.000051638</text:p>
          </table:table-cell>
          <table:table-cell office:value-type="float" office:value="0.000358894744820616" calcext:value-type="float">
            <text:p>0.0003588947</text:p>
          </table:table-cell>
          <table:table-cell office:value-type="float" office:value="-0.0505094817980201" calcext:value-type="float">
            <text:p>-0.0505094818</text:p>
          </table:table-cell>
          <table:table-cell office:value-type="float" office:value="0.00102170864847722" calcext:value-type="float">
            <text:p>0.0010217086</text:p>
          </table:table-cell>
          <table:table-cell office:value-type="float" office:value="0.00169430249952711" calcext:value-type="float">
            <text:p>0.0016943025</text:p>
          </table:table-cell>
          <table:table-cell office:value-type="float" office:value="-0.154984092339873" calcext:value-type="float">
            <text:p>-0.1549840923</text:p>
          </table:table-cell>
          <table:table-cell table:number-columns-repeated="8"/>
          <table:table-cell office:value-type="float" office:value="0.00775942620963576" calcext:value-type="float">
            <text:p>0.0077594262</text:p>
          </table:table-cell>
          <table:table-cell office:value-type="float" office:value="0.000513216566725588" calcext:value-type="float">
            <text:p>0.0005132166</text:p>
          </table:table-cell>
          <table:table-cell office:value-type="float" office:value="-0.12319945826509" calcext:value-type="float">
            <text:p>-0.1231994583</text:p>
          </table:table-cell>
          <table:table-cell office:value-type="float" office:value="0.037179257068783" calcext:value-type="float">
            <text:p>0.0371792571</text:p>
          </table:table-cell>
          <table:table-cell office:value-type="float" office:value="0.00418762823101133" calcext:value-type="float">
            <text:p>0.0041876282</text:p>
          </table:table-cell>
          <table:table-cell office:value-type="float" office:value="0.107326634600759" calcext:value-type="float">
            <text:p>0.1073266346</text:p>
          </table:table-cell>
          <table:table-cell table:number-columns-repeated="7"/>
        </table:table-row>
        <table:table-row table:style-name="ro1">
          <table:table-cell office:value-type="float" office:value="0.0000567152174929982" calcext:value-type="float">
            <text:p>5.67152174929982E-05</text:p>
          </table:table-cell>
          <table:table-cell office:value-type="float" office:value="0.000635317954982676" calcext:value-type="float">
            <text:p>0.000635318</text:p>
          </table:table-cell>
          <table:table-cell office:value-type="float" office:value="-0.54160132550285" calcext:value-type="float">
            <text:p>-0.5416013255</text:p>
          </table:table-cell>
          <table:table-cell office:value-type="float" office:value="0.00131500990537461" calcext:value-type="float">
            <text:p>0.0013150099</text:p>
          </table:table-cell>
          <table:table-cell office:value-type="float" office:value="0.00179483448155224" calcext:value-type="float">
            <text:p>0.0017948345</text:p>
          </table:table-cell>
          <table:table-cell office:value-type="float" office:value="-0.0831775731872767" calcext:value-type="float">
            <text:p>-0.0831775732</text:p>
          </table:table-cell>
          <table:table-cell table:number-columns-repeated="8"/>
          <table:table-cell office:value-type="float" office:value="0.0129093161284819" calcext:value-type="float">
            <text:p>0.0129093161</text:p>
          </table:table-cell>
          <table:table-cell office:value-type="float" office:value="0.00107895503783453" calcext:value-type="float">
            <text:p>0.001078955</text:p>
          </table:table-cell>
          <table:table-cell office:value-type="float" office:value="-0.132629376546598" calcext:value-type="float">
            <text:p>-0.1326293765</text:p>
          </table:table-cell>
          <table:table-cell office:value-type="float" office:value="0.0356540790759027" calcext:value-type="float">
            <text:p>0.0356540791</text:p>
          </table:table-cell>
          <table:table-cell office:value-type="float" office:value="0.00493461767910048" calcext:value-type="float">
            <text:p>0.0049346177</text:p>
          </table:table-cell>
          <table:table-cell office:value-type="float" office:value="0.0940330205485225" calcext:value-type="float">
            <text:p>0.0940330205</text:p>
          </table:table-cell>
          <table:table-cell table:number-columns-repeated="7"/>
        </table:table-row>
        <table:table-row table:style-name="ro1">
          <table:table-cell office:value-type="float" office:value="0.0000608840725150408" calcext:value-type="float">
            <text:p>6.08840725150408E-05</text:p>
          </table:table-cell>
          <table:table-cell office:value-type="float" office:value="0.000444170727535552" calcext:value-type="float">
            <text:p>0.0004441707</text:p>
          </table:table-cell>
          <table:table-cell office:value-type="float" office:value="0.0367890458786297" calcext:value-type="float">
            <text:p>0.0367890459</text:p>
          </table:table-cell>
          <table:table-cell office:value-type="float" office:value="0.00358936495904345" calcext:value-type="float">
            <text:p>0.003589365</text:p>
          </table:table-cell>
          <table:table-cell office:value-type="float" office:value="0.00229191673570313" calcext:value-type="float">
            <text:p>0.0022919167</text:p>
          </table:table-cell>
          <table:table-cell office:value-type="float" office:value="-0.00202351665357128" calcext:value-type="float">
            <text:p>-0.0020235167</text:p>
          </table:table-cell>
          <table:table-cell table:number-columns-repeated="8"/>
          <table:table-cell office:value-type="float" office:value="0.0124462439099152" calcext:value-type="float">
            <text:p>0.0124462439</text:p>
          </table:table-cell>
          <table:table-cell office:value-type="float" office:value="0.00129698116045398" calcext:value-type="float">
            <text:p>0.0012969812</text:p>
          </table:table-cell>
          <table:table-cell office:value-type="float" office:value="0.0633550865360341" calcext:value-type="float">
            <text:p>0.0633550865</text:p>
          </table:table-cell>
          <table:table-cell office:value-type="float" office:value="0.0354495466686785" calcext:value-type="float">
            <text:p>0.0354495467</text:p>
          </table:table-cell>
          <table:table-cell office:value-type="float" office:value="0.00509023605845869" calcext:value-type="float">
            <text:p>0.0050902361</text:p>
          </table:table-cell>
          <table:table-cell office:value-type="float" office:value="0.095853529125452" calcext:value-type="float">
            <text:p>0.0958535291</text:p>
          </table:table-cell>
          <table:table-cell table:number-columns-repeated="7"/>
        </table:table-row>
        <table:table-row table:style-name="ro1">
          <table:table-cell office:value-type="float" office:value="0.0002731777936116" calcext:value-type="float">
            <text:p>0.0002731778</text:p>
          </table:table-cell>
          <table:table-cell office:value-type="float" office:value="0.000506752143696368" calcext:value-type="float">
            <text:p>0.0005067521</text:p>
          </table:table-cell>
          <table:table-cell office:value-type="float" office:value="0.210508747006144" calcext:value-type="float">
            <text:p>0.210508747</text:p>
          </table:table-cell>
          <table:table-cell office:value-type="float" office:value="0.00338238702097442" calcext:value-type="float">
            <text:p>0.003382387</text:p>
          </table:table-cell>
          <table:table-cell office:value-type="float" office:value="0.00229913752991706" calcext:value-type="float">
            <text:p>0.0022991375</text:p>
          </table:table-cell>
          <table:table-cell office:value-type="float" office:value="-0.00481553514837287" calcext:value-type="float">
            <text:p>-0.0048155351</text:p>
          </table:table-cell>
          <table:table-cell table:number-columns-repeated="8"/>
          <table:table-cell office:value-type="float" office:value="0.0164546695110235" calcext:value-type="float">
            <text:p>0.0164546695</text:p>
          </table:table-cell>
          <table:table-cell office:value-type="float" office:value="0.00121569316092158" calcext:value-type="float">
            <text:p>0.0012156932</text:p>
          </table:table-cell>
          <table:table-cell office:value-type="float" office:value="0.500338137443594" calcext:value-type="float">
            <text:p>0.5003381374</text:p>
          </table:table-cell>
          <table:table-cell office:value-type="float" office:value="0.041044644266367" calcext:value-type="float">
            <text:p>0.0410446443</text:p>
          </table:table-cell>
          <table:table-cell office:value-type="float" office:value="0.00493603781796992" calcext:value-type="float">
            <text:p>0.0049360378</text:p>
          </table:table-cell>
          <table:table-cell office:value-type="float" office:value="0.110412514582276" calcext:value-type="float">
            <text:p>0.1104125146</text:p>
          </table:table-cell>
          <table:table-cell table:number-columns-repeated="7"/>
        </table:table-row>
        <table:table-row table:style-name="ro1">
          <table:table-cell office:value-type="float" office:value="0.00722422563480896" calcext:value-type="float">
            <text:p>0.0072242256</text:p>
          </table:table-cell>
          <table:table-cell office:value-type="float" office:value="0.000551430738598014" calcext:value-type="float">
            <text:p>0.0005514307</text:p>
          </table:table-cell>
          <table:table-cell office:value-type="float" office:value="-0.0809192558665732" calcext:value-type="float">
            <text:p>-0.0809192559</text:p>
          </table:table-cell>
          <table:table-cell office:value-type="float" office:value="0.00512507186504081" calcext:value-type="float">
            <text:p>0.0051250719</text:p>
          </table:table-cell>
          <table:table-cell office:value-type="float" office:value="0.00245352697675116" calcext:value-type="float">
            <text:p>0.002453527</text:p>
          </table:table-cell>
          <table:table-cell office:value-type="float" office:value="0.0578041544591542" calcext:value-type="float">
            <text:p>0.0578041545</text:p>
          </table:table-cell>
          <table:table-cell table:number-columns-repeated="8"/>
          <table:table-cell office:value-type="float" office:value="0.0111344870468925" calcext:value-type="float">
            <text:p>0.011134487</text:p>
          </table:table-cell>
          <table:table-cell office:value-type="float" office:value="0.00111094222861192" calcext:value-type="float">
            <text:p>0.0011109422</text:p>
          </table:table-cell>
          <table:table-cell office:value-type="float" office:value="-0.235614742597374" calcext:value-type="float">
            <text:p>-0.2356147426</text:p>
          </table:table-cell>
          <table:table-cell office:value-type="float" office:value="0.0428548795171082" calcext:value-type="float">
            <text:p>0.0428548795</text:p>
          </table:table-cell>
          <table:table-cell office:value-type="float" office:value="0.00493683216627687" calcext:value-type="float">
            <text:p>0.0049368322</text:p>
          </table:table-cell>
          <table:table-cell office:value-type="float" office:value="0.116589807718992" calcext:value-type="float">
            <text:p>0.1165898077</text:p>
          </table:table-cell>
          <table:table-cell table:number-columns-repeated="7"/>
        </table:table-row>
        <table:table-row table:style-name="ro1">
          <table:table-cell office:value-type="float" office:value="0.000233490354093922" calcext:value-type="float">
            <text:p>0.0002334904</text:p>
          </table:table-cell>
          <table:table-cell office:value-type="float" office:value="0.000688290779164896" calcext:value-type="float">
            <text:p>0.0006882908</text:p>
          </table:table-cell>
          <table:table-cell office:value-type="float" office:value="-0.0775032466808913" calcext:value-type="float">
            <text:p>-0.0775032467</text:p>
          </table:table-cell>
          <table:table-cell office:value-type="float" office:value="0.00389184560626745" calcext:value-type="float">
            <text:p>0.0038918456</text:p>
          </table:table-cell>
          <table:table-cell office:value-type="float" office:value="0.00247433622134849" calcext:value-type="float">
            <text:p>0.0024743362</text:p>
          </table:table-cell>
          <table:table-cell office:value-type="float" office:value="-0.0162106952629983" calcext:value-type="float">
            <text:p>-0.0162106953</text:p>
          </table:table-cell>
          <table:table-cell table:number-columns-repeated="8"/>
          <table:table-cell office:value-type="float" office:value="0.0131627758969927" calcext:value-type="float">
            <text:p>0.0131627759</text:p>
          </table:table-cell>
          <table:table-cell office:value-type="float" office:value="0.00126720792171649" calcext:value-type="float">
            <text:p>0.0012672079</text:p>
          </table:table-cell>
          <table:table-cell office:value-type="float" office:value="-0.0534603620957742" calcext:value-type="float">
            <text:p>-0.0534603621</text:p>
          </table:table-cell>
          <table:table-cell office:value-type="float" office:value="0.0452938823960722" calcext:value-type="float">
            <text:p>0.0452938824</text:p>
          </table:table-cell>
          <table:table-cell office:value-type="float" office:value="0.00494201361434534" calcext:value-type="float">
            <text:p>0.0049420136</text:p>
          </table:table-cell>
          <table:table-cell office:value-type="float" office:value="0.108491225168109" calcext:value-type="float">
            <text:p>0.1084912252</text:p>
          </table:table-cell>
          <table:table-cell table:number-columns-repeated="7"/>
        </table:table-row>
        <table:table-row table:style-name="ro1">
          <table:table-cell office:value-type="float" office:value="0.00797992266055789" calcext:value-type="float">
            <text:p>0.0079799227</text:p>
          </table:table-cell>
          <table:table-cell office:value-type="float" office:value="0.000776560387902559" calcext:value-type="float">
            <text:p>0.0007765604</text:p>
          </table:table-cell>
          <table:table-cell office:value-type="float" office:value="0.0857364017524576" calcext:value-type="float">
            <text:p>0.0857364018</text:p>
          </table:table-cell>
          <table:table-cell office:value-type="float" office:value="0.0067069006850943" calcext:value-type="float">
            <text:p>0.0067069007</text:p>
          </table:table-cell>
          <table:table-cell office:value-type="float" office:value="0.00254107447108254" calcext:value-type="float">
            <text:p>0.0025410745</text:p>
          </table:table-cell>
          <table:table-cell office:value-type="float" office:value="0.0875710174441338" calcext:value-type="float">
            <text:p>0.0875710174</text:p>
          </table:table-cell>
          <table:table-cell table:number-columns-repeated="8"/>
          <table:table-cell office:value-type="float" office:value="0.01143268291566" calcext:value-type="float">
            <text:p>0.0114326829</text:p>
          </table:table-cell>
          <table:table-cell office:value-type="float" office:value="0.00172740532306349" calcext:value-type="float">
            <text:p>0.0017274053</text:p>
          </table:table-cell>
          <table:table-cell office:value-type="float" office:value="-0.182231605576958" calcext:value-type="float">
            <text:p>-0.1822316056</text:p>
          </table:table-cell>
          <table:table-cell office:value-type="float" office:value="0.0475523475557566" calcext:value-type="float">
            <text:p>0.0475523476</text:p>
          </table:table-cell>
          <table:table-cell office:value-type="float" office:value="0.00496979060117155" calcext:value-type="float">
            <text:p>0.0049697906</text:p>
          </table:table-cell>
          <table:table-cell office:value-type="float" office:value="0.110930914804339" calcext:value-type="float">
            <text:p>0.1109309148</text:p>
          </table:table-cell>
          <table:table-cell table:number-columns-repeated="7"/>
        </table:table-row>
        <table:table-row table:style-name="ro1">
          <table:table-cell office:value-type="float" office:value="0.0111639952320391" calcext:value-type="float">
            <text:p>0.0111639952</text:p>
          </table:table-cell>
          <table:table-cell office:value-type="float" office:value="0.000523505753935982" calcext:value-type="float">
            <text:p>0.0005235058</text:p>
          </table:table-cell>
          <table:table-cell office:value-type="float" office:value="-0.216522270293664" calcext:value-type="float">
            <text:p>-0.2165222703</text:p>
          </table:table-cell>
          <table:table-cell office:value-type="float" office:value="0.00799298298079521" calcext:value-type="float">
            <text:p>0.007992983</text:p>
          </table:table-cell>
          <table:table-cell office:value-type="float" office:value="0.00220778635120951" calcext:value-type="float">
            <text:p>0.0022077864</text:p>
          </table:table-cell>
          <table:table-cell office:value-type="float" office:value="0.109115316532552" calcext:value-type="float">
            <text:p>0.1091153165</text:p>
          </table:table-cell>
          <table:table-cell table:number-columns-repeated="8"/>
          <table:table-cell office:value-type="float" office:value="0.0139230898686769" calcext:value-type="float">
            <text:p>0.0139230899</text:p>
          </table:table-cell>
          <table:table-cell office:value-type="float" office:value="0.00121446164175471" calcext:value-type="float">
            <text:p>0.0012144616</text:p>
          </table:table-cell>
          <table:table-cell office:value-type="float" office:value="-0.286180568465769" calcext:value-type="float">
            <text:p>-0.2861805685</text:p>
          </table:table-cell>
          <table:table-cell office:value-type="float" office:value="0.0448406337760389" calcext:value-type="float">
            <text:p>0.0448406338</text:p>
          </table:table-cell>
          <table:table-cell office:value-type="float" office:value="0.00492374760797247" calcext:value-type="float">
            <text:p>0.0049237476</text:p>
          </table:table-cell>
          <table:table-cell office:value-type="float" office:value="0.110223540663719" calcext:value-type="float">
            <text:p>0.1102235407</text:p>
          </table:table-cell>
          <table:table-cell table:number-columns-repeated="7"/>
        </table:table-row>
        <table:table-row table:style-name="ro1">
          <table:table-cell office:value-type="float" office:value="0.0106816521212543" calcext:value-type="float">
            <text:p>0.0106816521</text:p>
          </table:table-cell>
          <table:table-cell office:value-type="float" office:value="0.000905826559773144" calcext:value-type="float">
            <text:p>0.0009058266</text:p>
          </table:table-cell>
          <table:table-cell office:value-type="float" office:value="-0.255549767181327" calcext:value-type="float">
            <text:p>-0.2555497672</text:p>
          </table:table-cell>
          <table:table-cell office:value-type="float" office:value="0.00952313072048128" calcext:value-type="float">
            <text:p>0.0095231307</text:p>
          </table:table-cell>
          <table:table-cell office:value-type="float" office:value="0.00229041246930137" calcext:value-type="float">
            <text:p>0.0022904125</text:p>
          </table:table-cell>
          <table:table-cell office:value-type="float" office:value="0.115135356783867" calcext:value-type="float">
            <text:p>0.1151353568</text:p>
          </table:table-cell>
          <table:table-cell table:number-columns-repeated="8"/>
          <table:table-cell office:value-type="float" office:value="0.00960484833125081" calcext:value-type="float">
            <text:p>0.0096048483</text:p>
          </table:table-cell>
          <table:table-cell office:value-type="float" office:value="0.0016540652554349" calcext:value-type="float">
            <text:p>0.0016540653</text:p>
          </table:table-cell>
          <table:table-cell office:value-type="float" office:value="0.0252070976313203" calcext:value-type="float">
            <text:p>0.0252070976</text:p>
          </table:table-cell>
          <table:table-cell office:value-type="float" office:value="0.0403686176985502" calcext:value-type="float">
            <text:p>0.0403686177</text:p>
          </table:table-cell>
          <table:table-cell office:value-type="float" office:value="0.00493512281682342" calcext:value-type="float">
            <text:p>0.0049351228</text:p>
          </table:table-cell>
          <table:table-cell office:value-type="float" office:value="0.106681509129703" calcext:value-type="float">
            <text:p>0.1066815091</text:p>
          </table:table-cell>
          <table:table-cell table:number-columns-repeated="7"/>
        </table:table-row>
        <table:table-row table:style-name="ro1">
          <table:table-cell office:value-type="float" office:value="0.0112350765382335" calcext:value-type="float">
            <text:p>0.0112350765</text:p>
          </table:table-cell>
          <table:table-cell office:value-type="float" office:value="0.00147282135573864" calcext:value-type="float">
            <text:p>0.0014728214</text:p>
          </table:table-cell>
          <table:table-cell office:value-type="float" office:value="0.256943532977275" calcext:value-type="float">
            <text:p>0.256943533</text:p>
          </table:table-cell>
          <table:table-cell office:value-type="float" office:value="0.00969684915617109" calcext:value-type="float">
            <text:p>0.0096968492</text:p>
          </table:table-cell>
          <table:table-cell office:value-type="float" office:value="0.00246999058872461" calcext:value-type="float">
            <text:p>0.0024699906</text:p>
          </table:table-cell>
          <table:table-cell office:value-type="float" office:value="0.107730684196576" calcext:value-type="float">
            <text:p>0.1077306842</text:p>
          </table:table-cell>
          <table:table-cell/>
          <table:table-cell table:formula="of:=AVERAGE([.A1:.A10])" office:value-type="float" office:value="0.00489607776047609" calcext:value-type="float">
            <text:p>0.0048960778</text:p>
          </table:table-cell>
          <table:table-cell table:formula="of:=AVERAGE([.B1:.B10])" office:value-type="float" office:value="0.000686357114614845" calcext:value-type="float">
            <text:p>0.0006863571</text:p>
          </table:table-cell>
          <table:table-cell table:formula="of:=AVERAGE([.C1:.C10])" office:value-type="float" office:value="-0.0632627619708819" calcext:value-type="float">
            <text:p>-0.063262762</text:p>
          </table:table-cell>
          <table:table-cell table:formula="of:=AVERAGE([.D1:.D10])" office:value-type="float" office:value="0.00522452515477198" calcext:value-type="float">
            <text:p>0.0052245252</text:p>
          </table:table-cell>
          <table:table-cell table:formula="of:=AVERAGE([.E1:.E10])" office:value-type="float" office:value="0.00225173183251172" calcext:value-type="float">
            <text:p>0.0022517318</text:p>
          </table:table-cell>
          <table:table-cell table:formula="of:=AVERAGE([.F1:.F10])" office:value-type="float" office:value="0.0216145116824191" calcext:value-type="float">
            <text:p>0.0216145117</text:p>
          </table:table-cell>
          <table:table-cell/>
          <table:table-cell office:value-type="float" office:value="0.0125951763527622" calcext:value-type="float">
            <text:p>0.0125951764</text:p>
          </table:table-cell>
          <table:table-cell office:value-type="float" office:value="0.00113702498638771" calcext:value-type="float">
            <text:p>0.001137025</text:p>
          </table:table-cell>
          <table:table-cell office:value-type="float" office:value="-0.0768824028126297" calcext:value-type="float">
            <text:p>-0.0768824028</text:p>
          </table:table-cell>
          <table:table-cell office:value-type="float" office:value="0.0442464930936694" calcext:value-type="float">
            <text:p>0.0442464931</text:p>
          </table:table-cell>
          <table:table-cell office:value-type="float" office:value="0.00504651467781514" calcext:value-type="float">
            <text:p>0.0050465147</text:p>
          </table:table-cell>
          <table:table-cell office:value-type="float" office:value="0.110274054855108" calcext:value-type="float">
            <text:p>0.1102740549</text:p>
          </table:table-cell>
          <table:table-cell/>
          <table:table-cell table:formula="of:=AVERAGE([.O1:.O10])" office:value-type="float" office:value="0.0121422716171292" calcext:value-type="float">
            <text:p>0.0121422716</text:p>
          </table:table-cell>
          <table:table-cell table:formula="of:=AVERAGE([.P1:.P10])" office:value-type="float" office:value="0.00122159532829049" calcext:value-type="float">
            <text:p>0.0012215953</text:p>
          </table:table-cell>
          <table:table-cell table:formula="of:=AVERAGE([.Q1:.Q10])" office:value-type="float" office:value="-0.0501298194749245" calcext:value-type="float">
            <text:p>-0.0501298195</text:p>
          </table:table-cell>
          <table:table-cell table:formula="of:=AVERAGE([.R1:.R10])" office:value-type="float" office:value="0.0414484381116927" calcext:value-type="float">
            <text:p>0.0414484381</text:p>
          </table:table-cell>
          <table:table-cell table:formula="of:=AVERAGE([.S1:.S10])" office:value-type="float" office:value="0.00489025412709452" calcext:value-type="float">
            <text:p>0.0048902541</text:p>
          </table:table-cell>
          <table:table-cell table:formula="of:=AVERAGE([.T1:.T10])" office:value-type="float" office:value="0.107081675119698" calcext:value-type="float">
            <text:p>0.1070816751</text:p>
          </table:table-cell>
        </table:table-row>
        <table:table-row table:style-name="ro1">
          <table:table-cell office:value-type="float" office:value="0.0126536822220063" calcext:value-type="float">
            <text:p>0.0126536822</text:p>
          </table:table-cell>
          <table:table-cell office:value-type="float" office:value="0.00151540917897291" calcext:value-type="float">
            <text:p>0.0015154092</text:p>
          </table:table-cell>
          <table:table-cell office:value-type="float" office:value="-0.214655752078179" calcext:value-type="float">
            <text:p>-0.2146557521</text:p>
          </table:table-cell>
          <table:table-cell office:value-type="float" office:value="0.010034186183475" calcext:value-type="float">
            <text:p>0.0100341862</text:p>
          </table:table-cell>
          <table:table-cell office:value-type="float" office:value="0.00257081473828293" calcext:value-type="float">
            <text:p>0.0025708147</text:p>
          </table:table-cell>
          <table:table-cell office:value-type="float" office:value="0.103217322565615" calcext:value-type="float">
            <text:p>0.1032173226</text:p>
          </table:table-cell>
          <table:table-cell/>
          <table:table-cell table:formula="of:=AVERAGE([.A2:.A11])" office:value-type="float" office:value="0.00615628218466136" calcext:value-type="float">
            <text:p>0.0061562822</text:p>
          </table:table-cell>
          <table:table-cell table:formula="of:=AVERAGE([.B2:.B11])" office:value-type="float" office:value="0.000802008558030075" calcext:value-type="float">
            <text:p>0.0008020086</text:p>
          </table:table-cell>
          <table:table-cell table:formula="of:=AVERAGE([.C2:.C11])" office:value-type="float" office:value="-0.0796773889988978" calcext:value-type="float">
            <text:p>-0.079677389</text:p>
          </table:table-cell>
          <table:table-cell table:formula="of:=AVERAGE([.D2:.D11])" office:value-type="float" office:value="0.00612577290827176" calcext:value-type="float">
            <text:p>0.0061257729</text:p>
          </table:table-cell>
          <table:table-cell table:formula="of:=AVERAGE([.E2:.E11])" office:value-type="float" office:value="0.0023393830563873" calcext:value-type="float">
            <text:p>0.0023393831</text:p>
          </table:table-cell>
          <table:table-cell table:formula="of:=AVERAGE([.F2:.F11])" office:value-type="float" office:value="0.047434653172968" calcext:value-type="float">
            <text:p>0.0474346532</text:p>
          </table:table-cell>
          <table:table-cell/>
          <table:table-cell office:value-type="float" office:value="0.0116515083467107" calcext:value-type="float">
            <text:p>0.0116515083</text:p>
          </table:table-cell>
          <table:table-cell office:value-type="float" office:value="0.00153274025152927" calcext:value-type="float">
            <text:p>0.0015327403</text:p>
          </table:table-cell>
          <table:table-cell office:value-type="float" office:value="0.235796017301714" calcext:value-type="float">
            <text:p>0.2357960173</text:p>
          </table:table-cell>
          <table:table-cell office:value-type="float" office:value="0.0452634043060243" calcext:value-type="float">
            <text:p>0.0452634043</text:p>
          </table:table-cell>
          <table:table-cell office:value-type="float" office:value="0.00491355884587392" calcext:value-type="float">
            <text:p>0.0049135588</text:p>
          </table:table-cell>
          <table:table-cell office:value-type="float" office:value="0.109539547562599" calcext:value-type="float">
            <text:p>0.1095395476</text:p>
          </table:table-cell>
          <table:table-cell/>
          <table:table-cell table:formula="of:=AVERAGE([.O2:.O11])" office:value-type="float" office:value="0.0125314798308366" calcext:value-type="float">
            <text:p>0.0125314798</text:p>
          </table:table-cell>
          <table:table-cell table:formula="of:=AVERAGE([.P2:.P11])" office:value-type="float" office:value="0.00132354769677086" calcext:value-type="float">
            <text:p>0.0013235477</text:p>
          </table:table-cell>
          <table:table-cell table:formula="of:=AVERAGE([.Q2:.Q11])" office:value-type="float" office:value="-0.0142302719182441" calcext:value-type="float">
            <text:p>-0.0142302719</text:p>
          </table:table-cell>
          <table:table-cell table:formula="of:=AVERAGE([.R2:.R11])" office:value-type="float" office:value="0.0422568528354168" calcext:value-type="float">
            <text:p>0.0422568528</text:p>
          </table:table-cell>
          <table:table-cell table:formula="of:=AVERAGE([.S2:.S11])" office:value-type="float" office:value="0.00496284718858078" calcext:value-type="float">
            <text:p>0.0049628472</text:p>
          </table:table-cell>
          <table:table-cell table:formula="of:=AVERAGE([.T2:.T11])" office:value-type="float" office:value="0.107302966415882" calcext:value-type="float">
            <text:p>0.1073029664</text:p>
          </table:table-cell>
        </table:table-row>
        <table:table-row table:style-name="ro1">
          <table:table-cell office:value-type="float" office:value="0.0148685628906408" calcext:value-type="float">
            <text:p>0.0148685629</text:p>
          </table:table-cell>
          <table:table-cell office:value-type="float" office:value="0.000877713759901281" calcext:value-type="float">
            <text:p>0.0008777138</text:p>
          </table:table-cell>
          <table:table-cell office:value-type="float" office:value="-0.529041806828448" calcext:value-type="float">
            <text:p>-0.5290418068</text:p>
          </table:table-cell>
          <table:table-cell office:value-type="float" office:value="0.010066703427583" calcext:value-type="float">
            <text:p>0.0100667034</text:p>
          </table:table-cell>
          <table:table-cell office:value-type="float" office:value="0.00220228564576246" calcext:value-type="float">
            <text:p>0.0022022856</text:p>
          </table:table-cell>
          <table:table-cell office:value-type="float" office:value="0.116386816650629" calcext:value-type="float">
            <text:p>0.1163868167</text:p>
          </table:table-cell>
          <table:table-cell/>
          <table:table-cell table:formula="of:=AVERAGE([.A3:.A12])" office:value-type="float" office:value="0.00763746695197613" calcext:value-type="float">
            <text:p>0.007637467</text:p>
          </table:table-cell>
          <table:table-cell table:formula="of:=AVERAGE([.B3:.B12])" office:value-type="float" office:value="0.000826248138521935" calcext:value-type="float">
            <text:p>0.0008262481</text:p>
          </table:table-cell>
          <table:table-cell table:formula="of:=AVERAGE([.C3:.C12])" office:value-type="float" office:value="-0.0784214371314576" calcext:value-type="float">
            <text:p>-0.0784214371</text:p>
          </table:table-cell>
          <table:table-cell table:formula="of:=AVERAGE([.D3:.D12])" office:value-type="float" office:value="0.00700094226049259" calcext:value-type="float">
            <text:p>0.0070009423</text:p>
          </table:table-cell>
          <table:table-cell table:formula="of:=AVERAGE([.E3:.E12])" office:value-type="float" office:value="0.00238012817280833" calcext:value-type="float">
            <text:p>0.0023801282</text:p>
          </table:table-cell>
          <table:table-cell table:formula="of:=AVERAGE([.F3:.F12])" office:value-type="float" office:value="0.0673910921567586" calcext:value-type="float">
            <text:p>0.0673910922</text:p>
          </table:table-cell>
          <table:table-cell/>
          <table:table-cell office:value-type="float" office:value="0.0153606982395155" calcext:value-type="float">
            <text:p>0.0153606982</text:p>
          </table:table-cell>
          <table:table-cell office:value-type="float" office:value="0.00132194090505931" calcext:value-type="float">
            <text:p>0.0013219409</text:p>
          </table:table-cell>
          <table:table-cell office:value-type="float" office:value="0.179041322500062" calcext:value-type="float">
            <text:p>0.1790413225</text:p>
          </table:table-cell>
          <table:table-cell office:value-type="float" office:value="0.0426405120640993" calcext:value-type="float">
            <text:p>0.0426405121</text:p>
          </table:table-cell>
          <table:table-cell office:value-type="float" office:value="0.00514598705340177" calcext:value-type="float">
            <text:p>0.0051459871</text:p>
          </table:table-cell>
          <table:table-cell office:value-type="float" office:value="0.105641547963023" calcext:value-type="float">
            <text:p>0.105641548</text:p>
          </table:table-cell>
          <table:table-cell/>
          <table:table-cell table:formula="of:=AVERAGE([.O3:.O12])" office:value-type="float" office:value="0.01277661804194" calcext:value-type="float">
            <text:p>0.012776618</text:p>
          </table:table-cell>
          <table:table-cell table:formula="of:=AVERAGE([.P3:.P12])" office:value-type="float" office:value="0.00134784628349334" calcext:value-type="float">
            <text:p>0.0013478463</text:p>
          </table:table-cell>
          <table:table-cell table:formula="of:=AVERAGE([.Q3:.Q12])" office:value-type="float" office:value="0.0169367979864219" calcext:value-type="float">
            <text:p>0.016936798</text:p>
          </table:table-cell>
          <table:table-cell table:formula="of:=AVERAGE([.R3:.R12])" office:value-type="float" office:value="0.0429554961342364" calcext:value-type="float">
            <text:p>0.0429554961</text:p>
          </table:table-cell>
          <table:table-cell table:formula="of:=AVERAGE([.S3:.S12])" office:value-type="float" office:value="0.00498398412601091" calcext:value-type="float">
            <text:p>0.0049839841</text:p>
          </table:table-cell>
          <table:table-cell table:formula="of:=AVERAGE([.T3:.T12])" office:value-type="float" office:value="0.108463819157332" calcext:value-type="float">
            <text:p>0.1084638192</text:p>
          </table:table-cell>
        </table:table-row>
        <table:table-row table:style-name="ro1">
          <table:table-cell office:value-type="float" office:value="0.0179876164041451" calcext:value-type="float">
            <text:p>0.0179876164</text:p>
          </table:table-cell>
          <table:table-cell office:value-type="float" office:value="0.0012485384939618" calcext:value-type="float">
            <text:p>0.0012485385</text:p>
          </table:table-cell>
          <table:table-cell office:value-type="float" office:value="-0.468783658027727" calcext:value-type="float">
            <text:p>-0.468783658</text:p>
          </table:table-cell>
          <table:table-cell office:value-type="float" office:value="0.0117520823609084" calcext:value-type="float">
            <text:p>0.0117520824</text:p>
          </table:table-cell>
          <table:table-cell office:value-type="float" office:value="0.00236244448460638" calcext:value-type="float">
            <text:p>0.0023624445</text:p>
          </table:table-cell>
          <table:table-cell office:value-type="float" office:value="0.129444916173816" calcext:value-type="float">
            <text:p>0.1294449162</text:p>
          </table:table-cell>
          <table:table-cell/>
          <table:table-cell table:formula="of:=AVERAGE([.A4:.A13])" office:value-type="float" office:value="0.00943014018513914" calcext:value-type="float">
            <text:p>0.0094301402</text:p>
          </table:table-cell>
          <table:table-cell table:formula="of:=AVERAGE([.B4:.B13])" office:value-type="float" office:value="0.00090668491516456" calcext:value-type="float">
            <text:p>0.0009066849</text:p>
          </table:table-cell>
          <table:table-cell table:formula="of:=AVERAGE([.C4:.C13])" office:value-type="float" office:value="-0.128978707522093" calcext:value-type="float">
            <text:p>-0.1289787075</text:p>
          </table:table-cell>
          <table:table-cell table:formula="of:=AVERAGE([.D4:.D13])" office:value-type="float" office:value="0.00781721400067909" calcext:value-type="float">
            <text:p>0.007817214</text:p>
          </table:table-cell>
          <table:table-cell table:formula="of:=AVERAGE([.E4:.E13])" office:value-type="float" office:value="0.00238718094769865" calcext:value-type="float">
            <text:p>0.0023871809</text:p>
          </table:table-cell>
          <table:table-cell table:formula="of:=AVERAGE([.F4:.F13])" office:value-type="float" office:value="0.0805379354394972" calcext:value-type="float">
            <text:p>0.0805379354</text:p>
          </table:table-cell>
          <table:table-cell/>
          <table:table-cell office:value-type="float" office:value="0.0147151121664436" calcext:value-type="float">
            <text:p>0.0147151122</text:p>
          </table:table-cell>
          <table:table-cell office:value-type="float" office:value="0.00108296308028899" calcext:value-type="float">
            <text:p>0.0010829631</text:p>
          </table:table-cell>
          <table:table-cell office:value-type="float" office:value="-0.0150207470479689" calcext:value-type="float">
            <text:p>-0.015020747</text:p>
          </table:table-cell>
          <table:table-cell office:value-type="float" office:value="0.0430082520470023" calcext:value-type="float">
            <text:p>0.043008252</text:p>
          </table:table-cell>
          <table:table-cell office:value-type="float" office:value="0.00482526978012174" calcext:value-type="float">
            <text:p>0.0048252698</text:p>
          </table:table-cell>
          <table:table-cell office:value-type="float" office:value="0.114446913823485" calcext:value-type="float">
            <text:p>0.1144469138</text:p>
          </table:table-cell>
          <table:table-cell/>
          <table:table-cell table:formula="of:=AVERAGE([.O4:.O13])" office:value-type="float" office:value="0.0130035048675928" calcext:value-type="float">
            <text:p>0.0130035049</text:p>
          </table:table-cell>
          <table:table-cell table:formula="of:=AVERAGE([.P4:.P13])" office:value-type="float" office:value="0.00132644447547684" calcext:value-type="float">
            <text:p>0.0013264445</text:p>
          </table:table-cell>
          <table:table-cell table:formula="of:=AVERAGE([.Q4:.Q13])" office:value-type="float" office:value="0.00909921462802162" calcext:value-type="float">
            <text:p>0.0090992146</text:p>
          </table:table-cell>
          <table:table-cell table:formula="of:=AVERAGE([.R4:.R13])" office:value-type="float" office:value="0.0437113666720688" calcext:value-type="float">
            <text:p>0.0437113667</text:p>
          </table:table-cell>
          <table:table-cell table:formula="of:=AVERAGE([.S4:.S13])" office:value-type="float" office:value="0.00495748749817722" calcext:value-type="float">
            <text:p>0.0049574875</text:p>
          </table:table-cell>
          <table:table-cell table:formula="of:=AVERAGE([.T4:.T13])" office:value-type="float" office:value="0.110323157627136" calcext:value-type="float">
            <text:p>0.1103231576</text:p>
          </table:table-cell>
        </table:table-row>
        <table:table-row table:style-name="ro1">
          <table:table-cell office:value-type="float" office:value="0.0202709599095324" calcext:value-type="float">
            <text:p>0.0202709599</text:p>
          </table:table-cell>
          <table:table-cell office:value-type="float" office:value="0.000922949814302489" calcext:value-type="float">
            <text:p>0.0009229498</text:p>
          </table:table-cell>
          <table:table-cell office:value-type="float" office:value="0.0601332709004611" calcext:value-type="float">
            <text:p>0.0601332709</text:p>
          </table:table-cell>
          <table:table-cell office:value-type="float" office:value="0.0144370230380446" calcext:value-type="float">
            <text:p>0.014437023</text:p>
          </table:table-cell>
          <table:table-cell office:value-type="float" office:value="0.00208431751234457" calcext:value-type="float">
            <text:p>0.0020843175</text:p>
          </table:table-cell>
          <table:table-cell office:value-type="float" office:value="0.148111480660737" calcext:value-type="float">
            <text:p>0.1481114807</text:p>
          </table:table-cell>
          <table:table-cell/>
          <table:table-cell table:formula="of:=AVERAGE([.A5:.A14])" office:value-type="float" office:value="0.0114299183967312" calcext:value-type="float">
            <text:p>0.0114299184</text:p>
          </table:table-cell>
          <table:table-cell table:formula="of:=AVERAGE([.B5:.B14])" office:value-type="float" office:value="0.000948304682225172" calcext:value-type="float">
            <text:p>0.0009483047</text:p>
          </table:table-cell>
          <table:table-cell table:formula="of:=AVERAGE([.C5:.C14])" office:value-type="float" office:value="-0.144016255132662" calcext:value-type="float">
            <text:p>-0.1440162551</text:p>
          </table:table-cell>
          <table:table-cell table:formula="of:=AVERAGE([.D5:.D14])" office:value-type="float" office:value="0.0089226776023861" calcext:value-type="float">
            <text:p>0.0089226776</text:p>
          </table:table-cell>
          <table:table-cell table:formula="of:=AVERAGE([.E5:.E14])" office:value-type="float" office:value="0.0023656989459414" calcext:value-type="float">
            <text:p>0.0023656989</text:p>
          </table:table-cell>
          <table:table-cell table:formula="of:=AVERAGE([.F5:.F14])" office:value-type="float" office:value="0.0958306370204082" calcext:value-type="float">
            <text:p>0.095830637</text:p>
          </table:table-cell>
          <table:table-cell/>
          <table:table-cell office:value-type="float" office:value="0.0105612341459778" calcext:value-type="float">
            <text:p>0.0105612341</text:p>
          </table:table-cell>
          <table:table-cell office:value-type="float" office:value="0.00147757393595377" calcext:value-type="float">
            <text:p>0.0014775739</text:p>
          </table:table-cell>
          <table:table-cell office:value-type="float" office:value="-0.00358636594131512" calcext:value-type="float">
            <text:p>-0.0035863659</text:p>
          </table:table-cell>
          <table:table-cell office:value-type="float" office:value="0.0422947892919183" calcext:value-type="float">
            <text:p>0.0422947893</text:p>
          </table:table-cell>
          <table:table-cell office:value-type="float" office:value="0.00504017623607069" calcext:value-type="float">
            <text:p>0.0050401762</text:p>
          </table:table-cell>
          <table:table-cell office:value-type="float" office:value="0.102925520762801" calcext:value-type="float">
            <text:p>0.1029255208</text:p>
          </table:table-cell>
          <table:table-cell/>
          <table:table-cell table:formula="of:=AVERAGE([.O5:.O14])" office:value-type="float" office:value="0.0124141613310883" calcext:value-type="float">
            <text:p>0.0124141613</text:p>
          </table:table-cell>
          <table:table-cell table:formula="of:=AVERAGE([.P5:.P14])" office:value-type="float" office:value="0.00135263255298006" calcext:value-type="float">
            <text:p>0.0013526326</text:p>
          </table:table-cell>
          <table:table-cell table:formula="of:=AVERAGE([.Q5:.Q14])" office:value-type="float" office:value="-0.0412932357104693" calcext:value-type="float">
            <text:p>-0.0412932357</text:p>
          </table:table-cell>
          <table:table-cell table:formula="of:=AVERAGE([.R5:.R14])" office:value-type="float" office:value="0.043836381174624" calcext:value-type="float">
            <text:p>0.0438363812</text:p>
          </table:table-cell>
          <table:table-cell table:formula="of:=AVERAGE([.S5:.S14])" office:value-type="float" office:value="0.00496790133998729" calcext:value-type="float">
            <text:p>0.0049679013</text:p>
          </table:table-cell>
          <table:table-cell table:formula="of:=AVERAGE([.T5:.T14])" office:value-type="float" office:value="0.109574458245188" calcext:value-type="float">
            <text:p>0.1095744582</text:p>
          </table:table-cell>
        </table:table-row>
        <table:table-row table:style-name="ro1">
          <table:table-cell office:value-type="float" office:value="0.0216901370859791" calcext:value-type="float">
            <text:p>0.0216901371</text:p>
          </table:table-cell>
          <table:table-cell office:value-type="float" office:value="0.00102247429436394" calcext:value-type="float">
            <text:p>0.0010224743</text:p>
          </table:table-cell>
          <table:table-cell office:value-type="float" office:value="0.0346895556028124" calcext:value-type="float">
            <text:p>0.0346895556</text:p>
          </table:table-cell>
          <table:table-cell office:value-type="float" office:value="0.0177471154835075" calcext:value-type="float">
            <text:p>0.0177471155</text:p>
          </table:table-cell>
          <table:table-cell office:value-type="float" office:value="0.00195035959477536" calcext:value-type="float">
            <text:p>0.0019503596</text:p>
          </table:table-cell>
          <table:table-cell office:value-type="float" office:value="0.170029455050826" calcext:value-type="float">
            <text:p>0.1700294551</text:p>
          </table:table-cell>
          <table:table-cell/>
          <table:table-cell table:formula="of:=AVERAGE([.A6:.A15])" office:value-type="float" office:value="0.0128765095418482" calcext:value-type="float">
            <text:p>0.0128765095</text:p>
          </table:table-cell>
          <table:table-cell table:formula="of:=AVERAGE([.B6:.B15])" office:value-type="float" office:value="0.000995409037801765" calcext:value-type="float">
            <text:p>0.000995409</text:p>
          </table:table-cell>
          <table:table-cell table:formula="of:=AVERAGE([.C6:.C15])" office:value-type="float" office:value="-0.132455373985723" calcext:value-type="float">
            <text:p>-0.132455374</text:p>
          </table:table-cell>
          <table:table-cell table:formula="of:=AVERAGE([.D6:.D15])" office:value-type="float" office:value="0.0101848819642328" calcext:value-type="float">
            <text:p>0.010184882</text:p>
          </table:table-cell>
          <table:table-cell table:formula="of:=AVERAGE([.E6:.E15])" office:value-type="float" office:value="0.00231538220774382" calcext:value-type="float">
            <text:p>0.0023153822</text:p>
          </table:table-cell>
          <table:table-cell table:formula="of:=AVERAGE([.F6:.F15])" office:value-type="float" office:value="0.107053167079575" calcext:value-type="float">
            <text:p>0.1070531671</text:p>
          </table:table-cell>
          <table:table-cell/>
          <table:table-cell office:value-type="float" office:value="0.0124024353979816" calcext:value-type="float">
            <text:p>0.0124024354</text:p>
          </table:table-cell>
          <table:table-cell office:value-type="float" office:value="0.00132595701187344" calcext:value-type="float">
            <text:p>0.001325957</text:p>
          </table:table-cell>
          <table:table-cell office:value-type="float" office:value="-0.290482880666305" calcext:value-type="float">
            <text:p>-0.2904828807</text:p>
          </table:table-cell>
          <table:table-cell office:value-type="float" office:value="0.0458209571428597" calcext:value-type="float">
            <text:p>0.0458209571</text:p>
          </table:table-cell>
          <table:table-cell office:value-type="float" office:value="0.00514158403966576" calcext:value-type="float">
            <text:p>0.005141584</text:p>
          </table:table-cell>
          <table:table-cell office:value-type="float" office:value="0.102562662772834" calcext:value-type="float">
            <text:p>0.1025626628</text:p>
          </table:table-cell>
          <table:table-cell/>
          <table:table-cell table:formula="of:=AVERAGE([.O6:.O15])" office:value-type="float" office:value="0.0125409561661972" calcext:value-type="float">
            <text:p>0.0125409562</text:p>
          </table:table-cell>
          <table:table-cell table:formula="of:=AVERAGE([.P6:.P15])" office:value-type="float" office:value="0.00137413403130621" calcext:value-type="float">
            <text:p>0.001374134</text:p>
          </table:table-cell>
          <table:table-cell table:formula="of:=AVERAGE([.Q6:.Q15])" office:value-type="float" office:value="-0.0467800495173623" calcext:value-type="float">
            <text:p>-0.0467800495</text:p>
          </table:table-cell>
          <table:table-cell table:formula="of:=AVERAGE([.R6:.R15])" office:value-type="float" office:value="0.0441329889371991" calcext:value-type="float">
            <text:p>0.0441329889</text:p>
          </table:table-cell>
          <table:table-cell table:formula="of:=AVERAGE([.S6:.S15])" office:value-type="float" office:value="0.00498837652732618" calcext:value-type="float">
            <text:p>0.0049883765</text:p>
          </table:table-cell>
          <table:table-cell table:formula="of:=AVERAGE([.T6:.T15])" office:value-type="float" office:value="0.108171743750572" calcext:value-type="float">
            <text:p>0.1081717438</text:p>
          </table:table-cell>
        </table:table-row>
        <table:table-row table:style-name="ro1">
          <table:table-cell office:value-type="float" office:value="0.0237818757483453" calcext:value-type="float">
            <text:p>0.0237818757</text:p>
          </table:table-cell>
          <table:table-cell office:value-type="float" office:value="0.00144146087898244" calcext:value-type="float">
            <text:p>0.0014414609</text:p>
          </table:table-cell>
          <table:table-cell office:value-type="float" office:value="0.158428699550824" calcext:value-type="float">
            <text:p>0.1584286996</text:p>
          </table:table-cell>
          <table:table-cell office:value-type="float" office:value="0.0197854126803577" calcext:value-type="float">
            <text:p>0.0197854127</text:p>
          </table:table-cell>
          <table:table-cell office:value-type="float" office:value="0.00216478037764318" calcext:value-type="float">
            <text:p>0.0021647804</text:p>
          </table:table-cell>
          <table:table-cell office:value-type="float" office:value="0.16555991768837" calcext:value-type="float">
            <text:p>0.1655599177</text:p>
          </table:table-cell>
          <table:table-cell/>
          <table:table-cell table:formula="of:=AVERAGE([.A7:.A16])" office:value-type="float" office:value="0.0152313480812734" calcext:value-type="float">
            <text:p>0.0152313481</text:p>
          </table:table-cell>
          <table:table-cell table:formula="of:=AVERAGE([.B7:.B16])" office:value-type="float" office:value="0.00107072604778352" calcext:value-type="float">
            <text:p>0.001070726</text:p>
          </table:table-cell>
          <table:table-cell table:formula="of:=AVERAGE([.C7:.C16])" office:value-type="float" office:value="-0.108862179362551" calcext:value-type="float">
            <text:p>-0.1088621794</text:p>
          </table:table-cell>
          <table:table-cell table:formula="of:=AVERAGE([.D7:.D16])" office:value-type="float" office:value="0.0117742386716418" calcext:value-type="float">
            <text:p>0.0117742387</text:p>
          </table:table-cell>
          <table:table-cell table:formula="of:=AVERAGE([.E7:.E16])" office:value-type="float" office:value="0.00228442662337329" calcext:value-type="float">
            <text:p>0.0022844266</text:p>
          </table:table-cell>
          <table:table-cell table:formula="of:=AVERAGE([.F7:.F16])" office:value-type="float" office:value="0.125230228374712" calcext:value-type="float">
            <text:p>0.1252302284</text:p>
          </table:table-cell>
          <table:table-cell/>
          <table:table-cell office:value-type="float" office:value="0.0101787239915935" calcext:value-type="float">
            <text:p>0.010178724</text:p>
          </table:table-cell>
          <table:table-cell office:value-type="float" office:value="0.00158920340654552" calcext:value-type="float">
            <text:p>0.0015892034</text:p>
          </table:table-cell>
          <table:table-cell office:value-type="float" office:value="0.28248986772984" calcext:value-type="float">
            <text:p>0.2824898677</text:p>
          </table:table-cell>
          <table:table-cell office:value-type="float" office:value="0.0402893973514438" calcext:value-type="float">
            <text:p>0.0402893974</text:p>
          </table:table-cell>
          <table:table-cell office:value-type="float" office:value="0.00505714640021324" calcext:value-type="float">
            <text:p>0.0050571464</text:p>
          </table:table-cell>
          <table:table-cell office:value-type="float" office:value="0.107282607629895" calcext:value-type="float">
            <text:p>0.1072826076</text:p>
          </table:table-cell>
          <table:table-cell/>
          <table:table-cell table:formula="of:=AVERAGE([.O7:.O16])" office:value-type="float" office:value="0.0122425509756573" calcext:value-type="float">
            <text:p>0.012242551</text:p>
          </table:table-cell>
          <table:table-cell table:formula="of:=AVERAGE([.P7:.P16])" office:value-type="float" office:value="0.00140633357978911" calcext:value-type="float">
            <text:p>0.0014063336</text:p>
          </table:table-cell>
          <table:table-cell table:formula="of:=AVERAGE([.Q7:.Q16])" office:value-type="float" office:value="-0.0131850265348009" calcext:value-type="float">
            <text:p>-0.0131850265</text:p>
          </table:table-cell>
          <table:table-cell table:formula="of:=AVERAGE([.R7:.R16])" office:value-type="float" office:value="0.0436325404327363" calcext:value-type="float">
            <text:p>0.0436325404</text:p>
          </table:table-cell>
          <table:table-cell table:formula="of:=AVERAGE([.S7:.S16])" office:value-type="float" office:value="0.00499988980591297" calcext:value-type="float">
            <text:p>0.0049998898</text:p>
          </table:table-cell>
          <table:table-cell table:formula="of:=AVERAGE([.T7:.T16])" office:value-type="float" office:value="0.108050881996751" calcext:value-type="float">
            <text:p>0.108050882</text:p>
          </table:table-cell>
        </table:table-row>
        <table:table-row table:style-name="ro1">
          <table:table-cell office:value-type="float" office:value="0.0141802223587596" calcext:value-type="float">
            <text:p>0.0141802224</text:p>
          </table:table-cell>
          <table:table-cell office:value-type="float" office:value="0.00130730846812359" calcext:value-type="float">
            <text:p>0.0013073085</text:p>
          </table:table-cell>
          <table:table-cell office:value-type="float" office:value="0.277243747210842" calcext:value-type="float">
            <text:p>0.2772437472</text:p>
          </table:table-cell>
          <table:table-cell office:value-type="float" office:value="0.0171328867785633" calcext:value-type="float">
            <text:p>0.0171328868</text:p>
          </table:table-cell>
          <table:table-cell office:value-type="float" office:value="0.00199138555908576" calcext:value-type="float">
            <text:p>0.0019913856</text:p>
          </table:table-cell>
          <table:table-cell office:value-type="float" office:value="0.166720819473267" calcext:value-type="float">
            <text:p>0.1667208195</text:p>
          </table:table-cell>
          <table:table-cell/>
          <table:table-cell table:formula="of:=AVERAGE([.A8:.A17])" office:value-type="float" office:value="0.0158513780510936" calcext:value-type="float">
            <text:p>0.0158513781</text:p>
          </table:table-cell>
          <table:table-cell table:formula="of:=AVERAGE([.B8:.B17])" office:value-type="float" office:value="0.00112380085580562" calcext:value-type="float">
            <text:p>0.0011238009</text:p>
          </table:table-cell>
          <table:table-cell table:formula="of:=AVERAGE([.C8:.C17])" office:value-type="float" office:value="-0.089711444816713" calcext:value-type="float">
            <text:p>-0.0897114448</text:p>
          </table:table-cell>
          <table:table-cell table:formula="of:=AVERAGE([.D8:.D17])" office:value-type="float" office:value="0.0128168372809887" calcext:value-type="float">
            <text:p>0.0128168373</text:p>
          </table:table-cell>
          <table:table-cell table:formula="of:=AVERAGE([.E8:.E17])" office:value-type="float" office:value="0.00222945773217361" calcext:value-type="float">
            <text:p>0.0022294577</text:p>
          </table:table-cell>
          <table:table-cell table:formula="of:=AVERAGE([.F8:.F17])" office:value-type="float" office:value="0.133145208577625" calcext:value-type="float">
            <text:p>0.1331452086</text:p>
          </table:table-cell>
          <table:table-cell/>
          <table:table-cell office:value-type="float" office:value="0.00913389138818926" calcext:value-type="float">
            <text:p>0.0091338914</text:p>
          </table:table-cell>
          <table:table-cell office:value-type="float" office:value="0.0015498586161613" calcext:value-type="float">
            <text:p>0.0015498586</text:p>
          </table:table-cell>
          <table:table-cell office:value-type="float" office:value="0.143747393875618" calcext:value-type="float">
            <text:p>0.1437473939</text:p>
          </table:table-cell>
          <table:table-cell office:value-type="float" office:value="0.0404693798162043" calcext:value-type="float">
            <text:p>0.0404693798</text:p>
          </table:table-cell>
          <table:table-cell office:value-type="float" office:value="0.00469138183398172" calcext:value-type="float">
            <text:p>0.0046913818</text:p>
          </table:table-cell>
          <table:table-cell office:value-type="float" office:value="0.114578350260854" calcext:value-type="float">
            <text:p>0.1145783503</text:p>
          </table:table-cell>
          <table:table-cell/>
          <table:table-cell table:formula="of:=AVERAGE([.O8:.O17])" office:value-type="float" office:value="0.0120126718229102" calcext:value-type="float">
            <text:p>0.0120126718</text:p>
          </table:table-cell>
          <table:table-cell table:formula="of:=AVERAGE([.P8:.P17])" office:value-type="float" office:value="0.00138857890909889" calcext:value-type="float">
            <text:p>0.0013885789</text:p>
          </table:table-cell>
          <table:table-cell table:formula="of:=AVERAGE([.Q8:.Q17])" office:value-type="float" office:value="0.0194128734104567" calcext:value-type="float">
            <text:p>0.0194128734</text:p>
          </table:table-cell>
          <table:table-cell table:formula="of:=AVERAGE([.R8:.R17])" office:value-type="float" office:value="0.0429242436587811" calcext:value-type="float">
            <text:p>0.0429242437</text:p>
          </table:table-cell>
          <table:table-cell table:formula="of:=AVERAGE([.S8:.S17])" office:value-type="float" office:value="0.00497204892919399" calcext:value-type="float">
            <text:p>0.0049720489</text:p>
          </table:table-cell>
          <table:table-cell table:formula="of:=AVERAGE([.T8:.T17])" office:value-type="float" office:value="0.108415625542402" calcext:value-type="float">
            <text:p>0.1084156255</text:p>
          </table:table-cell>
        </table:table-row>
        <table:table-row table:style-name="ro1">
          <table:table-cell office:value-type="float" office:value="0.0230875218111465" calcext:value-type="float">
            <text:p>0.0230875218</text:p>
          </table:table-cell>
          <table:table-cell office:value-type="float" office:value="0.00112044426414219" calcext:value-type="float">
            <text:p>0.0011204443</text:p>
          </table:table-cell>
          <table:table-cell office:value-type="float" office:value="-0.714492840264021" calcext:value-type="float">
            <text:p>-0.7144928403</text:p>
          </table:table-cell>
          <table:table-cell office:value-type="float" office:value="0.0176688448060304" calcext:value-type="float">
            <text:p>0.0176688448</text:p>
          </table:table-cell>
          <table:table-cell office:value-type="float" office:value="0.00213738684542477" calcext:value-type="float">
            <text:p>0.0021373868</text:p>
          </table:table-cell>
          <table:table-cell office:value-type="float" office:value="0.160729460790753" calcext:value-type="float">
            <text:p>0.1607294608</text:p>
          </table:table-cell>
          <table:table-cell/>
          <table:table-cell table:formula="of:=AVERAGE([.A9:.A18])" office:value-type="float" office:value="0.0170437307090043" calcext:value-type="float">
            <text:p>0.0170437307</text:p>
          </table:table-cell>
          <table:table-cell table:formula="of:=AVERAGE([.B9:.B18])" office:value-type="float" office:value="0.00118349470682624" calcext:value-type="float">
            <text:p>0.0011834947</text:p>
          </table:table-cell>
          <table:table-cell table:formula="of:=AVERAGE([.C9:.C18])" office:value-type="float" office:value="-0.139508501813749" calcext:value-type="float">
            <text:p>-0.1395085018</text:p>
          </table:table-cell>
          <table:table-cell table:formula="of:=AVERAGE([.D9:.D18])" office:value-type="float" office:value="0.0137844234635122" calcext:value-type="float">
            <text:p>0.0137844235</text:p>
          </table:table-cell>
          <table:table-cell table:formula="of:=AVERAGE([.E9:.E18])" office:value-type="float" office:value="0.00222241778159514" calcext:value-type="float">
            <text:p>0.0022224178</text:p>
          </table:table-cell>
          <table:table-cell table:formula="of:=AVERAGE([.F9:.F18])" office:value-type="float" office:value="0.138306623003446" calcext:value-type="float">
            <text:p>0.138306623</text:p>
          </table:table-cell>
          <table:table-cell/>
          <table:table-cell office:value-type="float" office:value="0.0146531824807973" calcext:value-type="float">
            <text:p>0.0146531825</text:p>
          </table:table-cell>
          <table:table-cell office:value-type="float" office:value="0.0011633679003546" calcext:value-type="float">
            <text:p>0.0011633679</text:p>
          </table:table-cell>
          <table:table-cell office:value-type="float" office:value="-0.131253431846542" calcext:value-type="float">
            <text:p>-0.1312534318</text:p>
          </table:table-cell>
          <table:table-cell office:value-type="float" office:value="0.0464278170838952" calcext:value-type="float">
            <text:p>0.0464278171</text:p>
          </table:table-cell>
          <table:table-cell office:value-type="float" office:value="0.00524665571283549" calcext:value-type="float">
            <text:p>0.0052466557</text:p>
          </table:table-cell>
          <table:table-cell office:value-type="float" office:value="0.1040642619133" calcext:value-type="float">
            <text:p>0.1040642619</text:p>
          </table:table-cell>
          <table:table-cell/>
          <table:table-cell table:formula="of:=AVERAGE([.O9:.O18])" office:value-type="float" office:value="0.0120856810841222" calcext:value-type="float">
            <text:p>0.0120856811</text:p>
          </table:table-cell>
          <table:table-cell table:formula="of:=AVERAGE([.P9:.P18])" office:value-type="float" office:value="0.00138346953495888" calcext:value-type="float">
            <text:p>0.0013834695</text:p>
          </table:table-cell>
          <table:table-cell table:formula="of:=AVERAGE([.Q9:.Q18])" office:value-type="float" office:value="0.0349055870723794" calcext:value-type="float">
            <text:p>0.0349055871</text:p>
          </table:table-cell>
          <table:table-cell table:formula="of:=AVERAGE([.R9:.R18])" office:value-type="float" office:value="0.0430829619895667" calcext:value-type="float">
            <text:p>0.043082962</text:p>
          </table:table-cell>
          <table:table-cell table:formula="of:=AVERAGE([.S9:.S18])" office:value-type="float" office:value="0.00500433973968029" calcext:value-type="float">
            <text:p>0.0050043397</text:p>
          </table:table-cell>
          <table:table-cell table:formula="of:=AVERAGE([.T9:.T18])" office:value-type="float" office:value="0.10779969766736" calcext:value-type="float">
            <text:p>0.1077996977</text:p>
          </table:table-cell>
        </table:table-row>
        <table:table-row table:style-name="ro1">
          <table:table-cell office:value-type="float" office:value="0.0210155474621944" calcext:value-type="float">
            <text:p>0.0210155475</text:p>
          </table:table-cell>
          <table:table-cell office:value-type="float" office:value="0.00224136496831845" calcext:value-type="float">
            <text:p>0.002241365</text:p>
          </table:table-cell>
          <table:table-cell office:value-type="float" office:value="0.188461472866738" calcext:value-type="float">
            <text:p>0.1884614729</text:p>
          </table:table-cell>
          <table:table-cell office:value-type="float" office:value="0.0199136826209724" calcext:value-type="float">
            <text:p>0.0199136826</text:p>
          </table:table-cell>
          <table:table-cell office:value-type="float" office:value="0.00182083783438429" calcext:value-type="float">
            <text:p>0.0018208378</text:p>
          </table:table-cell>
          <table:table-cell office:value-type="float" office:value="0.179339904990047" calcext:value-type="float">
            <text:p>0.179339905</text:p>
          </table:table-cell>
          <table:table-cell/>
          <table:table-cell table:formula="of:=AVERAGE([.A10:.A19])" office:value-type="float" office:value="0.0180771202430983" calcext:value-type="float">
            <text:p>0.0180771202</text:p>
          </table:table-cell>
          <table:table-cell table:formula="of:=AVERAGE([.B10:.B19])" office:value-type="float" office:value="0.00131704854768077" calcext:value-type="float">
            <text:p>0.0013170485</text:p>
          </table:table-cell>
          <table:table-cell table:formula="of:=AVERAGE([.C10:.C19])" office:value-type="float" office:value="-0.0951073778089422" calcext:value-type="float">
            <text:p>-0.0951073778</text:p>
          </table:table-cell>
          <table:table-cell table:formula="of:=AVERAGE([.D10:.D19])" office:value-type="float" office:value="0.0148234786535613" calcext:value-type="float">
            <text:p>0.0148234787</text:p>
          </table:table-cell>
          <table:table-cell table:formula="of:=AVERAGE([.E10:.E19])" office:value-type="float" office:value="0.00217546031810343" calcext:value-type="float">
            <text:p>0.0021754603</text:p>
          </table:table-cell>
          <table:table-cell table:formula="of:=AVERAGE([.F10:.F19])" office:value-type="float" office:value="0.144727077824064" calcext:value-type="float">
            <text:p>0.1447270778</text:p>
          </table:table-cell>
          <table:table-cell/>
          <table:table-cell office:value-type="float" office:value="0.0161173083102444" calcext:value-type="float">
            <text:p>0.0161173083</text:p>
          </table:table-cell>
          <table:table-cell office:value-type="float" office:value="0.00101838347791202" calcext:value-type="float">
            <text:p>0.0010183835</text:p>
          </table:table-cell>
          <table:table-cell office:value-type="float" office:value="-0.129878425323781" calcext:value-type="float">
            <text:p>-0.1298784253</text:p>
          </table:table-cell>
          <table:table-cell office:value-type="float" office:value="0.0396234317682683" calcext:value-type="float">
            <text:p>0.0396234318</text:p>
          </table:table-cell>
          <table:table-cell office:value-type="float" office:value="0.00492504243738949" calcext:value-type="float">
            <text:p>0.0049250424</text:p>
          </table:table-cell>
          <table:table-cell office:value-type="float" office:value="0.104364166781306" calcext:value-type="float">
            <text:p>0.1043641668</text:p>
          </table:table-cell>
          <table:table-cell/>
          <table:table-cell table:formula="of:=AVERAGE([.O10:.O19])" office:value-type="float" office:value="0.0127369270820216" calcext:value-type="float">
            <text:p>0.0127369271</text:p>
          </table:table-cell>
          <table:table-cell table:formula="of:=AVERAGE([.P10:.P19])" office:value-type="float" office:value="0.00131990135720659" calcext:value-type="float">
            <text:p>0.0013199014</text:p>
          </table:table-cell>
          <table:table-cell table:formula="of:=AVERAGE([.Q10:.Q19])" office:value-type="float" office:value="0.0193970347768692" calcext:value-type="float">
            <text:p>0.0193970348</text:p>
          </table:table-cell>
          <table:table-cell table:formula="of:=AVERAGE([.R10:.R19])" office:value-type="float" office:value="0.0430084433965385" calcext:value-type="float">
            <text:p>0.0430084434</text:p>
          </table:table-cell>
          <table:table-cell table:formula="of:=AVERAGE([.S10:.S19])" office:value-type="float" office:value="0.0050033317017369" calcext:value-type="float">
            <text:p>0.0050033317</text:p>
          </table:table-cell>
          <table:table-cell table:formula="of:=AVERAGE([.T10:.T19])" office:value-type="float" office:value="0.107567963432521" calcext:value-type="float">
            <text:p>0.1075679634</text:p>
          </table:table-cell>
        </table:table-row>
        <table:table-row table:style-name="ro1">
          <table:table-cell office:value-type="float" office:value="0.0174937780516232" calcext:value-type="float">
            <text:p>0.0174937781</text:p>
          </table:table-cell>
          <table:table-cell office:value-type="float" office:value="0.00108136437670149" calcext:value-type="float">
            <text:p>0.0010813644</text:p>
          </table:table-cell>
          <table:table-cell office:value-type="float" office:value="-0.129874712089416" calcext:value-type="float">
            <text:p>-0.1298747121</text:p>
          </table:table-cell>
          <table:table-cell office:value-type="float" office:value="0.023800200689584" calcext:value-type="float">
            <text:p>0.0238002007</text:p>
          </table:table-cell>
          <table:table-cell office:value-type="float" office:value="0.00205637791659683" calcext:value-type="float">
            <text:p>0.0020563779</text:p>
          </table:table-cell>
          <table:table-cell office:value-type="float" office:value="0.18250152617693" calcext:value-type="float">
            <text:p>0.1825015262</text:p>
          </table:table-cell>
          <table:table-cell/>
          <table:table-cell table:formula="of:=AVERAGE([.A11:.A20])" office:value-type="float" office:value="0.0187029903944373" calcext:value-type="float">
            <text:p>0.0187029904</text:p>
          </table:table-cell>
          <table:table-cell table:formula="of:=AVERAGE([.B11:.B20])" office:value-type="float" office:value="0.00127790284977706" calcext:value-type="float">
            <text:p>0.0012779028</text:p>
          </table:table-cell>
          <table:table-cell table:formula="of:=AVERAGE([.C11:.C20])" office:value-type="float" office:value="-0.133789202315611" calcext:value-type="float">
            <text:p>-0.1337892023</text:p>
          </table:table-cell>
          <table:table-cell table:formula="of:=AVERAGE([.D11:.D20])" office:value-type="float" office:value="0.0162338138069026" calcext:value-type="float">
            <text:p>0.0162338138</text:p>
          </table:table-cell>
          <table:table-cell table:formula="of:=AVERAGE([.E11:.E20])" office:value-type="float" office:value="0.00213409905089065" calcext:value-type="float">
            <text:p>0.0021340991</text:p>
          </table:table-cell>
          <table:table-cell table:formula="of:=AVERAGE([.F11:.F20])" office:value-type="float" office:value="0.152204162022099" calcext:value-type="float">
            <text:p>0.152204162</text:p>
          </table:table-cell>
          <table:table-cell/>
          <table:table-cell office:value-type="float" office:value="0.00946449978479296" calcext:value-type="float">
            <text:p>0.0094644998</text:p>
          </table:table-cell>
          <table:table-cell office:value-type="float" office:value="0.0012570997442413" calcext:value-type="float">
            <text:p>0.0012570997</text:p>
          </table:table-cell>
          <table:table-cell office:value-type="float" office:value="0.0688784341682636" calcext:value-type="float">
            <text:p>0.0688784342</text:p>
          </table:table-cell>
          <table:table-cell office:value-type="float" office:value="0.0477849176153541" calcext:value-type="float">
            <text:p>0.0477849176</text:p>
          </table:table-cell>
          <table:table-cell office:value-type="float" office:value="0.00513684602919966" calcext:value-type="float">
            <text:p>0.005136846</text:p>
          </table:table-cell>
          <table:table-cell office:value-type="float" office:value="0.109511157125235" calcext:value-type="float">
            <text:p>0.1095111571</text:p>
          </table:table-cell>
          <table:table-cell/>
          <table:table-cell table:formula="of:=AVERAGE([.O11:.O20])" office:value-type="float" office:value="0.0124238594252247" calcext:value-type="float">
            <text:p>0.0124238594</text:p>
          </table:table-cell>
          <table:table-cell table:formula="of:=AVERAGE([.P11:.P20])" office:value-type="float" office:value="0.00133190883299195" calcext:value-type="float">
            <text:p>0.0013319088</text:p>
          </table:table-cell>
          <table:table-cell table:formula="of:=AVERAGE([.Q11:.Q20])" office:value-type="float" office:value="0.0339731184749585" calcext:value-type="float">
            <text:p>0.0339731185</text:p>
          </table:table-cell>
          <table:table-cell table:formula="of:=AVERAGE([.R11:.R20])" office:value-type="float" office:value="0.043362285848707" calcext:value-type="float">
            <text:p>0.0433622858</text:p>
          </table:table-cell>
          <table:table-cell table:formula="of:=AVERAGE([.S11:.S20])" office:value-type="float" office:value="0.00501236483687535" calcext:value-type="float">
            <text:p>0.0050123648</text:p>
          </table:table-cell>
          <table:table-cell table:formula="of:=AVERAGE([.T11:.T20])" office:value-type="float" office:value="0.107491673659533" calcext:value-type="float">
            <text:p>0.1074916737</text:p>
          </table:table-cell>
        </table:table-row>
        <table:table-row table:style-name="ro1">
          <table:table-cell office:value-type="float" office:value="0.0171520296593593" calcext:value-type="float">
            <text:p>0.0171520297</text:p>
          </table:table-cell>
          <table:table-cell office:value-type="float" office:value="0.00205566277332201" calcext:value-type="float">
            <text:p>0.0020556628</text:p>
          </table:table-cell>
          <table:table-cell office:value-type="float" office:value="0.181220271767617" calcext:value-type="float">
            <text:p>0.1812202718</text:p>
          </table:table-cell>
          <table:table-cell office:value-type="float" office:value="0.0255013255868107" calcext:value-type="float">
            <text:p>0.0255013256</text:p>
          </table:table-cell>
          <table:table-cell office:value-type="float" office:value="0.00214659934281372" calcext:value-type="float">
            <text:p>0.0021465993</text:p>
          </table:table-cell>
          <table:table-cell office:value-type="float" office:value="0.178212043037638" calcext:value-type="float">
            <text:p>0.178212043</text:p>
          </table:table-cell>
          <table:table-cell/>
          <table:table-cell table:formula="of:=AVERAGE([.A12:.A21])" office:value-type="float" office:value="0.0191528251381726" calcext:value-type="float">
            <text:p>0.0191528251</text:p>
          </table:table-cell>
          <table:table-cell table:formula="of:=AVERAGE([.B12:.B21])" office:value-type="float" office:value="0.00133192820921197" calcext:value-type="float">
            <text:p>0.0013319282</text:p>
          </table:table-cell>
          <table:table-cell table:formula="of:=AVERAGE([.C12:.C21])" office:value-type="float" office:value="-0.0942015999310316" calcext:value-type="float">
            <text:p>-0.0942015999</text:p>
          </table:table-cell>
          <table:table-cell table:formula="of:=AVERAGE([.D12:.D21])" office:value-type="float" office:value="0.0177805277472362" calcext:value-type="float">
            <text:p>0.0177805277</text:p>
          </table:table-cell>
          <table:table-cell table:formula="of:=AVERAGE([.E12:.E21])" office:value-type="float" office:value="0.00209167751134373" calcext:value-type="float">
            <text:p>0.0020916775</text:p>
          </table:table-cell>
          <table:table-cell table:formula="of:=AVERAGE([.F12:.F21])" office:value-type="float" office:value="0.159703634069301" calcext:value-type="float">
            <text:p>0.1597036341</text:p>
          </table:table-cell>
          <table:table-cell/>
          <table:table-cell office:value-type="float" office:value="0.0127490759888509" calcext:value-type="float">
            <text:p>0.012749076</text:p>
          </table:table-cell>
          <table:table-cell office:value-type="float" office:value="0.00129572692673933" calcext:value-type="float">
            <text:p>0.0012957269</text:p>
          </table:table-cell>
          <table:table-cell office:value-type="float" office:value="-0.174412121349983" calcext:value-type="float">
            <text:p>-0.1744121213</text:p>
          </table:table-cell>
          <table:table-cell office:value-type="float" office:value="0.0408190953545272" calcext:value-type="float">
            <text:p>0.0408190954</text:p>
          </table:table-cell>
          <table:table-cell office:value-type="float" office:value="0.00493015621323139" calcext:value-type="float">
            <text:p>0.0049301562</text:p>
          </table:table-cell>
          <table:table-cell office:value-type="float" office:value="0.109678488969803" calcext:value-type="float">
            <text:p>0.109678489</text:p>
          </table:table-cell>
          <table:table-cell/>
          <table:table-cell table:formula="of:=AVERAGE([.O12:.O21])" office:value-type="float" office:value="0.0125336161894387" calcext:value-type="float">
            <text:p>0.0125336162</text:p>
          </table:table-cell>
          <table:table-cell table:formula="of:=AVERAGE([.P12:.P21])" office:value-type="float" office:value="0.00130820750051296" calcext:value-type="float">
            <text:p>0.0013082075</text:p>
          </table:table-cell>
          <table:table-cell table:formula="of:=AVERAGE([.Q12:.Q21])" office:value-type="float" office:value="-0.00704769539021121" calcext:value-type="float">
            <text:p>-0.0070476954</text:p>
          </table:table-cell>
          <table:table-cell table:formula="of:=AVERAGE([.R12:.R21])" office:value-type="float" office:value="0.0429178549535573" calcext:value-type="float">
            <text:p>0.042917855</text:p>
          </table:table-cell>
          <table:table-cell table:formula="of:=AVERAGE([.S12:.S21])" office:value-type="float" office:value="0.0050140245736111" calcext:value-type="float">
            <text:p>0.0050140246</text:p>
          </table:table-cell>
          <table:table-cell table:formula="of:=AVERAGE([.T12:.T21])" office:value-type="float" office:value="0.107505567800254" calcext:value-type="float">
            <text:p>0.1075055678</text:p>
          </table:table-cell>
        </table:table-row>
        <table:table-row table:style-name="ro1">
          <table:table-cell office:value-type="float" office:value="0.0186077020414614" calcext:value-type="float">
            <text:p>0.018607702</text:p>
          </table:table-cell>
          <table:table-cell office:value-type="float" office:value="0.00118494135898629" calcext:value-type="float">
            <text:p>0.0011849414</text:p>
          </table:table-cell>
          <table:table-cell office:value-type="float" office:value="-0.135468719736615" calcext:value-type="float">
            <text:p>-0.1354687197</text:p>
          </table:table-cell>
          <table:table-cell office:value-type="float" office:value="0.0293615005444735" calcext:value-type="float">
            <text:p>0.0293615005</text:p>
          </table:table-cell>
          <table:table-cell office:value-type="float" office:value="0.00213762903003953" calcext:value-type="float">
            <text:p>0.002137629</text:p>
          </table:table-cell>
          <table:table-cell office:value-type="float" office:value="0.186263963580132" calcext:value-type="float">
            <text:p>0.1862639636</text:p>
          </table:table-cell>
          <table:table-cell/>
          <table:table-cell table:formula="of:=AVERAGE([.A13:.A22])" office:value-type="float" office:value="0.0195267390532546" calcext:value-type="float">
            <text:p>0.0195267391</text:p>
          </table:table-cell>
          <table:table-cell table:formula="of:=AVERAGE([.B13:.B22])" office:value-type="float" office:value="0.00136265096912047" calcext:value-type="float">
            <text:p>0.001362651</text:p>
          </table:table-cell>
          <table:table-cell table:formula="of:=AVERAGE([.C13:.C22])" office:value-type="float" office:value="-0.0548442912218484" calcext:value-type="float">
            <text:p>-0.0548442912</text:p>
          </table:table-cell>
          <table:table-cell table:formula="of:=AVERAGE([.D13:.D22])" office:value-type="float" office:value="0.0197100074589253" calcext:value-type="float">
            <text:p>0.0197100075</text:p>
          </table:table-cell>
          <table:table-cell table:formula="of:=AVERAGE([.E13:.E22])" office:value-type="float" office:value="0.00208521184977144" calcext:value-type="float">
            <text:p>0.0020852118</text:p>
          </table:table-cell>
          <table:table-cell table:formula="of:=AVERAGE([.F13:.F22])" office:value-type="float" office:value="0.166691348762251" calcext:value-type="float">
            <text:p>0.1666913488</text:p>
          </table:table-cell>
          <table:table-cell/>
          <table:table-cell office:value-type="float" office:value="0.0131567648148535" calcext:value-type="float">
            <text:p>0.0131567648</text:p>
          </table:table-cell>
          <table:table-cell office:value-type="float" office:value="0.0013825126774914" calcext:value-type="float">
            <text:p>0.0013825127</text:p>
          </table:table-cell>
          <table:table-cell office:value-type="float" office:value="-0.415533452968989" calcext:value-type="float">
            <text:p>-0.415533453</text:p>
          </table:table-cell>
          <table:table-cell office:value-type="float" office:value="0.0436178363859654" calcext:value-type="float">
            <text:p>0.0436178364</text:p>
          </table:table-cell>
          <table:table-cell office:value-type="float" office:value="0.00499895445536822" calcext:value-type="float">
            <text:p>0.0049989545</text:p>
          </table:table-cell>
          <table:table-cell office:value-type="float" office:value="0.106568444892764" calcext:value-type="float">
            <text:p>0.1065684449</text:p>
          </table:table-cell>
          <table:table-cell/>
          <table:table-cell table:formula="of:=AVERAGE([.O13:.O22])" office:value-type="float" office:value="0.0123132228469725" calcext:value-type="float">
            <text:p>0.0123132228</text:p>
          </table:table-cell>
          <table:table-cell table:formula="of:=AVERAGE([.P13:.P22])" office:value-type="float" office:value="0.00131426467775617" calcext:value-type="float">
            <text:p>0.0013142647</text:p>
          </table:table-cell>
          <table:table-cell table:formula="of:=AVERAGE([.Q13:.Q22])" office:value-type="float" office:value="-0.0665051729371163" calcext:value-type="float">
            <text:p>-0.0665051729</text:p>
          </table:table-cell>
          <table:table-cell table:formula="of:=AVERAGE([.R13:.R22])" office:value-type="float" office:value="0.0430155873857439" calcext:value-type="float">
            <text:p>0.0430155874</text:p>
          </table:table-cell>
          <table:table-cell table:formula="of:=AVERAGE([.S13:.S22])" office:value-type="float" office:value="0.00499932131380774" calcext:value-type="float">
            <text:p>0.0049993213</text:p>
          </table:table-cell>
          <table:table-cell table:formula="of:=AVERAGE([.T13:.T22])" office:value-type="float" office:value="0.107598257493228" calcext:value-type="float">
            <text:p>0.1075982575</text:p>
          </table:table-cell>
        </table:table-row>
        <table:table-row table:style-name="ro1">
          <table:table-cell office:value-type="float" office:value="0.0242661412186188" calcext:value-type="float">
            <text:p>0.0242661412</text:p>
          </table:table-cell>
          <table:table-cell office:value-type="float" office:value="0.00139871237465207" calcext:value-type="float">
            <text:p>0.0013987124</text:p>
          </table:table-cell>
          <table:table-cell office:value-type="float" office:value="-0.427441671604118" calcext:value-type="float">
            <text:p>-0.4274416716</text:p>
          </table:table-cell>
          <table:table-cell office:value-type="float" office:value="0.0254317657556385" calcext:value-type="float">
            <text:p>0.0254317658</text:p>
          </table:table-cell>
          <table:table-cell office:value-type="float" office:value="0.00187590804416686" calcext:value-type="float">
            <text:p>0.001875908</text:p>
          </table:table-cell>
          <table:table-cell office:value-type="float" office:value="0.187172616273165" calcext:value-type="float">
            <text:p>0.1871726163</text:p>
          </table:table-cell>
          <table:table-cell/>
          <table:table-cell table:formula="of:=AVERAGE([.A14:.A23])" office:value-type="float" office:value="0.020154591534702" calcext:value-type="float">
            <text:p>0.0201545915</text:p>
          </table:table-cell>
          <table:table-cell table:formula="of:=AVERAGE([.B14:.B23])" office:value-type="float" office:value="0.0013776683571895" calcext:value-type="float">
            <text:p>0.0013776684</text:p>
          </table:table-cell>
          <table:table-cell table:formula="of:=AVERAGE([.C14:.C23])" office:value-type="float" office:value="-0.0507100925794875" calcext:value-type="float">
            <text:p>-0.0507100926</text:p>
          </table:table-cell>
          <table:table-cell table:formula="of:=AVERAGE([.D14:.D23])" office:value-type="float" office:value="0.0210779757983983" calcext:value-type="float">
            <text:p>0.0210779758</text:p>
          </table:table-cell>
          <table:table-cell table:formula="of:=AVERAGE([.E14:.E23])" office:value-type="float" office:value="0.00203655820572749" calcext:value-type="float">
            <text:p>0.0020365582</text:p>
          </table:table-cell>
          <table:table-cell table:formula="of:=AVERAGE([.F14:.F23])" office:value-type="float" office:value="0.172464118772186" calcext:value-type="float">
            <text:p>0.1724641188</text:p>
          </table:table-cell>
          <table:table-cell/>
          <table:table-cell office:value-type="float" office:value="0.00955252972145794" calcext:value-type="float">
            <text:p>0.0095525297</text:p>
          </table:table-cell>
          <table:table-cell office:value-type="float" office:value="0.0018393768284896" calcext:value-type="float">
            <text:p>0.0018393768</text:p>
          </table:table-cell>
          <table:table-cell office:value-type="float" office:value="0.228797235910175" calcext:value-type="float">
            <text:p>0.2287972359</text:p>
          </table:table-cell>
          <table:table-cell office:value-type="float" office:value="0.04085345081985" calcext:value-type="float">
            <text:p>0.0408534508</text:p>
          </table:table-cell>
          <table:table-cell office:value-type="float" office:value="0.00510248430073261" calcext:value-type="float">
            <text:p>0.0051024843</text:p>
          </table:table-cell>
          <table:table-cell office:value-type="float" office:value="0.102713256143034" calcext:value-type="float">
            <text:p>0.1027132561</text:p>
          </table:table-cell>
          <table:table-cell/>
          <table:table-cell table:formula="of:=AVERAGE([.O14:.O23])" office:value-type="float" office:value="0.0117969646024739" calcext:value-type="float">
            <text:p>0.0117969646</text:p>
          </table:table-cell>
          <table:table-cell table:formula="of:=AVERAGE([.P14:.P23])" office:value-type="float" office:value="0.00138990605257623" calcext:value-type="float">
            <text:p>0.0013899061</text:p>
          </table:table-cell>
          <table:table-cell table:formula="of:=AVERAGE([.Q14:.Q23])" office:value-type="float" office:value="-0.0421233746413019" calcext:value-type="float">
            <text:p>-0.0421233746</text:p>
          </table:table-cell>
          <table:table-cell table:formula="of:=AVERAGE([.R14:.R23])" office:value-type="float" office:value="0.0428001072630286" calcext:value-type="float">
            <text:p>0.0428001073</text:p>
          </table:table-cell>
          <table:table-cell table:formula="of:=AVERAGE([.S14:.S23])" office:value-type="float" office:value="0.00502704276586883" calcext:value-type="float">
            <text:p>0.0050270428</text:p>
          </table:table-cell>
          <table:table-cell table:formula="of:=AVERAGE([.T14:.T23])" office:value-type="float" office:value="0.106424891725183" calcext:value-type="float">
            <text:p>0.1064248917</text:p>
          </table:table-cell>
        </table:table-row>
        <table:table-row table:style-name="ro1">
          <table:table-cell office:value-type="float" office:value="0.0162362228548566" calcext:value-type="float">
            <text:p>0.0162362229</text:p>
          </table:table-cell>
          <table:table-cell office:value-type="float" office:value="0.00115879496155244" calcext:value-type="float">
            <text:p>0.001158795</text:p>
          </table:table-cell>
          <table:table-cell office:value-type="float" office:value="-0.45187464949785" calcext:value-type="float">
            <text:p>-0.4518746495</text:p>
          </table:table-cell>
          <table:table-cell office:value-type="float" office:value="0.0241303892340511" calcext:value-type="float">
            <text:p>0.0241303892</text:p>
          </table:table-cell>
          <table:table-cell office:value-type="float" office:value="0.00187319570104592" calcext:value-type="float">
            <text:p>0.0018731957</text:p>
          </table:table-cell>
          <table:table-cell office:value-type="float" office:value="0.186226034909487" calcext:value-type="float">
            <text:p>0.1862260349</text:p>
          </table:table-cell>
          <table:table-cell/>
          <table:table-cell table:formula="of:=AVERAGE([.A15:.A24])" office:value-type="float" office:value="0.0197511178292344" calcext:value-type="float">
            <text:p>0.0197511178</text:p>
          </table:table-cell>
          <table:table-cell table:formula="of:=AVERAGE([.B15:.B24])" office:value-type="float" office:value="0.00140125287191449" calcext:value-type="float">
            <text:p>0.0014012529</text:p>
          </table:table-cell>
          <table:table-cell table:formula="of:=AVERAGE([.C15:.C24])" office:value-type="float" office:value="-0.101910884619319" calcext:value-type="float">
            <text:p>-0.1019108846</text:p>
          </table:table-cell>
          <table:table-cell table:formula="of:=AVERAGE([.D15:.D24])" office:value-type="float" office:value="0.0220473124179989" calcext:value-type="float">
            <text:p>0.0220473124</text:p>
          </table:table-cell>
          <table:table-cell table:formula="of:=AVERAGE([.E15:.E24])" office:value-type="float" office:value="0.00201544602459762" calcext:value-type="float">
            <text:p>0.002015446</text:p>
          </table:table-cell>
          <table:table-cell table:formula="of:=AVERAGE([.F15:.F24])" office:value-type="float" office:value="0.176275574197061" calcext:value-type="float">
            <text:p>0.1762755742</text:p>
          </table:table-cell>
          <table:table-cell/>
          <table:table-cell office:value-type="float" office:value="0.0150918957300871" calcext:value-type="float">
            <text:p>0.0150918957</text:p>
          </table:table-cell>
          <table:table-cell office:value-type="float" office:value="0.00162283872597905" calcext:value-type="float">
            <text:p>0.0016228387</text:p>
          </table:table-cell>
          <table:table-cell office:value-type="float" office:value="0.171868849869415" calcext:value-type="float">
            <text:p>0.1718688499</text:p>
          </table:table-cell>
          <table:table-cell office:value-type="float" office:value="0.0395663434639573" calcext:value-type="float">
            <text:p>0.0395663435</text:p>
          </table:table-cell>
          <table:table-cell office:value-type="float" office:value="0.0050938185537234" calcext:value-type="float">
            <text:p>0.0050938186</text:p>
          </table:table-cell>
          <table:table-cell office:value-type="float" office:value="0.0993770138244145" calcext:value-type="float">
            <text:p>0.0993770138</text:p>
          </table:table-cell>
          <table:table-cell/>
          <table:table-cell table:formula="of:=AVERAGE([.O15:.O24])" office:value-type="float" office:value="0.0122500307608848" calcext:value-type="float">
            <text:p>0.0122500308</text:p>
          </table:table-cell>
          <table:table-cell table:formula="of:=AVERAGE([.P15:.P24])" office:value-type="float" office:value="0.00140443253157876" calcext:value-type="float">
            <text:p>0.0014044325</text:p>
          </table:table-cell>
          <table:table-cell table:formula="of:=AVERAGE([.Q15:.Q24])" office:value-type="float" office:value="-0.0245778530602289" calcext:value-type="float">
            <text:p>-0.0245778531</text:p>
          </table:table-cell>
          <table:table-cell table:formula="of:=AVERAGE([.R15:.R24])" office:value-type="float" office:value="0.0425272626802325" calcext:value-type="float">
            <text:p>0.0425272627</text:p>
          </table:table-cell>
          <table:table-cell table:formula="of:=AVERAGE([.S15:.S24])" office:value-type="float" office:value="0.0050324069976341" calcext:value-type="float">
            <text:p>0.005032407</text:p>
          </table:table-cell>
          <table:table-cell table:formula="of:=AVERAGE([.T15:.T24])" office:value-type="float" office:value="0.106070041031344" calcext:value-type="float">
            <text:p>0.106070041</text:p>
          </table:table-cell>
        </table:table-row>
        <table:table-row table:style-name="ro1">
          <table:table-cell office:value-type="float" office:value="0.0176716686878612" calcext:value-type="float">
            <text:p>0.0176716687</text:p>
          </table:table-cell>
          <table:table-cell office:value-type="float" office:value="0.00153533281595229" calcext:value-type="float">
            <text:p>0.0015353328</text:p>
          </table:table-cell>
          <table:table-cell office:value-type="float" office:value="-0.157970142826398" calcext:value-type="float">
            <text:p>-0.1579701428</text:p>
          </table:table-cell>
          <table:table-cell office:value-type="float" office:value="0.0221850664354861" calcext:value-type="float">
            <text:p>0.0221850664</text:p>
          </table:table-cell>
          <table:table-cell office:value-type="float" office:value="0.00183399036177434" calcext:value-type="float">
            <text:p>0.0018339904</text:p>
          </table:table-cell>
          <table:table-cell office:value-type="float" office:value="0.185271338373423" calcext:value-type="float">
            <text:p>0.1852713384</text:p>
          </table:table-cell>
          <table:table-cell/>
          <table:table-cell table:formula="of:=AVERAGE([.A16:.A25])" office:value-type="float" office:value="0.0193492709894226" calcext:value-type="float">
            <text:p>0.019349271</text:p>
          </table:table-cell>
          <table:table-cell table:formula="of:=AVERAGE([.B16:.B25])" office:value-type="float" office:value="0.00145253872407333" calcext:value-type="float">
            <text:p>0.0014525387</text:p>
          </table:table-cell>
          <table:table-cell table:formula="of:=AVERAGE([.C16:.C25])" office:value-type="float" office:value="-0.12117685446224" calcext:value-type="float">
            <text:p>-0.1211768545</text:p>
          </table:table-cell>
          <table:table-cell table:formula="of:=AVERAGE([.D16:.D25])" office:value-type="float" office:value="0.0224911075131968" calcext:value-type="float">
            <text:p>0.0224911075</text:p>
          </table:table-cell>
          <table:table-cell table:formula="of:=AVERAGE([.E16:.E25])" office:value-type="float" office:value="0.00200380910129752" calcext:value-type="float">
            <text:p>0.0020038091</text:p>
          </table:table-cell>
          <table:table-cell table:formula="of:=AVERAGE([.F16:.F25])" office:value-type="float" office:value="0.177799762529321" calcext:value-type="float">
            <text:p>0.1777997625</text:p>
          </table:table-cell>
          <table:table-cell/>
          <table:table-cell office:value-type="float" office:value="0.0138213287290154" calcext:value-type="float">
            <text:p>0.0138213287</text:p>
          </table:table-cell>
          <table:table-cell office:value-type="float" office:value="0.00154222095847455" calcext:value-type="float">
            <text:p>0.001542221</text:p>
          </table:table-cell>
          <table:table-cell office:value-type="float" office:value="0.063847870734754" calcext:value-type="float">
            <text:p>0.0638478707</text:p>
          </table:table-cell>
          <table:table-cell office:value-type="float" office:value="0.0458092030137777" calcext:value-type="float">
            <text:p>0.045809203</text:p>
          </table:table-cell>
          <table:table-cell office:value-type="float" office:value="0.00521786664612591" calcext:value-type="float">
            <text:p>0.0052178666</text:p>
          </table:table-cell>
          <table:table-cell office:value-type="float" office:value="0.104536520503461" calcext:value-type="float">
            <text:p>0.1045365205</text:p>
          </table:table-cell>
          <table:table-cell/>
          <table:table-cell table:formula="of:=AVERAGE([.O16:.O25])" office:value-type="float" office:value="0.0123919200939882" calcext:value-type="float">
            <text:p>0.0123919201</text:p>
          </table:table-cell>
          <table:table-cell table:formula="of:=AVERAGE([.P16:.P25])" office:value-type="float" office:value="0.00142605892623887" calcext:value-type="float">
            <text:p>0.0014260589</text:p>
          </table:table-cell>
          <table:table-cell table:formula="of:=AVERAGE([.Q16:.Q25])" office:value-type="float" office:value="0.010855222079877" calcext:value-type="float">
            <text:p>0.0108552221</text:p>
          </table:table-cell>
          <table:table-cell table:formula="of:=AVERAGE([.R16:.R25])" office:value-type="float" office:value="0.0425260872673243" calcext:value-type="float">
            <text:p>0.0425260873</text:p>
          </table:table-cell>
          <table:table-cell table:formula="of:=AVERAGE([.S16:.S25])" office:value-type="float" office:value="0.00504003525828011" calcext:value-type="float">
            <text:p>0.0050400353</text:p>
          </table:table-cell>
          <table:table-cell table:formula="of:=AVERAGE([.T16:.T25])" office:value-type="float" office:value="0.106267426804407" calcext:value-type="float">
            <text:p>0.1062674268</text:p>
          </table:table-cell>
        </table:table-row>
        <table:table-row table:style-name="ro1">
          <table:table-cell office:value-type="float" office:value="0.0244597252334267" calcext:value-type="float">
            <text:p>0.0244597252</text:p>
          </table:table-cell>
          <table:table-cell office:value-type="float" office:value="0.00147902557439496" calcext:value-type="float">
            <text:p>0.0014790256</text:p>
          </table:table-cell>
          <table:table-cell office:value-type="float" office:value="-0.120879172416297" calcext:value-type="float">
            <text:p>-0.1208791724</text:p>
          </table:table-cell>
          <table:table-cell office:value-type="float" office:value="0.0247307362034917" calcext:value-type="float">
            <text:p>0.0247307362</text:p>
          </table:table-cell>
          <table:table-cell office:value-type="float" office:value="0.00211759813828394" calcext:value-type="float">
            <text:p>0.0021175981</text:p>
          </table:table-cell>
          <table:table-cell office:value-type="float" office:value="0.167736218869686" calcext:value-type="float">
            <text:p>0.1677362189</text:p>
          </table:table-cell>
          <table:table-cell/>
          <table:table-cell table:formula="of:=AVERAGE([.A17:.A26])" office:value-type="float" office:value="0.0194170559379308" calcext:value-type="float">
            <text:p>0.0194170559</text:p>
          </table:table-cell>
          <table:table-cell table:formula="of:=AVERAGE([.B17:.B26])" office:value-type="float" office:value="0.00145629519361458" calcext:value-type="float">
            <text:p>0.0014562952</text:p>
          </table:table-cell>
          <table:table-cell table:formula="of:=AVERAGE([.C17:.C26])" office:value-type="float" office:value="-0.149107641658952" calcext:value-type="float">
            <text:p>-0.1491076417</text:p>
          </table:table-cell>
          <table:table-cell table:formula="of:=AVERAGE([.D17:.D26])" office:value-type="float" office:value="0.0229856398655102" calcext:value-type="float">
            <text:p>0.0229856399</text:p>
          </table:table-cell>
          <table:table-cell table:formula="of:=AVERAGE([.E17:.E26])" office:value-type="float" office:value="0.0019990908773616" calcext:value-type="float">
            <text:p>0.0019990909</text:p>
          </table:table-cell>
          <table:table-cell table:formula="of:=AVERAGE([.F17:.F26])" office:value-type="float" office:value="0.178017392647453" calcext:value-type="float">
            <text:p>0.1780173926</text:p>
          </table:table-cell>
          <table:table-cell/>
          <table:table-cell office:value-type="float" office:value="0.0121019394352511" calcext:value-type="float">
            <text:p>0.0121019394</text:p>
          </table:table-cell>
          <table:table-cell office:value-type="float" office:value="0.00149721180494748" calcext:value-type="float">
            <text:p>0.0014972118</text:p>
          </table:table-cell>
          <table:table-cell office:value-type="float" office:value="-0.305057657860823" calcext:value-type="float">
            <text:p>-0.3050576579</text:p>
          </table:table-cell>
          <table:table-cell office:value-type="float" office:value="0.0462318453937769" calcext:value-type="float">
            <text:p>0.0462318454</text:p>
          </table:table-cell>
          <table:table-cell office:value-type="float" office:value="0.00501222492894158" calcext:value-type="float">
            <text:p>0.0050122249</text:p>
          </table:table-cell>
          <table:table-cell office:value-type="float" office:value="0.107976330816746" calcext:value-type="float">
            <text:p>0.1079763308</text:p>
          </table:table-cell>
          <table:table-cell/>
          <table:table-cell table:formula="of:=AVERAGE([.O17:.O26])" office:value-type="float" office:value="0.012584241638354" calcext:value-type="float">
            <text:p>0.0125842416</text:p>
          </table:table-cell>
          <table:table-cell table:formula="of:=AVERAGE([.P17:.P26])" office:value-type="float" office:value="0.00141685976607906" calcext:value-type="float">
            <text:p>0.0014168598</text:p>
          </table:table-cell>
          <table:table-cell table:formula="of:=AVERAGE([.Q17:.Q26])" office:value-type="float" office:value="-0.0478995304791893" calcext:value-type="float">
            <text:p>-0.0478995305</text:p>
          </table:table-cell>
          <table:table-cell table:formula="of:=AVERAGE([.R17:.R26])" office:value-type="float" office:value="0.0431203320715576" calcext:value-type="float">
            <text:p>0.0431203321</text:p>
          </table:table-cell>
          <table:table-cell table:formula="of:=AVERAGE([.S17:.S26])" office:value-type="float" office:value="0.00503554311115295" calcext:value-type="float">
            <text:p>0.0050355431</text:p>
          </table:table-cell>
          <table:table-cell table:formula="of:=AVERAGE([.T17:.T26])" office:value-type="float" office:value="0.106336799123092" calcext:value-type="float">
            <text:p>0.1063367991</text:p>
          </table:table-cell>
        </table:table-row>
        <table:table-row table:style-name="ro1">
          <table:table-cell office:value-type="float" office:value="0.0260776720331267" calcext:value-type="float">
            <text:p>0.026077672</text:p>
          </table:table-cell>
          <table:table-cell office:value-type="float" office:value="0.00184841197610077" calcext:value-type="float">
            <text:p>0.001848412</text:p>
          </table:table-cell>
          <table:table-cell office:value-type="float" office:value="-0.209912517819802" calcext:value-type="float">
            <text:p>-0.2099125178</text:p>
          </table:table-cell>
          <table:table-cell office:value-type="float" office:value="0.0357399627100676" calcext:value-type="float">
            <text:p>0.0357399627</text:p>
          </table:table-cell>
          <table:table-cell office:value-type="float" office:value="0.0019836385094095" calcext:value-type="float">
            <text:p>0.0019836385</text:p>
          </table:table-cell>
          <table:table-cell office:value-type="float" office:value="0.190515549853444" calcext:value-type="float">
            <text:p>0.1905155499</text:p>
          </table:table-cell>
          <table:table-cell/>
          <table:table-cell table:formula="of:=AVERAGE([.A18:.A27])" office:value-type="float" office:value="0.0206068009053675" calcext:value-type="float">
            <text:p>0.0206068009</text:p>
          </table:table-cell>
          <table:table-cell table:formula="of:=AVERAGE([.B18:.B27])" office:value-type="float" office:value="0.0015104055444123" calcext:value-type="float">
            <text:p>0.0015104055</text:p>
          </table:table-cell>
          <table:table-cell table:formula="of:=AVERAGE([.C18:.C27])" office:value-type="float" office:value="-0.197823268162016" calcext:value-type="float">
            <text:p>-0.1978232682</text:p>
          </table:table-cell>
          <table:table-cell table:formula="of:=AVERAGE([.D18:.D27])" office:value-type="float" office:value="0.0248463474586606" calcext:value-type="float">
            <text:p>0.0248463475</text:p>
          </table:table-cell>
          <table:table-cell table:formula="of:=AVERAGE([.E18:.E27])" office:value-type="float" office:value="0.00199831617239397" calcext:value-type="float">
            <text:p>0.0019983162</text:p>
          </table:table-cell>
          <table:table-cell table:formula="of:=AVERAGE([.F18:.F27])" office:value-type="float" office:value="0.18039686568547" calcext:value-type="float">
            <text:p>0.1803968657</text:p>
          </table:table-cell>
          <table:table-cell/>
          <table:table-cell office:value-type="float" office:value="0.012504796055962" calcext:value-type="float">
            <text:p>0.0125047961</text:p>
          </table:table-cell>
          <table:table-cell office:value-type="float" office:value="0.00172305421522292" calcext:value-type="float">
            <text:p>0.0017230542</text:p>
          </table:table-cell>
          <table:table-cell office:value-type="float" office:value="-0.28057365276982" calcext:value-type="float">
            <text:p>-0.2805736528</text:p>
          </table:table-cell>
          <table:table-cell office:value-type="float" office:value="0.0434475135058165" calcext:value-type="float">
            <text:p>0.0434475135</text:p>
          </table:table-cell>
          <table:table-cell office:value-type="float" office:value="0.00501875046174973" calcext:value-type="float">
            <text:p>0.0050187505</text:p>
          </table:table-cell>
          <table:table-cell office:value-type="float" office:value="0.10988961160183" calcext:value-type="float">
            <text:p>0.1098896116</text:p>
          </table:table-cell>
          <table:table-cell/>
          <table:table-cell table:formula="of:=AVERAGE([.O18:.O27])" office:value-type="float" office:value="0.0129213321051312" calcext:value-type="float">
            <text:p>0.0129213321</text:p>
          </table:table-cell>
          <table:table-cell table:formula="of:=AVERAGE([.P18:.P27])" office:value-type="float" office:value="0.00143417932598522" calcext:value-type="float">
            <text:p>0.0014341793</text:p>
          </table:table-cell>
          <table:table-cell table:formula="of:=AVERAGE([.Q18:.Q27])" office:value-type="float" office:value="-0.0903316351437331" calcext:value-type="float">
            <text:p>-0.0903316351</text:p>
          </table:table-cell>
          <table:table-cell table:formula="of:=AVERAGE([.R18:.R27])" office:value-type="float" office:value="0.0434181454405189" calcext:value-type="float">
            <text:p>0.0434181454</text:p>
          </table:table-cell>
          <table:table-cell table:formula="of:=AVERAGE([.S18:.S27])" office:value-type="float" office:value="0.00506827997392975" calcext:value-type="float">
            <text:p>0.00506828</text:p>
          </table:table-cell>
          <table:table-cell table:formula="of:=AVERAGE([.T18:.T27])" office:value-type="float" office:value="0.105867925257189" calcext:value-type="float">
            <text:p>0.1058679253</text:p>
          </table:table-cell>
        </table:table-row>
        <table:table-row table:style-name="ro1">
          <table:table-cell office:value-type="float" office:value="0.0171936599027888" calcext:value-type="float">
            <text:p>0.0171936599</text:p>
          </table:table-cell>
          <table:table-cell office:value-type="float" office:value="0.00143950774089982" calcext:value-type="float">
            <text:p>0.0014395077</text:p>
          </table:table-cell>
          <table:table-cell office:value-type="float" office:value="-0.116839916020597" calcext:value-type="float">
            <text:p>-0.116839916</text:p>
          </table:table-cell>
          <table:table-cell office:value-type="float" office:value="0.00980703374370933" calcext:value-type="float">
            <text:p>0.0098070337</text:p>
          </table:table-cell>
          <table:table-cell office:value-type="float" office:value="0.00278818280203268" calcext:value-type="float">
            <text:p>0.0027881828</text:p>
          </table:table-cell>
          <table:table-cell office:value-type="float" office:value="0.0765070727095008" calcext:value-type="float">
            <text:p>0.0765070727</text:p>
          </table:table-cell>
          <table:table-cell/>
          <table:table-cell table:formula="of:=AVERAGE([.A19:.A28])" office:value-type="float" office:value="0.0200174147145317" calcext:value-type="float">
            <text:p>0.0200174147</text:p>
          </table:table-cell>
          <table:table-cell table:formula="of:=AVERAGE([.B19:.B28])" office:value-type="float" office:value="0.00154231189208806" calcext:value-type="float">
            <text:p>0.0015423119</text:p>
          </table:table-cell>
          <table:table-cell table:formula="of:=AVERAGE([.C19:.C28])" office:value-type="float" office:value="-0.138057975737674" calcext:value-type="float">
            <text:p>-0.1380579757</text:p>
          </table:table-cell>
          <table:table-cell table:formula="of:=AVERAGE([.D19:.D28])" office:value-type="float" office:value="0.0240601663524285" calcext:value-type="float">
            <text:p>0.0240601664</text:p>
          </table:table-cell>
          <table:table-cell table:formula="of:=AVERAGE([.E19:.E28])" office:value-type="float" office:value="0.00206339576805476" calcext:value-type="float">
            <text:p>0.0020633958</text:p>
          </table:table-cell>
          <table:table-cell table:formula="of:=AVERAGE([.F19:.F28])" office:value-type="float" office:value="0.171974626877345" calcext:value-type="float">
            <text:p>0.1719746269</text:p>
          </table:table-cell>
          <table:table-cell/>
          <table:table-cell office:value-type="float" office:value="0.0155487608898939" calcext:value-type="float">
            <text:p>0.0155487609</text:p>
          </table:table-cell>
          <table:table-cell office:value-type="float" office:value="0.00102429482896951" calcext:value-type="float">
            <text:p>0.0010242948</text:p>
          </table:table-cell>
          <table:table-cell office:value-type="float" office:value="-0.0499495200073059" calcext:value-type="float">
            <text:p>-0.04994952</text:p>
          </table:table-cell>
          <table:table-cell office:value-type="float" office:value="0.0361240251921117" calcext:value-type="float">
            <text:p>0.0361240252</text:p>
          </table:table-cell>
          <table:table-cell office:value-type="float" office:value="0.00513445048127323" calcext:value-type="float">
            <text:p>0.0051344505</text:p>
          </table:table-cell>
          <table:table-cell office:value-type="float" office:value="0.0954067781567574" calcext:value-type="float">
            <text:p>0.0954067782</text:p>
          </table:table-cell>
          <table:table-cell/>
          <table:table-cell table:formula="of:=AVERAGE([.O19:.O28])" office:value-type="float" office:value="0.0130108899460409" calcext:value-type="float">
            <text:p>0.0130108899</text:p>
          </table:table-cell>
          <table:table-cell table:formula="of:=AVERAGE([.P19:.P28])" office:value-type="float" office:value="0.00142027201884671" calcext:value-type="float">
            <text:p>0.001420272</text:p>
          </table:table-cell>
          <table:table-cell table:formula="of:=AVERAGE([.Q19:.Q28])" office:value-type="float" office:value="-0.0822012439598095" calcext:value-type="float">
            <text:p>-0.082201244</text:p>
          </table:table-cell>
          <table:table-cell table:formula="of:=AVERAGE([.R19:.R28])" office:value-type="float" office:value="0.0423877662513405" calcext:value-type="float">
            <text:p>0.0423877663</text:p>
          </table:table-cell>
          <table:table-cell table:formula="of:=AVERAGE([.S19:.S28])" office:value-type="float" office:value="0.00505705945077352" calcext:value-type="float">
            <text:p>0.0050570595</text:p>
          </table:table-cell>
          <table:table-cell table:formula="of:=AVERAGE([.T19:.T28])" office:value-type="float" office:value="0.105002176881535" calcext:value-type="float">
            <text:p>0.1050021769</text:p>
          </table:table-cell>
        </table:table-row>
        <table:table-row table:style-name="ro1">
          <table:table-cell office:value-type="float" office:value="0.018623485738781" calcext:value-type="float">
            <text:p>0.0186234857</text:p>
          </table:table-cell>
          <table:table-cell office:value-type="float" office:value="0.00126003524545408" calcext:value-type="float">
            <text:p>0.0012600352</text:p>
          </table:table-cell>
          <table:table-cell office:value-type="float" office:value="-0.244061804628008" calcext:value-type="float">
            <text:p>-0.2440618046</text:p>
          </table:table-cell>
          <table:table-cell office:value-type="float" office:value="0.0155201713321731" calcext:value-type="float">
            <text:p>0.0155201713</text:p>
          </table:table-cell>
          <table:table-cell office:value-type="float" office:value="0.00190177584299818" calcext:value-type="float">
            <text:p>0.0019017758</text:p>
          </table:table-cell>
          <table:table-cell office:value-type="float" office:value="0.162476649787277" calcext:value-type="float">
            <text:p>0.1624766498</text:p>
          </table:table-cell>
          <table:table-cell/>
          <table:table-cell table:formula="of:=AVERAGE([.A20:.A29])" office:value-type="float" office:value="0.0197782085421904" calcext:value-type="float">
            <text:p>0.0197782085</text:p>
          </table:table-cell>
          <table:table-cell table:formula="of:=AVERAGE([.B20:.B29])" office:value-type="float" office:value="0.00144417891980162" calcext:value-type="float">
            <text:p>0.0014441789</text:p>
          </table:table-cell>
          <table:table-cell table:formula="of:=AVERAGE([.C20:.C29])" office:value-type="float" office:value="-0.181310303487148" calcext:value-type="float">
            <text:p>-0.1813103035</text:p>
          </table:table-cell>
          <table:table-cell table:formula="of:=AVERAGE([.D20:.D29])" office:value-type="float" office:value="0.0236208152235486" calcext:value-type="float">
            <text:p>0.0236208152</text:p>
          </table:table-cell>
          <table:table-cell table:formula="of:=AVERAGE([.E20:.E29])" office:value-type="float" office:value="0.00207148956891615" calcext:value-type="float">
            <text:p>0.0020714896</text:p>
          </table:table-cell>
          <table:table-cell table:formula="of:=AVERAGE([.F20:.F29])" office:value-type="float" office:value="0.170288301357068" calcext:value-type="float">
            <text:p>0.1702883014</text:p>
          </table:table-cell>
          <table:table-cell/>
          <table:table-cell office:value-type="float" office:value="0.0128722411745011" calcext:value-type="float">
            <text:p>0.0128722412</text:p>
          </table:table-cell>
          <table:table-cell office:value-type="float" office:value="0.0013612312472709" calcext:value-type="float">
            <text:p>0.0013612312</text:p>
          </table:table-cell>
          <table:table-cell office:value-type="float" office:value="-0.135684367445567" calcext:value-type="float">
            <text:p>-0.1356843674</text:p>
          </table:table-cell>
          <table:table-cell office:value-type="float" office:value="0.0332117235753685" calcext:value-type="float">
            <text:p>0.0332117236</text:p>
          </table:table-cell>
          <table:table-cell office:value-type="float" office:value="0.00555297501850873" calcext:value-type="float">
            <text:p>0.005552975</text:p>
          </table:table-cell>
          <table:table-cell office:value-type="float" office:value="0.0666234528645873" calcext:value-type="float">
            <text:p>0.0666234529</text:p>
          </table:table-cell>
          <table:table-cell/>
          <table:table-cell table:formula="of:=AVERAGE([.O20:.O29])" office:value-type="float" office:value="0.0126863832324666" calcext:value-type="float">
            <text:p>0.0126863832</text:p>
          </table:table-cell>
          <table:table-cell table:formula="of:=AVERAGE([.P20:.P29])" office:value-type="float" office:value="0.0014545567957826" calcext:value-type="float">
            <text:p>0.0014545568</text:p>
          </table:table-cell>
          <table:table-cell table:formula="of:=AVERAGE([.Q20:.Q29])" office:value-type="float" office:value="-0.0827818381719881" calcext:value-type="float">
            <text:p>-0.0827818382</text:p>
          </table:table-cell>
          <table:table-cell table:formula="of:=AVERAGE([.R20:.R29])" office:value-type="float" office:value="0.0417465954320505" calcext:value-type="float">
            <text:p>0.0417465954</text:p>
          </table:table-cell>
          <table:table-cell table:formula="of:=AVERAGE([.S20:.S29])" office:value-type="float" office:value="0.00511985270888545" calcext:value-type="float">
            <text:p>0.0051198527</text:p>
          </table:table-cell>
          <table:table-cell table:formula="of:=AVERAGE([.T20:.T29])" office:value-type="float" office:value="0.101228105489863" calcext:value-type="float">
            <text:p>0.1012281055</text:p>
          </table:table-cell>
        </table:table-row>
        <table:table-row table:style-name="ro1">
          <table:table-cell office:value-type="float" office:value="0.0210497211275712" calcext:value-type="float">
            <text:p>0.0210497211</text:p>
          </table:table-cell>
          <table:table-cell office:value-type="float" office:value="0.00174910467816595" calcext:value-type="float">
            <text:p>0.0017491047</text:p>
          </table:table-cell>
          <table:table-cell office:value-type="float" office:value="-0.562765966847245" calcext:value-type="float">
            <text:p>-0.5627659668</text:p>
          </table:table-cell>
          <table:table-cell office:value-type="float" office:value="0.029065649677068" calcext:value-type="float">
            <text:p>0.0290656497</text:p>
          </table:table-cell>
          <table:table-cell office:value-type="float" office:value="0.00196182067738846" calcext:value-type="float">
            <text:p>0.0019618207</text:p>
          </table:table-cell>
          <table:table-cell office:value-type="float" office:value="0.190730542317033" calcext:value-type="float">
            <text:p>0.1907305423</text:p>
          </table:table-cell>
          <table:table-cell/>
          <table:table-cell table:formula="of:=AVERAGE([.A21:.A30])" office:value-type="float" office:value="0.0201338028497852" calcext:value-type="float">
            <text:p>0.0201338028</text:p>
          </table:table-cell>
          <table:table-cell table:formula="of:=AVERAGE([.B21:.B30])" office:value-type="float" office:value="0.00151095294994807" calcext:value-type="float">
            <text:p>0.0015109529</text:p>
          </table:table-cell>
          <table:table-cell table:formula="of:=AVERAGE([.C21:.C30])" office:value-type="float" office:value="-0.224599428962931" calcext:value-type="float">
            <text:p>-0.224599429</text:p>
          </table:table-cell>
          <table:table-cell table:formula="of:=AVERAGE([.D21:.D30])" office:value-type="float" office:value="0.024147360122297" calcext:value-type="float">
            <text:p>0.0241473601</text:p>
          </table:table-cell>
          <table:table-cell table:formula="of:=AVERAGE([.E21:.E30])" office:value-type="float" office:value="0.00206203384499531" calcext:value-type="float">
            <text:p>0.0020620338</text:p>
          </table:table-cell>
          <table:table-cell table:formula="of:=AVERAGE([.F21:.F30])" office:value-type="float" office:value="0.171111202971078" calcext:value-type="float">
            <text:p>0.171111203</text:p>
          </table:table-cell>
          <table:table-cell/>
          <table:table-cell office:value-type="float" office:value="0.0119492577083964" calcext:value-type="float">
            <text:p>0.0119492577</text:p>
          </table:table-cell>
          <table:table-cell office:value-type="float" office:value="0.00341517468489732" calcext:value-type="float">
            <text:p>0.0034151747</text:p>
          </table:table-cell>
          <table:table-cell office:value-type="float" office:value="-0.316795828091831" calcext:value-type="float">
            <text:p>-0.3167958281</text:p>
          </table:table-cell>
          <table:table-cell office:value-type="float" office:value="0.0552050577476621" calcext:value-type="float">
            <text:p>0.0552050577</text:p>
          </table:table-cell>
          <table:table-cell office:value-type="float" office:value="0.0109217720106244" calcext:value-type="float">
            <text:p>0.010921772</text:p>
          </table:table-cell>
          <table:table-cell office:value-type="float" office:value="0.0292636787518859" calcext:value-type="float">
            <text:p>0.0292636788</text:p>
          </table:table-cell>
          <table:table-cell/>
          <table:table-cell table:formula="of:=AVERAGE([.O21:.O30])" office:value-type="float" office:value="0.0129348590248269" calcext:value-type="float">
            <text:p>0.012934859</text:p>
          </table:table-cell>
          <table:table-cell table:formula="of:=AVERAGE([.P21:.P30])" office:value-type="float" office:value="0.00167036428984821" calcext:value-type="float">
            <text:p>0.0016703643</text:p>
          </table:table-cell>
          <table:table-cell table:formula="of:=AVERAGE([.Q21:.Q30])" office:value-type="float" office:value="-0.121349264397998" calcext:value-type="float">
            <text:p>-0.1213492644</text:p>
          </table:table-cell>
          <table:table-cell table:formula="of:=AVERAGE([.R21:.R30])" office:value-type="float" office:value="0.0424886094452813" calcext:value-type="float">
            <text:p>0.0424886094</text:p>
          </table:table-cell>
          <table:table-cell table:formula="of:=AVERAGE([.S21:.S30])" office:value-type="float" office:value="0.00569834530702792" calcext:value-type="float">
            <text:p>0.0056983453</text:p>
          </table:table-cell>
          <table:table-cell table:formula="of:=AVERAGE([.T21:.T30])" office:value-type="float" office:value="0.0932033576525282" calcext:value-type="float">
            <text:p>0.0932033577</text:p>
          </table:table-cell>
        </table:table-row>
        <table:table-row table:style-name="ro1">
          <table:table-cell office:value-type="float" office:value="0.0148860223407547" calcext:value-type="float">
            <text:p>0.0148860223</text:p>
          </table:table-cell>
          <table:table-cell office:value-type="float" office:value="0.00165388605569328" calcext:value-type="float">
            <text:p>0.0016538861</text:p>
          </table:table-cell>
          <table:table-cell office:value-type="float" office:value="-0.258136246959607" calcext:value-type="float">
            <text:p>-0.258136247</text:p>
          </table:table-cell>
          <table:table-cell office:value-type="float" office:value="0.0273622662294656" calcext:value-type="float">
            <text:p>0.0273622662</text:p>
          </table:table-cell>
          <table:table-cell office:value-type="float" office:value="0.00189111586369108" calcext:value-type="float">
            <text:p>0.0018911159</text:p>
          </table:table-cell>
          <table:table-cell office:value-type="float" office:value="0.191070728003979" calcext:value-type="float">
            <text:p>0.191070728</text:p>
          </table:table-cell>
          <table:table-cell/>
          <table:table-cell table:formula="of:=AVERAGE([.A22:.A31])" office:value-type="float" office:value="0.0199072021179247" calcext:value-type="float">
            <text:p>0.0199072021</text:p>
          </table:table-cell>
          <table:table-cell table:formula="of:=AVERAGE([.B22:.B31])" office:value-type="float" office:value="0.00147077527818519" calcext:value-type="float">
            <text:p>0.0014707753</text:p>
          </table:table-cell>
          <table:table-cell table:formula="of:=AVERAGE([.C22:.C31])" office:value-type="float" office:value="-0.268535080835654" calcext:value-type="float">
            <text:p>-0.2685350808</text:p>
          </table:table-cell>
          <table:table-cell table:formula="of:=AVERAGE([.D22:.D31])" office:value-type="float" office:value="0.0243334541865625" calcext:value-type="float">
            <text:p>0.0243334542</text:p>
          </table:table-cell>
          <table:table-cell table:formula="of:=AVERAGE([.E22:.E31])" office:value-type="float" office:value="0.00203648549708305" calcext:value-type="float">
            <text:p>0.0020364855</text:p>
          </table:table-cell>
          <table:table-cell table:formula="of:=AVERAGE([.F22:.F31])" office:value-type="float" office:value="0.172397071467713" calcext:value-type="float">
            <text:p>0.1723970715</text:p>
          </table:table-cell>
          <table:table-cell/>
          <table:table-cell office:value-type="float" office:value="0.0088444049369156" calcext:value-type="float">
            <text:p>0.0088444049</text:p>
          </table:table-cell>
          <table:table-cell office:value-type="float" office:value="0.00283716104628717" calcext:value-type="float">
            <text:p>0.002837161</text:p>
          </table:table-cell>
          <table:table-cell office:value-type="float" office:value="-0.0649580956795885" calcext:value-type="float">
            <text:p>-0.0649580957</text:p>
          </table:table-cell>
          <table:table-cell office:value-type="float" office:value="0.0459735881537199" calcext:value-type="float">
            <text:p>0.0459735882</text:p>
          </table:table-cell>
          <table:table-cell office:value-type="float" office:value="0.00916947640944272" calcext:value-type="float">
            <text:p>0.0091694764</text:p>
          </table:table-cell>
          <table:table-cell office:value-type="float" office:value="0.0586080603301525" calcext:value-type="float">
            <text:p>0.0586080603</text:p>
          </table:table-cell>
          <table:table-cell/>
          <table:table-cell table:formula="of:=AVERAGE([.O22:.O31])" office:value-type="float" office:value="0.0125443919196334" calcext:value-type="float">
            <text:p>0.0125443919</text:p>
          </table:table-cell>
          <table:table-cell table:formula="of:=AVERAGE([.P22:.P31])" office:value-type="float" office:value="0.00182450770180299" calcext:value-type="float">
            <text:p>0.0018245077</text:p>
          </table:table-cell>
          <table:table-cell table:formula="of:=AVERAGE([.Q22:.Q31])" office:value-type="float" office:value="-0.110403861830958" calcext:value-type="float">
            <text:p>-0.1104038618</text:p>
          </table:table-cell>
          <table:table-cell table:formula="of:=AVERAGE([.R22:.R31])" office:value-type="float" office:value="0.0430040587252006" calcext:value-type="float">
            <text:p>0.0430040587</text:p>
          </table:table-cell>
          <table:table-cell table:formula="of:=AVERAGE([.S22:.S31])" office:value-type="float" office:value="0.00612227732664906" calcext:value-type="float">
            <text:p>0.0061222773</text:p>
          </table:table-cell>
          <table:table-cell table:formula="of:=AVERAGE([.T22:.T31])" office:value-type="float" office:value="0.0880963147885632" calcext:value-type="float">
            <text:p>0.0880963148</text:p>
          </table:table-cell>
        </table:table-row>
        <table:table-row table:style-name="ro1">
          <table:table-cell office:value-type="float" office:value="0.0258555605975337" calcext:value-type="float">
            <text:p>0.0258555606</text:p>
          </table:table-cell>
          <table:table-cell office:value-type="float" office:value="0.00146475039679451" calcext:value-type="float">
            <text:p>0.0014647504</text:p>
          </table:table-cell>
          <table:table-cell office:value-type="float" office:value="-0.112050226405768" calcext:value-type="float">
            <text:p>-0.1120502264</text:p>
          </table:table-cell>
          <table:table-cell office:value-type="float" office:value="0.0334066855721176" calcext:value-type="float">
            <text:p>0.0334066856</text:p>
          </table:table-cell>
          <table:table-cell office:value-type="float" office:value="0.00250776936300099" calcext:value-type="float">
            <text:p>0.0025077694</text:p>
          </table:table-cell>
          <table:table-cell office:value-type="float" office:value="0.168359539657831" calcext:value-type="float">
            <text:p>0.1683595397</text:p>
          </table:table-cell>
          <table:table-cell/>
          <table:table-cell table:formula="of:=AVERAGE([.A23:.A32])" office:value-type="float" office:value="0.0206319879735319" calcext:value-type="float">
            <text:p>0.020631988</text:p>
          </table:table-cell>
          <table:table-cell table:formula="of:=AVERAGE([.B23:.B32])" office:value-type="float" office:value="0.00149875618196602" calcext:value-type="float">
            <text:p>0.0014987562</text:p>
          </table:table-cell>
          <table:table-cell table:formula="of:=AVERAGE([.C23:.C32])" office:value-type="float" office:value="-0.266193231502569" calcext:value-type="float">
            <text:p>-0.2661932315</text:p>
          </table:table-cell>
          <table:table-cell table:formula="of:=AVERAGE([.D23:.D32])" office:value-type="float" office:value="0.0247379726893269" calcext:value-type="float">
            <text:p>0.0247379727</text:p>
          </table:table-cell>
          <table:table-cell table:formula="of:=AVERAGE([.E23:.E32])" office:value-type="float" office:value="0.00207349953037919" calcext:value-type="float">
            <text:p>0.0020734995</text:p>
          </table:table-cell>
          <table:table-cell table:formula="of:=AVERAGE([.F23:.F32])" office:value-type="float" office:value="0.170606629075483" calcext:value-type="float">
            <text:p>0.1706066291</text:p>
          </table:table-cell>
          <table:table-cell/>
          <table:table-cell office:value-type="float" office:value="0.0132918525467863" calcext:value-type="float">
            <text:p>0.0132918525</text:p>
          </table:table-cell>
          <table:table-cell office:value-type="float" office:value="0.00376533928479826" calcext:value-type="float">
            <text:p>0.0037653393</text:p>
          </table:table-cell>
          <table:table-cell office:value-type="float" office:value="-0.101914778991975" calcext:value-type="float">
            <text:p>-0.101914779</text:p>
          </table:table-cell>
          <table:table-cell office:value-type="float" office:value="0.0533887885510922" calcext:value-type="float">
            <text:p>0.0533887886</text:p>
          </table:table-cell>
          <table:table-cell office:value-type="float" office:value="0.0100149493897334" calcext:value-type="float">
            <text:p>0.0100149494</text:p>
          </table:table-cell>
          <table:table-cell office:value-type="float" office:value="0.0467907741200179" calcext:value-type="float">
            <text:p>0.0467907741</text:p>
          </table:table-cell>
          <table:table-cell/>
          <table:table-cell table:formula="of:=AVERAGE([.O23:.O32])" office:value-type="float" office:value="0.0125579006928267" calcext:value-type="float">
            <text:p>0.0125579007</text:p>
          </table:table-cell>
          <table:table-cell table:formula="of:=AVERAGE([.P23:.P32])" office:value-type="float" office:value="0.00206279036253368" calcext:value-type="float">
            <text:p>0.0020627904</text:p>
          </table:table-cell>
          <table:table-cell table:formula="of:=AVERAGE([.Q23:.Q32])" office:value-type="float" office:value="-0.0790419944332566" calcext:value-type="float">
            <text:p>-0.0790419944</text:p>
          </table:table-cell>
          <table:table-cell table:formula="of:=AVERAGE([.R23:.R32])" office:value-type="float" office:value="0.0439811539417133" calcext:value-type="float">
            <text:p>0.0439811539</text:p>
          </table:table-cell>
          <table:table-cell table:formula="of:=AVERAGE([.S23:.S32])" office:value-type="float" office:value="0.00662387682008557" calcext:value-type="float">
            <text:p>0.0066238768</text:p>
          </table:table-cell>
          <table:table-cell table:formula="of:=AVERAGE([.T23:.T32])" office:value-type="float" office:value="0.0821185477112885" calcext:value-type="float">
            <text:p>0.0821185477</text:p>
          </table:table-cell>
        </table:table-row>
        <table:table-row table:style-name="ro1">
          <table:table-cell office:value-type="float" office:value="0.0156105268132366" calcext:value-type="float">
            <text:p>0.0156105268</text:p>
          </table:table-cell>
          <table:table-cell office:value-type="float" office:value="0.00156569640575242" calcext:value-type="float">
            <text:p>0.0015656964</text:p>
          </table:table-cell>
          <table:table-cell office:value-type="float" office:value="0.0266130725649709" calcext:value-type="float">
            <text:p>0.0266130726</text:p>
          </table:table-cell>
          <table:table-cell office:value-type="float" office:value="0.00883862006012351" calcext:value-type="float">
            <text:p>0.0088386201</text:p>
          </table:table-cell>
          <table:table-cell office:value-type="float" office:value="0.0044400890939869" calcext:value-type="float">
            <text:p>0.0044400891</text:p>
          </table:table-cell>
          <table:table-cell office:value-type="float" office:value="-0.00915079123806208" calcext:value-type="float">
            <text:p>-0.0091507912</text:p>
          </table:table-cell>
          <table:table-cell/>
          <table:table-cell table:formula="of:=AVERAGE([.A24:.A33])" office:value-type="float" office:value="0.0197664265329937" calcext:value-type="float">
            <text:p>0.0197664265</text:p>
          </table:table-cell>
          <table:table-cell table:formula="of:=AVERAGE([.B24:.B33])" office:value-type="float" office:value="0.00151545458507605" calcext:value-type="float">
            <text:p>0.0015154546</text:p>
          </table:table-cell>
          <table:table-cell table:formula="of:=AVERAGE([.C24:.C33])" office:value-type="float" office:value="-0.22078775708566" calcext:value-type="float">
            <text:p>-0.2207877571</text:p>
          </table:table-cell>
          <table:table-cell table:formula="of:=AVERAGE([.D24:.D33])" office:value-type="float" office:value="0.0230786581197754" calcext:value-type="float">
            <text:p>0.0230786581</text:p>
          </table:table-cell>
          <table:table-cell table:formula="of:=AVERAGE([.E24:.E33])" office:value-type="float" office:value="0.0023299176353612" calcext:value-type="float">
            <text:p>0.0023299176</text:p>
          </table:table-cell>
          <table:table-cell table:formula="of:=AVERAGE([.F24:.F33])" office:value-type="float" office:value="0.15097428832436" calcext:value-type="float">
            <text:p>0.1509742883</text:p>
          </table:table-cell>
          <table:table-cell/>
          <table:table-cell office:value-type="float" office:value="0.011889749758032" calcext:value-type="float">
            <text:p>0.0118897498</text:p>
          </table:table-cell>
          <table:table-cell office:value-type="float" office:value="0.00310480774142047" calcext:value-type="float">
            <text:p>0.0031048077</text:p>
          </table:table-cell>
          <table:table-cell office:value-type="float" office:value="-0.128249789865185" calcext:value-type="float">
            <text:p>-0.1282497899</text:p>
          </table:table-cell>
          <table:table-cell office:value-type="float" office:value="0.0420025097206235" calcext:value-type="float">
            <text:p>0.0420025097</text:p>
          </table:table-cell>
          <table:table-cell office:value-type="float" office:value="0.00905165607109666" calcext:value-type="float">
            <text:p>0.0090516561</text:p>
          </table:table-cell>
          <table:table-cell office:value-type="float" office:value="0.0596028961706907" calcext:value-type="float">
            <text:p>0.0596028962</text:p>
          </table:table-cell>
          <table:table-cell/>
          <table:table-cell table:formula="of:=AVERAGE([.O24:.O33])" office:value-type="float" office:value="0.0127916226964841" calcext:value-type="float">
            <text:p>0.0127916227</text:p>
          </table:table-cell>
          <table:table-cell table:formula="of:=AVERAGE([.P24:.P33])" office:value-type="float" office:value="0.00218933345382676" calcext:value-type="float">
            <text:p>0.0021893335</text:p>
          </table:table-cell>
          <table:table-cell table:formula="of:=AVERAGE([.Q24:.Q33])" office:value-type="float" office:value="-0.114746697010793" calcext:value-type="float">
            <text:p>-0.114746697</text:p>
          </table:table-cell>
          <table:table-cell table:formula="of:=AVERAGE([.R24:.R33])" office:value-type="float" office:value="0.0440960598317906" calcext:value-type="float">
            <text:p>0.0440960598</text:p>
          </table:table-cell>
          <table:table-cell table:formula="of:=AVERAGE([.S24:.S33])" office:value-type="float" office:value="0.00701879399712198" calcext:value-type="float">
            <text:p>0.007018794</text:p>
          </table:table-cell>
          <table:table-cell table:formula="of:=AVERAGE([.T24:.T33])" office:value-type="float" office:value="0.0778075117140543" calcext:value-type="float">
            <text:p>0.0778075117</text:p>
          </table:table-cell>
        </table:table-row>
        <table:table-row table:style-name="ro1">
          <table:table-cell office:value-type="float" office:value="0.0158494874677878" calcext:value-type="float">
            <text:p>0.0158494875</text:p>
          </table:table-cell>
          <table:table-cell office:value-type="float" office:value="0.00166754601925878" calcext:value-type="float">
            <text:p>0.001667546</text:p>
          </table:table-cell>
          <table:table-cell office:value-type="float" office:value="-0.0505577427002422" calcext:value-type="float">
            <text:p>-0.0505577427</text:p>
          </table:table-cell>
          <table:table-cell office:value-type="float" office:value="0.026024469640106" calcext:value-type="float">
            <text:p>0.0260244696</text:p>
          </table:table-cell>
          <table:table-cell office:value-type="float" office:value="0.00201552652870305" calcext:value-type="float">
            <text:p>0.0020155265</text:p>
          </table:table-cell>
          <table:table-cell office:value-type="float" office:value="0.184419901669025" calcext:value-type="float">
            <text:p>0.1844199017</text:p>
          </table:table-cell>
          <table:table-cell/>
          <table:table-cell table:formula="of:=AVERAGE([.A25:.A34])" office:value-type="float" office:value="0.0197277529942868" calcext:value-type="float">
            <text:p>0.019727753</text:p>
          </table:table-cell>
          <table:table-cell table:formula="of:=AVERAGE([.B25:.B34])" office:value-type="float" office:value="0.00156632969084669" calcext:value-type="float">
            <text:p>0.0015663297</text:p>
          </table:table-cell>
          <table:table-cell table:formula="of:=AVERAGE([.C25:.C34])" office:value-type="float" office:value="-0.180656066405899" calcext:value-type="float">
            <text:p>-0.1806560664</text:p>
          </table:table-cell>
          <table:table-cell table:formula="of:=AVERAGE([.D25:.D34])" office:value-type="float" office:value="0.0232680661603808" calcext:value-type="float">
            <text:p>0.0232680662</text:p>
          </table:table-cell>
          <table:table-cell table:formula="of:=AVERAGE([.E25:.E34])" office:value-type="float" office:value="0.00234415071812691" calcext:value-type="float">
            <text:p>0.0023441507</text:p>
          </table:table-cell>
          <table:table-cell table:formula="of:=AVERAGE([.F25:.F34])" office:value-type="float" office:value="0.150793675000314" calcext:value-type="float">
            <text:p>0.150793675</text:p>
          </table:table-cell>
          <table:table-cell/>
          <table:table-cell office:value-type="float" office:value="0.0139114320978771" calcext:value-type="float">
            <text:p>0.0139114321</text:p>
          </table:table-cell>
          <table:table-cell office:value-type="float" office:value="0.00362503328947098" calcext:value-type="float">
            <text:p>0.0036250333</text:p>
          </table:table-cell>
          <table:table-cell office:value-type="float" office:value="0.196892871378912" calcext:value-type="float">
            <text:p>0.1968928714</text:p>
          </table:table-cell>
          <table:table-cell office:value-type="float" office:value="0.0477418189868331" calcext:value-type="float">
            <text:p>0.047741819</text:p>
          </table:table-cell>
          <table:table-cell office:value-type="float" office:value="0.00923179797828198" calcext:value-type="float">
            <text:p>0.009231798</text:p>
          </table:table-cell>
          <table:table-cell office:value-type="float" office:value="0.0473317763302475" calcext:value-type="float">
            <text:p>0.0473317763</text:p>
          </table:table-cell>
          <table:table-cell/>
          <table:table-cell table:formula="of:=AVERAGE([.O25:.O34])" office:value-type="float" office:value="0.0126735763332631" calcext:value-type="float">
            <text:p>0.0126735763</text:p>
          </table:table-cell>
          <table:table-cell table:formula="of:=AVERAGE([.P25:.P34])" office:value-type="float" office:value="0.00238955291017596" calcext:value-type="float">
            <text:p>0.0023895529</text:p>
          </table:table-cell>
          <table:table-cell table:formula="of:=AVERAGE([.Q25:.Q34])" office:value-type="float" office:value="-0.112244294859843" calcext:value-type="float">
            <text:p>-0.1122442949</text:p>
          </table:table-cell>
          <table:table-cell table:formula="of:=AVERAGE([.R25:.R34])" office:value-type="float" office:value="0.0449136073840782" calcext:value-type="float">
            <text:p>0.0449136074</text:p>
          </table:table-cell>
          <table:table-cell table:formula="of:=AVERAGE([.S25:.S34])" office:value-type="float" office:value="0.00743259193957783" calcext:value-type="float">
            <text:p>0.0074325919</text:p>
          </table:table-cell>
          <table:table-cell table:formula="of:=AVERAGE([.T25:.T34])" office:value-type="float" office:value="0.0726029879646376" calcext:value-type="float">
            <text:p>0.072602988</text:p>
          </table:table-cell>
        </table:table-row>
        <table:table-row table:style-name="ro1">
          <table:table-cell office:value-type="float" office:value="0.0169798372270969" calcext:value-type="float">
            <text:p>0.0169798372</text:p>
          </table:table-cell>
          <table:table-cell office:value-type="float" office:value="0.00171063639915189" calcext:value-type="float">
            <text:p>0.0017106364</text:p>
          </table:table-cell>
          <table:table-cell office:value-type="float" office:value="0.0939779749701501" calcext:value-type="float">
            <text:p>0.093977975</text:p>
          </table:table-cell>
          <table:table-cell office:value-type="float" office:value="0.0447220666334033" calcext:value-type="float">
            <text:p>0.0447220666</text:p>
          </table:table-cell>
          <table:table-cell office:value-type="float" office:value="0.00253947217133827" calcext:value-type="float">
            <text:p>0.0025394722</text:p>
          </table:table-cell>
          <table:table-cell office:value-type="float" office:value="0.165979992225766" calcext:value-type="float">
            <text:p>0.1659799922</text:p>
          </table:table-cell>
          <table:table-cell/>
          <table:table-cell table:formula="of:=AVERAGE([.A26:.A35])" office:value-type="float" office:value="0.0196585698482104" calcext:value-type="float">
            <text:p>0.0196585698</text:p>
          </table:table-cell>
          <table:table-cell table:formula="of:=AVERAGE([.B26:.B35])" office:value-type="float" office:value="0.00158386004916665" calcext:value-type="float">
            <text:p>0.00158386</text:p>
          </table:table-cell>
          <table:table-cell table:formula="of:=AVERAGE([.C26:.C35])" office:value-type="float" office:value="-0.155461254626245" calcext:value-type="float">
            <text:p>-0.1554612546</text:p>
          </table:table-cell>
          <table:table-cell table:formula="of:=AVERAGE([.D26:.D35])" office:value-type="float" office:value="0.0255217661801726" calcext:value-type="float">
            <text:p>0.0255217662</text:p>
          </table:table-cell>
          <table:table-cell table:formula="of:=AVERAGE([.E26:.E35])" office:value-type="float" office:value="0.00241469889908331" calcext:value-type="float">
            <text:p>0.0024146989</text:p>
          </table:table-cell>
          <table:table-cell table:formula="of:=AVERAGE([.F26:.F35])" office:value-type="float" office:value="0.148864540385548" calcext:value-type="float">
            <text:p>0.1488645404</text:p>
          </table:table-cell>
          <table:table-cell/>
          <table:table-cell office:value-type="float" office:value="0.009032180961751" calcext:value-type="float">
            <text:p>0.009032181</text:p>
          </table:table-cell>
          <table:table-cell office:value-type="float" office:value="0.00241734945723314" calcext:value-type="float">
            <text:p>0.0024173495</text:p>
          </table:table-cell>
          <table:table-cell office:value-type="float" office:value="-0.00353083344565799" calcext:value-type="float">
            <text:p>-0.0035308334</text:p>
          </table:table-cell>
          <table:table-cell office:value-type="float" office:value="0.0449188800528646" calcext:value-type="float">
            <text:p>0.0449188801</text:p>
          </table:table-cell>
          <table:table-cell office:value-type="float" office:value="0.0089704112149775" calcext:value-type="float">
            <text:p>0.0089704112</text:p>
          </table:table-cell>
          <table:table-cell office:value-type="float" office:value="0.0635035662911832" calcext:value-type="float">
            <text:p>0.0635035663</text:p>
          </table:table-cell>
          <table:table-cell/>
          <table:table-cell table:formula="of:=AVERAGE([.O26:.O35])" office:value-type="float" office:value="0.0121946615565366" calcext:value-type="float">
            <text:p>0.0121946616</text:p>
          </table:table-cell>
          <table:table-cell table:formula="of:=AVERAGE([.P26:.P35])" office:value-type="float" office:value="0.00247706576005181" calcext:value-type="float">
            <text:p>0.0024770658</text:p>
          </table:table-cell>
          <table:table-cell table:formula="of:=AVERAGE([.Q26:.Q35])" office:value-type="float" office:value="-0.118982165277884" calcext:value-type="float">
            <text:p>-0.1189821653</text:p>
          </table:table-cell>
          <table:table-cell table:formula="of:=AVERAGE([.R26:.R35])" office:value-type="float" office:value="0.0448245750879869" calcext:value-type="float">
            <text:p>0.0448245751</text:p>
          </table:table-cell>
          <table:table-cell table:formula="of:=AVERAGE([.S26:.S35])" office:value-type="float" office:value="0.00780784639646299" calcext:value-type="float">
            <text:p>0.0078078464</text:p>
          </table:table-cell>
          <table:table-cell table:formula="of:=AVERAGE([.T26:.T35])" office:value-type="float" office:value="0.0684996925434098" calcext:value-type="float">
            <text:p>0.0684996925</text:p>
          </table:table-cell>
        </table:table-row>
        <table:table-row table:style-name="ro1">
          <table:table-cell office:value-type="float" office:value="0.0156235758941806" calcext:value-type="float">
            <text:p>0.0156235759</text:p>
          </table:table-cell>
          <table:table-cell office:value-type="float" office:value="0.00198805245256943" calcext:value-type="float">
            <text:p>0.0019880525</text:p>
          </table:table-cell>
          <table:table-cell office:value-type="float" office:value="-0.151485401204374" calcext:value-type="float">
            <text:p>-0.1514854012</text:p>
          </table:table-cell>
          <table:table-cell office:value-type="float" office:value="0.0264841639436781" calcext:value-type="float">
            <text:p>0.0264841639</text:p>
          </table:table-cell>
          <table:table-cell office:value-type="float" office:value="0.00504944170825184" calcext:value-type="float">
            <text:p>0.0050494417</text:p>
          </table:table-cell>
          <table:table-cell office:value-type="float" office:value="0.0791994751431048" calcext:value-type="float">
            <text:p>0.0791994751</text:p>
          </table:table-cell>
          <table:table-cell/>
          <table:table-cell table:formula="of:=AVERAGE([.A27:.A36])" office:value-type="float" office:value="0.0187749549142858" calcext:value-type="float">
            <text:p>0.0187749549</text:p>
          </table:table-cell>
          <table:table-cell table:formula="of:=AVERAGE([.B27:.B36])" office:value-type="float" office:value="0.00163476273698409" calcext:value-type="float">
            <text:p>0.0016347627</text:p>
          </table:table-cell>
          <table:table-cell table:formula="of:=AVERAGE([.C27:.C36])" office:value-type="float" office:value="-0.158521877505052" calcext:value-type="float">
            <text:p>-0.1585218775</text:p>
          </table:table-cell>
          <table:table-cell table:formula="of:=AVERAGE([.D27:.D36])" office:value-type="float" office:value="0.0256971089541912" calcext:value-type="float">
            <text:p>0.025697109</text:p>
          </table:table-cell>
          <table:table-cell table:formula="of:=AVERAGE([.E27:.E36])" office:value-type="float" office:value="0.00270788325608009" calcext:value-type="float">
            <text:p>0.0027078833</text:p>
          </table:table-cell>
          <table:table-cell table:formula="of:=AVERAGE([.F27:.F36])" office:value-type="float" office:value="0.14001086601289" calcext:value-type="float">
            <text:p>0.140010866</text:p>
          </table:table-cell>
          <table:table-cell/>
          <table:table-cell office:value-type="float" office:value="0.0122898502255772" calcext:value-type="float">
            <text:p>0.0122898502</text:p>
          </table:table-cell>
          <table:table-cell office:value-type="float" office:value="0.00397583247969552" calcext:value-type="float">
            <text:p>0.0039758325</text:p>
          </table:table-cell>
          <table:table-cell office:value-type="float" office:value="-0.075370230224166" calcext:value-type="float">
            <text:p>-0.0753702302</text:p>
          </table:table-cell>
          <table:table-cell office:value-type="float" office:value="0.0495231876149774" calcext:value-type="float">
            <text:p>0.0495231876</text:p>
          </table:table-cell>
          <table:table-cell office:value-type="float" office:value="0.00912994262762368" calcext:value-type="float">
            <text:p>0.0091299426</text:p>
          </table:table-cell>
          <table:table-cell office:value-type="float" office:value="0.0535406580544077" calcext:value-type="float">
            <text:p>0.0535406581</text:p>
          </table:table-cell>
          <table:table-cell/>
          <table:table-cell table:formula="of:=AVERAGE([.O27:.O36])" office:value-type="float" office:value="0.0122134526355693" calcext:value-type="float">
            <text:p>0.0122134526</text:p>
          </table:table-cell>
          <table:table-cell table:formula="of:=AVERAGE([.P27:.P36])" office:value-type="float" office:value="0.00272492782752662" calcext:value-type="float">
            <text:p>0.0027249278</text:p>
          </table:table-cell>
          <table:table-cell table:formula="of:=AVERAGE([.Q27:.Q36])" office:value-type="float" office:value="-0.0960134225142186" calcext:value-type="float">
            <text:p>-0.0960134225</text:p>
          </table:table-cell>
          <table:table-cell table:formula="of:=AVERAGE([.R27:.R36])" office:value-type="float" office:value="0.0451537093101069" calcext:value-type="float">
            <text:p>0.0451537093</text:p>
          </table:table-cell>
          <table:table-cell table:formula="of:=AVERAGE([.S27:.S36])" office:value-type="float" office:value="0.0082196181663312" calcext:value-type="float">
            <text:p>0.0082196182</text:p>
          </table:table-cell>
          <table:table-cell table:formula="of:=AVERAGE([.T27:.T36])" office:value-type="float" office:value="0.063056125267176" calcext:value-type="float">
            <text:p>0.0630561253</text:p>
          </table:table-cell>
        </table:table-row>
        <table:table-row table:style-name="ro1">
          <table:table-cell office:value-type="float" office:value="0.0223400993117479" calcext:value-type="float">
            <text:p>0.0223400993</text:p>
          </table:table-cell>
          <table:table-cell office:value-type="float" office:value="0.000897509662615638" calcext:value-type="float">
            <text:p>0.0008975097</text:p>
          </table:table-cell>
          <table:table-cell office:value-type="float" office:value="-0.593495176062933" calcext:value-type="float">
            <text:p>-0.5934951761</text:p>
          </table:table-cell>
          <table:table-cell office:value-type="float" office:value="0.00896799052134156" calcext:value-type="float">
            <text:p>0.0089679905</text:p>
          </table:table-cell>
          <table:table-cell office:value-type="float" office:value="0.00241752769215964" calcext:value-type="float">
            <text:p>0.0024175277</text:p>
          </table:table-cell>
          <table:table-cell office:value-type="float" office:value="0.0833516826853156" calcext:value-type="float">
            <text:p>0.0833516827</text:p>
          </table:table-cell>
          <table:table-cell/>
          <table:table-cell table:formula="of:=AVERAGE([.A28:.A37])" office:value-type="float" office:value="0.0184011976421479" calcext:value-type="float">
            <text:p>0.0184011976</text:p>
          </table:table-cell>
          <table:table-cell table:formula="of:=AVERAGE([.B28:.B37])" office:value-type="float" office:value="0.00153967250563558" calcext:value-type="float">
            <text:p>0.0015396725</text:p>
          </table:table-cell>
          <table:table-cell table:formula="of:=AVERAGE([.C28:.C37])" office:value-type="float" office:value="-0.196880143329365" calcext:value-type="float">
            <text:p>-0.1968801433</text:p>
          </table:table-cell>
          <table:table-cell table:formula="of:=AVERAGE([.D28:.D37])" office:value-type="float" office:value="0.0230199117353186" calcext:value-type="float">
            <text:p>0.0230199117</text:p>
          </table:table-cell>
          <table:table-cell table:formula="of:=AVERAGE([.E28:.E37])" office:value-type="float" office:value="0.00275127217435511" calcext:value-type="float">
            <text:p>0.0027512722</text:p>
          </table:table-cell>
          <table:table-cell table:formula="of:=AVERAGE([.F28:.F37])" office:value-type="float" office:value="0.129294479296077" calcext:value-type="float">
            <text:p>0.1292944793</text:p>
          </table:table-cell>
          <table:table-cell/>
          <table:table-cell office:value-type="float" office:value="0.0115295276219287" calcext:value-type="float">
            <text:p>0.0115295276</text:p>
          </table:table-cell>
          <table:table-cell office:value-type="float" office:value="0.00264429605825477" calcext:value-type="float">
            <text:p>0.0026442961</text:p>
          </table:table-cell>
          <table:table-cell office:value-type="float" office:value="-0.37381199381701" calcext:value-type="float">
            <text:p>-0.3738119938</text:p>
          </table:table-cell>
          <table:table-cell office:value-type="float" office:value="0.049878640845418" calcext:value-type="float">
            <text:p>0.0498786408</text:p>
          </table:table-cell>
          <table:table-cell office:value-type="float" office:value="0.00933223543688655" calcext:value-type="float">
            <text:p>0.0093322354</text:p>
          </table:table-cell>
          <table:table-cell office:value-type="float" office:value="0.0520303243538365" calcext:value-type="float">
            <text:p>0.0520303244</text:p>
          </table:table-cell>
          <table:table-cell/>
          <table:table-cell table:formula="of:=AVERAGE([.O28:.O37])" office:value-type="float" office:value="0.0121159257921659" calcext:value-type="float">
            <text:p>0.0121159258</text:p>
          </table:table-cell>
          <table:table-cell table:formula="of:=AVERAGE([.P28:.P37])" office:value-type="float" office:value="0.0028170520118298" calcext:value-type="float">
            <text:p>0.002817052</text:p>
          </table:table-cell>
          <table:table-cell table:formula="of:=AVERAGE([.Q28:.Q37])" office:value-type="float" office:value="-0.105337256618938" calcext:value-type="float">
            <text:p>-0.1053372566</text:p>
          </table:table-cell>
          <table:table-cell table:formula="of:=AVERAGE([.R28:.R37])" office:value-type="float" office:value="0.0457968220440671" calcext:value-type="float">
            <text:p>0.045796822</text:p>
          </table:table-cell>
          <table:table-cell table:formula="of:=AVERAGE([.S28:.S37])" office:value-type="float" office:value="0.00865096666384488" calcext:value-type="float">
            <text:p>0.0086509667</text:p>
          </table:table-cell>
          <table:table-cell table:formula="of:=AVERAGE([.T28:.T37])" office:value-type="float" office:value="0.0572701965423767" calcext:value-type="float">
            <text:p>0.0572701965</text:p>
          </table:table-cell>
        </table:table-row>
        <table:table-row table:style-name="ro1">
          <table:table-cell office:value-type="float" office:value="0.0148396754468777" calcext:value-type="float">
            <text:p>0.0148396754</text:p>
          </table:table-cell>
          <table:table-cell office:value-type="float" office:value="0.000759791890645049" calcext:value-type="float">
            <text:p>0.0007597919</text:p>
          </table:table-cell>
          <table:table-cell office:value-type="float" office:value="-0.479450544825419" calcext:value-type="float">
            <text:p>-0.4794505448</text:p>
          </table:table-cell>
          <table:table-cell office:value-type="float" office:value="0.016187953716144" calcext:value-type="float">
            <text:p>0.0161879537</text:p>
          </table:table-cell>
          <table:table-cell office:value-type="float" office:value="0.00187553702271543" calcext:value-type="float">
            <text:p>0.001875537</text:p>
          </table:table-cell>
          <table:table-cell office:value-type="float" office:value="0.167290245741606" calcext:value-type="float">
            <text:p>0.1672902457</text:p>
          </table:table-cell>
          <table:table-cell/>
          <table:table-cell table:formula="of:=AVERAGE([.A29:.A38])" office:value-type="float" office:value="0.0181657991965568" calcext:value-type="float">
            <text:p>0.0181657992</text:p>
          </table:table-cell>
          <table:table-cell table:formula="of:=AVERAGE([.B29:.B38])" office:value-type="float" office:value="0.0014717009206101" calcext:value-type="float">
            <text:p>0.0014717009</text:p>
          </table:table-cell>
          <table:table-cell table:formula="of:=AVERAGE([.C29:.C38])" office:value-type="float" office:value="-0.233141206209848" calcext:value-type="float">
            <text:p>-0.2331412062</text:p>
          </table:table-cell>
          <table:table-cell table:formula="of:=AVERAGE([.D29:.D38])" office:value-type="float" office:value="0.0236580037325621" calcext:value-type="float">
            <text:p>0.0236580037</text:p>
          </table:table-cell>
          <table:table-cell table:formula="of:=AVERAGE([.E29:.E38])" office:value-type="float" office:value="0.00266000759642338" calcext:value-type="float">
            <text:p>0.0026600076</text:p>
          </table:table-cell>
          <table:table-cell table:formula="of:=AVERAGE([.F29:.F38])" office:value-type="float" office:value="0.138372796599288" calcext:value-type="float">
            <text:p>0.1383727966</text:p>
          </table:table-cell>
          <table:table-cell/>
          <table:table-cell office:value-type="float" office:value="0.0126191034438528" calcext:value-type="float">
            <text:p>0.0126191034</text:p>
          </table:table-cell>
          <table:table-cell office:value-type="float" office:value="0.00318591382519184" calcext:value-type="float">
            <text:p>0.0031859138</text:p>
          </table:table-cell>
          <table:table-cell office:value-type="float" office:value="-0.143010938439737" calcext:value-type="float">
            <text:p>-0.1430109384</text:p>
          </table:table-cell>
          <table:table-cell office:value-type="float" office:value="0.0463262977078557" calcext:value-type="float">
            <text:p>0.0463262977</text:p>
          </table:table-cell>
          <table:table-cell office:value-type="float" office:value="0.00884483030531555" calcext:value-type="float">
            <text:p>0.0088448303</text:p>
          </table:table-cell>
          <table:table-cell office:value-type="float" office:value="0.0424639896024019" calcext:value-type="float">
            <text:p>0.0424639896</text:p>
          </table:table-cell>
          <table:table-cell/>
          <table:table-cell table:formula="of:=AVERAGE([.O29:.O38])" office:value-type="float" office:value="0.0118229600475618" calcext:value-type="float">
            <text:p>0.01182296</text:p>
          </table:table-cell>
          <table:table-cell table:formula="of:=AVERAGE([.P29:.P38])" office:value-type="float" office:value="0.00303321391145204" calcext:value-type="float">
            <text:p>0.0030332139</text:p>
          </table:table-cell>
          <table:table-cell table:formula="of:=AVERAGE([.Q29:.Q38])" office:value-type="float" office:value="-0.114643398462181" calcext:value-type="float">
            <text:p>-0.1146433985</text:p>
          </table:table-cell>
          <table:table-cell table:formula="of:=AVERAGE([.R29:.R38])" office:value-type="float" office:value="0.0468170492956415" calcext:value-type="float">
            <text:p>0.0468170493</text:p>
          </table:table-cell>
          <table:table-cell table:formula="of:=AVERAGE([.S29:.S38])" office:value-type="float" office:value="0.00902200464624912" calcext:value-type="float">
            <text:p>0.0090220046</text:p>
          </table:table-cell>
          <table:table-cell table:formula="of:=AVERAGE([.T29:.T38])" office:value-type="float" office:value="0.0519759176869411" calcext:value-type="float">
            <text:p>0.0519759177</text:p>
          </table:table-cell>
        </table:table-row>
        <table:table-row table:style-name="ro1">
          <table:table-cell office:value-type="float" office:value="0.012764039909114" calcext:value-type="float">
            <text:p>0.0127640399</text:p>
          </table:table-cell>
          <table:table-cell office:value-type="float" office:value="0.000774504193004354" calcext:value-type="float">
            <text:p>0.0007745042</text:p>
          </table:table-cell>
          <table:table-cell office:value-type="float" office:value="-0.175055317550584" calcext:value-type="float">
            <text:p>-0.1750553176</text:p>
          </table:table-cell>
          <table:table-cell office:value-type="float" office:value="0.0137215411290526" calcext:value-type="float">
            <text:p>0.0137215411</text:p>
          </table:table-cell>
          <table:table-cell office:value-type="float" office:value="0.00174524648464285" calcext:value-type="float">
            <text:p>0.0017452465</text:p>
          </table:table-cell>
          <table:table-cell office:value-type="float" office:value="0.164281668141484" calcext:value-type="float">
            <text:p>0.1642816681</text:p>
          </table:table-cell>
          <table:table-cell/>
          <table:table-cell table:formula="of:=AVERAGE([.A30:.A39])" office:value-type="float" office:value="0.0175798546135901" calcext:value-type="float">
            <text:p>0.0175798546</text:p>
          </table:table-cell>
          <table:table-cell table:formula="of:=AVERAGE([.B30:.B39])" office:value-type="float" office:value="0.00142314781536513" calcext:value-type="float">
            <text:p>0.0014231478</text:p>
          </table:table-cell>
          <table:table-cell table:formula="of:=AVERAGE([.C30:.C39])" office:value-type="float" office:value="-0.226240557502105" calcext:value-type="float">
            <text:p>-0.2262405575</text:p>
          </table:table-cell>
          <table:table-cell table:formula="of:=AVERAGE([.D30:.D39])" office:value-type="float" office:value="0.02347814071225" calcext:value-type="float">
            <text:p>0.0234781407</text:p>
          </table:table-cell>
          <table:table-cell table:formula="of:=AVERAGE([.E30:.E39])" office:value-type="float" office:value="0.00264435466058785" calcext:value-type="float">
            <text:p>0.0026443547</text:p>
          </table:table-cell>
          <table:table-cell table:formula="of:=AVERAGE([.F30:.F39])" office:value-type="float" office:value="0.138553298434708" calcext:value-type="float">
            <text:p>0.1385532984</text:p>
          </table:table-cell>
          <table:table-cell/>
          <table:table-cell office:value-type="float" office:value="0.012984138079257" calcext:value-type="float">
            <text:p>0.0129841381</text:p>
          </table:table-cell>
          <table:table-cell office:value-type="float" office:value="0.00297029958280622" calcext:value-type="float">
            <text:p>0.0029702996</text:p>
          </table:table-cell>
          <table:table-cell office:value-type="float" office:value="0.065292142336875" calcext:value-type="float">
            <text:p>0.0652921423</text:p>
          </table:table-cell>
          <table:table-cell office:value-type="float" office:value="0.0569877312518656" calcext:value-type="float">
            <text:p>0.0569877313</text:p>
          </table:table-cell>
          <table:table-cell office:value-type="float" office:value="0.009292321652174" calcext:value-type="float">
            <text:p>0.0092923217</text:p>
          </table:table-cell>
          <table:table-cell office:value-type="float" office:value="0.0587496720254421" calcext:value-type="float">
            <text:p>0.058749672</text:p>
          </table:table-cell>
          <table:table-cell/>
          <table:table-cell table:formula="of:=AVERAGE([.O30:.O39])" office:value-type="float" office:value="0.0118341497380374" calcext:value-type="float">
            <text:p>0.0118341497</text:p>
          </table:table-cell>
          <table:table-cell table:formula="of:=AVERAGE([.P30:.P39])" office:value-type="float" office:value="0.00319412074500557" calcext:value-type="float">
            <text:p>0.0031941207</text:p>
          </table:table-cell>
          <table:table-cell table:formula="of:=AVERAGE([.Q30:.Q39])" office:value-type="float" office:value="-0.0945457474839364" calcext:value-type="float">
            <text:p>-0.0945457475</text:p>
          </table:table-cell>
          <table:table-cell table:formula="of:=AVERAGE([.R30:.R39])" office:value-type="float" office:value="0.0491946500632912" calcext:value-type="float">
            <text:p>0.0491946501</text:p>
          </table:table-cell>
          <table:table-cell table:formula="of:=AVERAGE([.S30:.S39])" office:value-type="float" office:value="0.00939593930961564" calcext:value-type="float">
            <text:p>0.0093959393</text:p>
          </table:table-cell>
          <table:table-cell table:formula="of:=AVERAGE([.T30:.T39])" office:value-type="float" office:value="0.0511885396030266" calcext:value-type="float">
            <text:p>0.0511885396</text:p>
          </table:table-cell>
        </table:table-row>
        <table:table-row table:style-name="ro1">
          <table:table-cell office:value-type="float" office:value="0.012986885853577" calcext:value-type="float">
            <text:p>0.0129868859</text:p>
          </table:table-cell>
          <table:table-cell office:value-type="float" office:value="0.00203750223732714" calcext:value-type="float">
            <text:p>0.0020375022</text:p>
          </table:table-cell>
          <table:table-cell office:value-type="float" office:value="-0.262443410050288" calcext:value-type="float">
            <text:p>-0.2624434101</text:p>
          </table:table-cell>
          <table:table-cell office:value-type="float" office:value="0.0101060626795515" calcext:value-type="float">
            <text:p>0.0101060627</text:p>
          </table:table-cell>
          <table:table-cell office:value-type="float" office:value="0.00205602867645212" calcext:value-type="float">
            <text:p>0.0020560287</text:p>
          </table:table-cell>
          <table:table-cell office:value-type="float" office:value="0.112592517992016" calcext:value-type="float">
            <text:p>0.112592518</text:p>
          </table:table-cell>
          <table:table-cell/>
          <table:table-cell table:formula="of:=AVERAGE([.A31:.A40])" office:value-type="float" office:value="0.0167735710861907" calcext:value-type="float">
            <text:p>0.0167735711</text:p>
          </table:table-cell>
          <table:table-cell table:formula="of:=AVERAGE([.B31:.B40])" office:value-type="float" office:value="0.00145198757128125" calcext:value-type="float">
            <text:p>0.0014519876</text:p>
          </table:table-cell>
          <table:table-cell table:formula="of:=AVERAGE([.C31:.C40])" office:value-type="float" office:value="-0.19620830182241" calcext:value-type="float">
            <text:p>-0.1962083018</text:p>
          </table:table-cell>
          <table:table-cell table:formula="of:=AVERAGE([.D31:.D40])" office:value-type="float" office:value="0.0215821820124984" calcext:value-type="float">
            <text:p>0.021582182</text:p>
          </table:table-cell>
          <table:table-cell table:formula="of:=AVERAGE([.E31:.E40])" office:value-type="float" office:value="0.00265377546049422" calcext:value-type="float">
            <text:p>0.0026537755</text:p>
          </table:table-cell>
          <table:table-cell table:formula="of:=AVERAGE([.F31:.F40])" office:value-type="float" office:value="0.130739496002207" calcext:value-type="float">
            <text:p>0.130739496</text:p>
          </table:table-cell>
          <table:table-cell/>
          <table:table-cell office:value-type="float" office:value="0.0143807119725212" calcext:value-type="float">
            <text:p>0.014380712</text:p>
          </table:table-cell>
          <table:table-cell office:value-type="float" office:value="0.00395863616634848" calcext:value-type="float">
            <text:p>0.0039586362</text:p>
          </table:table-cell>
          <table:table-cell office:value-type="float" office:value="0.136119041113326" calcext:value-type="float">
            <text:p>0.1361190411</text:p>
          </table:table-cell>
          <table:table-cell office:value-type="float" office:value="0.0474860841408372" calcext:value-type="float">
            <text:p>0.0474860841</text:p>
          </table:table-cell>
          <table:table-cell office:value-type="float" office:value="0.00797588478308171" calcext:value-type="float">
            <text:p>0.0079758848</text:p>
          </table:table-cell>
          <table:table-cell office:value-type="float" office:value="0.0680884917266667" calcext:value-type="float">
            <text:p>0.0680884917</text:p>
          </table:table-cell>
          <table:table-cell/>
          <table:table-cell table:formula="of:=AVERAGE([.O31:.O40])" office:value-type="float" office:value="0.0120772951644499" calcext:value-type="float">
            <text:p>0.0120772952</text:p>
          </table:table-cell>
          <table:table-cell table:formula="of:=AVERAGE([.P31:.P40])" office:value-type="float" office:value="0.00324846689315068" calcext:value-type="float">
            <text:p>0.0032484669</text:p>
          </table:table-cell>
          <table:table-cell table:formula="of:=AVERAGE([.Q31:.Q40])" office:value-type="float" office:value="-0.0492542605634207" calcext:value-type="float">
            <text:p>-0.0492542606</text:p>
          </table:table-cell>
          <table:table-cell table:formula="of:=AVERAGE([.R31:.R40])" office:value-type="float" office:value="0.0484227527026087" calcext:value-type="float">
            <text:p>0.0484227527</text:p>
          </table:table-cell>
          <table:table-cell table:formula="of:=AVERAGE([.S31:.S40])" office:value-type="float" office:value="0.00910135058686137" calcext:value-type="float">
            <text:p>0.0091013506</text:p>
          </table:table-cell>
          <table:table-cell table:formula="of:=AVERAGE([.T31:.T40])" office:value-type="float" office:value="0.0550710209005047" calcext:value-type="float">
            <text:p>0.0550710209</text:p>
          </table:table-cell>
        </table:table-row>
        <table:table-row table:style-name="ro1">
          <table:table-cell office:value-type="float" office:value="0.0131050227399302" calcext:value-type="float">
            <text:p>0.0131050227</text:p>
          </table:table-cell>
          <table:table-cell office:value-type="float" office:value="0.000763812774292339" calcext:value-type="float">
            <text:p>0.0007638128</text:p>
          </table:table-cell>
          <table:table-cell office:value-type="float" office:value="0.470635638890626" calcext:value-type="float">
            <text:p>0.4706356389</text:p>
          </table:table-cell>
          <table:table-cell office:value-type="float" office:value="0.0113115311134607" calcext:value-type="float">
            <text:p>0.0113115311</text:p>
          </table:table-cell>
          <table:table-cell office:value-type="float" office:value="0.00199528866796754" calcext:value-type="float">
            <text:p>0.0019952887</text:p>
          </table:table-cell>
          <table:table-cell office:value-type="float" office:value="0.135335758700967" calcext:value-type="float">
            <text:p>0.1353357587</text:p>
          </table:table-cell>
          <table:table-cell/>
          <table:table-cell table:formula="of:=AVERAGE([.A32:.A41])" office:value-type="float" office:value="0.0165954711261083" calcext:value-type="float">
            <text:p>0.0165954711</text:p>
          </table:table-cell>
          <table:table-cell table:formula="of:=AVERAGE([.B32:.B41])" office:value-type="float" office:value="0.00136298024314116" calcext:value-type="float">
            <text:p>0.0013629802</text:p>
          </table:table-cell>
          <table:table-cell table:formula="of:=AVERAGE([.C32:.C41])" office:value-type="float" office:value="-0.123331113237386" calcext:value-type="float">
            <text:p>-0.1233311132</text:p>
          </table:table-cell>
          <table:table-cell table:formula="of:=AVERAGE([.D32:.D41])" office:value-type="float" office:value="0.0199771085008979" calcext:value-type="float">
            <text:p>0.0199771085</text:p>
          </table:table-cell>
          <table:table-cell table:formula="of:=AVERAGE([.E32:.E41])" office:value-type="float" office:value="0.00266419274092186" calcext:value-type="float">
            <text:p>0.0026641927</text:p>
          </table:table-cell>
          <table:table-cell table:formula="of:=AVERAGE([.F32:.F41])" office:value-type="float" office:value="0.125165999071905" calcext:value-type="float">
            <text:p>0.1251659991</text:p>
          </table:table-cell>
          <table:table-cell/>
          <table:table-cell office:value-type="float" office:value="0.012743436669494" calcext:value-type="float">
            <text:p>0.0127434367</text:p>
          </table:table-cell>
          <table:table-cell office:value-type="float" office:value="0.00377041688401425" calcext:value-type="float">
            <text:p>0.0037704169</text:p>
          </table:table-cell>
          <table:table-cell office:value-type="float" office:value="-0.0975459516521303" calcext:value-type="float">
            <text:p>-0.0975459517</text:p>
          </table:table-cell>
          <table:table-cell office:value-type="float" office:value="0.047109560482204" calcext:value-type="float">
            <text:p>0.0471095605</text:p>
          </table:table-cell>
          <table:table-cell office:value-type="float" office:value="0.00835946551524103" calcext:value-type="float">
            <text:p>0.0083594655</text:p>
          </table:table-cell>
          <table:table-cell office:value-type="float" office:value="0.0569067195057869" calcext:value-type="float">
            <text:p>0.0569067195</text:p>
          </table:table-cell>
          <table:table-cell/>
          <table:table-cell table:formula="of:=AVERAGE([.O32:.O41])" office:value-type="float" office:value="0.0124671983377077" calcext:value-type="float">
            <text:p>0.0124671983</text:p>
          </table:table-cell>
          <table:table-cell table:formula="of:=AVERAGE([.P32:.P41])" office:value-type="float" office:value="0.00334179247692339" calcext:value-type="float">
            <text:p>0.0033417925</text:p>
          </table:table-cell>
          <table:table-cell table:formula="of:=AVERAGE([.Q32:.Q41])" office:value-type="float" office:value="-0.0525130461606749" calcext:value-type="float">
            <text:p>-0.0525130462</text:p>
          </table:table-cell>
          <table:table-cell table:formula="of:=AVERAGE([.R32:.R41])" office:value-type="float" office:value="0.0485363499354571" calcext:value-type="float">
            <text:p>0.0485363499</text:p>
          </table:table-cell>
          <table:table-cell table:formula="of:=AVERAGE([.S32:.S41])" office:value-type="float" office:value="0.0090203494974412" calcext:value-type="float">
            <text:p>0.0090203495</text:p>
          </table:table-cell>
          <table:table-cell table:formula="of:=AVERAGE([.T32:.T41])" office:value-type="float" office:value="0.0549008868180681" calcext:value-type="float">
            <text:p>0.0549008868</text:p>
          </table:table-cell>
        </table:table-row>
        <table:table-row table:style-name="ro1">
          <table:table-cell office:value-type="float" office:value="0.00903731032560923" calcext:value-type="float">
            <text:p>0.0090373103</text:p>
          </table:table-cell>
          <table:table-cell office:value-type="float" office:value="0.000716442464323559" calcext:value-type="float">
            <text:p>0.0007164425</text:p>
          </table:table-cell>
          <table:table-cell office:value-type="float" office:value="0.0597263390421945" calcext:value-type="float">
            <text:p>0.059726339</text:p>
          </table:table-cell>
          <table:table-cell office:value-type="float" office:value="0.0125493407249451" calcext:value-type="float">
            <text:p>0.0125493407</text:p>
          </table:table-cell>
          <table:table-cell office:value-type="float" office:value="0.00176023734966293" calcext:value-type="float">
            <text:p>0.0017602373</text:p>
          </table:table-cell>
          <table:table-cell office:value-type="float" office:value="0.158390698581934" calcext:value-type="float">
            <text:p>0.1583906986</text:p>
          </table:table-cell>
          <table:table-cell/>
          <table:table-cell table:formula="of:=AVERAGE([.A33:.A42])" office:value-type="float" office:value="0.0149136460989158" calcext:value-type="float">
            <text:p>0.0149136461</text:p>
          </table:table-cell>
          <table:table-cell table:formula="of:=AVERAGE([.B33:.B42])" office:value-type="float" office:value="0.00128814944989406" calcext:value-type="float">
            <text:p>0.0012881494</text:p>
          </table:table-cell>
          <table:table-cell table:formula="of:=AVERAGE([.C33:.C42])" office:value-type="float" office:value="-0.10615345669259" calcext:value-type="float">
            <text:p>-0.1061534567</text:p>
          </table:table-cell>
          <table:table-cell table:formula="of:=AVERAGE([.D33:.D42])" office:value-type="float" office:value="0.0178913740161806" calcext:value-type="float">
            <text:p>0.017891374</text:p>
          </table:table-cell>
          <table:table-cell table:formula="of:=AVERAGE([.E33:.E42])" office:value-type="float" office:value="0.00258943953958806" calcext:value-type="float">
            <text:p>0.0025894395</text:p>
          </table:table-cell>
          <table:table-cell table:formula="of:=AVERAGE([.F33:.F42])" office:value-type="float" office:value="0.124169114964316" calcext:value-type="float">
            <text:p>0.124169115</text:p>
          </table:table-cell>
          <table:table-cell/>
          <table:table-cell office:value-type="float" office:value="0.014263803420971" calcext:value-type="float">
            <text:p>0.0142638034</text:p>
          </table:table-cell>
          <table:table-cell office:value-type="float" office:value="0.0025366981256141" calcext:value-type="float">
            <text:p>0.0025366981</text:p>
          </table:table-cell>
          <table:table-cell office:value-type="float" office:value="0.144241918833057" calcext:value-type="float">
            <text:p>0.1442419188</text:p>
          </table:table-cell>
          <table:table-cell office:value-type="float" office:value="0.0524528107605875" calcext:value-type="float">
            <text:p>0.0524528108</text:p>
          </table:table-cell>
          <table:table-cell office:value-type="float" office:value="0.00884681784082204" calcext:value-type="float">
            <text:p>0.0088468178</text:p>
          </table:table-cell>
          <table:table-cell office:value-type="float" office:value="0.0545775630511344" calcext:value-type="float">
            <text:p>0.0545775631</text:p>
          </table:table-cell>
          <table:table-cell/>
          <table:table-cell table:formula="of:=AVERAGE([.O33:.O42])" office:value-type="float" office:value="0.0125643934251262" calcext:value-type="float">
            <text:p>0.0125643934</text:p>
          </table:table-cell>
          <table:table-cell table:formula="of:=AVERAGE([.P33:.P42])" office:value-type="float" office:value="0.00321892836100498" calcext:value-type="float">
            <text:p>0.0032189284</text:p>
          </table:table-cell>
          <table:table-cell table:formula="of:=AVERAGE([.Q33:.Q42])" office:value-type="float" office:value="-0.0278973763781717" calcext:value-type="float">
            <text:p>-0.0278973764</text:p>
          </table:table-cell>
          <table:table-cell table:formula="of:=AVERAGE([.R33:.R42])" office:value-type="float" office:value="0.0484427521564066" calcext:value-type="float">
            <text:p>0.0484427522</text:p>
          </table:table-cell>
          <table:table-cell table:formula="of:=AVERAGE([.S33:.S42])" office:value-type="float" office:value="0.00890353634255007" calcext:value-type="float">
            <text:p>0.0089035363</text:p>
          </table:table-cell>
          <table:table-cell table:formula="of:=AVERAGE([.T33:.T42])" office:value-type="float" office:value="0.0556795657111798" calcext:value-type="float">
            <text:p>0.0556795657</text:p>
          </table:table-cell>
        </table:table-row>
        <table:table-row table:style-name="ro1">
          <table:table-cell office:value-type="float" office:value="0.0130670331922203" calcext:value-type="float">
            <text:p>0.0130670332</text:p>
          </table:table-cell>
          <table:table-cell office:value-type="float" office:value="0.000755099229969409" calcext:value-type="float">
            <text:p>0.0007550992</text:p>
          </table:table-cell>
          <table:table-cell office:value-type="float" office:value="-0.0551259429477924" calcext:value-type="float">
            <text:p>-0.0551259429</text:p>
          </table:table-cell>
          <table:table-cell office:value-type="float" office:value="0.0121946651721373" calcext:value-type="float">
            <text:p>0.0121946652</text:p>
          </table:table-cell>
          <table:table-cell office:value-type="float" office:value="0.0020095783402212" calcext:value-type="float">
            <text:p>0.0020095783</text:p>
          </table:table-cell>
          <table:table-cell office:value-type="float" office:value="0.143187377229333" calcext:value-type="float">
            <text:p>0.1431873772</text:p>
          </table:table-cell>
          <table:table-cell/>
          <table:table-cell table:formula="of:=AVERAGE([.A34:.A43])" office:value-type="float" office:value="0.0146592967368142" calcext:value-type="float">
            <text:p>0.0146592967</text:p>
          </table:table-cell>
          <table:table-cell table:formula="of:=AVERAGE([.B34:.B43])" office:value-type="float" office:value="0.00120708973231576" calcext:value-type="float">
            <text:p>0.0012070897</text:p>
          </table:table-cell>
          <table:table-cell table:formula="of:=AVERAGE([.C34:.C43])" office:value-type="float" office:value="-0.114327358243866" calcext:value-type="float">
            <text:p>-0.1143273582</text:p>
          </table:table-cell>
          <table:table-cell table:formula="of:=AVERAGE([.D34:.D43])" office:value-type="float" office:value="0.018226978527382" calcext:value-type="float">
            <text:p>0.0182269785</text:p>
          </table:table-cell>
          <table:table-cell table:formula="of:=AVERAGE([.E34:.E43])" office:value-type="float" office:value="0.00234638846421149" calcext:value-type="float">
            <text:p>0.0023463885</text:p>
          </table:table-cell>
          <table:table-cell table:formula="of:=AVERAGE([.F34:.F43])" office:value-type="float" office:value="0.139402931811055" calcext:value-type="float">
            <text:p>0.1394029318</text:p>
          </table:table-cell>
          <table:table-cell/>
          <table:table-cell office:value-type="float" office:value="0.0176756637571632" calcext:value-type="float">
            <text:p>0.0176756638</text:p>
          </table:table-cell>
          <table:table-cell office:value-type="float" office:value="0.0036012580179388" calcext:value-type="float">
            <text:p>0.003601258</text:p>
          </table:table-cell>
          <table:table-cell office:value-type="float" office:value="-0.253282642964217" calcext:value-type="float">
            <text:p>-0.253282643</text:p>
          </table:table-cell>
          <table:table-cell office:value-type="float" office:value="0.0503244625404477" calcext:value-type="float">
            <text:p>0.0503244625</text:p>
          </table:table-cell>
          <table:table-cell office:value-type="float" office:value="0.00876449642237276" calcext:value-type="float">
            <text:p>0.0087644964</text:p>
          </table:table-cell>
          <table:table-cell office:value-type="float" office:value="0.0510382037609816" calcext:value-type="float">
            <text:p>0.0510382038</text:p>
          </table:table-cell>
          <table:table-cell/>
          <table:table-cell table:formula="of:=AVERAGE([.O34:.O43])" office:value-type="float" office:value="0.0131429848250393" calcext:value-type="float">
            <text:p>0.0131429848</text:p>
          </table:table-cell>
          <table:table-cell table:formula="of:=AVERAGE([.P34:.P43])" office:value-type="float" office:value="0.00326857338865681" calcext:value-type="float">
            <text:p>0.0032685734</text:p>
          </table:table-cell>
          <table:table-cell table:formula="of:=AVERAGE([.Q34:.Q43])" office:value-type="float" office:value="-0.0404006616880749" calcext:value-type="float">
            <text:p>-0.0404006617</text:p>
          </table:table-cell>
          <table:table-cell table:formula="of:=AVERAGE([.R34:.R43])" office:value-type="float" office:value="0.0492749474383891" calcext:value-type="float">
            <text:p>0.0492749474</text:p>
          </table:table-cell>
          <table:table-cell table:formula="of:=AVERAGE([.S34:.S43])" office:value-type="float" office:value="0.00887482037767768" calcext:value-type="float">
            <text:p>0.0088748204</text:p>
          </table:table-cell>
          <table:table-cell table:formula="of:=AVERAGE([.T34:.T43])" office:value-type="float" office:value="0.0548230964702089" calcext:value-type="float">
            <text:p>0.0548230965</text:p>
          </table:table-cell>
        </table:table-row>
        <table:table-row table:style-name="ro1">
          <table:table-cell office:value-type="float" office:value="0.0113143039744511" calcext:value-type="float">
            <text:p>0.011314304</text:p>
          </table:table-cell>
          <table:table-cell office:value-type="float" office:value="0.00108035660773739" calcext:value-type="float">
            <text:p>0.0010803566</text:p>
          </table:table-cell>
          <table:table-cell office:value-type="float" office:value="0.0690968990125629" calcext:value-type="float">
            <text:p>0.069096899</text:p>
          </table:table-cell>
          <table:table-cell office:value-type="float" office:value="0.0166127453558147" calcext:value-type="float">
            <text:p>0.0166127454</text:p>
          </table:table-cell>
          <table:table-cell office:value-type="float" office:value="0.00187725752475671" calcext:value-type="float">
            <text:p>0.0018772575</text:p>
          </table:table-cell>
          <table:table-cell office:value-type="float" office:value="0.174008391797543" calcext:value-type="float">
            <text:p>0.1740083918</text:p>
          </table:table-cell>
          <table:table-cell/>
          <table:table-cell table:formula="of:=AVERAGE([.A35:.A44])" office:value-type="float" office:value="0.0142057783874805" calcext:value-type="float">
            <text:p>0.0142057784</text:p>
          </table:table-cell>
          <table:table-cell table:formula="of:=AVERAGE([.B35:.B44])" office:value-type="float" office:value="0.00114837079116362" calcext:value-type="float">
            <text:p>0.0011483708</text:p>
          </table:table-cell>
          <table:table-cell table:formula="of:=AVERAGE([.C35:.C44])" office:value-type="float" office:value="-0.102361894072586" calcext:value-type="float">
            <text:p>-0.1023618941</text:p>
          </table:table-cell>
          <table:table-cell table:formula="of:=AVERAGE([.D35:.D44])" office:value-type="float" office:value="0.0172858060989529" calcext:value-type="float">
            <text:p>0.0172858061</text:p>
          </table:table-cell>
          <table:table-cell table:formula="of:=AVERAGE([.E35:.E44])" office:value-type="float" office:value="0.00233256156381685" calcext:value-type="float">
            <text:p>0.0023325616</text:p>
          </table:table-cell>
          <table:table-cell table:formula="of:=AVERAGE([.F35:.F44])" office:value-type="float" office:value="0.138361780823907" calcext:value-type="float">
            <text:p>0.1383617808</text:p>
          </table:table-cell>
          <table:table-cell/>
          <table:table-cell office:value-type="float" office:value="0.019545538993346" calcext:value-type="float">
            <text:p>0.019545539</text:p>
          </table:table-cell>
          <table:table-cell office:value-type="float" office:value="0.00246242308665462" calcext:value-type="float">
            <text:p>0.0024624231</text:p>
          </table:table-cell>
          <table:table-cell office:value-type="float" office:value="0.154542560741628" calcext:value-type="float">
            <text:p>0.1545425607</text:p>
          </table:table-cell>
          <table:table-cell office:value-type="float" office:value="0.0526818891055882" calcext:value-type="float">
            <text:p>0.0526818891</text:p>
          </table:table-cell>
          <table:table-cell office:value-type="float" office:value="0.0089685263345018" calcext:value-type="float">
            <text:p>0.0089685263</text:p>
          </table:table-cell>
          <table:table-cell office:value-type="float" office:value="0.0554851598571986" calcext:value-type="float">
            <text:p>0.0554851599</text:p>
          </table:table-cell>
          <table:table-cell/>
          <table:table-cell table:formula="of:=AVERAGE([.O35:.O44])" office:value-type="float" office:value="0.0137063955145862" calcext:value-type="float">
            <text:p>0.0137063955</text:p>
          </table:table-cell>
          <table:table-cell table:formula="of:=AVERAGE([.P35:.P44])" office:value-type="float" office:value="0.00315231236837517" calcext:value-type="float">
            <text:p>0.0031523124</text:p>
          </table:table-cell>
          <table:table-cell table:formula="of:=AVERAGE([.Q35:.Q44])" office:value-type="float" office:value="-0.0446356927518032" calcext:value-type="float">
            <text:p>-0.0446356928</text:p>
          </table:table-cell>
          <table:table-cell table:formula="of:=AVERAGE([.R35:.R44])" office:value-type="float" office:value="0.0497689544502646" calcext:value-type="float">
            <text:p>0.0497689545</text:p>
          </table:table-cell>
          <table:table-cell table:formula="of:=AVERAGE([.S35:.S44])" office:value-type="float" office:value="0.00884849321329966" calcext:value-type="float">
            <text:p>0.0088484932</text:p>
          </table:table-cell>
          <table:table-cell table:formula="of:=AVERAGE([.T35:.T44])" office:value-type="float" office:value="0.0556384348229039" calcext:value-type="float">
            <text:p>0.0556384348</text:p>
          </table:table-cell>
        </table:table-row>
        <table:table-row table:style-name="ro1">
          <table:table-cell office:value-type="float" office:value="0.015790049561027" calcext:value-type="float">
            <text:p>0.0157900496</text:p>
          </table:table-cell>
          <table:table-cell office:value-type="float" office:value="0.000868495648243261" calcext:value-type="float">
            <text:p>0.0008684956</text:p>
          </table:table-cell>
          <table:table-cell office:value-type="float" office:value="0.192613826791165" calcext:value-type="float">
            <text:p>0.1926138268</text:p>
          </table:table-cell>
          <table:table-cell office:value-type="float" office:value="0.0177453025244176" calcext:value-type="float">
            <text:p>0.0177453025</text:p>
          </table:table-cell>
          <table:table-cell office:value-type="float" office:value="0.00205569147365168" calcext:value-type="float">
            <text:p>0.0020556915</text:p>
          </table:table-cell>
          <table:table-cell office:value-type="float" office:value="0.163644856214523" calcext:value-type="float">
            <text:p>0.1636448562</text:p>
          </table:table-cell>
          <table:table-cell/>
          <table:table-cell table:formula="of:=AVERAGE([.A36:.A45])" office:value-type="float" office:value="0.0140867996208735" calcext:value-type="float">
            <text:p>0.0140867996</text:p>
          </table:table-cell>
          <table:table-cell table:formula="of:=AVERAGE([.B36:.B45])" office:value-type="float" office:value="0.00106415671607276" calcext:value-type="float">
            <text:p>0.0010641567</text:p>
          </table:table-cell>
          <table:table-cell table:formula="of:=AVERAGE([.C36:.C45])" office:value-type="float" office:value="-0.0924983088904842" calcext:value-type="float">
            <text:p>-0.0924983089</text:p>
          </table:table-cell>
          <table:table-cell table:formula="of:=AVERAGE([.D36:.D45])" office:value-type="float" office:value="0.0145881296880543" calcext:value-type="float">
            <text:p>0.0145881297</text:p>
          </table:table-cell>
          <table:table-cell table:formula="of:=AVERAGE([.E36:.E45])" office:value-type="float" office:value="0.00228418349404819" calcext:value-type="float">
            <text:p>0.0022841835</text:p>
          </table:table-cell>
          <table:table-cell table:formula="of:=AVERAGE([.F36:.F45])" office:value-type="float" office:value="0.138128267222783" calcext:value-type="float">
            <text:p>0.1381282672</text:p>
          </table:table-cell>
          <table:table-cell/>
          <table:table-cell office:value-type="float" office:value="0.0129345805260657" calcext:value-type="float">
            <text:p>0.0129345805</text:p>
          </table:table-cell>
          <table:table-cell office:value-type="float" office:value="0.00537648959283286" calcext:value-type="float">
            <text:p>0.0053764896</text:p>
          </table:table-cell>
          <table:table-cell office:value-type="float" office:value="0.387701068699241" calcext:value-type="float">
            <text:p>0.3877010687</text:p>
          </table:table-cell>
          <table:table-cell office:value-type="float" office:value="0.0529627558775246" calcext:value-type="float">
            <text:p>0.0529627559</text:p>
          </table:table-cell>
          <table:table-cell office:value-type="float" office:value="0.00898769840132445" calcext:value-type="float">
            <text:p>0.0089876984</text:p>
          </table:table-cell>
          <table:table-cell office:value-type="float" office:value="0.0646519226487726" calcext:value-type="float">
            <text:p>0.0646519226</text:p>
          </table:table-cell>
          <table:table-cell/>
          <table:table-cell table:formula="of:=AVERAGE([.O36:.O45])" office:value-type="float" office:value="0.0140966354710177" calcext:value-type="float">
            <text:p>0.0140966355</text:p>
          </table:table-cell>
          <table:table-cell table:formula="of:=AVERAGE([.P36:.P45])" office:value-type="float" office:value="0.00344822638193514" calcext:value-type="float">
            <text:p>0.0034482264</text:p>
          </table:table-cell>
          <table:table-cell table:formula="of:=AVERAGE([.Q36:.Q45])" office:value-type="float" office:value="-0.00551250253731337" calcext:value-type="float">
            <text:p>-0.0055125025</text:p>
          </table:table-cell>
          <table:table-cell table:formula="of:=AVERAGE([.R36:.R45])" office:value-type="float" office:value="0.0505733420327306" calcext:value-type="float">
            <text:p>0.050573342</text:p>
          </table:table-cell>
          <table:table-cell table:formula="of:=AVERAGE([.S36:.S45])" office:value-type="float" office:value="0.00885022193193436" calcext:value-type="float">
            <text:p>0.0088502219</text:p>
          </table:table-cell>
          <table:table-cell table:formula="of:=AVERAGE([.T36:.T45])" office:value-type="float" office:value="0.0557532704586629" calcext:value-type="float">
            <text:p>0.0557532705</text:p>
          </table:table-cell>
        </table:table-row>
        <table:table-row table:style-name="ro1">
          <table:table-cell office:value-type="float" office:value="0.00828829952372636" calcext:value-type="float">
            <text:p>0.0082882995</text:p>
          </table:table-cell>
          <table:table-cell office:value-type="float" office:value="0.00118121999282325" calcext:value-type="float">
            <text:p>0.00118122</text:p>
          </table:table-cell>
          <table:table-cell office:value-type="float" office:value="-0.0461096578685439" calcext:value-type="float">
            <text:p>-0.0461096579</text:p>
          </table:table-cell>
          <table:table-cell office:value-type="float" office:value="0.0170773530378938" calcext:value-type="float">
            <text:p>0.017077353</text:p>
          </table:table-cell>
          <table:table-cell office:value-type="float" office:value="0.00193023353931494" calcext:value-type="float">
            <text:p>0.0019302335</text:p>
          </table:table-cell>
          <table:table-cell office:value-type="float" office:value="0.167870962619781" calcext:value-type="float">
            <text:p>0.1678709626</text:p>
          </table:table-cell>
          <table:table-cell/>
          <table:table-cell table:formula="of:=AVERAGE([.A37:.A46])" office:value-type="float" office:value="0.0133532719838281" calcext:value-type="float">
            <text:p>0.013353272</text:p>
          </table:table-cell>
          <table:table-cell table:formula="of:=AVERAGE([.B37:.B46])" office:value-type="float" office:value="0.000983473470098139" calcext:value-type="float">
            <text:p>0.0009834735</text:p>
          </table:table-cell>
          <table:table-cell table:formula="of:=AVERAGE([.C37:.C46])" office:value-type="float" office:value="-0.0819607345569012" calcext:value-type="float">
            <text:p>-0.0819607346</text:p>
          </table:table-cell>
          <table:table-cell table:formula="of:=AVERAGE([.D37:.D46])" office:value-type="float" office:value="0.0136474485974759" calcext:value-type="float">
            <text:p>0.0136474486</text:p>
          </table:table-cell>
          <table:table-cell table:formula="of:=AVERAGE([.E37:.E46])" office:value-type="float" office:value="0.0019722626771545" calcext:value-type="float">
            <text:p>0.0019722627</text:p>
          </table:table-cell>
          <table:table-cell table:formula="of:=AVERAGE([.F37:.F46])" office:value-type="float" office:value="0.14699541597045" calcext:value-type="float">
            <text:p>0.146995416</text:p>
          </table:table-cell>
          <table:table-cell/>
          <table:table-cell office:value-type="float" office:value="0.0155622131755077" calcext:value-type="float">
            <text:p>0.0155622132</text:p>
          </table:table-cell>
          <table:table-cell office:value-type="float" office:value="0.00321628054609972" calcext:value-type="float">
            <text:p>0.0032162805</text:p>
          </table:table-cell>
          <table:table-cell office:value-type="float" office:value="0.22777126310499" calcext:value-type="float">
            <text:p>0.2277712631</text:p>
          </table:table-cell>
          <table:table-cell office:value-type="float" office:value="0.0551337314769626" calcext:value-type="float">
            <text:p>0.0551337315</text:p>
          </table:table-cell>
          <table:table-cell office:value-type="float" office:value="0.00868401397019625" calcext:value-type="float">
            <text:p>0.008684014</text:p>
          </table:table-cell>
          <table:table-cell office:value-type="float" office:value="0.0721323232166469" calcext:value-type="float">
            <text:p>0.0721323232</text:p>
          </table:table-cell>
          <table:table-cell/>
          <table:table-cell table:formula="of:=AVERAGE([.O37:.O46])" office:value-type="float" office:value="0.0144238717660107" calcext:value-type="float">
            <text:p>0.0144238718</text:p>
          </table:table-cell>
          <table:table-cell table:formula="of:=AVERAGE([.P37:.P46])" office:value-type="float" office:value="0.00337227118857556" calcext:value-type="float">
            <text:p>0.0033722712</text:p>
          </table:table-cell>
          <table:table-cell table:formula="of:=AVERAGE([.Q37:.Q46])" office:value-type="float" office:value="0.0248016467956023" calcext:value-type="float">
            <text:p>0.0248016468</text:p>
          </table:table-cell>
          <table:table-cell table:formula="of:=AVERAGE([.R37:.R46])" office:value-type="float" office:value="0.0511343964189291" calcext:value-type="float">
            <text:p>0.0511343964</text:p>
          </table:table-cell>
          <table:table-cell table:formula="of:=AVERAGE([.S37:.S46])" office:value-type="float" office:value="0.00880562906619161" calcext:value-type="float">
            <text:p>0.0088056291</text:p>
          </table:table-cell>
          <table:table-cell table:formula="of:=AVERAGE([.T37:.T46])" office:value-type="float" office:value="0.0576124369748868" calcext:value-type="float">
            <text:p>0.057612437</text:p>
          </table:table-cell>
        </table:table-row>
        <table:table-row table:style-name="ro1">
          <table:table-cell office:value-type="float" office:value="0.0108528970073835" calcext:value-type="float">
            <text:p>0.010852897</text:p>
          </table:table-cell>
          <table:table-cell office:value-type="float" office:value="0.0013828939430956" calcext:value-type="float">
            <text:p>0.0013828939</text:p>
          </table:table-cell>
          <table:table-cell office:value-type="float" office:value="0.249173930513563" calcext:value-type="float">
            <text:p>0.2491739305</text:p>
          </table:table-cell>
          <table:table-cell office:value-type="float" office:value="0.0174956887494773" calcext:value-type="float">
            <text:p>0.0174956887</text:p>
          </table:table-cell>
          <table:table-cell office:value-type="float" office:value="0.00206063860678114" calcext:value-type="float">
            <text:p>0.0020606386</text:p>
          </table:table-cell>
          <table:table-cell office:value-type="float" office:value="0.158055778220296" calcext:value-type="float">
            <text:p>0.1580557782</text:p>
          </table:table-cell>
          <table:table-cell/>
          <table:table-cell table:formula="of:=AVERAGE([.A38:.A47])" office:value-type="float" office:value="0.0122045517533916" calcext:value-type="float">
            <text:p>0.0122045518</text:p>
          </table:table-cell>
          <table:table-cell table:formula="of:=AVERAGE([.B38:.B47])" office:value-type="float" office:value="0.00103201189814614" calcext:value-type="float">
            <text:p>0.0010320119</text:p>
          </table:table-cell>
          <table:table-cell table:formula="of:=AVERAGE([.C38:.C47])" office:value-type="float" office:value="0.00230617610074841" calcext:value-type="float">
            <text:p>0.0023061761</text:p>
          </table:table-cell>
          <table:table-cell table:formula="of:=AVERAGE([.D38:.D47])" office:value-type="float" office:value="0.0145002184202895" calcext:value-type="float">
            <text:p>0.0145002184</text:p>
          </table:table-cell>
          <table:table-cell table:formula="of:=AVERAGE([.E38:.E47])" office:value-type="float" office:value="0.00193657376861665" calcext:value-type="float">
            <text:p>0.0019365738</text:p>
          </table:table-cell>
          <table:table-cell table:formula="of:=AVERAGE([.F38:.F47])" office:value-type="float" office:value="0.154465825523948" calcext:value-type="float">
            <text:p>0.1544658255</text:p>
          </table:table-cell>
          <table:table-cell/>
          <table:table-cell office:value-type="float" office:value="0.0131364546095469" calcext:value-type="float">
            <text:p>0.0131364546</text:p>
          </table:table-cell>
          <table:table-cell office:value-type="float" office:value="0.00408570622746171" calcext:value-type="float">
            <text:p>0.0040857062</text:p>
          </table:table-cell>
          <table:table-cell office:value-type="float" office:value="0.0575139619195461" calcext:value-type="float">
            <text:p>0.0575139619</text:p>
          </table:table-cell>
          <table:table-cell office:value-type="float" office:value="0.0539033877663314" calcext:value-type="float">
            <text:p>0.0539033878</text:p>
          </table:table-cell>
          <table:table-cell office:value-type="float" office:value="0.00856929963920265" calcext:value-type="float">
            <text:p>0.0085692996</text:p>
          </table:table-cell>
          <table:table-cell office:value-type="float" office:value="0.056229120795615" calcext:value-type="float">
            <text:p>0.0562291208</text:p>
          </table:table-cell>
          <table:table-cell/>
          <table:table-cell table:formula="of:=AVERAGE([.O38:.O47])" office:value-type="float" office:value="0.0145845644647725" calcext:value-type="float">
            <text:p>0.0145845645</text:p>
          </table:table-cell>
          <table:table-cell table:formula="of:=AVERAGE([.P38:.P47])" office:value-type="float" office:value="0.00351641220549626" calcext:value-type="float">
            <text:p>0.0035164122</text:p>
          </table:table-cell>
          <table:table-cell table:formula="of:=AVERAGE([.Q38:.Q47])" office:value-type="float" office:value="0.0679342423692579" calcext:value-type="float">
            <text:p>0.0679342424</text:p>
          </table:table-cell>
          <table:table-cell table:formula="of:=AVERAGE([.R38:.R47])" office:value-type="float" office:value="0.0515368711110204" calcext:value-type="float">
            <text:p>0.0515368711</text:p>
          </table:table-cell>
          <table:table-cell table:formula="of:=AVERAGE([.S38:.S47])" office:value-type="float" office:value="0.00872933548642322" calcext:value-type="float">
            <text:p>0.0087293355</text:p>
          </table:table-cell>
          <table:table-cell table:formula="of:=AVERAGE([.T38:.T47])" office:value-type="float" office:value="0.0580323166190647" calcext:value-type="float">
            <text:p>0.0580323166</text:p>
          </table:table-cell>
        </table:table-row>
        <table:table-row table:style-name="ro1">
          <table:table-cell office:value-type="float" office:value="0.0169774491412386" calcext:value-type="float">
            <text:p>0.0169774491</text:p>
          </table:table-cell>
          <table:table-cell office:value-type="float" office:value="0.00214687042785738" calcext:value-type="float">
            <text:p>0.0021468704</text:p>
          </table:table-cell>
          <table:table-cell office:value-type="float" office:value="-0.0388405998966461" calcext:value-type="float">
            <text:p>-0.0388405999</text:p>
          </table:table-cell>
          <table:table-cell office:value-type="float" office:value="0.0170491277240217" calcext:value-type="float">
            <text:p>0.0170491277</text:p>
          </table:table-cell>
          <table:table-cell office:value-type="float" office:value="0.00229118021088652" calcext:value-type="float">
            <text:p>0.0022911802</text:p>
          </table:table-cell>
          <table:table-cell office:value-type="float" office:value="0.132904195785522" calcext:value-type="float">
            <text:p>0.1329041958</text:p>
          </table:table-cell>
          <table:table-cell/>
          <table:table-cell table:formula="of:=AVERAGE([.A39:.A48])" office:value-type="float" office:value="0.0124183291228277" calcext:value-type="float">
            <text:p>0.0124183291</text:p>
          </table:table-cell>
          <table:table-cell table:formula="of:=AVERAGE([.B39:.B48])" office:value-type="float" office:value="0.00117071975186737" calcext:value-type="float">
            <text:p>0.0011707198</text:p>
          </table:table-cell>
          <table:table-cell table:formula="of:=AVERAGE([.C39:.C48])" office:value-type="float" office:value="0.0463671705936257" calcext:value-type="float">
            <text:p>0.0463671706</text:p>
          </table:table-cell>
          <table:table-cell table:formula="of:=AVERAGE([.D39:.D48])" office:value-type="float" office:value="0.0145863358210772" calcext:value-type="float">
            <text:p>0.0145863358</text:p>
          </table:table-cell>
          <table:table-cell table:formula="of:=AVERAGE([.E39:.E48])" office:value-type="float" office:value="0.00197813808743376" calcext:value-type="float">
            <text:p>0.0019781381</text:p>
          </table:table-cell>
          <table:table-cell table:formula="of:=AVERAGE([.F39:.F48])" office:value-type="float" office:value="0.15102722052834" calcext:value-type="float">
            <text:p>0.1510272205</text:p>
          </table:table-cell>
          <table:table-cell/>
          <table:table-cell office:value-type="float" office:value="0.0118445198017068" calcext:value-type="float">
            <text:p>0.0118445198</text:p>
          </table:table-cell>
          <table:table-cell office:value-type="float" office:value="0.00328717208963364" calcext:value-type="float">
            <text:p>0.0032871721</text:p>
          </table:table-cell>
          <table:table-cell office:value-type="float" office:value="-0.177161573376931" calcext:value-type="float">
            <text:p>-0.1771615734</text:p>
          </table:table-cell>
          <table:table-cell office:value-type="float" office:value="0.0542296409606934" calcext:value-type="float">
            <text:p>0.054229641</text:p>
          </table:table-cell>
          <table:table-cell office:value-type="float" office:value="0.00896204065065831" calcext:value-type="float">
            <text:p>0.0089620407</text:p>
          </table:table-cell>
          <table:table-cell office:value-type="float" office:value="0.0489913532263017" calcext:value-type="float">
            <text:p>0.0489913532</text:p>
          </table:table-cell>
          <table:table-cell/>
          <table:table-cell table:formula="of:=AVERAGE([.O39:.O48])" office:value-type="float" office:value="0.0145071061005579" calcext:value-type="float">
            <text:p>0.0145071061</text:p>
          </table:table-cell>
          <table:table-cell table:formula="of:=AVERAGE([.P39:.P48])" office:value-type="float" office:value="0.00352653803194044" calcext:value-type="float">
            <text:p>0.003526538</text:p>
          </table:table-cell>
          <table:table-cell table:formula="of:=AVERAGE([.Q39:.Q48])" office:value-type="float" office:value="0.0645191788755385" calcext:value-type="float">
            <text:p>0.0645191789</text:p>
          </table:table-cell>
          <table:table-cell table:formula="of:=AVERAGE([.R39:.R48])" office:value-type="float" office:value="0.0523272054363042" calcext:value-type="float">
            <text:p>0.0523272054</text:p>
          </table:table-cell>
          <table:table-cell table:formula="of:=AVERAGE([.S39:.S48])" office:value-type="float" office:value="0.0087410565209575" calcext:value-type="float">
            <text:p>0.0087410565</text:p>
          </table:table-cell>
          <table:table-cell table:formula="of:=AVERAGE([.T39:.T48])" office:value-type="float" office:value="0.0586850529814547" calcext:value-type="float">
            <text:p>0.058685053</text:p>
          </table:table-cell>
        </table:table-row>
        <table:table-row table:style-name="ro1">
          <table:table-cell office:value-type="float" office:value="0.0119218099544089" calcext:value-type="float">
            <text:p>0.01192181</text:p>
          </table:table-cell>
          <table:table-cell office:value-type="float" office:value="0.00136455033185952" calcext:value-type="float">
            <text:p>0.0013645503</text:p>
          </table:table-cell>
          <table:table-cell office:value-type="float" office:value="0.0110383379627347" calcext:value-type="float">
            <text:p>0.011038338</text:p>
          </table:table-cell>
          <table:table-cell office:value-type="float" office:value="0.019057048484683" calcext:value-type="float">
            <text:p>0.0190570485</text:p>
          </table:table-cell>
          <table:table-cell office:value-type="float" office:value="0.00239845484611578" calcext:value-type="float">
            <text:p>0.0023984548</text:p>
          </table:table-cell>
          <table:table-cell office:value-type="float" office:value="0.149481361359358" calcext:value-type="float">
            <text:p>0.1494813614</text:p>
          </table:table-cell>
          <table:table-cell/>
          <table:table-cell table:formula="of:=AVERAGE([.A40:.A49])" office:value-type="float" office:value="0.0123341061273572" calcext:value-type="float">
            <text:p>0.0123341061</text:p>
          </table:table-cell>
          <table:table-cell table:formula="of:=AVERAGE([.B40:.B49])" office:value-type="float" office:value="0.00122972436575289" calcext:value-type="float">
            <text:p>0.0012297244</text:p>
          </table:table-cell>
          <table:table-cell table:formula="of:=AVERAGE([.C40:.C49])" office:value-type="float" office:value="0.0649765361449576" calcext:value-type="float">
            <text:p>0.0649765361</text:p>
          </table:table-cell>
          <table:table-cell table:formula="of:=AVERAGE([.D40:.D49])" office:value-type="float" office:value="0.0151198865566403" calcext:value-type="float">
            <text:p>0.0151198866</text:p>
          </table:table-cell>
          <table:table-cell table:formula="of:=AVERAGE([.E40:.E49])" office:value-type="float" office:value="0.00204345892358106" calcext:value-type="float">
            <text:p>0.0020434589</text:p>
          </table:table-cell>
          <table:table-cell table:formula="of:=AVERAGE([.F40:.F49])" office:value-type="float" office:value="0.149547189850127" calcext:value-type="float">
            <text:p>0.1495471899</text:p>
          </table:table-cell>
          <table:table-cell/>
          <table:table-cell office:value-type="float" office:value="0.013792439649154" calcext:value-type="float">
            <text:p>0.0137924396</text:p>
          </table:table-cell>
          <table:table-cell office:value-type="float" office:value="0.00301067015694395" calcext:value-type="float">
            <text:p>0.0030106702</text:p>
          </table:table-cell>
          <table:table-cell office:value-type="float" office:value="0.0209483022466424" calcext:value-type="float">
            <text:p>0.0209483022</text:p>
          </table:table-cell>
          <table:table-cell office:value-type="float" office:value="0.0508892388083041" calcext:value-type="float">
            <text:p>0.0508892388</text:p>
          </table:table-cell>
          <table:table-cell office:value-type="float" office:value="0.00893549195025116" calcext:value-type="float">
            <text:p>0.008935492</text:p>
          </table:table-cell>
          <table:table-cell office:value-type="float" office:value="0.0559329124051146" calcext:value-type="float">
            <text:p>0.0559329124</text:p>
          </table:table-cell>
          <table:table-cell/>
          <table:table-cell table:formula="of:=AVERAGE([.O40:.O49])" office:value-type="float" office:value="0.0145879362575476" calcext:value-type="float">
            <text:p>0.0145879363</text:p>
          </table:table-cell>
          <table:table-cell table:formula="of:=AVERAGE([.P40:.P49])" office:value-type="float" office:value="0.00353057508935421" calcext:value-type="float">
            <text:p>0.0035305751</text:p>
          </table:table-cell>
          <table:table-cell table:formula="of:=AVERAGE([.Q40:.Q49])" office:value-type="float" office:value="0.0600847948665152" calcext:value-type="float">
            <text:p>0.0600847949</text:p>
          </table:table-cell>
          <table:table-cell table:formula="of:=AVERAGE([.R40:.R49])" office:value-type="float" office:value="0.0517173561919481" calcext:value-type="float">
            <text:p>0.0517173562</text:p>
          </table:table-cell>
          <table:table-cell table:formula="of:=AVERAGE([.S40:.S49])" office:value-type="float" office:value="0.00870537355076522" calcext:value-type="float">
            <text:p>0.0087053736</text:p>
          </table:table-cell>
          <table:table-cell table:formula="of:=AVERAGE([.T40:.T49])" office:value-type="float" office:value="0.0584033770194219" calcext:value-type="float">
            <text:p>0.058403377</text:p>
          </table:table-cell>
        </table:table-row>
        <table:table-row table:style-name="ro1">
          <table:table-cell office:value-type="float" office:value="0.0142537916441059" calcext:value-type="float">
            <text:p>0.0142537916</text:p>
          </table:table-cell>
          <table:table-cell office:value-type="float" office:value="0.00174460734895933" calcext:value-type="float">
            <text:p>0.0017446073</text:p>
          </table:table-cell>
          <table:table-cell office:value-type="float" office:value="0.265705848018068" calcext:value-type="float">
            <text:p>0.265705848</text:p>
          </table:table-cell>
          <table:table-cell office:value-type="float" office:value="0.0177868406753987" calcext:value-type="float">
            <text:p>0.0177868407</text:p>
          </table:table-cell>
          <table:table-cell office:value-type="float" office:value="0.00223616509465501" calcext:value-type="float">
            <text:p>0.0022361651</text:p>
          </table:table-cell>
          <table:table-cell office:value-type="float" office:value="0.146644440852106" calcext:value-type="float">
            <text:p>0.1466444409</text:p>
          </table:table-cell>
          <table:table-cell/>
          <table:table-cell table:formula="of:=AVERAGE([.A41:.A50])" office:value-type="float" office:value="0.0124607967064101" calcext:value-type="float">
            <text:p>0.0124607967</text:p>
          </table:table-cell>
          <table:table-cell table:formula="of:=AVERAGE([.B41:.B50])" office:value-type="float" office:value="0.00120043487691611" calcext:value-type="float">
            <text:p>0.0012004349</text:p>
          </table:table-cell>
          <table:table-cell table:formula="of:=AVERAGE([.C41:.C50])" office:value-type="float" office:value="0.117791461951793" calcext:value-type="float">
            <text:p>0.117791462</text:p>
          </table:table-cell>
          <table:table-cell table:formula="of:=AVERAGE([.D41:.D50])" office:value-type="float" office:value="0.015887964356225" calcext:value-type="float">
            <text:p>0.0158879644</text:p>
          </table:table-cell>
          <table:table-cell table:formula="of:=AVERAGE([.E41:.E50])" office:value-type="float" office:value="0.00206147256540135" calcext:value-type="float">
            <text:p>0.0020614726</text:p>
          </table:table-cell>
          <table:table-cell table:formula="of:=AVERAGE([.F41:.F50])" office:value-type="float" office:value="0.152952382136136" calcext:value-type="float">
            <text:p>0.1529523821</text:p>
          </table:table-cell>
          <table:table-cell/>
          <table:table-cell office:value-type="float" office:value="0.013425884793971" calcext:value-type="float">
            <text:p>0.0134258848</text:p>
          </table:table-cell>
          <table:table-cell office:value-type="float" office:value="0.00266371731822227" calcext:value-type="float">
            <text:p>0.0026637173</text:p>
          </table:table-cell>
          <table:table-cell office:value-type="float" office:value="0.415060819462789" calcext:value-type="float">
            <text:p>0.4150608195</text:p>
          </table:table-cell>
          <table:table-cell office:value-type="float" office:value="0.0485929108224809" calcext:value-type="float">
            <text:p>0.0485929108</text:p>
          </table:table-cell>
          <table:table-cell office:value-type="float" office:value="0.00905937671195716" calcext:value-type="float">
            <text:p>0.0090593767</text:p>
          </table:table-cell>
          <table:table-cell office:value-type="float" office:value="0.05848393952474" calcext:value-type="float">
            <text:p>0.0584839395</text:p>
          </table:table-cell>
          <table:table-cell/>
          <table:table-cell table:formula="of:=AVERAGE([.O41:.O50])" office:value-type="float" office:value="0.0144924535396926" calcext:value-type="float">
            <text:p>0.0144924535</text:p>
          </table:table-cell>
          <table:table-cell table:formula="of:=AVERAGE([.P41:.P50])" office:value-type="float" office:value="0.00340108320454159" calcext:value-type="float">
            <text:p>0.0034010832</text:p>
          </table:table-cell>
          <table:table-cell table:formula="of:=AVERAGE([.Q41:.Q50])" office:value-type="float" office:value="0.0879789727014615" calcext:value-type="float">
            <text:p>0.0879789727</text:p>
          </table:table-cell>
          <table:table-cell table:formula="of:=AVERAGE([.R41:.R50])" office:value-type="float" office:value="0.0518280388601124" calcext:value-type="float">
            <text:p>0.0518280389</text:p>
          </table:table-cell>
          <table:table-cell table:formula="of:=AVERAGE([.S41:.S50])" office:value-type="float" office:value="0.00881372274365276" calcext:value-type="float">
            <text:p>0.0088137227</text:p>
          </table:table-cell>
          <table:table-cell table:formula="of:=AVERAGE([.T41:.T50])" office:value-type="float" office:value="0.0574429217992292" calcext:value-type="float">
            <text:p>0.0574429218</text:p>
          </table:table-cell>
        </table:table-row>
        <table:table-row table:style-name="ro1">
          <table:table-cell office:value-type="float" office:value="0.016250258887724" calcext:value-type="float">
            <text:p>0.0162502589</text:p>
          </table:table-cell>
          <table:table-cell office:value-type="float" office:value="0.00184077356336274" calcext:value-type="float">
            <text:p>0.0018407736</text:p>
          </table:table-cell>
          <table:table-cell office:value-type="float" office:value="0.143820261489577" calcext:value-type="float">
            <text:p>0.1438202615</text:p>
          </table:table-cell>
          <table:table-cell office:value-type="float" office:value="0.0166544055566192" calcext:value-type="float">
            <text:p>0.0166544056</text:p>
          </table:table-cell>
          <table:table-cell office:value-type="float" office:value="0.00225625622551888" calcext:value-type="float">
            <text:p>0.0022562562</text:p>
          </table:table-cell>
          <table:table-cell office:value-type="float" office:value="0.13136070817709" calcext:value-type="float">
            <text:p>0.1313607082</text:p>
          </table:table-cell>
          <table:table-cell/>
          <table:table-cell table:formula="of:=AVERAGE([.A42:.A51])" office:value-type="float" office:value="0.0127753203211895" calcext:value-type="float">
            <text:p>0.0127753203</text:p>
          </table:table-cell>
          <table:table-cell table:formula="of:=AVERAGE([.B42:.B51])" office:value-type="float" office:value="0.00130813095582314" calcext:value-type="float">
            <text:p>0.001308131</text:p>
          </table:table-cell>
          <table:table-cell table:formula="of:=AVERAGE([.C42:.C51])" office:value-type="float" office:value="0.0851099242116883" calcext:value-type="float">
            <text:p>0.0851099242</text:p>
          </table:table-cell>
          <table:table-cell table:formula="of:=AVERAGE([.D42:.D51])" office:value-type="float" office:value="0.0164222518005408" calcext:value-type="float">
            <text:p>0.0164222518</text:p>
          </table:table-cell>
          <table:table-cell table:formula="of:=AVERAGE([.E42:.E51])" office:value-type="float" office:value="0.00208756932115648" calcext:value-type="float">
            <text:p>0.0020875693</text:p>
          </table:table-cell>
          <table:table-cell table:formula="of:=AVERAGE([.F42:.F51])" office:value-type="float" office:value="0.152554877083749" calcext:value-type="float">
            <text:p>0.1525548771</text:p>
          </table:table-cell>
          <table:table-cell/>
          <table:table-cell office:value-type="float" office:value="0.0191554656429203" calcext:value-type="float">
            <text:p>0.0191554656</text:p>
          </table:table-cell>
          <table:table-cell office:value-type="float" office:value="0.00378763844982584" calcext:value-type="float">
            <text:p>0.0037876384</text:p>
          </table:table-cell>
          <table:table-cell office:value-type="float" office:value="0.0456386234354261" calcext:value-type="float">
            <text:p>0.0456386234</text:p>
          </table:table-cell>
          <table:table-cell office:value-type="float" office:value="0.0558815378695726" calcext:value-type="float">
            <text:p>0.0558815379</text:p>
          </table:table-cell>
          <table:table-cell office:value-type="float" office:value="0.00891900924034417" calcext:value-type="float">
            <text:p>0.0089190092</text:p>
          </table:table-cell>
          <table:table-cell office:value-type="float" office:value="0.0666719914646819" calcext:value-type="float">
            <text:p>0.0666719915</text:p>
          </table:table-cell>
          <table:table-cell/>
          <table:table-cell table:formula="of:=AVERAGE([.O42:.O51])" office:value-type="float" office:value="0.0151336564370353" calcext:value-type="float">
            <text:p>0.0151336564</text:p>
          </table:table-cell>
          <table:table-cell table:formula="of:=AVERAGE([.P42:.P51])" office:value-type="float" office:value="0.00340280536112275" calcext:value-type="float">
            <text:p>0.0034028054</text:p>
          </table:table-cell>
          <table:table-cell table:formula="of:=AVERAGE([.Q42:.Q51])" office:value-type="float" office:value="0.102297430210217" calcext:value-type="float">
            <text:p>0.1022974302</text:p>
          </table:table-cell>
          <table:table-cell table:formula="of:=AVERAGE([.R42:.R51])" office:value-type="float" office:value="0.0527052365988493" calcext:value-type="float">
            <text:p>0.0527052366</text:p>
          </table:table-cell>
          <table:table-cell table:formula="of:=AVERAGE([.S42:.S51])" office:value-type="float" office:value="0.00886967711616308" calcext:value-type="float">
            <text:p>0.0088696771</text:p>
          </table:table-cell>
          <table:table-cell table:formula="of:=AVERAGE([.T42:.T51])" office:value-type="float" office:value="0.0584194489951187" calcext:value-type="float">
            <text:p>0.058419449</text:p>
          </table:table-cell>
        </table:table-row>
        <table:table-row table:style-name="ro1">
          <table:table-cell office:value-type="float" office:value="0.0190051679906987" calcext:value-type="float">
            <text:p>0.019005168</text:p>
          </table:table-cell>
          <table:table-cell office:value-type="float" office:value="0.00178641592800022" calcext:value-type="float">
            <text:p>0.0017864159</text:p>
          </table:table-cell>
          <table:table-cell office:value-type="float" office:value="0.51528464581376" calcext:value-type="float">
            <text:p>0.5152846458</text:p>
          </table:table-cell>
          <table:table-cell office:value-type="float" office:value="0.0210301247891039" calcext:value-type="float">
            <text:p>0.0210301248</text:p>
          </table:table-cell>
          <table:table-cell office:value-type="float" office:value="0.00231857288163155" calcext:value-type="float">
            <text:p>0.0023185729</text:p>
          </table:table-cell>
          <table:table-cell office:value-type="float" office:value="0.146950992383063" calcext:value-type="float">
            <text:p>0.1469509924</text:p>
          </table:table-cell>
          <table:table-cell/>
          <table:table-cell table:formula="of:=AVERAGE([.A43:.A52])" office:value-type="float" office:value="0.0137721060876984" calcext:value-type="float">
            <text:p>0.0137721061</text:p>
          </table:table-cell>
          <table:table-cell table:formula="of:=AVERAGE([.B43:.B52])" office:value-type="float" office:value="0.00141512830219081" calcext:value-type="float">
            <text:p>0.0014151283</text:p>
          </table:table-cell>
          <table:table-cell table:formula="of:=AVERAGE([.C43:.C52])" office:value-type="float" office:value="0.130665754888845" calcext:value-type="float">
            <text:p>0.1306657549</text:p>
          </table:table-cell>
          <table:table-cell table:formula="of:=AVERAGE([.D43:.D52])" office:value-type="float" office:value="0.0172703302069567" calcext:value-type="float">
            <text:p>0.0172703302</text:p>
          </table:table-cell>
          <table:table-cell table:formula="of:=AVERAGE([.E43:.E52])" office:value-type="float" office:value="0.00214340287435334" calcext:value-type="float">
            <text:p>0.0021434029</text:p>
          </table:table-cell>
          <table:table-cell table:formula="of:=AVERAGE([.F43:.F52])" office:value-type="float" office:value="0.151410906463861" calcext:value-type="float">
            <text:p>0.1514109065</text:p>
          </table:table-cell>
          <table:table-cell/>
          <table:table-cell office:value-type="float" office:value="0.0121953364692313" calcext:value-type="float">
            <text:p>0.0121953365</text:p>
          </table:table-cell>
          <table:table-cell office:value-type="float" office:value="0.00271442471160866" calcext:value-type="float">
            <text:p>0.0027144247</text:p>
          </table:table-cell>
          <table:table-cell office:value-type="float" office:value="0.244592131585814" calcext:value-type="float">
            <text:p>0.2445921316</text:p>
          </table:table-cell>
          <table:table-cell office:value-type="float" office:value="0.0562439430505037" calcext:value-type="float">
            <text:p>0.0562439431</text:p>
          </table:table-cell>
          <table:table-cell office:value-type="float" office:value="0.00941463455092162" calcext:value-type="float">
            <text:p>0.0094146346</text:p>
          </table:table-cell>
          <table:table-cell office:value-type="float" office:value="0.0523623483371921" calcext:value-type="float">
            <text:p>0.0523623483</text:p>
          </table:table-cell>
          <table:table-cell/>
          <table:table-cell table:formula="of:=AVERAGE([.O43:.O52])" office:value-type="float" office:value="0.0149268097418613" calcext:value-type="float">
            <text:p>0.0149268097</text:p>
          </table:table-cell>
          <table:table-cell table:formula="of:=AVERAGE([.P43:.P52])" office:value-type="float" office:value="0.00342057801972221" calcext:value-type="float">
            <text:p>0.003420578</text:p>
          </table:table-cell>
          <table:table-cell table:formula="of:=AVERAGE([.Q43:.Q52])" office:value-type="float" office:value="0.112332451485493" calcext:value-type="float">
            <text:p>0.1123324515</text:p>
          </table:table-cell>
          <table:table-cell table:formula="of:=AVERAGE([.R43:.R52])" office:value-type="float" office:value="0.0530843498278409" calcext:value-type="float">
            <text:p>0.0530843498</text:p>
          </table:table-cell>
          <table:table-cell table:formula="of:=AVERAGE([.S43:.S52])" office:value-type="float" office:value="0.00892645878717303" calcext:value-type="float">
            <text:p>0.0089264588</text:p>
          </table:table-cell>
          <table:table-cell table:formula="of:=AVERAGE([.T43:.T52])" office:value-type="float" office:value="0.0581979275237245" calcext:value-type="float">
            <text:p>0.0581979275</text:p>
          </table:table-cell>
        </table:table-row>
        <table:table-row table:style-name="ro1">
          <table:table-cell office:value-type="float" office:value="0.0214209235395157" calcext:value-type="float">
            <text:p>0.0214209235</text:p>
          </table:table-cell>
          <table:table-cell office:value-type="float" office:value="0.00217575361696621" calcext:value-type="float">
            <text:p>0.0021757536</text:p>
          </table:table-cell>
          <table:table-cell office:value-type="float" office:value="0.0844837868960126" calcext:value-type="float">
            <text:p>0.0844837869</text:p>
          </table:table-cell>
          <table:table-cell office:value-type="float" office:value="0.0226368605159223" calcext:value-type="float">
            <text:p>0.0226368605</text:p>
          </table:table-cell>
          <table:table-cell office:value-type="float" office:value="0.00270473962300457" calcext:value-type="float">
            <text:p>0.0027047396</text:p>
          </table:table-cell>
          <table:table-cell office:value-type="float" office:value="0.121384621225297" calcext:value-type="float">
            <text:p>0.1213846212</text:p>
          </table:table-cell>
          <table:table-cell/>
          <table:table-cell table:formula="of:=AVERAGE([.A44:.A53])" office:value-type="float" office:value="0.014607495122428" calcext:value-type="float">
            <text:p>0.0146074951</text:p>
          </table:table-cell>
          <table:table-cell table:formula="of:=AVERAGE([.B44:.B53])" office:value-type="float" office:value="0.00155719374089049" calcext:value-type="float">
            <text:p>0.0015571937</text:p>
          </table:table-cell>
          <table:table-cell table:formula="of:=AVERAGE([.C44:.C53])" office:value-type="float" office:value="0.144626727873225" calcext:value-type="float">
            <text:p>0.1446267279</text:p>
          </table:table-cell>
          <table:table-cell table:formula="of:=AVERAGE([.D44:.D53])" office:value-type="float" office:value="0.0183145497413352" calcext:value-type="float">
            <text:p>0.0183145497</text:p>
          </table:table-cell>
          <table:table-cell table:formula="of:=AVERAGE([.E44:.E53])" office:value-type="float" office:value="0.00221291900263168" calcext:value-type="float">
            <text:p>0.002212919</text:p>
          </table:table-cell>
          <table:table-cell table:formula="of:=AVERAGE([.F44:.F53])" office:value-type="float" office:value="0.149230630863458" calcext:value-type="float">
            <text:p>0.1492306309</text:p>
          </table:table-cell>
          <table:table-cell/>
          <table:table-cell office:value-type="float" office:value="0.0155913096225135" calcext:value-type="float">
            <text:p>0.0155913096</text:p>
          </table:table-cell>
          <table:table-cell office:value-type="float" office:value="0.00288814466328117" calcext:value-type="float">
            <text:p>0.0028881447</text:p>
          </table:table-cell>
          <table:table-cell office:value-type="float" office:value="-0.201007900583417" calcext:value-type="float">
            <text:p>-0.2010079006</text:p>
          </table:table-cell>
          <table:table-cell office:value-type="float" office:value="0.0629403071478009" calcext:value-type="float">
            <text:p>0.0629403071</text:p>
          </table:table-cell>
          <table:table-cell office:value-type="float" office:value="0.00864946485962719" calcext:value-type="float">
            <text:p>0.0086494649</text:p>
          </table:table-cell>
          <table:table-cell office:value-type="float" office:value="0.0506481623626314" calcext:value-type="float">
            <text:p>0.0506481624</text:p>
          </table:table-cell>
          <table:table-cell/>
          <table:table-cell table:formula="of:=AVERAGE([.O44:.O53])" office:value-type="float" office:value="0.0147183743283963" calcext:value-type="float">
            <text:p>0.0147183743</text:p>
          </table:table-cell>
          <table:table-cell table:formula="of:=AVERAGE([.P44:.P53])" office:value-type="float" office:value="0.00334926668425644" calcext:value-type="float">
            <text:p>0.0033492667</text:p>
          </table:table-cell>
          <table:table-cell table:formula="of:=AVERAGE([.Q44:.Q53])" office:value-type="float" office:value="0.117559925723573" calcext:value-type="float">
            <text:p>0.1175599257</text:p>
          </table:table-cell>
          <table:table-cell table:formula="of:=AVERAGE([.R44:.R53])" office:value-type="float" office:value="0.0543459342885763" calcext:value-type="float">
            <text:p>0.0543459343</text:p>
          </table:table-cell>
          <table:table-cell table:formula="of:=AVERAGE([.S44:.S53])" office:value-type="float" office:value="0.00891495563089848" calcext:value-type="float">
            <text:p>0.0089149556</text:p>
          </table:table-cell>
          <table:table-cell table:formula="of:=AVERAGE([.T44:.T53])" office:value-type="float" office:value="0.0581589233838895" calcext:value-type="float">
            <text:p>0.0581589234</text:p>
          </table:table-cell>
        </table:table-row>
        <table:table-row table:style-name="ro1">
          <table:table-cell office:value-type="float" office:value="0.0212328131930213" calcext:value-type="float">
            <text:p>0.0212328132</text:p>
          </table:table-cell>
          <table:table-cell office:value-type="float" office:value="0.00216555854923966" calcext:value-type="float">
            <text:p>0.0021655585</text:p>
          </table:table-cell>
          <table:table-cell office:value-type="float" office:value="0.262922142294715" calcext:value-type="float">
            <text:p>0.2629221423</text:p>
          </table:table-cell>
          <table:table-cell office:value-type="float" office:value="0.0225617115851492" calcext:value-type="float">
            <text:p>0.0225617116</text:p>
          </table:table-cell>
          <table:table-cell office:value-type="float" office:value="0.00232393534388393" calcext:value-type="float">
            <text:p>0.0023239353</text:p>
          </table:table-cell>
          <table:table-cell office:value-type="float" office:value="0.14618906006217" calcext:value-type="float">
            <text:p>0.1461890601</text:p>
          </table:table-cell>
          <table:table-cell/>
          <table:table-cell table:formula="of:=AVERAGE([.A45:.A54])" office:value-type="float" office:value="0.015599346044285" calcext:value-type="float">
            <text:p>0.015599346</text:p>
          </table:table-cell>
          <table:table-cell table:formula="of:=AVERAGE([.B45:.B54])" office:value-type="float" office:value="0.00166571393504072" calcext:value-type="float">
            <text:p>0.0016657139</text:p>
          </table:table-cell>
          <table:table-cell table:formula="of:=AVERAGE([.C45:.C54])" office:value-type="float" office:value="0.164009252201441" calcext:value-type="float">
            <text:p>0.1640092522</text:p>
          </table:table-cell>
          <table:table-cell table:formula="of:=AVERAGE([.D45:.D54])" office:value-type="float" office:value="0.0189094463642687" calcext:value-type="float">
            <text:p>0.0189094464</text:p>
          </table:table-cell>
          <table:table-cell table:formula="of:=AVERAGE([.E45:.E54])" office:value-type="float" office:value="0.0022575867845444" calcext:value-type="float">
            <text:p>0.0022575868</text:p>
          </table:table-cell>
          <table:table-cell table:formula="of:=AVERAGE([.F45:.F54])" office:value-type="float" office:value="0.146448697689921" calcext:value-type="float">
            <text:p>0.1464486977</text:p>
          </table:table-cell>
          <table:table-cell/>
          <table:table-cell office:value-type="float" office:value="0.0123035417936487" calcext:value-type="float">
            <text:p>0.0123035418</text:p>
          </table:table-cell>
          <table:table-cell office:value-type="float" office:value="0.00295588436434291" calcext:value-type="float">
            <text:p>0.0029558844</text:p>
          </table:table-cell>
          <table:table-cell office:value-type="float" office:value="-0.275187005457295" calcext:value-type="float">
            <text:p>-0.2751870055</text:p>
          </table:table-cell>
          <table:table-cell office:value-type="float" office:value="0.0519097290933132" calcext:value-type="float">
            <text:p>0.0519097291</text:p>
          </table:table-cell>
          <table:table-cell office:value-type="float" office:value="0.00938099741470069" calcext:value-type="float">
            <text:p>0.0093809974</text:p>
          </table:table-cell>
          <table:table-cell office:value-type="float" office:value="0.0511696266941726" calcext:value-type="float">
            <text:p>0.0511696267</text:p>
          </table:table-cell>
          <table:table-cell/>
          <table:table-cell table:formula="of:=AVERAGE([.O45:.O54])" office:value-type="float" office:value="0.0139941746084266" calcext:value-type="float">
            <text:p>0.0139941746</text:p>
          </table:table-cell>
          <table:table-cell table:formula="of:=AVERAGE([.P45:.P54])" office:value-type="float" office:value="0.00339861281202527" calcext:value-type="float">
            <text:p>0.0033986128</text:p>
          </table:table-cell>
          <table:table-cell table:formula="of:=AVERAGE([.Q45:.Q54])" office:value-type="float" office:value="0.0745869691036805" calcext:value-type="float">
            <text:p>0.0745869691</text:p>
          </table:table-cell>
          <table:table-cell table:formula="of:=AVERAGE([.R45:.R54])" office:value-type="float" office:value="0.0542687182873488" calcext:value-type="float">
            <text:p>0.0542687183</text:p>
          </table:table-cell>
          <table:table-cell table:formula="of:=AVERAGE([.S45:.S54])" office:value-type="float" office:value="0.00895620273891836" calcext:value-type="float">
            <text:p>0.0089562027</text:p>
          </table:table-cell>
          <table:table-cell table:formula="of:=AVERAGE([.T45:.T54])" office:value-type="float" office:value="0.0577273700675869" calcext:value-type="float">
            <text:p>0.0577273701</text:p>
          </table:table-cell>
        </table:table-row>
        <table:table-row table:style-name="ro1">
          <table:table-cell office:value-type="float" office:value="0.0166914778785532" calcext:value-type="float">
            <text:p>0.0166914779</text:p>
          </table:table-cell>
          <table:table-cell office:value-type="float" office:value="0.002383387341959" calcext:value-type="float">
            <text:p>0.0023833873</text:p>
          </table:table-cell>
          <table:table-cell office:value-type="float" office:value="0.20595345098879" calcext:value-type="float">
            <text:p>0.205953451</text:p>
          </table:table-cell>
          <table:table-cell office:value-type="float" office:value="0.0266273659653962" calcext:value-type="float">
            <text:p>0.026627366</text:p>
          </table:table-cell>
          <table:table-cell office:value-type="float" office:value="0.00271307296934538" calcext:value-type="float">
            <text:p>0.002713073</text:p>
          </table:table-cell>
          <table:table-cell office:value-type="float" office:value="0.129195463983342" calcext:value-type="float">
            <text:p>0.129195464</text:p>
          </table:table-cell>
          <table:table-cell/>
          <table:table-cell table:formula="of:=AVERAGE([.A46:.A55])" office:value-type="float" office:value="0.0156894888760376" calcext:value-type="float">
            <text:p>0.0156894889</text:p>
          </table:table-cell>
          <table:table-cell table:formula="of:=AVERAGE([.B46:.B55])" office:value-type="float" office:value="0.00181720310441229" calcext:value-type="float">
            <text:p>0.0018172031</text:p>
          </table:table-cell>
          <table:table-cell table:formula="of:=AVERAGE([.C46:.C55])" office:value-type="float" office:value="0.165343214621203" calcext:value-type="float">
            <text:p>0.1653432146</text:p>
          </table:table-cell>
          <table:table-cell table:formula="of:=AVERAGE([.D46:.D55])" office:value-type="float" office:value="0.0197976527083665" calcext:value-type="float">
            <text:p>0.0197976527</text:p>
          </table:table-cell>
          <table:table-cell table:formula="of:=AVERAGE([.E46:.E55])" office:value-type="float" office:value="0.00232332493411377" calcext:value-type="float">
            <text:p>0.0023233249</text:p>
          </table:table-cell>
          <table:table-cell table:formula="of:=AVERAGE([.F46:.F55])" office:value-type="float" office:value="0.143003758466803" calcext:value-type="float">
            <text:p>0.1430037585</text:p>
          </table:table-cell>
          <table:table-cell/>
          <table:table-cell office:value-type="float" office:value="0.0126329215390756" calcext:value-type="float">
            <text:p>0.0126329215</text:p>
          </table:table-cell>
          <table:table-cell office:value-type="float" office:value="0.00293836889159937" calcext:value-type="float">
            <text:p>0.0029383689</text:p>
          </table:table-cell>
          <table:table-cell office:value-type="float" office:value="0.156226606217359" calcext:value-type="float">
            <text:p>0.1562266062</text:p>
          </table:table-cell>
          <table:table-cell office:value-type="float" office:value="0.0703218918293715" calcext:value-type="float">
            <text:p>0.0703218918</text:p>
          </table:table-cell>
          <table:table-cell office:value-type="float" office:value="0.00915486391168088" calcext:value-type="float">
            <text:p>0.0091548639</text:p>
          </table:table-cell>
          <table:table-cell office:value-type="float" office:value="0.0739848418161273" calcext:value-type="float">
            <text:p>0.0739848418</text:p>
          </table:table-cell>
          <table:table-cell/>
          <table:table-cell table:formula="of:=AVERAGE([.O46:.O55])" office:value-type="float" office:value="0.0139640087097276" calcext:value-type="float">
            <text:p>0.0139640087</text:p>
          </table:table-cell>
          <table:table-cell table:formula="of:=AVERAGE([.P46:.P55])" office:value-type="float" office:value="0.00315480074190192" calcext:value-type="float">
            <text:p>0.0031548007</text:p>
          </table:table-cell>
          <table:table-cell table:formula="of:=AVERAGE([.Q46:.Q55])" office:value-type="float" office:value="0.0514395228554924" calcext:value-type="float">
            <text:p>0.0514395229</text:p>
          </table:table-cell>
          <table:table-cell table:formula="of:=AVERAGE([.R46:.R55])" office:value-type="float" office:value="0.0560046318825334" calcext:value-type="float">
            <text:p>0.0560046319</text:p>
          </table:table-cell>
          <table:table-cell table:formula="of:=AVERAGE([.S46:.S55])" office:value-type="float" office:value="0.00897291928995401" calcext:value-type="float">
            <text:p>0.0089729193</text:p>
          </table:table-cell>
          <table:table-cell table:formula="of:=AVERAGE([.T46:.T55])" office:value-type="float" office:value="0.0586606619843224" calcext:value-type="float">
            <text:p>0.058660662</text:p>
          </table:table-cell>
        </table:table-row>
        <table:table-row table:style-name="ro1">
          <table:table-cell office:value-type="float" office:value="0.0146841291499685" calcext:value-type="float">
            <text:p>0.0146841291</text:p>
          </table:table-cell>
          <table:table-cell office:value-type="float" office:value="0.0023790172318651" calcext:value-type="float">
            <text:p>0.0023790172</text:p>
          </table:table-cell>
          <table:table-cell office:value-type="float" office:value="-0.00351173784502217" calcext:value-type="float">
            <text:p>-0.0035117378</text:p>
          </table:table-cell>
          <table:table-cell office:value-type="float" office:value="0.0244944286067039" calcext:value-type="float">
            <text:p>0.0244944286</text:p>
          </table:table-cell>
          <table:table-cell office:value-type="float" office:value="0.0023082543106284" calcext:value-type="float">
            <text:p>0.0023082543</text:p>
          </table:table-cell>
          <table:table-cell office:value-type="float" office:value="0.150056853331625" calcext:value-type="float">
            <text:p>0.1500568533</text:p>
          </table:table-cell>
          <table:table-cell/>
          <table:table-cell table:formula="of:=AVERAGE([.A47:.A56])" office:value-type="float" office:value="0.0163290718386618" calcext:value-type="float">
            <text:p>0.0163290718</text:p>
          </table:table-cell>
          <table:table-cell table:formula="of:=AVERAGE([.B47:.B56])" office:value-type="float" office:value="0.00193698282831648" calcext:value-type="float">
            <text:p>0.0019369828</text:p>
          </table:table-cell>
          <table:table-cell table:formula="of:=AVERAGE([.C47:.C56])" office:value-type="float" office:value="0.169603006623555" calcext:value-type="float">
            <text:p>0.1696030066</text:p>
          </table:table-cell>
          <table:table-cell table:formula="of:=AVERAGE([.D47:.D56])" office:value-type="float" office:value="0.0205393602652475" calcext:value-type="float">
            <text:p>0.0205393603</text:p>
          </table:table-cell>
          <table:table-cell table:formula="of:=AVERAGE([.E47:.E56])" office:value-type="float" office:value="0.00236112701124512" calcext:value-type="float">
            <text:p>0.002361127</text:p>
          </table:table-cell>
          <table:table-cell table:formula="of:=AVERAGE([.F47:.F56])" office:value-type="float" office:value="0.141222347537987" calcext:value-type="float">
            <text:p>0.1412223475</text:p>
          </table:table-cell>
          <table:table-cell/>
          <table:table-cell office:value-type="float" office:value="0.0129322780517918" calcext:value-type="float">
            <text:p>0.0129322781</text:p>
          </table:table-cell>
          <table:table-cell office:value-type="float" office:value="0.00333164815715506" calcext:value-type="float">
            <text:p>0.0033316482</text:p>
          </table:table-cell>
          <table:table-cell office:value-type="float" office:value="-0.240395879784044" calcext:value-type="float">
            <text:p>-0.2403958798</text:p>
          </table:table-cell>
          <table:table-cell office:value-type="float" office:value="0.0456281270831823" calcext:value-type="float">
            <text:p>0.0456281271</text:p>
          </table:table-cell>
          <table:table-cell office:value-type="float" office:value="0.00871576722711325" calcext:value-type="float">
            <text:p>0.0087157672</text:p>
          </table:table-cell>
          <table:table-cell office:value-type="float" office:value="0.0437495844555087" calcext:value-type="float">
            <text:p>0.0437495845</text:p>
          </table:table-cell>
          <table:table-cell/>
          <table:table-cell table:formula="of:=AVERAGE([.O47:.O56])" office:value-type="float" office:value="0.013701015197356" calcext:value-type="float">
            <text:p>0.0137010152</text:p>
          </table:table-cell>
          <table:table-cell table:formula="of:=AVERAGE([.P47:.P56])" office:value-type="float" office:value="0.00316633750300746" calcext:value-type="float">
            <text:p>0.0031663375</text:p>
          </table:table-cell>
          <table:table-cell table:formula="of:=AVERAGE([.Q47:.Q56])" office:value-type="float" office:value="0.00462280856658894" calcext:value-type="float">
            <text:p>0.0046228086</text:p>
          </table:table-cell>
          <table:table-cell table:formula="of:=AVERAGE([.R47:.R56])" office:value-type="float" office:value="0.0550540714431554" calcext:value-type="float">
            <text:p>0.0550540714</text:p>
          </table:table-cell>
          <table:table-cell table:formula="of:=AVERAGE([.S47:.S56])" office:value-type="float" office:value="0.00897609461564571" calcext:value-type="float">
            <text:p>0.0089760946</text:p>
          </table:table-cell>
          <table:table-cell table:formula="of:=AVERAGE([.T47:.T56])" office:value-type="float" office:value="0.0558223881082085" calcext:value-type="float">
            <text:p>0.0558223881</text:p>
          </table:table-cell>
        </table:table-row>
        <table:table-row table:style-name="ro1">
          <table:table-cell office:value-type="float" office:value="0.0165101634300746" calcext:value-type="float">
            <text:p>0.0165101634</text:p>
          </table:table-cell>
          <table:table-cell office:value-type="float" office:value="0.00278000842761515" calcext:value-type="float">
            <text:p>0.0027800084</text:p>
          </table:table-cell>
          <table:table-cell office:value-type="float" office:value="0.412541367367899" calcext:value-type="float">
            <text:p>0.4125413674</text:p>
          </table:table-cell>
          <table:table-cell office:value-type="float" office:value="0.025688600121066" calcext:value-type="float">
            <text:p>0.0256886001</text:p>
          </table:table-cell>
          <table:table-cell office:value-type="float" office:value="0.00223447612661403" calcext:value-type="float">
            <text:p>0.0022344761</text:p>
          </table:table-cell>
          <table:table-cell office:value-type="float" office:value="0.151750944182277" calcext:value-type="float">
            <text:p>0.1517509442</text:p>
          </table:table-cell>
          <table:table-cell/>
          <table:table-cell table:formula="of:=AVERAGE([.A48:.A57])" office:value-type="float" office:value="0.0168947984809309" calcext:value-type="float">
            <text:p>0.0168947985</text:p>
          </table:table-cell>
          <table:table-cell table:formula="of:=AVERAGE([.B48:.B57])" office:value-type="float" office:value="0.00207669427676843" calcext:value-type="float">
            <text:p>0.0020766943</text:p>
          </table:table-cell>
          <table:table-cell table:formula="of:=AVERAGE([.C48:.C57])" office:value-type="float" office:value="0.185939750308989" calcext:value-type="float">
            <text:p>0.1859397503</text:p>
          </table:table-cell>
          <table:table-cell table:formula="of:=AVERAGE([.D48:.D57])" office:value-type="float" office:value="0.0213586514024064" calcext:value-type="float">
            <text:p>0.0213586514</text:p>
          </table:table-cell>
          <table:table-cell table:formula="of:=AVERAGE([.E48:.E57])" office:value-type="float" office:value="0.00237851076322841" calcext:value-type="float">
            <text:p>0.0023785108</text:p>
          </table:table-cell>
          <table:table-cell table:formula="of:=AVERAGE([.F48:.F57])" office:value-type="float" office:value="0.140591864134185" calcext:value-type="float">
            <text:p>0.1405918641</text:p>
          </table:table-cell>
          <table:table-cell/>
          <table:table-cell office:value-type="float" office:value="0.0113225102176257" calcext:value-type="float">
            <text:p>0.0113225102</text:p>
          </table:table-cell>
          <table:table-cell office:value-type="float" office:value="0.00378950793878855" calcext:value-type="float">
            <text:p>0.0037895079</text:p>
          </table:table-cell>
          <table:table-cell office:value-type="float" office:value="-0.0279971119313219" calcext:value-type="float">
            <text:p>-0.0279971119</text:p>
          </table:table-cell>
          <table:table-cell office:value-type="float" office:value="0.0683179412037134" calcext:value-type="float">
            <text:p>0.0683179412</text:p>
          </table:table-cell>
          <table:table-cell office:value-type="float" office:value="0.00931266548577696" calcext:value-type="float">
            <text:p>0.0093126655</text:p>
          </table:table-cell>
          <table:table-cell office:value-type="float" office:value="0.0483597395708785" calcext:value-type="float">
            <text:p>0.0483597396</text:p>
          </table:table-cell>
          <table:table-cell/>
          <table:table-cell table:formula="of:=AVERAGE([.O48:.O57])" office:value-type="float" office:value="0.0135196207581639" calcext:value-type="float">
            <text:p>0.0135196208</text:p>
          </table:table-cell>
          <table:table-cell table:formula="of:=AVERAGE([.P48:.P57])" office:value-type="float" office:value="0.00313671767414014" calcext:value-type="float">
            <text:p>0.0031367177</text:p>
          </table:table-cell>
          <table:table-cell table:formula="of:=AVERAGE([.Q48:.Q57])" office:value-type="float" office:value="-0.00392829881849785" calcext:value-type="float">
            <text:p>-0.0039282988</text:p>
          </table:table-cell>
          <table:table-cell table:formula="of:=AVERAGE([.R48:.R57])" office:value-type="float" office:value="0.0564955267868936" calcext:value-type="float">
            <text:p>0.0564955268</text:p>
          </table:table-cell>
          <table:table-cell table:formula="of:=AVERAGE([.S48:.S57])" office:value-type="float" office:value="0.00905043120030314" calcext:value-type="float">
            <text:p>0.0090504312</text:p>
          </table:table-cell>
          <table:table-cell table:formula="of:=AVERAGE([.T48:.T57])" office:value-type="float" office:value="0.0550354499857349" calcext:value-type="float">
            <text:p>0.05503545</text:p>
          </table:table-cell>
        </table:table-row>
        <table:table-row table:style-name="ro1">
          <table:table-cell office:value-type="float" office:value="0.0150507176089471" calcext:value-type="float">
            <text:p>0.0150507176</text:p>
          </table:table-cell>
          <table:table-cell office:value-type="float" office:value="0.00151248383452655" calcext:value-type="float">
            <text:p>0.0015124838</text:p>
          </table:table-cell>
          <table:table-cell office:value-type="float" office:value="-0.181998958928659" calcext:value-type="float">
            <text:p>-0.1819989589</text:p>
          </table:table-cell>
          <table:table-cell office:value-type="float" office:value="0.023881993163377" calcext:value-type="float">
            <text:p>0.0238819932</text:p>
          </table:table-cell>
          <table:table-cell office:value-type="float" office:value="0.00243744639446959" calcext:value-type="float">
            <text:p>0.0024374464</text:p>
          </table:table-cell>
          <table:table-cell office:value-type="float" office:value="0.137723826617002" calcext:value-type="float">
            <text:p>0.1377238266</text:p>
          </table:table-cell>
          <table:table-cell/>
          <table:table-cell table:formula="of:=AVERAGE([.A49:.A58])" office:value-type="float" office:value="0.0167021253277018" calcext:value-type="float">
            <text:p>0.0167021253</text:p>
          </table:table-cell>
          <table:table-cell table:formula="of:=AVERAGE([.B49:.B58])" office:value-type="float" office:value="0.00201325561743535" calcext:value-type="float">
            <text:p>0.0020132556</text:p>
          </table:table-cell>
          <table:table-cell table:formula="of:=AVERAGE([.C49:.C58])" office:value-type="float" office:value="0.171623914405787" calcext:value-type="float">
            <text:p>0.1716239144</text:p>
          </table:table-cell>
          <table:table-cell table:formula="of:=AVERAGE([.D49:.D58])" office:value-type="float" office:value="0.0220419379463419" calcext:value-type="float">
            <text:p>0.0220419379</text:p>
          </table:table-cell>
          <table:table-cell table:formula="of:=AVERAGE([.E49:.E58])" office:value-type="float" office:value="0.00239313738158671" calcext:value-type="float">
            <text:p>0.0023931374</text:p>
          </table:table-cell>
          <table:table-cell table:formula="of:=AVERAGE([.F49:.F58])" office:value-type="float" office:value="0.141073827217333" calcext:value-type="float">
            <text:p>0.1410738272</text:p>
          </table:table-cell>
          <table:table-cell/>
          <table:table-cell office:value-type="float" office:value="0.0121980219789117" calcext:value-type="float">
            <text:p>0.012198022</text:p>
          </table:table-cell>
          <table:table-cell office:value-type="float" office:value="0.00303214482788811" calcext:value-type="float">
            <text:p>0.0030321448</text:p>
          </table:table-cell>
          <table:table-cell office:value-type="float" office:value="0.0974311214646253" calcext:value-type="float">
            <text:p>0.0974311215</text:p>
          </table:table-cell>
          <table:table-cell office:value-type="float" office:value="0.0476632170379162" calcext:value-type="float">
            <text:p>0.047663217</text:p>
          </table:table-cell>
          <table:table-cell office:value-type="float" office:value="0.00848612184636295" calcext:value-type="float">
            <text:p>0.0084861218</text:p>
          </table:table-cell>
          <table:table-cell office:value-type="float" office:value="0.0664152764715254" calcext:value-type="float">
            <text:p>0.0664152765</text:p>
          </table:table-cell>
          <table:table-cell/>
          <table:table-cell table:formula="of:=AVERAGE([.O49:.O58])" office:value-type="float" office:value="0.0135549709758844" calcext:value-type="float">
            <text:p>0.013554971</text:p>
          </table:table-cell>
          <table:table-cell table:formula="of:=AVERAGE([.P49:.P58])" office:value-type="float" office:value="0.00311121494796559" calcext:value-type="float">
            <text:p>0.0031112149</text:p>
          </table:table-cell>
          <table:table-cell table:formula="of:=AVERAGE([.Q49:.Q58])" office:value-type="float" office:value="0.0235309706656578" calcext:value-type="float">
            <text:p>0.0235309707</text:p>
          </table:table-cell>
          <table:table-cell table:formula="of:=AVERAGE([.R49:.R58])" office:value-type="float" office:value="0.0558388843946159" calcext:value-type="float">
            <text:p>0.0558388844</text:p>
          </table:table-cell>
          <table:table-cell table:formula="of:=AVERAGE([.S49:.S58])" office:value-type="float" office:value="0.0090028393198736" calcext:value-type="float">
            <text:p>0.0090028393</text:p>
          </table:table-cell>
          <table:table-cell table:formula="of:=AVERAGE([.T49:.T58])" office:value-type="float" office:value="0.0567778423102573" calcext:value-type="float">
            <text:p>0.0567778423</text:p>
          </table:table-cell>
        </table:table-row>
        <table:table-row table:style-name="ro1">
          <table:table-cell office:value-type="float" office:value="0.0177387721225073" calcext:value-type="float">
            <text:p>0.0177387721</text:p>
          </table:table-cell>
          <table:table-cell office:value-type="float" office:value="0.00259736859508179" calcext:value-type="float">
            <text:p>0.0025973686</text:p>
          </table:table-cell>
          <table:table-cell office:value-type="float" office:value="0.0347186497596008" calcext:value-type="float">
            <text:p>0.0347186498</text:p>
          </table:table-cell>
          <table:table-cell office:value-type="float" office:value="0.028515607630834" calcext:value-type="float">
            <text:p>0.0285156076</text:p>
          </table:table-cell>
          <table:table-cell office:value-type="float" office:value="0.00203454797156155" calcext:value-type="float">
            <text:p>0.002034548</text:p>
          </table:table-cell>
          <table:table-cell office:value-type="float" office:value="0.174530971422792" calcext:value-type="float">
            <text:p>0.1745309714</text:p>
          </table:table-cell>
          <table:table-cell/>
          <table:table-cell table:formula="of:=AVERAGE([.A50:.A59])" office:value-type="float" office:value="0.0172838215445116" calcext:value-type="float">
            <text:p>0.0172838215</text:p>
          </table:table-cell>
          <table:table-cell table:formula="of:=AVERAGE([.B50:.B59])" office:value-type="float" office:value="0.00213653744375757" calcext:value-type="float">
            <text:p>0.0021365374</text:p>
          </table:table-cell>
          <table:table-cell table:formula="of:=AVERAGE([.C50:.C59])" office:value-type="float" office:value="0.173991945585474" calcext:value-type="float">
            <text:p>0.1739919456</text:p>
          </table:table-cell>
          <table:table-cell table:formula="of:=AVERAGE([.D50:.D59])" office:value-type="float" office:value="0.022987793860957" calcext:value-type="float">
            <text:p>0.0229877939</text:p>
          </table:table-cell>
          <table:table-cell table:formula="of:=AVERAGE([.E50:.E59])" office:value-type="float" office:value="0.00235674669413129" calcext:value-type="float">
            <text:p>0.0023567467</text:p>
          </table:table-cell>
          <table:table-cell table:formula="of:=AVERAGE([.F50:.F59])" office:value-type="float" office:value="0.143578788223676" calcext:value-type="float">
            <text:p>0.1435787882</text:p>
          </table:table-cell>
          <table:table-cell/>
          <table:table-cell office:value-type="float" office:value="0.0115780696170167" calcext:value-type="float">
            <text:p>0.0115780696</text:p>
          </table:table-cell>
          <table:table-cell office:value-type="float" office:value="0.00353454704269007" calcext:value-type="float">
            <text:p>0.003534547</text:p>
          </table:table-cell>
          <table:table-cell office:value-type="float" office:value="0.252654474245316" calcext:value-type="float">
            <text:p>0.2526544742</text:p>
          </table:table-cell>
          <table:table-cell office:value-type="float" office:value="0.0616028407588601" calcext:value-type="float">
            <text:p>0.0616028408</text:p>
          </table:table-cell>
          <table:table-cell office:value-type="float" office:value="0.00851030854973942" calcext:value-type="float">
            <text:p>0.0085103085</text:p>
          </table:table-cell>
          <table:table-cell office:value-type="float" office:value="0.0692146936431527" calcext:value-type="float">
            <text:p>0.0692146936</text:p>
          </table:table-cell>
          <table:table-cell/>
          <table:table-cell table:formula="of:=AVERAGE([.O50:.O59])" office:value-type="float" office:value="0.0133335339726706" calcext:value-type="float">
            <text:p>0.013333534</text:p>
          </table:table-cell>
          <table:table-cell table:formula="of:=AVERAGE([.P50:.P59])" office:value-type="float" office:value="0.0031636026365402" calcext:value-type="float">
            <text:p>0.0031636026</text:p>
          </table:table-cell>
          <table:table-cell table:formula="of:=AVERAGE([.Q50:.Q59])" office:value-type="float" office:value="0.0467015878655252" calcext:value-type="float">
            <text:p>0.0467015879</text:p>
          </table:table-cell>
          <table:table-cell table:formula="of:=AVERAGE([.R50:.R59])" office:value-type="float" office:value="0.0569102445896715" calcext:value-type="float">
            <text:p>0.0569102446</text:p>
          </table:table-cell>
          <table:table-cell table:formula="of:=AVERAGE([.S50:.S59])" office:value-type="float" office:value="0.00896032097982243" calcext:value-type="float">
            <text:p>0.008960321</text:p>
          </table:table-cell>
          <table:table-cell table:formula="of:=AVERAGE([.T50:.T59])" office:value-type="float" office:value="0.0581060204340611" calcext:value-type="float">
            <text:p>0.0581060204</text:p>
          </table:table-cell>
        </table:table-row>
        <table:table-row table:style-name="ro1">
          <table:table-cell office:value-type="float" office:value="0.0186922521411821" calcext:value-type="float">
            <text:p>0.0186922521</text:p>
          </table:table-cell>
          <table:table-cell office:value-type="float" office:value="0.00171429068314403" calcext:value-type="float">
            <text:p>0.0017142907</text:p>
          </table:table-cell>
          <table:table-cell office:value-type="float" office:value="-0.221933274715268" calcext:value-type="float">
            <text:p>-0.2219332747</text:p>
          </table:table-cell>
          <table:table-cell office:value-type="float" office:value="0.0261372356675565" calcext:value-type="float">
            <text:p>0.0261372357</text:p>
          </table:table-cell>
          <table:table-cell office:value-type="float" office:value="0.00185406713280827" calcext:value-type="float">
            <text:p>0.0018540671</text:p>
          </table:table-cell>
          <table:table-cell office:value-type="float" office:value="0.175711691379547" calcext:value-type="float">
            <text:p>0.1757116914</text:p>
          </table:table-cell>
          <table:table-cell/>
          <table:table-cell table:formula="of:=AVERAGE([.A51:.A60])" office:value-type="float" office:value="0.0177276675942192" calcext:value-type="float">
            <text:p>0.0177276676</text:p>
          </table:table-cell>
          <table:table-cell table:formula="of:=AVERAGE([.B51:.B60])" office:value-type="float" office:value="0.00213350577717604" calcext:value-type="float">
            <text:p>0.0021335058</text:p>
          </table:table-cell>
          <table:table-cell table:formula="of:=AVERAGE([.C51:.C60])" office:value-type="float" office:value="0.12522803331214" calcext:value-type="float">
            <text:p>0.1252280333</text:p>
          </table:table-cell>
          <table:table-cell table:formula="of:=AVERAGE([.D51:.D60])" office:value-type="float" office:value="0.0238228333601728" calcext:value-type="float">
            <text:p>0.0238228334</text:p>
          </table:table-cell>
          <table:table-cell table:formula="of:=AVERAGE([.E51:.E60])" office:value-type="float" office:value="0.00231853689794661" calcext:value-type="float">
            <text:p>0.0023185369</text:p>
          </table:table-cell>
          <table:table-cell table:formula="of:=AVERAGE([.F51:.F60])" office:value-type="float" office:value="0.146485513276421" calcext:value-type="float">
            <text:p>0.1464855133</text:p>
          </table:table-cell>
          <table:table-cell/>
          <table:table-cell office:value-type="float" office:value="0.014223916633532" calcext:value-type="float">
            <text:p>0.0142239166</text:p>
          </table:table-cell>
          <table:table-cell office:value-type="float" office:value="0.00300253877330616" calcext:value-type="float">
            <text:p>0.0030025388</text:p>
          </table:table-cell>
          <table:table-cell office:value-type="float" office:value="-0.294889952665711" calcext:value-type="float">
            <text:p>-0.2948899527</text:p>
          </table:table-cell>
          <table:table-cell office:value-type="float" office:value="0.0446741743944585" calcext:value-type="float">
            <text:p>0.0446741744</text:p>
          </table:table-cell>
          <table:table-cell office:value-type="float" office:value="0.00916068598162383" calcext:value-type="float">
            <text:p>0.009160686</text:p>
          </table:table-cell>
          <table:table-cell office:value-type="float" office:value="0.0512953381985426" calcext:value-type="float">
            <text:p>0.0512953382</text:p>
          </table:table-cell>
          <table:table-cell/>
          <table:table-cell table:formula="of:=AVERAGE([.O51:.O60])" office:value-type="float" office:value="0.0134133371566267" calcext:value-type="float">
            <text:p>0.0134133372</text:p>
          </table:table-cell>
          <table:table-cell table:formula="of:=AVERAGE([.P51:.P60])" office:value-type="float" office:value="0.00319748478204859" calcext:value-type="float">
            <text:p>0.0031974848</text:p>
          </table:table-cell>
          <table:table-cell table:formula="of:=AVERAGE([.Q51:.Q60])" office:value-type="float" office:value="-0.0242934893473248" calcext:value-type="float">
            <text:p>-0.0242934893</text:p>
          </table:table-cell>
          <table:table-cell table:formula="of:=AVERAGE([.R51:.R60])" office:value-type="float" office:value="0.0565183709468693" calcext:value-type="float">
            <text:p>0.0565183709</text:p>
          </table:table-cell>
          <table:table-cell table:formula="of:=AVERAGE([.S51:.S60])" office:value-type="float" office:value="0.0089704519067891" calcext:value-type="float">
            <text:p>0.0089704519</text:p>
          </table:table-cell>
          <table:table-cell table:formula="of:=AVERAGE([.T51:.T60])" office:value-type="float" office:value="0.0573871603014413" calcext:value-type="float">
            <text:p>0.0573871603</text:p>
          </table:table-cell>
        </table:table-row>
        <table:table-row table:style-name="ro1">
          <table:table-cell office:value-type="float" office:value="0.0168309516877425" calcext:value-type="float">
            <text:p>0.0168309517</text:p>
          </table:table-cell>
          <table:table-cell office:value-type="float" office:value="0.0019188191806729" calcext:value-type="float">
            <text:p>0.0019188192</text:p>
          </table:table-cell>
          <table:table-cell office:value-type="float" office:value="0.169870356442081" calcext:value-type="float">
            <text:p>0.1698703564</text:p>
          </table:table-cell>
          <table:table-cell office:value-type="float" office:value="0.0293111386708915" calcext:value-type="float">
            <text:p>0.0293111387</text:p>
          </table:table-cell>
          <table:table-cell office:value-type="float" office:value="0.00207798895717133" calcext:value-type="float">
            <text:p>0.002077989</text:p>
          </table:table-cell>
          <table:table-cell office:value-type="float" office:value="0.170149583742023" calcext:value-type="float">
            <text:p>0.1701495837</text:p>
          </table:table-cell>
          <table:table-cell/>
          <table:table-cell table:formula="of:=AVERAGE([.A52:.A61])" office:value-type="float" office:value="0.0177857368742211" calcext:value-type="float">
            <text:p>0.0177857369</text:p>
          </table:table-cell>
          <table:table-cell table:formula="of:=AVERAGE([.B52:.B61])" office:value-type="float" office:value="0.00214131033890706" calcext:value-type="float">
            <text:p>0.0021413103</text:p>
          </table:table-cell>
          <table:table-cell table:formula="of:=AVERAGE([.C52:.C61])" office:value-type="float" office:value="0.127833042807391" calcext:value-type="float">
            <text:p>0.1278330428</text:p>
          </table:table-cell>
          <table:table-cell table:formula="of:=AVERAGE([.D52:.D61])" office:value-type="float" office:value="0.0250885066716" calcext:value-type="float">
            <text:p>0.0250885067</text:p>
          </table:table-cell>
          <table:table-cell table:formula="of:=AVERAGE([.E52:.E61])" office:value-type="float" office:value="0.00230071017111186" calcext:value-type="float">
            <text:p>0.0023007102</text:p>
          </table:table-cell>
          <table:table-cell table:formula="of:=AVERAGE([.F52:.F61])" office:value-type="float" office:value="0.150364400832914" calcext:value-type="float">
            <text:p>0.1503644008</text:p>
          </table:table-cell>
          <table:table-cell/>
          <table:table-cell office:value-type="float" office:value="0.0187041981466524" calcext:value-type="float">
            <text:p>0.0187041981</text:p>
          </table:table-cell>
          <table:table-cell office:value-type="float" office:value="0.00257295762175879" calcext:value-type="float">
            <text:p>0.0025729576</text:p>
          </table:table-cell>
          <table:table-cell office:value-type="float" office:value="-0.209959700425235" calcext:value-type="float">
            <text:p>-0.2099597004</text:p>
          </table:table-cell>
          <table:table-cell office:value-type="float" office:value="0.0738898770883679" calcext:value-type="float">
            <text:p>0.0738898771</text:p>
          </table:table-cell>
          <table:table-cell office:value-type="float" office:value="0.00835123080760241" calcext:value-type="float">
            <text:p>0.0083512308</text:p>
          </table:table-cell>
          <table:table-cell office:value-type="float" office:value="0.0758000599220395" calcext:value-type="float">
            <text:p>0.0758000599</text:p>
          </table:table-cell>
          <table:table-cell/>
          <table:table-cell table:formula="of:=AVERAGE([.O52:.O61])" office:value-type="float" office:value="0.0133682104069999" calcext:value-type="float">
            <text:p>0.0133682104</text:p>
          </table:table-cell>
          <table:table-cell table:formula="of:=AVERAGE([.P52:.P61])" office:value-type="float" office:value="0.00307601669924189" calcext:value-type="float">
            <text:p>0.0030760167</text:p>
          </table:table-cell>
          <table:table-cell table:formula="of:=AVERAGE([.Q52:.Q61])" office:value-type="float" office:value="-0.0498533217333909" calcext:value-type="float">
            <text:p>-0.0498533217</text:p>
          </table:table-cell>
          <table:table-cell table:formula="of:=AVERAGE([.R52:.R61])" office:value-type="float" office:value="0.0583192048687488" calcext:value-type="float">
            <text:p>0.0583192049</text:p>
          </table:table-cell>
          <table:table-cell table:formula="of:=AVERAGE([.S52:.S61])" office:value-type="float" office:value="0.00891367406351492" calcext:value-type="float">
            <text:p>0.0089136741</text:p>
          </table:table-cell>
          <table:table-cell table:formula="of:=AVERAGE([.T52:.T61])" office:value-type="float" office:value="0.0582999671471771" calcext:value-type="float">
            <text:p>0.0582999671</text:p>
          </table:table-cell>
        </table:table-row>
        <table:table-row table:style-name="ro1">
          <table:table-cell office:value-type="float" office:value="0.00640260977864242" calcext:value-type="float">
            <text:p>0.0064026098</text:p>
          </table:table-cell>
          <table:table-cell office:value-type="float" office:value="0.00209580444025417" calcext:value-type="float">
            <text:p>0.0020958044</text:p>
          </table:table-cell>
          <table:table-cell office:value-type="float" office:value="-0.171468149570563" calcext:value-type="float">
            <text:p>-0.1714681496</text:p>
          </table:table-cell>
          <table:table-cell office:value-type="float" office:value="0.00822344720363617" calcext:value-type="float">
            <text:p>0.0082234472</text:p>
          </table:table-cell>
          <table:table-cell office:value-type="float" office:value="0.00406452862080187" calcext:value-type="float">
            <text:p>0.0040645286</text:p>
          </table:table-cell>
          <table:table-cell office:value-type="float" office:value="-0.00878052699845284" calcext:value-type="float">
            <text:p>-0.008780527</text:p>
          </table:table-cell>
          <table:table-cell/>
          <table:table-cell table:formula="of:=AVERAGE([.A53:.A62])" office:value-type="float" office:value="0.0165254810530155" calcext:value-type="float">
            <text:p>0.0165254811</text:p>
          </table:table-cell>
          <table:table-cell table:formula="of:=AVERAGE([.B53:.B62])" office:value-type="float" office:value="0.00217224919013245" calcext:value-type="float">
            <text:p>0.0021722492</text:p>
          </table:table-cell>
          <table:table-cell table:formula="of:=AVERAGE([.C53:.C62])" office:value-type="float" office:value="0.0591577632689585" calcext:value-type="float">
            <text:p>0.0591577633</text:p>
          </table:table-cell>
          <table:table-cell table:formula="of:=AVERAGE([.D53:.D62])" office:value-type="float" office:value="0.0238078389130533" calcext:value-type="float">
            <text:p>0.0238078389</text:p>
          </table:table-cell>
          <table:table-cell table:formula="of:=AVERAGE([.E53:.E62])" office:value-type="float" office:value="0.00247530574502889" calcext:value-type="float">
            <text:p>0.0024753057</text:p>
          </table:table-cell>
          <table:table-cell table:formula="of:=AVERAGE([.F53:.F62])" office:value-type="float" office:value="0.134791248894762" calcext:value-type="float">
            <text:p>0.1347912489</text:p>
          </table:table-cell>
          <table:table-cell/>
          <table:table-cell office:value-type="float" office:value="0.0113861409100486" calcext:value-type="float">
            <text:p>0.0113861409</text:p>
          </table:table-cell>
          <table:table-cell office:value-type="float" office:value="0.00379910116277681" calcext:value-type="float">
            <text:p>0.0037991012</text:p>
          </table:table-cell>
          <table:table-cell office:value-type="float" office:value="-0.155964663057691" calcext:value-type="float">
            <text:p>-0.1559646631</text:p>
          </table:table-cell>
          <table:table-cell office:value-type="float" office:value="0.0452451480552554" calcext:value-type="float">
            <text:p>0.0452451481</text:p>
          </table:table-cell>
          <table:table-cell office:value-type="float" office:value="0.0086196867050603" calcext:value-type="float">
            <text:p>0.0086196867</text:p>
          </table:table-cell>
          <table:table-cell office:value-type="float" office:value="0.0544384125154466" calcext:value-type="float">
            <text:p>0.0544384125</text:p>
          </table:table-cell>
          <table:table-cell/>
          <table:table-cell table:formula="of:=AVERAGE([.O53:.O62])" office:value-type="float" office:value="0.0132872908510817" calcext:value-type="float">
            <text:p>0.0132872909</text:p>
          </table:table-cell>
          <table:table-cell table:formula="of:=AVERAGE([.P53:.P62])" office:value-type="float" office:value="0.0031844843443587" calcext:value-type="float">
            <text:p>0.0031844843</text:p>
          </table:table-cell>
          <table:table-cell table:formula="of:=AVERAGE([.Q53:.Q62])" office:value-type="float" office:value="-0.0899090011977414" calcext:value-type="float">
            <text:p>-0.0899090012</text:p>
          </table:table-cell>
          <table:table-cell table:formula="of:=AVERAGE([.R53:.R62])" office:value-type="float" office:value="0.057219325369224" calcext:value-type="float">
            <text:p>0.0572193254</text:p>
          </table:table-cell>
          <table:table-cell table:formula="of:=AVERAGE([.S53:.S62])" office:value-type="float" office:value="0.00883417927892879" calcext:value-type="float">
            <text:p>0.0088341793</text:p>
          </table:table-cell>
          <table:table-cell table:formula="of:=AVERAGE([.T53:.T62])" office:value-type="float" office:value="0.0585075735650025" calcext:value-type="float">
            <text:p>0.0585075736</text:p>
          </table:table-cell>
        </table:table-row>
        <table:table-row table:style-name="ro1">
          <table:table-cell office:value-type="float" office:value="0.017117334642967" calcext:value-type="float">
            <text:p>0.0171173346</text:p>
          </table:table-cell>
          <table:table-cell office:value-type="float" office:value="0.00243205385102671" calcext:value-type="float">
            <text:p>0.0024320539</text:p>
          </table:table-cell>
          <table:table-cell office:value-type="float" office:value="-0.18917476492925" calcext:value-type="float">
            <text:p>-0.1891747649</text:p>
          </table:table-cell>
          <table:table-cell office:value-type="float" office:value="0.0323829260654747" calcext:value-type="float">
            <text:p>0.0323829261</text:p>
          </table:table-cell>
          <table:table-cell office:value-type="float" office:value="0.00234527377178892" calcext:value-type="float">
            <text:p>0.0023452738</text:p>
          </table:table-cell>
          <table:table-cell office:value-type="float" office:value="0.168782603926957" calcext:value-type="float">
            <text:p>0.1687826039</text:p>
          </table:table-cell>
          <table:table-cell/>
          <table:table-cell table:formula="of:=AVERAGE([.A54:.A63])" office:value-type="float" office:value="0.0160951221633606" calcext:value-type="float">
            <text:p>0.0160951222</text:p>
          </table:table-cell>
          <table:table-cell table:formula="of:=AVERAGE([.B54:.B63])" office:value-type="float" office:value="0.0021978792135385" calcext:value-type="float">
            <text:p>0.0021978792</text:p>
          </table:table-cell>
          <table:table-cell table:formula="of:=AVERAGE([.C54:.C63])" office:value-type="float" office:value="0.0317919080864323" calcext:value-type="float">
            <text:p>0.0317919081</text:p>
          </table:table-cell>
          <table:table-cell table:formula="of:=AVERAGE([.D54:.D63])" office:value-type="float" office:value="0.0247824454680085" calcext:value-type="float">
            <text:p>0.0247824455</text:p>
          </table:table-cell>
          <table:table-cell table:formula="of:=AVERAGE([.E54:.E63])" office:value-type="float" office:value="0.00243935915990733" calcext:value-type="float">
            <text:p>0.0024393592</text:p>
          </table:table-cell>
          <table:table-cell table:formula="of:=AVERAGE([.F54:.F63])" office:value-type="float" office:value="0.139531047164928" calcext:value-type="float">
            <text:p>0.1395310472</text:p>
          </table:table-cell>
          <table:table-cell/>
          <table:table-cell office:value-type="float" office:value="0.015618137717723" calcext:value-type="float">
            <text:p>0.0156181377</text:p>
          </table:table-cell>
          <table:table-cell office:value-type="float" office:value="0.00251021457322697" calcext:value-type="float">
            <text:p>0.0025102146</text:p>
          </table:table-cell>
          <table:table-cell office:value-type="float" office:value="-0.22464787270369" calcext:value-type="float">
            <text:p>-0.2246478727</text:p>
          </table:table-cell>
          <table:table-cell office:value-type="float" office:value="0.0640185579657555" calcext:value-type="float">
            <text:p>0.064018558</text:p>
          </table:table-cell>
          <table:table-cell office:value-type="float" office:value="0.00913347946479917" calcext:value-type="float">
            <text:p>0.0091334795</text:p>
          </table:table-cell>
          <table:table-cell office:value-type="float" office:value="0.0716089458204806" calcext:value-type="float">
            <text:p>0.0716089458</text:p>
          </table:table-cell>
          <table:table-cell/>
          <table:table-cell table:formula="of:=AVERAGE([.O54:.O63])" office:value-type="float" office:value="0.0132899736606026" calcext:value-type="float">
            <text:p>0.0132899737</text:p>
          </table:table-cell>
          <table:table-cell table:formula="of:=AVERAGE([.P54:.P63])" office:value-type="float" office:value="0.00314669133535328" calcext:value-type="float">
            <text:p>0.0031466913</text:p>
          </table:table-cell>
          <table:table-cell table:formula="of:=AVERAGE([.Q54:.Q63])" office:value-type="float" office:value="-0.0922729984097687" calcext:value-type="float">
            <text:p>-0.0922729984</text:p>
          </table:table-cell>
          <table:table-cell table:formula="of:=AVERAGE([.R54:.R63])" office:value-type="float" office:value="0.0573271504510194" calcext:value-type="float">
            <text:p>0.0573271505</text:p>
          </table:table-cell>
          <table:table-cell table:formula="of:=AVERAGE([.S54:.S63])" office:value-type="float" office:value="0.00888258073944599" calcext:value-type="float">
            <text:p>0.0088825807</text:p>
          </table:table-cell>
          <table:table-cell table:formula="of:=AVERAGE([.T54:.T63])" office:value-type="float" office:value="0.0606036519107875" calcext:value-type="float">
            <text:p>0.0606036519</text:p>
          </table:table-cell>
        </table:table-row>
        <table:table-row table:style-name="ro1">
          <table:table-cell office:value-type="float" office:value="0.0125553074700914" calcext:value-type="float">
            <text:p>0.0125553075</text:p>
          </table:table-cell>
          <table:table-cell office:value-type="float" office:value="0.00153040962311405" calcext:value-type="float">
            <text:p>0.0015304096</text:p>
          </table:table-cell>
          <table:table-cell office:value-type="float" office:value="-0.346573794013215" calcext:value-type="float">
            <text:p>-0.346573794</text:p>
          </table:table-cell>
          <table:table-cell office:value-type="float" office:value="0.00874179594684392" calcext:value-type="float">
            <text:p>0.0087417959</text:p>
          </table:table-cell>
          <table:table-cell office:value-type="float" office:value="0.0031253335182555" calcext:value-type="float">
            <text:p>0.0031253335</text:p>
          </table:table-cell>
          <table:table-cell office:value-type="float" office:value="0.0454830068396404" calcext:value-type="float">
            <text:p>0.0454830068</text:p>
          </table:table-cell>
          <table:table-cell/>
          <table:table-cell table:formula="of:=AVERAGE([.A55:.A64])" office:value-type="float" office:value="0.0152273715910676" calcext:value-type="float">
            <text:p>0.0152273716</text:p>
          </table:table-cell>
          <table:table-cell table:formula="of:=AVERAGE([.B55:.B64])" office:value-type="float" office:value="0.00213436432092594" calcext:value-type="float">
            <text:p>0.0021343643</text:p>
          </table:table-cell>
          <table:table-cell table:formula="of:=AVERAGE([.C55:.C64])" office:value-type="float" office:value="-0.0291576855443607" calcext:value-type="float">
            <text:p>-0.0291576855</text:p>
          </table:table-cell>
          <table:table-cell table:formula="of:=AVERAGE([.D55:.D64])" office:value-type="float" office:value="0.023400453904178" calcext:value-type="float">
            <text:p>0.0234004539</text:p>
          </table:table-cell>
          <table:table-cell table:formula="of:=AVERAGE([.E55:.E64])" office:value-type="float" office:value="0.00251949897734448" calcext:value-type="float">
            <text:p>0.002519499</text:p>
          </table:table-cell>
          <table:table-cell table:formula="of:=AVERAGE([.F55:.F64])" office:value-type="float" office:value="0.129460441842675" calcext:value-type="float">
            <text:p>0.1294604418</text:p>
          </table:table-cell>
          <table:table-cell/>
          <table:table-cell office:value-type="float" office:value="0.0131810099809202" calcext:value-type="float">
            <text:p>0.01318101</text:p>
          </table:table-cell>
          <table:table-cell office:value-type="float" office:value="0.00441978810106576" calcext:value-type="float">
            <text:p>0.0044197881</text:p>
          </table:table-cell>
          <table:table-cell office:value-type="float" office:value="0.0556129859414622" calcext:value-type="float">
            <text:p>0.0556129859</text:p>
          </table:table-cell>
          <table:table-cell office:value-type="float" office:value="0.0464865707792342" calcext:value-type="float">
            <text:p>0.0464865708</text:p>
          </table:table-cell>
          <table:table-cell office:value-type="float" office:value="0.00859654019586742" calcext:value-type="float">
            <text:p>0.0085965402</text:p>
          </table:table-cell>
          <table:table-cell office:value-type="float" office:value="0.0550399546511471" calcext:value-type="float">
            <text:p>0.0550399547</text:p>
          </table:table-cell>
          <table:table-cell/>
          <table:table-cell table:formula="of:=AVERAGE([.O55:.O64])" office:value-type="float" office:value="0.0133777204793298" calcext:value-type="float">
            <text:p>0.0133777205</text:p>
          </table:table-cell>
          <table:table-cell table:formula="of:=AVERAGE([.P55:.P64])" office:value-type="float" office:value="0.00329308170902557" calcext:value-type="float">
            <text:p>0.0032930817</text:p>
          </table:table-cell>
          <table:table-cell table:formula="of:=AVERAGE([.Q55:.Q64])" office:value-type="float" office:value="-0.059192999269893" calcext:value-type="float">
            <text:p>-0.0591929993</text:p>
          </table:table-cell>
          <table:table-cell table:formula="of:=AVERAGE([.R55:.R64])" office:value-type="float" office:value="0.0567848346196115" calcext:value-type="float">
            <text:p>0.0567848346</text:p>
          </table:table-cell>
          <table:table-cell table:formula="of:=AVERAGE([.S55:.S64])" office:value-type="float" office:value="0.00880413501756266" calcext:value-type="float">
            <text:p>0.008804135</text:p>
          </table:table-cell>
          <table:table-cell table:formula="of:=AVERAGE([.T55:.T64])" office:value-type="float" office:value="0.0609906847064849" calcext:value-type="float">
            <text:p>0.0609906847</text:p>
          </table:table-cell>
        </table:table-row>
        <table:table-row table:style-name="ro1">
          <table:table-cell office:value-type="float" office:value="0.0133687801644891" calcext:value-type="float">
            <text:p>0.0133687802</text:p>
          </table:table-cell>
          <table:table-cell office:value-type="float" office:value="0.00169983388026802" calcext:value-type="float">
            <text:p>0.0016998339</text:p>
          </table:table-cell>
          <table:table-cell office:value-type="float" office:value="0.771753888289772" calcext:value-type="float">
            <text:p>0.7717538883</text:p>
          </table:table-cell>
          <table:table-cell office:value-type="float" office:value="0.0224479157477617" calcext:value-type="float">
            <text:p>0.0224479157</text:p>
          </table:table-cell>
          <table:table-cell office:value-type="float" office:value="0.00162370158941485" calcext:value-type="float">
            <text:p>0.0016237016</text:p>
          </table:table-cell>
          <table:table-cell office:value-type="float" office:value="0.172644034400582" calcext:value-type="float">
            <text:p>0.1726440344</text:p>
          </table:table-cell>
          <table:table-cell/>
          <table:table-cell table:formula="of:=AVERAGE([.A56:.A65])" office:value-type="float" office:value="0.0148951018196612" calcext:value-type="float">
            <text:p>0.0148951018</text:p>
          </table:table-cell>
          <table:table-cell table:formula="of:=AVERAGE([.B56:.B65])" office:value-type="float" office:value="0.00206600897475685" calcext:value-type="float">
            <text:p>0.002066009</text:p>
          </table:table-cell>
          <table:table-cell table:formula="of:=AVERAGE([.C56:.C65])" office:value-type="float" office:value="0.0274223581857375" calcext:value-type="float">
            <text:p>0.0274223582</text:p>
          </table:table-cell>
          <table:table-cell table:formula="of:=AVERAGE([.D56:.D65])" office:value-type="float" office:value="0.0229825088824146" calcext:value-type="float">
            <text:p>0.0229825089</text:p>
          </table:table-cell>
          <table:table-cell table:formula="of:=AVERAGE([.E56:.E65])" office:value-type="float" office:value="0.00241056183935143" calcext:value-type="float">
            <text:p>0.0024105618</text:p>
          </table:table-cell>
          <table:table-cell table:formula="of:=AVERAGE([.F56:.F65])" office:value-type="float" office:value="0.133805298884399" calcext:value-type="float">
            <text:p>0.1338052989</text:p>
          </table:table-cell>
          <table:table-cell/>
          <table:table-cell office:value-type="float" office:value="0.0134419088333498" calcext:value-type="float">
            <text:p>0.0134419088</text:p>
          </table:table-cell>
          <table:table-cell office:value-type="float" office:value="0.0032584636570038" calcext:value-type="float">
            <text:p>0.0032584637</text:p>
          </table:table-cell>
          <table:table-cell office:value-type="float" office:value="-0.152247566665356" calcext:value-type="float">
            <text:p>-0.1522475667</text:p>
          </table:table-cell>
          <table:table-cell office:value-type="float" office:value="0.0512219429016113" calcext:value-type="float">
            <text:p>0.0512219429</text:p>
          </table:table-cell>
          <table:table-cell office:value-type="float" office:value="0.00928046798799187" calcext:value-type="float">
            <text:p>0.009280468</text:p>
          </table:table-cell>
          <table:table-cell office:value-type="float" office:value="0.065839166380465" calcext:value-type="float">
            <text:p>0.0658391664</text:p>
          </table:table-cell>
          <table:table-cell/>
          <table:table-cell table:formula="of:=AVERAGE([.O56:.O65])" office:value-type="float" office:value="0.0134586192087572" calcext:value-type="float">
            <text:p>0.0134586192</text:p>
          </table:table-cell>
          <table:table-cell table:formula="of:=AVERAGE([.P56:.P65])" office:value-type="float" office:value="0.00332509118556601" calcext:value-type="float">
            <text:p>0.0033250912</text:p>
          </table:table-cell>
          <table:table-cell table:formula="of:=AVERAGE([.Q56:.Q65])" office:value-type="float" office:value="-0.0900404165581644" calcext:value-type="float">
            <text:p>-0.0900404166</text:p>
          </table:table-cell>
          <table:table-cell table:formula="of:=AVERAGE([.R56:.R65])" office:value-type="float" office:value="0.0548748397268355" calcext:value-type="float">
            <text:p>0.0548748397</text:p>
          </table:table-cell>
          <table:table-cell table:formula="of:=AVERAGE([.S56:.S65])" office:value-type="float" office:value="0.00881669542519376" calcext:value-type="float">
            <text:p>0.0088166954</text:p>
          </table:table-cell>
          <table:table-cell table:formula="of:=AVERAGE([.T56:.T65])" office:value-type="float" office:value="0.0601761171629187" calcext:value-type="float">
            <text:p>0.0601761172</text:p>
          </table:table-cell>
        </table:table-row>
        <table:table-row table:style-name="ro1">
          <table:table-cell office:value-type="float" office:value="0.0132345741438824" calcext:value-type="float">
            <text:p>0.0132345741</text:p>
          </table:table-cell>
          <table:table-cell office:value-type="float" office:value="0.00190066873273393" calcext:value-type="float">
            <text:p>0.0019006687</text:p>
          </table:table-cell>
          <table:table-cell office:value-type="float" office:value="0.338064871767892" calcext:value-type="float">
            <text:p>0.3380648718</text:p>
          </table:table-cell>
          <table:table-cell office:value-type="float" office:value="0.0288141475059092" calcext:value-type="float">
            <text:p>0.0288141475</text:p>
          </table:table-cell>
          <table:table-cell office:value-type="float" office:value="0.00196318149683066" calcext:value-type="float">
            <text:p>0.0019631815</text:p>
          </table:table-cell>
          <table:table-cell office:value-type="float" office:value="0.179541378840804" calcext:value-type="float">
            <text:p>0.1795413788</text:p>
          </table:table-cell>
          <table:table-cell/>
          <table:table-cell table:formula="of:=AVERAGE([.A57:.A66])" office:value-type="float" office:value="0.0147501463190526" calcext:value-type="float">
            <text:p>0.0147501463</text:p>
          </table:table-cell>
          <table:table-cell table:formula="of:=AVERAGE([.B57:.B66])" office:value-type="float" office:value="0.00201817412484373" calcext:value-type="float">
            <text:p>0.0020181741</text:p>
          </table:table-cell>
          <table:table-cell table:formula="of:=AVERAGE([.C57:.C66])" office:value-type="float" office:value="0.0615800191470289" calcext:value-type="float">
            <text:p>0.0615800191</text:p>
          </table:table-cell>
          <table:table-cell table:formula="of:=AVERAGE([.D57:.D66])" office:value-type="float" office:value="0.0234144807723351" calcext:value-type="float">
            <text:p>0.0234144808</text:p>
          </table:table-cell>
          <table:table-cell table:formula="of:=AVERAGE([.E57:.E66])" office:value-type="float" office:value="0.00237605455797166" calcext:value-type="float">
            <text:p>0.0023760546</text:p>
          </table:table-cell>
          <table:table-cell table:formula="of:=AVERAGE([.F57:.F66])" office:value-type="float" office:value="0.136753751435317" calcext:value-type="float">
            <text:p>0.1367537514</text:p>
          </table:table-cell>
          <table:table-cell/>
          <table:table-cell office:value-type="float" office:value="0.0128209040561929" calcext:value-type="float">
            <text:p>0.0128209041</text:p>
          </table:table-cell>
          <table:table-cell office:value-type="float" office:value="0.00501704845942159" calcext:value-type="float">
            <text:p>0.0050170485</text:p>
          </table:table-cell>
          <table:table-cell office:value-type="float" office:value="0.286837257852285" calcext:value-type="float">
            <text:p>0.2868372579</text:p>
          </table:table-cell>
          <table:table-cell office:value-type="float" office:value="0.0584166817367077" calcext:value-type="float">
            <text:p>0.0584166817</text:p>
          </table:table-cell>
          <table:table-cell office:value-type="float" office:value="0.0091034997953102" calcext:value-type="float">
            <text:p>0.0091034998</text:p>
          </table:table-cell>
          <table:table-cell office:value-type="float" office:value="0.0568217942491174" calcext:value-type="float">
            <text:p>0.0568217942</text:p>
          </table:table-cell>
          <table:table-cell/>
          <table:table-cell table:formula="of:=AVERAGE([.O57:.O66])" office:value-type="float" office:value="0.0134474818091973" calcext:value-type="float">
            <text:p>0.0134474818</text:p>
          </table:table-cell>
          <table:table-cell table:formula="of:=AVERAGE([.P57:.P66])" office:value-type="float" office:value="0.00349363121579266" calcext:value-type="float">
            <text:p>0.0034936312</text:p>
          </table:table-cell>
          <table:table-cell table:formula="of:=AVERAGE([.Q57:.Q66])" office:value-type="float" office:value="-0.0373171027945316" calcext:value-type="float">
            <text:p>-0.0373171028</text:p>
          </table:table-cell>
          <table:table-cell table:formula="of:=AVERAGE([.R57:.R66])" office:value-type="float" office:value="0.056153695192188" calcext:value-type="float">
            <text:p>0.0561536952</text:p>
          </table:table-cell>
          <table:table-cell table:formula="of:=AVERAGE([.S57:.S66])" office:value-type="float" office:value="0.00885546868201345" calcext:value-type="float">
            <text:p>0.0088554687</text:p>
          </table:table-cell>
          <table:table-cell table:formula="of:=AVERAGE([.T57:.T66])" office:value-type="float" office:value="0.0614833381422795" calcext:value-type="float">
            <text:p>0.0614833381</text:p>
          </table:table-cell>
        </table:table-row>
        <table:table-row table:style-name="ro1">
          <table:table-cell office:value-type="float" office:value="0.00740115074711776" calcext:value-type="float">
            <text:p>0.0074011507</text:p>
          </table:table-cell>
          <table:table-cell office:value-type="float" office:value="0.0023456024762534" calcext:value-type="float">
            <text:p>0.0023456025</text:p>
          </table:table-cell>
          <table:table-cell office:value-type="float" office:value="-0.154588617710379" calcext:value-type="float">
            <text:p>-0.1545886177</text:p>
          </table:table-cell>
          <table:table-cell office:value-type="float" office:value="0.00865725239273161" calcext:value-type="float">
            <text:p>0.0086572524</text:p>
          </table:table-cell>
          <table:table-cell office:value-type="float" office:value="0.00485632821219042" calcext:value-type="float">
            <text:p>0.0048563282</text:p>
          </table:table-cell>
          <table:table-cell office:value-type="float" office:value="-0.0453325937618502" calcext:value-type="float">
            <text:p>-0.0453325938</text:p>
          </table:table-cell>
          <table:table-cell/>
          <table:table-cell table:formula="of:=AVERAGE([.A58:.A67])" office:value-type="float" office:value="0.0138392450507569" calcext:value-type="float">
            <text:p>0.0138392451</text:p>
          </table:table-cell>
          <table:table-cell table:formula="of:=AVERAGE([.B58:.B67])" office:value-type="float" office:value="0.00197473352970756" calcext:value-type="float">
            <text:p>0.0019747335</text:p>
          </table:table-cell>
          <table:table-cell table:formula="of:=AVERAGE([.C58:.C67])" office:value-type="float" office:value="0.00486702063920109" calcext:value-type="float">
            <text:p>0.0048670206</text:p>
          </table:table-cell>
          <table:table-cell table:formula="of:=AVERAGE([.D58:.D67])" office:value-type="float" office:value="0.0217113459995016" calcext:value-type="float">
            <text:p>0.021711346</text:p>
          </table:table-cell>
          <table:table-cell table:formula="of:=AVERAGE([.E58:.E67])" office:value-type="float" office:value="0.0026382397665293" calcext:value-type="float">
            <text:p>0.0026382398</text:p>
          </table:table-cell>
          <table:table-cell table:formula="of:=AVERAGE([.F58:.F67])" office:value-type="float" office:value="0.117045397640904" calcext:value-type="float">
            <text:p>0.1170453976</text:p>
          </table:table-cell>
          <table:table-cell/>
          <table:table-cell office:value-type="float" office:value="0.0129262691794095" calcext:value-type="float">
            <text:p>0.0129262692</text:p>
          </table:table-cell>
          <table:table-cell office:value-type="float" office:value="0.00315342667190844" calcext:value-type="float">
            <text:p>0.0031534267</text:p>
          </table:table-cell>
          <table:table-cell office:value-type="float" office:value="-0.399073180965562" calcext:value-type="float">
            <text:p>-0.399073181</text:p>
          </table:table-cell>
          <table:table-cell office:value-type="float" office:value="0.0589423751458526" calcext:value-type="float">
            <text:p>0.0589423751</text:p>
          </table:table-cell>
          <table:table-cell office:value-type="float" office:value="0.00944936983287334" calcext:value-type="float">
            <text:p>0.0094493698</text:p>
          </table:table-cell>
          <table:table-cell office:value-type="float" office:value="0.0602576079312712" calcext:value-type="float">
            <text:p>0.0602576079</text:p>
          </table:table-cell>
          <table:table-cell/>
          <table:table-cell table:formula="of:=AVERAGE([.O58:.O67])" office:value-type="float" office:value="0.0136078577053757" calcext:value-type="float">
            <text:p>0.0136078577</text:p>
          </table:table-cell>
          <table:table-cell table:formula="of:=AVERAGE([.P58:.P67])" office:value-type="float" office:value="0.00343002308910465" calcext:value-type="float">
            <text:p>0.0034300231</text:p>
          </table:table-cell>
          <table:table-cell table:formula="of:=AVERAGE([.Q58:.Q67])" office:value-type="float" office:value="-0.0744247096979556" calcext:value-type="float">
            <text:p>-0.0744247097</text:p>
          </table:table-cell>
          <table:table-cell table:formula="of:=AVERAGE([.R58:.R67])" office:value-type="float" office:value="0.0552161385864019" calcext:value-type="float">
            <text:p>0.0552161386</text:p>
          </table:table-cell>
          <table:table-cell table:formula="of:=AVERAGE([.S58:.S67])" office:value-type="float" office:value="0.00886913911672309" calcext:value-type="float">
            <text:p>0.0088691391</text:p>
          </table:table-cell>
          <table:table-cell table:formula="of:=AVERAGE([.T58:.T67])" office:value-type="float" office:value="0.0626731249783188" calcext:value-type="float">
            <text:p>0.062673125</text:p>
          </table:table-cell>
        </table:table-row>
        <table:table-row table:style-name="ro1">
          <table:table-cell office:value-type="float" office:value="0.014475809110133" calcext:value-type="float">
            <text:p>0.0144758091</text:p>
          </table:table-cell>
          <table:table-cell office:value-type="float" office:value="0.00173690314126302" calcext:value-type="float">
            <text:p>0.0017369031</text:p>
          </table:table-cell>
          <table:table-cell office:value-type="float" office:value="0.159310095622603" calcext:value-type="float">
            <text:p>0.1593100956</text:p>
          </table:table-cell>
          <table:table-cell office:value-type="float" office:value="0.0292096859309822" calcext:value-type="float">
            <text:p>0.0292096859</text:p>
          </table:table-cell>
          <table:table-cell office:value-type="float" office:value="0.0019855449674651" calcext:value-type="float">
            <text:p>0.001985545</text:p>
          </table:table-cell>
          <table:table-cell office:value-type="float" office:value="0.172600945457816" calcext:value-type="float">
            <text:p>0.1726009455</text:p>
          </table:table-cell>
          <table:table-cell/>
          <table:table-cell table:formula="of:=AVERAGE([.A59:.A68])" office:value-type="float" office:value="0.0137817542008755" calcext:value-type="float">
            <text:p>0.0137817542</text:p>
          </table:table-cell>
          <table:table-cell table:formula="of:=AVERAGE([.B59:.B68])" office:value-type="float" office:value="0.0019971754603812" calcext:value-type="float">
            <text:p>0.0019971755</text:p>
          </table:table-cell>
          <table:table-cell table:formula="of:=AVERAGE([.C59:.C68])" office:value-type="float" office:value="0.0389979260943274" calcext:value-type="float">
            <text:p>0.0389979261</text:p>
          </table:table-cell>
          <table:table-cell table:formula="of:=AVERAGE([.D59:.D68])" office:value-type="float" office:value="0.0222441152762622" calcext:value-type="float">
            <text:p>0.0222441153</text:p>
          </table:table-cell>
          <table:table-cell table:formula="of:=AVERAGE([.E59:.E68])" office:value-type="float" office:value="0.00259304962382885" calcext:value-type="float">
            <text:p>0.0025930496</text:p>
          </table:table-cell>
          <table:table-cell table:formula="of:=AVERAGE([.F59:.F68])" office:value-type="float" office:value="0.120533109524986" calcext:value-type="float">
            <text:p>0.1205331095</text:p>
          </table:table-cell>
          <table:table-cell/>
          <table:table-cell office:value-type="float" office:value="0.0120717542042913" calcext:value-type="float">
            <text:p>0.0120717542</text:p>
          </table:table-cell>
          <table:table-cell office:value-type="float" office:value="0.00242775939722176" calcext:value-type="float">
            <text:p>0.0024277594</text:p>
          </table:table-cell>
          <table:table-cell office:value-type="float" office:value="-0.325854384023737" calcext:value-type="float">
            <text:p>-0.325854384</text:p>
          </table:table-cell>
          <table:table-cell office:value-type="float" office:value="0.0495918233878911" calcext:value-type="float">
            <text:p>0.0495918234</text:p>
          </table:table-cell>
          <table:table-cell office:value-type="float" office:value="0.00853831814602018" calcext:value-type="float">
            <text:p>0.0085383181</text:p>
          </table:table-cell>
          <table:table-cell office:value-type="float" office:value="0.065016903495416" calcext:value-type="float">
            <text:p>0.0650169035</text:p>
          </table:table-cell>
          <table:table-cell/>
          <table:table-cell table:formula="of:=AVERAGE([.O59:.O68])" office:value-type="float" office:value="0.0135952309279136" calcext:value-type="float">
            <text:p>0.0135952309</text:p>
          </table:table-cell>
          <table:table-cell table:formula="of:=AVERAGE([.P59:.P68])" office:value-type="float" office:value="0.00336958454603801" calcext:value-type="float">
            <text:p>0.0033695845</text:p>
          </table:table-cell>
          <table:table-cell table:formula="of:=AVERAGE([.Q59:.Q68])" office:value-type="float" office:value="-0.116753260246792" calcext:value-type="float">
            <text:p>-0.1167532602</text:p>
          </table:table-cell>
          <table:table-cell table:formula="of:=AVERAGE([.R59:.R68])" office:value-type="float" office:value="0.0554089992213994" calcext:value-type="float">
            <text:p>0.0554089992</text:p>
          </table:table-cell>
          <table:table-cell table:formula="of:=AVERAGE([.S59:.S68])" office:value-type="float" office:value="0.00887435874668881" calcext:value-type="float">
            <text:p>0.0088743587</text:p>
          </table:table-cell>
          <table:table-cell table:formula="of:=AVERAGE([.T59:.T68])" office:value-type="float" office:value="0.0625332876807079" calcext:value-type="float">
            <text:p>0.0625332877</text:p>
          </table:table-cell>
        </table:table-row>
        <table:table-row table:style-name="ro1">
          <table:table-cell office:value-type="float" office:value="0.00780315137230349" calcext:value-type="float">
            <text:p>0.0078031514</text:p>
          </table:table-cell>
          <table:table-cell office:value-type="float" office:value="0.00243194159981474" calcext:value-type="float">
            <text:p>0.0024319416</text:p>
          </table:table-cell>
          <table:table-cell office:value-type="float" office:value="-0.158141478931319" calcext:value-type="float">
            <text:p>-0.1581414789</text:p>
          </table:table-cell>
          <table:table-cell office:value-type="float" office:value="0.00863374760374427" calcext:value-type="float">
            <text:p>0.0086337476</text:p>
          </table:table-cell>
          <table:table-cell office:value-type="float" office:value="0.00372533377958462" calcext:value-type="float">
            <text:p>0.0037253338</text:p>
          </table:table-cell>
          <table:table-cell office:value-type="float" office:value="0.00775776323862374" calcext:value-type="float">
            <text:p>0.0077577632</text:p>
          </table:table-cell>
          <table:table-cell/>
          <table:table-cell table:formula="of:=AVERAGE([.A60:.A69])" office:value-type="float" office:value="0.0127881921258551" calcext:value-type="float">
            <text:p>0.0127881921</text:p>
          </table:table-cell>
          <table:table-cell table:formula="of:=AVERAGE([.B60:.B69])" office:value-type="float" office:value="0.0019806327608545" calcext:value-type="float">
            <text:p>0.0019806328</text:p>
          </table:table-cell>
          <table:table-cell table:formula="of:=AVERAGE([.C60:.C69])" office:value-type="float" office:value="0.0197119132252353" calcext:value-type="float">
            <text:p>0.0197119132</text:p>
          </table:table-cell>
          <table:table-cell table:formula="of:=AVERAGE([.D60:.D69])" office:value-type="float" office:value="0.0202559292735532" calcext:value-type="float">
            <text:p>0.0202559293</text:p>
          </table:table-cell>
          <table:table-cell table:formula="of:=AVERAGE([.E60:.E69])" office:value-type="float" office:value="0.00276212820463115" calcext:value-type="float">
            <text:p>0.0027621282</text:p>
          </table:table-cell>
          <table:table-cell table:formula="of:=AVERAGE([.F60:.F69])" office:value-type="float" office:value="0.103855788706569" calcext:value-type="float">
            <text:p>0.1038557887</text:p>
          </table:table-cell>
          <table:table-cell/>
          <table:table-cell office:value-type="float" office:value="0.0156507648794194" calcext:value-type="float">
            <text:p>0.0156507649</text:p>
          </table:table-cell>
          <table:table-cell office:value-type="float" office:value="0.00471583221369129" calcext:value-type="float">
            <text:p>0.0047158322</text:p>
          </table:table-cell>
          <table:table-cell office:value-type="float" office:value="-0.177306657134304" calcext:value-type="float">
            <text:p>-0.1773066571</text:p>
          </table:table-cell>
          <table:table-cell office:value-type="float" office:value="0.055969575420022" calcext:value-type="float">
            <text:p>0.0559695754</text:p>
          </table:table-cell>
          <table:table-cell office:value-type="float" office:value="0.00874053465668112" calcext:value-type="float">
            <text:p>0.0087405347</text:p>
          </table:table-cell>
          <table:table-cell office:value-type="float" office:value="0.0682087085209787" calcext:value-type="float">
            <text:p>0.0682087085</text:p>
          </table:table-cell>
          <table:table-cell/>
          <table:table-cell table:formula="of:=AVERAGE([.O60:.O69])" office:value-type="float" office:value="0.0140025004541539" calcext:value-type="float">
            <text:p>0.0140025005</text:p>
          </table:table-cell>
          <table:table-cell table:formula="of:=AVERAGE([.P60:.P69])" office:value-type="float" office:value="0.00348771306313814" calcext:value-type="float">
            <text:p>0.0034877131</text:p>
          </table:table-cell>
          <table:table-cell table:formula="of:=AVERAGE([.Q60:.Q69])" office:value-type="float" office:value="-0.159749373384754" calcext:value-type="float">
            <text:p>-0.1597493734</text:p>
          </table:table-cell>
          <table:table-cell table:formula="of:=AVERAGE([.R60:.R69])" office:value-type="float" office:value="0.0548456726875156" calcext:value-type="float">
            <text:p>0.0548456727</text:p>
          </table:table-cell>
          <table:table-cell table:formula="of:=AVERAGE([.S60:.S69])" office:value-type="float" office:value="0.00889738135738298" calcext:value-type="float">
            <text:p>0.0088973814</text:p>
          </table:table-cell>
          <table:table-cell table:formula="of:=AVERAGE([.T60:.T69])" office:value-type="float" office:value="0.0624326891684905" calcext:value-type="float">
            <text:p>0.0624326892</text:p>
          </table:table-cell>
        </table:table-row>
        <table:table-row table:style-name="ro1">
          <table:table-cell office:value-type="float" office:value="0.0142965891035142" calcext:value-type="float">
            <text:p>0.0142965891</text:p>
          </table:table-cell>
          <table:table-cell office:value-type="float" office:value="0.00157724909941833" calcext:value-type="float">
            <text:p>0.0015772491</text:p>
          </table:table-cell>
          <table:table-cell office:value-type="float" office:value="0.269406420260975" calcext:value-type="float">
            <text:p>0.2694064203</text:p>
          </table:table-cell>
          <table:table-cell office:value-type="float" office:value="0.0294643898494542" calcext:value-type="float">
            <text:p>0.0294643898</text:p>
          </table:table-cell>
          <table:table-cell office:value-type="float" office:value="0.00173022261587903" calcext:value-type="float">
            <text:p>0.0017302226</text:p>
          </table:table-cell>
          <table:table-cell office:value-type="float" office:value="0.182709439843893" calcext:value-type="float">
            <text:p>0.1827094398</text:p>
          </table:table-cell>
          <table:table-cell/>
          <table:table-cell table:formula="of:=AVERAGE([.A61:.A70])" office:value-type="float" office:value="0.0123486258220883" calcext:value-type="float">
            <text:p>0.0123486258</text:p>
          </table:table-cell>
          <table:table-cell table:formula="of:=AVERAGE([.B61:.B70])" office:value-type="float" office:value="0.00196692860248193" calcext:value-type="float">
            <text:p>0.0019669286</text:p>
          </table:table-cell>
          <table:table-cell table:formula="of:=AVERAGE([.C61:.C70])" office:value-type="float" office:value="0.0688458827228597" calcext:value-type="float">
            <text:p>0.0688458827</text:p>
          </table:table-cell>
          <table:table-cell table:formula="of:=AVERAGE([.D61:.D70])" office:value-type="float" office:value="0.020588644691743" calcext:value-type="float">
            <text:p>0.0205886447</text:p>
          </table:table-cell>
          <table:table-cell table:formula="of:=AVERAGE([.E61:.E70])" office:value-type="float" office:value="0.00274974375293823" calcext:value-type="float">
            <text:p>0.0027497438</text:p>
          </table:table-cell>
          <table:table-cell table:formula="of:=AVERAGE([.F61:.F70])" office:value-type="float" office:value="0.104555563553004" calcext:value-type="float">
            <text:p>0.1045555636</text:p>
          </table:table-cell>
          <table:table-cell/>
          <table:table-cell office:value-type="float" office:value="0.0153557587351682" calcext:value-type="float">
            <text:p>0.0153557587</text:p>
          </table:table-cell>
          <table:table-cell office:value-type="float" office:value="0.00332763658091183" calcext:value-type="float">
            <text:p>0.0033276366</text:p>
          </table:table-cell>
          <table:table-cell office:value-type="float" office:value="-0.383024318521133" calcext:value-type="float">
            <text:p>-0.3830243185</text:p>
          </table:table-cell>
          <table:table-cell office:value-type="float" office:value="0.0503683337941766" calcext:value-type="float">
            <text:p>0.0503683338</text:p>
          </table:table-cell>
          <table:table-cell office:value-type="float" office:value="0.00907507501542568" calcext:value-type="float">
            <text:p>0.009075075</text:p>
          </table:table-cell>
          <table:table-cell office:value-type="float" office:value="0.0474186151230242" calcext:value-type="float">
            <text:p>0.0474186151</text:p>
          </table:table-cell>
          <table:table-cell/>
          <table:table-cell table:formula="of:=AVERAGE([.O61:.O70])" office:value-type="float" office:value="0.0141156846643175" calcext:value-type="float">
            <text:p>0.0141156847</text:p>
          </table:table-cell>
          <table:table-cell table:formula="of:=AVERAGE([.P61:.P70])" office:value-type="float" office:value="0.0035202228438987" calcext:value-type="float">
            <text:p>0.0035202228</text:p>
          </table:table-cell>
          <table:table-cell table:formula="of:=AVERAGE([.Q61:.Q70])" office:value-type="float" office:value="-0.168562809970296" calcext:value-type="float">
            <text:p>-0.16856281</text:p>
          </table:table-cell>
          <table:table-cell table:formula="of:=AVERAGE([.R61:.R70])" office:value-type="float" office:value="0.0554150886274874" calcext:value-type="float">
            <text:p>0.0554150886</text:p>
          </table:table-cell>
          <table:table-cell table:formula="of:=AVERAGE([.S61:.S70])" office:value-type="float" office:value="0.00888882026076317" calcext:value-type="float">
            <text:p>0.0088888203</text:p>
          </table:table-cell>
          <table:table-cell table:formula="of:=AVERAGE([.T61:.T70])" office:value-type="float" office:value="0.0620450168609386" calcext:value-type="float">
            <text:p>0.0620450169</text:p>
          </table:table-cell>
        </table:table-row>
        <table:table-row table:style-name="ro1">
          <table:table-cell office:value-type="float" office:value="0.00726688981768723" calcext:value-type="float">
            <text:p>0.0072668898</text:p>
          </table:table-cell>
          <table:table-cell office:value-type="float" office:value="0.00247937831023628" calcext:value-type="float">
            <text:p>0.0024793783</text:p>
          </table:table-cell>
          <table:table-cell office:value-type="float" office:value="0.22035269342978" calcext:value-type="float">
            <text:p>0.2203526934</text:p>
          </table:table-cell>
          <table:table-cell office:value-type="float" office:value="0.0100251566618681" calcext:value-type="float">
            <text:p>0.0100251567</text:p>
          </table:table-cell>
          <table:table-cell office:value-type="float" office:value="0.00375684375176206" calcext:value-type="float">
            <text:p>0.0037568438</text:p>
          </table:table-cell>
          <table:table-cell office:value-type="float" office:value="0.0115863409009762" calcext:value-type="float">
            <text:p>0.0115863409</text:p>
          </table:table-cell>
          <table:table-cell/>
          <table:table-cell table:formula="of:=AVERAGE([.A62:.A71])" office:value-type="float" office:value="0.0113922196350828" calcext:value-type="float">
            <text:p>0.0113922196</text:p>
          </table:table-cell>
          <table:table-cell table:formula="of:=AVERAGE([.B62:.B71])" office:value-type="float" office:value="0.00202298451543827" calcext:value-type="float">
            <text:p>0.0020229845</text:p>
          </table:table-cell>
          <table:table-cell table:formula="of:=AVERAGE([.C62:.C71])" office:value-type="float" office:value="0.0738941164216296" calcext:value-type="float">
            <text:p>0.0738941164</text:p>
          </table:table-cell>
          <table:table-cell table:formula="of:=AVERAGE([.D62:.D71])" office:value-type="float" office:value="0.0186600464908406" calcext:value-type="float">
            <text:p>0.0186600465</text:p>
          </table:table-cell>
          <table:table-cell table:formula="of:=AVERAGE([.E62:.E71])" office:value-type="float" office:value="0.0029176292323973" calcext:value-type="float">
            <text:p>0.0029176292</text:p>
          </table:table-cell>
          <table:table-cell table:formula="of:=AVERAGE([.F62:.F71])" office:value-type="float" office:value="0.088699239268899" calcext:value-type="float">
            <text:p>0.0886992393</text:p>
          </table:table-cell>
          <table:table-cell/>
          <table:table-cell office:value-type="float" office:value="0.0140690797663357" calcext:value-type="float">
            <text:p>0.0140690798</text:p>
          </table:table-cell>
          <table:table-cell office:value-type="float" office:value="0.00299315456292838" calcext:value-type="float">
            <text:p>0.0029931546</text:p>
          </table:table-cell>
          <table:table-cell office:value-type="float" office:value="0.0508139509981395" calcext:value-type="float">
            <text:p>0.050813951</text:p>
          </table:table-cell>
          <table:table-cell office:value-type="float" office:value="0.056294493470341" calcext:value-type="float">
            <text:p>0.0562944935</text:p>
          </table:table-cell>
          <table:table-cell office:value-type="float" office:value="0.00880642076954246" calcext:value-type="float">
            <text:p>0.0088064208</text:p>
          </table:table-cell>
          <table:table-cell office:value-type="float" office:value="0.0594638000242412" calcext:value-type="float">
            <text:p>0.0594638</text:p>
          </table:table-cell>
          <table:table-cell/>
          <table:table-cell table:formula="of:=AVERAGE([.O62:.O71])" office:value-type="float" office:value="0.0136521728262858" calcext:value-type="float">
            <text:p>0.0136521728</text:p>
          </table:table-cell>
          <table:table-cell table:formula="of:=AVERAGE([.P62:.P71])" office:value-type="float" office:value="0.00356224253801566" calcext:value-type="float">
            <text:p>0.0035622425</text:p>
          </table:table-cell>
          <table:table-cell table:formula="of:=AVERAGE([.Q62:.Q71])" office:value-type="float" office:value="-0.142485444827959" calcext:value-type="float">
            <text:p>-0.1424854448</text:p>
          </table:table-cell>
          <table:table-cell table:formula="of:=AVERAGE([.R62:.R71])" office:value-type="float" office:value="0.0536555502656847" calcext:value-type="float">
            <text:p>0.0536555503</text:p>
          </table:table-cell>
          <table:table-cell table:formula="of:=AVERAGE([.S62:.S71])" office:value-type="float" office:value="0.00893433925695717" calcext:value-type="float">
            <text:p>0.0089343393</text:p>
          </table:table-cell>
          <table:table-cell table:formula="of:=AVERAGE([.T62:.T71])" office:value-type="float" office:value="0.0604113908711588" calcext:value-type="float">
            <text:p>0.0604113909</text:p>
          </table:table-cell>
        </table:table-row>
        <table:table-row table:style-name="ro1">
          <table:table-cell office:value-type="float" office:value="0.0165055424672381" calcext:value-type="float">
            <text:p>0.0165055425</text:p>
          </table:table-cell>
          <table:table-cell office:value-type="float" office:value="0.001755167400064" calcext:value-type="float">
            <text:p>0.0017551674</text:p>
          </table:table-cell>
          <table:table-cell office:value-type="float" office:value="-0.123155974200784" calcext:value-type="float">
            <text:p>-0.1231559742</text:p>
          </table:table-cell>
          <table:table-cell office:value-type="float" office:value="0.0312098341993988" calcext:value-type="float">
            <text:p>0.0312098342</text:p>
          </table:table-cell>
          <table:table-cell office:value-type="float" office:value="0.0021184004668612" calcext:value-type="float">
            <text:p>0.0021184005</text:p>
          </table:table-cell>
          <table:table-cell office:value-type="float" office:value="0.173292279988527" calcext:value-type="float">
            <text:p>0.17329228</text:p>
          </table:table-cell>
          <table:table-cell/>
          <table:table-cell table:formula="of:=AVERAGE([.A63:.A72])" office:value-type="float" office:value="0.0124025129039424" calcext:value-type="float">
            <text:p>0.0124025129</text:p>
          </table:table-cell>
          <table:table-cell table:formula="of:=AVERAGE([.B63:.B72])" office:value-type="float" office:value="0.00198892081141925" calcext:value-type="float">
            <text:p>0.0019889208</text:p>
          </table:table-cell>
          <table:table-cell table:formula="of:=AVERAGE([.C63:.C72])" office:value-type="float" office:value="0.0787253339586074" calcext:value-type="float">
            <text:p>0.078725334</text:p>
          </table:table-cell>
          <table:table-cell table:formula="of:=AVERAGE([.D63:.D72])" office:value-type="float" office:value="0.0209586851904169" calcext:value-type="float">
            <text:p>0.0209586852</text:p>
          </table:table-cell>
          <table:table-cell table:formula="of:=AVERAGE([.E63:.E72])" office:value-type="float" office:value="0.00272301641700324" calcext:value-type="float">
            <text:p>0.0027230164</text:p>
          </table:table-cell>
          <table:table-cell table:formula="of:=AVERAGE([.F63:.F72])" office:value-type="float" office:value="0.106906519967597" calcext:value-type="float">
            <text:p>0.10690652</text:p>
          </table:table-cell>
          <table:table-cell/>
          <table:table-cell office:value-type="float" office:value="0.0110639079034087" calcext:value-type="float">
            <text:p>0.0110639079</text:p>
          </table:table-cell>
          <table:table-cell office:value-type="float" office:value="0.00282317426009006" calcext:value-type="float">
            <text:p>0.0028231743</text:p>
          </table:table-cell>
          <table:table-cell office:value-type="float" office:value="-0.1728860547863" calcext:value-type="float">
            <text:p>-0.1728860548</text:p>
          </table:table-cell>
          <table:table-cell office:value-type="float" office:value="0.0477119088172913" calcext:value-type="float">
            <text:p>0.0477119088</text:p>
          </table:table-cell>
          <table:table-cell office:value-type="float" office:value="0.00819373675622046" calcext:value-type="float">
            <text:p>0.0081937368</text:p>
          </table:table-cell>
          <table:table-cell office:value-type="float" office:value="0.0546406338748057" calcext:value-type="float">
            <text:p>0.0546406339</text:p>
          </table:table-cell>
          <table:table-cell/>
          <table:table-cell table:formula="of:=AVERAGE([.O63:.O72])" office:value-type="float" office:value="0.0136199495256219" calcext:value-type="float">
            <text:p>0.0136199495</text:p>
          </table:table-cell>
          <table:table-cell table:formula="of:=AVERAGE([.P63:.P72])" office:value-type="float" office:value="0.00346464984774699" calcext:value-type="float">
            <text:p>0.0034646498</text:p>
          </table:table-cell>
          <table:table-cell table:formula="of:=AVERAGE([.Q63:.Q72])" office:value-type="float" office:value="-0.14417758400082" calcext:value-type="float">
            <text:p>-0.144177584</text:p>
          </table:table-cell>
          <table:table-cell table:formula="of:=AVERAGE([.R63:.R72])" office:value-type="float" office:value="0.0539022263418883" calcext:value-type="float">
            <text:p>0.0539022263</text:p>
          </table:table-cell>
          <table:table-cell table:formula="of:=AVERAGE([.S63:.S72])" office:value-type="float" office:value="0.00889174426207319" calcext:value-type="float">
            <text:p>0.0088917443</text:p>
          </table:table-cell>
          <table:table-cell table:formula="of:=AVERAGE([.T63:.T72])" office:value-type="float" office:value="0.0604316130070947" calcext:value-type="float">
            <text:p>0.060431613</text:p>
          </table:table-cell>
        </table:table-row>
        <table:table-row table:style-name="ro1">
          <table:table-cell office:value-type="float" office:value="0.0148680368596223" calcext:value-type="float">
            <text:p>0.0148680369</text:p>
          </table:table-cell>
          <table:table-cell office:value-type="float" office:value="0.0020957891107392" calcext:value-type="float">
            <text:p>0.0020957891</text:p>
          </table:table-cell>
          <table:table-cell office:value-type="float" office:value="-0.294204036382308" calcext:value-type="float">
            <text:p>-0.2942040364</text:p>
          </table:table-cell>
          <table:table-cell office:value-type="float" office:value="0.012038370128721" calcext:value-type="float">
            <text:p>0.0120383701</text:p>
          </table:table-cell>
          <table:table-cell office:value-type="float" office:value="0.00307332995580509" calcext:value-type="float">
            <text:p>0.00307333</text:p>
          </table:table-cell>
          <table:table-cell office:value-type="float" office:value="0.0644067105022259" calcext:value-type="float">
            <text:p>0.0644067105</text:p>
          </table:table-cell>
          <table:table-cell/>
          <table:table-cell table:formula="of:=AVERAGE([.A64:.A73])" office:value-type="float" office:value="0.0121775831256079" calcext:value-type="float">
            <text:p>0.0121775831</text:p>
          </table:table-cell>
          <table:table-cell table:formula="of:=AVERAGE([.B64:.B73])" office:value-type="float" office:value="0.0019552943373905" calcext:value-type="float">
            <text:p>0.0019552943</text:p>
          </table:table-cell>
          <table:table-cell table:formula="of:=AVERAGE([.C64:.C73])" office:value-type="float" office:value="0.0682224068133016" calcext:value-type="float">
            <text:p>0.0682224068</text:p>
          </table:table-cell>
          <table:table-cell table:formula="of:=AVERAGE([.D64:.D73])" office:value-type="float" office:value="0.0189242295967415" calcext:value-type="float">
            <text:p>0.0189242296</text:p>
          </table:table-cell>
          <table:table-cell table:formula="of:=AVERAGE([.E64:.E73])" office:value-type="float" office:value="0.00279582203540485" calcext:value-type="float">
            <text:p>0.002795822</text:p>
          </table:table-cell>
          <table:table-cell table:formula="of:=AVERAGE([.F64:.F73])" office:value-type="float" office:value="0.0964689306251239" calcext:value-type="float">
            <text:p>0.0964689306</text:p>
          </table:table-cell>
          <table:table-cell/>
          <table:table-cell office:value-type="float" office:value="0.00961272531608466" calcext:value-type="float">
            <text:p>0.0096127253</text:p>
          </table:table-cell>
          <table:table-cell office:value-type="float" office:value="0.00408594354470414" calcext:value-type="float">
            <text:p>0.0040859435</text:p>
          </table:table-cell>
          <table:table-cell office:value-type="float" office:value="-0.344426813686659" calcext:value-type="float">
            <text:p>-0.3444268137</text:p>
          </table:table-cell>
          <table:table-cell office:value-type="float" office:value="0.0497855683788657" calcext:value-type="float">
            <text:p>0.0497855684</text:p>
          </table:table-cell>
          <table:table-cell office:value-type="float" office:value="0.00864961221814156" calcext:value-type="float">
            <text:p>0.0086496122</text:p>
          </table:table-cell>
          <table:table-cell office:value-type="float" office:value="0.062466016644612" calcext:value-type="float">
            <text:p>0.0624660166</text:p>
          </table:table-cell>
          <table:table-cell/>
          <table:table-cell table:formula="of:=AVERAGE([.O64:.O73])" office:value-type="float" office:value="0.013019408285458" calcext:value-type="float">
            <text:p>0.0130194083</text:p>
          </table:table-cell>
          <table:table-cell table:formula="of:=AVERAGE([.P64:.P73])" office:value-type="float" office:value="0.00362222274489471" calcext:value-type="float">
            <text:p>0.0036222227</text:p>
          </table:table-cell>
          <table:table-cell table:formula="of:=AVERAGE([.Q64:.Q73])" office:value-type="float" office:value="-0.156155478099116" calcext:value-type="float">
            <text:p>-0.1561554781</text:p>
          </table:table-cell>
          <table:table-cell table:formula="of:=AVERAGE([.R64:.R73])" office:value-type="float" office:value="0.0524789273831993" calcext:value-type="float">
            <text:p>0.0524789274</text:p>
          </table:table-cell>
          <table:table-cell table:formula="of:=AVERAGE([.S64:.S73])" office:value-type="float" office:value="0.00884335753740743" calcext:value-type="float">
            <text:p>0.0088433575</text:p>
          </table:table-cell>
          <table:table-cell table:formula="of:=AVERAGE([.T64:.T73])" office:value-type="float" office:value="0.0595173200895079" calcext:value-type="float">
            <text:p>0.0595173201</text:p>
          </table:table-cell>
        </table:table-row>
        <table:table-row table:style-name="ro1">
          <table:table-cell office:value-type="float" office:value="0.0195608022812302" calcext:value-type="float">
            <text:p>0.0195608023</text:p>
          </table:table-cell>
          <table:table-cell office:value-type="float" office:value="0.00170746686866418" calcext:value-type="float">
            <text:p>0.0017074669</text:p>
          </table:table-cell>
          <table:table-cell office:value-type="float" office:value="-0.136799420810017" calcext:value-type="float">
            <text:p>-0.1367994208</text:p>
          </table:table-cell>
          <table:table-cell office:value-type="float" office:value="0.0330183560028672" calcext:value-type="float">
            <text:p>0.033018356</text:p>
          </table:table-cell>
          <table:table-cell office:value-type="float" office:value="0.00217296850751154" calcext:value-type="float">
            <text:p>0.0021729685</text:p>
          </table:table-cell>
          <table:table-cell office:value-type="float" office:value="0.165707785449922" calcext:value-type="float">
            <text:p>0.1657077854</text:p>
          </table:table-cell>
          <table:table-cell/>
          <table:table-cell table:formula="of:=AVERAGE([.A65:.A74])" office:value-type="float" office:value="0.0128781326067218" calcext:value-type="float">
            <text:p>0.0128781326</text:p>
          </table:table-cell>
          <table:table-cell table:formula="of:=AVERAGE([.B65:.B74])" office:value-type="float" office:value="0.00197300006194551" calcext:value-type="float">
            <text:p>0.0019730001</text:p>
          </table:table-cell>
          <table:table-cell table:formula="of:=AVERAGE([.C65:.C74])" office:value-type="float" office:value="0.0891998441336215" calcext:value-type="float">
            <text:p>0.0891998441</text:p>
          </table:table-cell>
          <table:table-cell table:formula="of:=AVERAGE([.D65:.D74])" office:value-type="float" office:value="0.0213518856023438" calcext:value-type="float">
            <text:p>0.0213518856</text:p>
          </table:table-cell>
          <table:table-cell table:formula="of:=AVERAGE([.E65:.E74])" office:value-type="float" office:value="0.00270058553433046" calcext:value-type="float">
            <text:p>0.0027005855</text:p>
          </table:table-cell>
          <table:table-cell table:formula="of:=AVERAGE([.F65:.F74])" office:value-type="float" office:value="0.108491408486152" calcext:value-type="float">
            <text:p>0.1084914085</text:p>
          </table:table-cell>
          <table:table-cell/>
          <table:table-cell office:value-type="float" office:value="0.015260054686153" calcext:value-type="float">
            <text:p>0.0152600547</text:p>
          </table:table-cell>
          <table:table-cell office:value-type="float" office:value="0.00338078771416207" calcext:value-type="float">
            <text:p>0.0033807877</text:p>
          </table:table-cell>
          <table:table-cell office:value-type="float" office:value="0.320520258060022" calcext:value-type="float">
            <text:p>0.3205202581</text:p>
          </table:table-cell>
          <table:table-cell office:value-type="float" office:value="0.0560959321446717" calcext:value-type="float">
            <text:p>0.0560959321</text:p>
          </table:table-cell>
          <table:table-cell office:value-type="float" office:value="0.00875335545279086" calcext:value-type="float">
            <text:p>0.0087533555</text:p>
          </table:table-cell>
          <table:table-cell office:value-type="float" office:value="0.0626155888661742" calcext:value-type="float">
            <text:p>0.0626155889</text:p>
          </table:table-cell>
          <table:table-cell/>
          <table:table-cell table:formula="of:=AVERAGE([.O65:.O74])" office:value-type="float" office:value="0.0132273127559813" calcext:value-type="float">
            <text:p>0.0132273128</text:p>
          </table:table-cell>
          <table:table-cell table:formula="of:=AVERAGE([.P65:.P74])" office:value-type="float" office:value="0.00351832270620434" calcext:value-type="float">
            <text:p>0.0035183227</text:p>
          </table:table-cell>
          <table:table-cell table:formula="of:=AVERAGE([.Q65:.Q74])" office:value-type="float" office:value="-0.129664750887261" calcext:value-type="float">
            <text:p>-0.1296647509</text:p>
          </table:table-cell>
          <table:table-cell table:formula="of:=AVERAGE([.R65:.R74])" office:value-type="float" office:value="0.0534398635197431" calcext:value-type="float">
            <text:p>0.0534398635</text:p>
          </table:table-cell>
          <table:table-cell table:formula="of:=AVERAGE([.S65:.S74])" office:value-type="float" office:value="0.00885903906309977" calcext:value-type="float">
            <text:p>0.0088590391</text:p>
          </table:table-cell>
          <table:table-cell table:formula="of:=AVERAGE([.T65:.T74])" office:value-type="float" office:value="0.0602748835110106" calcext:value-type="float">
            <text:p>0.0602748835</text:p>
          </table:table-cell>
        </table:table-row>
        <table:table-row table:style-name="ro1">
          <table:table-cell office:value-type="float" office:value="0.0143437779072971" calcext:value-type="float">
            <text:p>0.0143437779</text:p>
          </table:table-cell>
          <table:table-cell office:value-type="float" office:value="0.00159611084657998" calcext:value-type="float">
            <text:p>0.0015961108</text:p>
          </table:table-cell>
          <table:table-cell office:value-type="float" office:value="0.243225831076849" calcext:value-type="float">
            <text:p>0.2432258311</text:p>
          </table:table-cell>
          <table:table-cell office:value-type="float" office:value="0.0102018331643194" calcext:value-type="float">
            <text:p>0.0102018332</text:p>
          </table:table-cell>
          <table:table-cell office:value-type="float" office:value="0.00237514813779853" calcext:value-type="float">
            <text:p>0.0023751481</text:p>
          </table:table-cell>
          <table:table-cell office:value-type="float" office:value="0.0821593805681914" calcext:value-type="float">
            <text:p>0.0821593806</text:p>
          </table:table-cell>
          <table:table-cell/>
          <table:table-cell table:formula="of:=AVERAGE([.A66:.A75])" office:value-type="float" office:value="0.0129756323810026" calcext:value-type="float">
            <text:p>0.0129756324</text:p>
          </table:table-cell>
          <table:table-cell table:formula="of:=AVERAGE([.B66:.B75])" office:value-type="float" office:value="0.00196262775857671" calcext:value-type="float">
            <text:p>0.0019626278</text:p>
          </table:table-cell>
          <table:table-cell table:formula="of:=AVERAGE([.C66:.C75])" office:value-type="float" office:value="0.0363470384123292" calcext:value-type="float">
            <text:p>0.0363470384</text:p>
          </table:table-cell>
          <table:table-cell table:formula="of:=AVERAGE([.D66:.D75])" office:value-type="float" office:value="0.0201272773439996" calcext:value-type="float">
            <text:p>0.0201272773</text:p>
          </table:table-cell>
          <table:table-cell table:formula="of:=AVERAGE([.E66:.E75])" office:value-type="float" office:value="0.00277573018916883" calcext:value-type="float">
            <text:p>0.0027757302</text:p>
          </table:table-cell>
          <table:table-cell table:formula="of:=AVERAGE([.F66:.F75])" office:value-type="float" office:value="0.099442943102913" calcext:value-type="float">
            <text:p>0.0994429431</text:p>
          </table:table-cell>
          <table:table-cell/>
          <table:table-cell office:value-type="float" office:value="0.0156006710711064" calcext:value-type="float">
            <text:p>0.0156006711</text:p>
          </table:table-cell>
          <table:table-cell office:value-type="float" office:value="0.00286204806464346" calcext:value-type="float">
            <text:p>0.0028620481</text:p>
          </table:table-cell>
          <table:table-cell office:value-type="float" office:value="-0.228287875459524" calcext:value-type="float">
            <text:p>-0.2282878755</text:p>
          </table:table-cell>
          <table:table-cell office:value-type="float" office:value="0.0470564180053771" calcext:value-type="float">
            <text:p>0.047056418</text:p>
          </table:table-cell>
          <table:table-cell office:value-type="float" office:value="0.00867787334136665" calcext:value-type="float">
            <text:p>0.0086778733</text:p>
          </table:table-cell>
          <table:table-cell office:value-type="float" office:value="0.0565622807946056" calcext:value-type="float">
            <text:p>0.0565622808</text:p>
          </table:table-cell>
          <table:table-cell/>
          <table:table-cell table:formula="of:=AVERAGE([.O66:.O75])" office:value-type="float" office:value="0.013443188979757" calcext:value-type="float">
            <text:p>0.013443189</text:p>
          </table:table-cell>
          <table:table-cell table:formula="of:=AVERAGE([.P66:.P75])" office:value-type="float" office:value="0.0034786811469683" calcext:value-type="float">
            <text:p>0.0034786811</text:p>
          </table:table-cell>
          <table:table-cell table:formula="of:=AVERAGE([.Q66:.Q75])" office:value-type="float" office:value="-0.137268781766677" calcext:value-type="float">
            <text:p>-0.1372687818</text:p>
          </table:table-cell>
          <table:table-cell table:formula="of:=AVERAGE([.R66:.R75])" office:value-type="float" office:value="0.0530233110301197" calcext:value-type="float">
            <text:p>0.053023311</text:p>
          </table:table-cell>
          <table:table-cell table:formula="of:=AVERAGE([.S66:.S75])" office:value-type="float" office:value="0.00879877959843725" calcext:value-type="float">
            <text:p>0.0087987796</text:p>
          </table:table-cell>
          <table:table-cell table:formula="of:=AVERAGE([.T66:.T75])" office:value-type="float" office:value="0.0593471949524246" calcext:value-type="float">
            <text:p>0.059347195</text:p>
          </table:table-cell>
        </table:table-row>
        <table:table-row table:style-name="ro1">
          <table:table-cell office:value-type="float" office:value="0.0132722539335583" calcext:value-type="float">
            <text:p>0.0132722539</text:p>
          </table:table-cell>
          <table:table-cell office:value-type="float" office:value="0.00143248356374548" calcext:value-type="float">
            <text:p>0.0014324836</text:p>
          </table:table-cell>
          <table:table-cell office:value-type="float" office:value="0.106999988749789" calcext:value-type="float">
            <text:p>0.1069999887</text:p>
          </table:table-cell>
          <table:table-cell office:value-type="float" office:value="0.0241862871218473" calcext:value-type="float">
            <text:p>0.0241862871</text:p>
          </table:table-cell>
          <table:table-cell office:value-type="float" office:value="0.00195750762941316" calcext:value-type="float">
            <text:p>0.0019575076</text:p>
          </table:table-cell>
          <table:table-cell office:value-type="float" office:value="0.163439188525081" calcext:value-type="float">
            <text:p>0.1634391885</text:p>
          </table:table-cell>
          <table:table-cell/>
          <table:table-cell table:formula="of:=AVERAGE([.A67:.A76])" office:value-type="float" office:value="0.0129794003599702" calcext:value-type="float">
            <text:p>0.0129794004</text:p>
          </table:table-cell>
          <table:table-cell table:formula="of:=AVERAGE([.B67:.B76])" office:value-type="float" office:value="0.00191580924167786" calcext:value-type="float">
            <text:p>0.0019158092</text:p>
          </table:table-cell>
          <table:table-cell table:formula="of:=AVERAGE([.C67:.C76])" office:value-type="float" office:value="0.0132405501105189" calcext:value-type="float">
            <text:p>0.0132405501</text:p>
          </table:table-cell>
          <table:table-cell table:formula="of:=AVERAGE([.D67:.D76])" office:value-type="float" office:value="0.0196644913055934" calcext:value-type="float">
            <text:p>0.0196644913</text:p>
          </table:table-cell>
          <table:table-cell table:formula="of:=AVERAGE([.E67:.E76])" office:value-type="float" office:value="0.00277516280242708" calcext:value-type="float">
            <text:p>0.0027751628</text:p>
          </table:table-cell>
          <table:table-cell table:formula="of:=AVERAGE([.F67:.F76])" office:value-type="float" office:value="0.0978327240713406" calcext:value-type="float">
            <text:p>0.0978327241</text:p>
          </table:table-cell>
          <table:table-cell/>
          <table:table-cell office:value-type="float" office:value="0.0152558771452219" calcext:value-type="float">
            <text:p>0.0152558771</text:p>
          </table:table-cell>
          <table:table-cell office:value-type="float" office:value="0.00499972475261823" calcext:value-type="float">
            <text:p>0.0049997248</text:p>
          </table:table-cell>
          <table:table-cell office:value-type="float" office:value="0.130356942502244" calcext:value-type="float">
            <text:p>0.1303569425</text:p>
          </table:table-cell>
          <table:table-cell office:value-type="float" office:value="0.0596021633595228" calcext:value-type="float">
            <text:p>0.0596021634</text:p>
          </table:table-cell>
          <table:table-cell office:value-type="float" office:value="0.00914931336883456" calcext:value-type="float">
            <text:p>0.0091493134</text:p>
          </table:table-cell>
          <table:table-cell office:value-type="float" office:value="0.0512239805189893" calcext:value-type="float">
            <text:p>0.0512239805</text:p>
          </table:table-cell>
          <table:table-cell/>
          <table:table-cell table:formula="of:=AVERAGE([.O67:.O76])" office:value-type="float" office:value="0.0136866862886599" calcext:value-type="float">
            <text:p>0.0136866863</text:p>
          </table:table-cell>
          <table:table-cell table:formula="of:=AVERAGE([.P67:.P76])" office:value-type="float" office:value="0.00347694877628797" calcext:value-type="float">
            <text:p>0.0034769488</text:p>
          </table:table-cell>
          <table:table-cell table:formula="of:=AVERAGE([.Q67:.Q76])" office:value-type="float" office:value="-0.152916813301681" calcext:value-type="float">
            <text:p>-0.1529168133</text:p>
          </table:table-cell>
          <table:table-cell table:formula="of:=AVERAGE([.R67:.R76])" office:value-type="float" office:value="0.0531418591924012" calcext:value-type="float">
            <text:p>0.0531418592</text:p>
          </table:table-cell>
          <table:table-cell table:formula="of:=AVERAGE([.S67:.S76])" office:value-type="float" office:value="0.00880336095578969" calcext:value-type="float">
            <text:p>0.008803361</text:p>
          </table:table-cell>
          <table:table-cell table:formula="of:=AVERAGE([.T67:.T76])" office:value-type="float" office:value="0.0587874135794118" calcext:value-type="float">
            <text:p>0.0587874136</text:p>
          </table:table-cell>
        </table:table-row>
        <table:table-row table:style-name="ro1">
          <table:table-cell office:value-type="float" office:value="0.0208839633708222" calcext:value-type="float">
            <text:p>0.0208839634</text:p>
          </table:table-cell>
          <table:table-cell office:value-type="float" office:value="0.00229967733392231" calcext:value-type="float">
            <text:p>0.0022996773</text:p>
          </table:table-cell>
          <table:table-cell office:value-type="float" office:value="-0.133523286887581" calcext:value-type="float">
            <text:p>-0.1335232869</text:p>
          </table:table-cell>
          <table:table-cell office:value-type="float" office:value="0.0406452520750463" calcext:value-type="float">
            <text:p>0.0406452521</text:p>
          </table:table-cell>
          <table:table-cell office:value-type="float" office:value="0.00170254769618623" calcext:value-type="float">
            <text:p>0.0017025477</text:p>
          </table:table-cell>
          <table:table-cell office:value-type="float" office:value="0.197415026277304" calcext:value-type="float">
            <text:p>0.1974150263</text:p>
          </table:table-cell>
          <table:table-cell/>
          <table:table-cell table:formula="of:=AVERAGE([.A68:.A77])" office:value-type="float" office:value="0.0143276816223406" calcext:value-type="float">
            <text:p>0.0143276816</text:p>
          </table:table-cell>
          <table:table-cell table:formula="of:=AVERAGE([.B68:.B77])" office:value-type="float" office:value="0.00191121672744475" calcext:value-type="float">
            <text:p>0.0019112167</text:p>
          </table:table-cell>
          <table:table-cell table:formula="of:=AVERAGE([.C68:.C77])" office:value-type="float" office:value="0.0153470831927986" calcext:value-type="float">
            <text:p>0.0153470832</text:p>
          </table:table-cell>
          <table:table-cell table:formula="of:=AVERAGE([.D68:.D77])" office:value-type="float" office:value="0.0228632912738249" calcext:value-type="float">
            <text:p>0.0228632913</text:p>
          </table:table-cell>
          <table:table-cell table:formula="of:=AVERAGE([.E68:.E77])" office:value-type="float" office:value="0.00245978475082666" calcext:value-type="float">
            <text:p>0.0024597848</text:p>
          </table:table-cell>
          <table:table-cell table:formula="of:=AVERAGE([.F68:.F77])" office:value-type="float" office:value="0.122107486075256" calcext:value-type="float">
            <text:p>0.1221074861</text:p>
          </table:table-cell>
          <table:table-cell/>
          <table:table-cell office:value-type="float" office:value="0.0109131668051603" calcext:value-type="float">
            <text:p>0.0109131668</text:p>
          </table:table-cell>
          <table:table-cell office:value-type="float" office:value="0.00377813989601807" calcext:value-type="float">
            <text:p>0.0037781399</text:p>
          </table:table-cell>
          <table:table-cell office:value-type="float" office:value="-0.0664826040939306" calcext:value-type="float">
            <text:p>-0.0664826041</text:p>
          </table:table-cell>
          <table:table-cell office:value-type="float" office:value="0.0493530764244497" calcext:value-type="float">
            <text:p>0.0493530764</text:p>
          </table:table-cell>
          <table:table-cell office:value-type="float" office:value="0.00885882852599025" calcext:value-type="float">
            <text:p>0.0088588285</text:p>
          </table:table-cell>
          <table:table-cell office:value-type="float" office:value="0.048573490139097" calcext:value-type="float">
            <text:p>0.0485734901</text:p>
          </table:table-cell>
          <table:table-cell/>
          <table:table-cell table:formula="of:=AVERAGE([.O68:.O77])" office:value-type="float" office:value="0.013485376051235" calcext:value-type="float">
            <text:p>0.0134853761</text:p>
          </table:table-cell>
          <table:table-cell table:formula="of:=AVERAGE([.P68:.P77])" office:value-type="float" office:value="0.00353942009869893" calcext:value-type="float">
            <text:p>0.0035394201</text:p>
          </table:table-cell>
          <table:table-cell table:formula="of:=AVERAGE([.Q68:.Q77])" office:value-type="float" office:value="-0.119657755614518" calcext:value-type="float">
            <text:p>-0.1196577556</text:p>
          </table:table-cell>
          <table:table-cell table:formula="of:=AVERAGE([.R68:.R77])" office:value-type="float" office:value="0.0521829293202609" calcext:value-type="float">
            <text:p>0.0521829293</text:p>
          </table:table-cell>
          <table:table-cell table:formula="of:=AVERAGE([.S68:.S77])" office:value-type="float" office:value="0.00874430682510138" calcext:value-type="float">
            <text:p>0.0087443068</text:p>
          </table:table-cell>
          <table:table-cell table:formula="of:=AVERAGE([.T68:.T77])" office:value-type="float" office:value="0.0576190018001944" calcext:value-type="float">
            <text:p>0.0576190018</text:p>
          </table:table-cell>
        </table:table-row>
        <table:table-row table:style-name="ro1">
          <table:table-cell office:value-type="float" office:value="0.00659562843749834" calcext:value-type="float">
            <text:p>0.0065956284</text:p>
          </table:table-cell>
          <table:table-cell office:value-type="float" office:value="0.00195268173894616" calcext:value-type="float">
            <text:p>0.0019526817</text:p>
          </table:table-cell>
          <table:table-cell office:value-type="float" office:value="-0.376446665552519" calcext:value-type="float">
            <text:p>-0.3764466656</text:p>
          </table:table-cell>
          <table:table-cell office:value-type="float" office:value="0.0141951958183199" calcext:value-type="float">
            <text:p>0.0141951958</text:p>
          </table:table-cell>
          <table:table-cell office:value-type="float" office:value="0.00502647629473358" calcext:value-type="float">
            <text:p>0.0050264763</text:p>
          </table:table-cell>
          <table:table-cell office:value-type="float" office:value="0.0502616602927446" calcext:value-type="float">
            <text:p>0.0502616603</text:p>
          </table:table-cell>
          <table:table-cell/>
          <table:table-cell table:formula="of:=AVERAGE([.A69:.A78])" office:value-type="float" office:value="0.0135396635550771" calcext:value-type="float">
            <text:p>0.0135396636</text:p>
          </table:table-cell>
          <table:table-cell table:formula="of:=AVERAGE([.B69:.B78])" office:value-type="float" office:value="0.00193279458721307" calcext:value-type="float">
            <text:p>0.0019327946</text:p>
          </table:table-cell>
          <table:table-cell table:formula="of:=AVERAGE([.C69:.C78])" office:value-type="float" office:value="-0.0382285929247137" calcext:value-type="float">
            <text:p>-0.0382285929</text:p>
          </table:table-cell>
          <table:table-cell table:formula="of:=AVERAGE([.D69:.D78])" office:value-type="float" office:value="0.0213618422625586" calcext:value-type="float">
            <text:p>0.0213618423</text:p>
          </table:table-cell>
          <table:table-cell table:formula="of:=AVERAGE([.E69:.E78])" office:value-type="float" office:value="0.0027638778835535" calcext:value-type="float">
            <text:p>0.0027638779</text:p>
          </table:table-cell>
          <table:table-cell table:formula="of:=AVERAGE([.F69:.F78])" office:value-type="float" office:value="0.109873557558749" calcext:value-type="float">
            <text:p>0.1098735576</text:p>
          </table:table-cell>
          <table:table-cell/>
          <table:table-cell office:value-type="float" office:value="0.0158738977115734" calcext:value-type="float">
            <text:p>0.0158738977</text:p>
          </table:table-cell>
          <table:table-cell office:value-type="float" office:value="0.00375651707678795" calcext:value-type="float">
            <text:p>0.0037565171</text:p>
          </table:table-cell>
          <table:table-cell office:value-type="float" office:value="-0.123058308216238" calcext:value-type="float">
            <text:p>-0.1230583082</text:p>
          </table:table-cell>
          <table:table-cell office:value-type="float" office:value="0.06180011164397" calcext:value-type="float">
            <text:p>0.0618001116</text:p>
          </table:table-cell>
          <table:table-cell office:value-type="float" office:value="0.0095173119334504" calcext:value-type="float">
            <text:p>0.0095173119</text:p>
          </table:table-cell>
          <table:table-cell office:value-type="float" office:value="0.0601958762854338" calcext:value-type="float">
            <text:p>0.0601958763</text:p>
          </table:table-cell>
          <table:table-cell/>
          <table:table-cell table:formula="of:=AVERAGE([.O69:.O78])" office:value-type="float" office:value="0.0138655904019632" calcext:value-type="float">
            <text:p>0.0138655904</text:p>
          </table:table-cell>
          <table:table-cell table:formula="of:=AVERAGE([.P69:.P78])" office:value-type="float" office:value="0.00367229586665555" calcext:value-type="float">
            <text:p>0.0036722959</text:p>
          </table:table-cell>
          <table:table-cell table:formula="of:=AVERAGE([.Q69:.Q78])" office:value-type="float" office:value="-0.0993781480337684" calcext:value-type="float">
            <text:p>-0.099378148</text:p>
          </table:table-cell>
          <table:table-cell table:formula="of:=AVERAGE([.R69:.R78])" office:value-type="float" office:value="0.0534037581458688" calcext:value-type="float">
            <text:p>0.0534037581</text:p>
          </table:table-cell>
          <table:table-cell table:formula="of:=AVERAGE([.S69:.S78])" office:value-type="float" office:value="0.0088422062038444" calcext:value-type="float">
            <text:p>0.0088422062</text:p>
          </table:table-cell>
          <table:table-cell table:formula="of:=AVERAGE([.T69:.T78])" office:value-type="float" office:value="0.0571368990791962" calcext:value-type="float">
            <text:p>0.0571368991</text:p>
          </table:table-cell>
        </table:table-row>
        <table:table-row table:style-name="ro1">
          <table:table-cell office:value-type="float" office:value="0.0223494184523253" calcext:value-type="float">
            <text:p>0.0223494185</text:p>
          </table:table-cell>
          <table:table-cell office:value-type="float" office:value="0.000881431062057752" calcext:value-type="float">
            <text:p>0.0008814311</text:p>
          </table:table-cell>
          <table:table-cell office:value-type="float" office:value="0.0404119197959276" calcext:value-type="float">
            <text:p>0.0404119198</text:p>
          </table:table-cell>
          <table:table-cell office:value-type="float" office:value="0.0196242709644139" calcext:value-type="float">
            <text:p>0.019624271</text:p>
          </table:table-cell>
          <table:table-cell office:value-type="float" office:value="0.00190145299420692" calcext:value-type="float">
            <text:p>0.001901453</text:p>
          </table:table-cell>
          <table:table-cell office:value-type="float" office:value="0.171378744021058" calcext:value-type="float">
            <text:p>0.171378744</text:p>
          </table:table-cell>
          <table:table-cell/>
          <table:table-cell table:formula="of:=AVERAGE([.A70:.A79])" office:value-type="float" office:value="0.0149942902630793" calcext:value-type="float">
            <text:p>0.0149942903</text:p>
          </table:table-cell>
          <table:table-cell table:formula="of:=AVERAGE([.B70:.B79])" office:value-type="float" office:value="0.00177774353343737" calcext:value-type="float">
            <text:p>0.0017777435</text:p>
          </table:table-cell>
          <table:table-cell table:formula="of:=AVERAGE([.C70:.C79])" office:value-type="float" office:value="-0.018373253051989" calcext:value-type="float">
            <text:p>-0.0183732531</text:p>
          </table:table-cell>
          <table:table-cell table:formula="of:=AVERAGE([.D70:.D79])" office:value-type="float" office:value="0.0224608945986256" calcext:value-type="float">
            <text:p>0.0224608946</text:p>
          </table:table-cell>
          <table:table-cell table:formula="of:=AVERAGE([.E70:.E79])" office:value-type="float" office:value="0.00258148980501573" calcext:value-type="float">
            <text:p>0.0025814898</text:p>
          </table:table-cell>
          <table:table-cell table:formula="of:=AVERAGE([.F70:.F79])" office:value-type="float" office:value="0.126235655636992" calcext:value-type="float">
            <text:p>0.1262356556</text:p>
          </table:table-cell>
          <table:table-cell/>
          <table:table-cell office:value-type="float" office:value="0.0131793799078411" calcext:value-type="float">
            <text:p>0.0131793799</text:p>
          </table:table-cell>
          <table:table-cell office:value-type="float" office:value="0.00341779341213784" calcext:value-type="float">
            <text:p>0.0034177934</text:p>
          </table:table-cell>
          <table:table-cell office:value-type="float" office:value="-0.165249901625915" calcext:value-type="float">
            <text:p>-0.1652499016</text:p>
          </table:table-cell>
          <table:table-cell office:value-type="float" office:value="0.0545653848908842" calcext:value-type="float">
            <text:p>0.0545653849</text:p>
          </table:table-cell>
          <table:table-cell office:value-type="float" office:value="0.00932837221771479" calcext:value-type="float">
            <text:p>0.0093283722</text:p>
          </table:table-cell>
          <table:table-cell office:value-type="float" office:value="0.0703225551173091" calcext:value-type="float">
            <text:p>0.0703225551</text:p>
          </table:table-cell>
          <table:table-cell/>
          <table:table-cell table:formula="of:=AVERAGE([.O70:.O79])" office:value-type="float" office:value="0.0136184519048053" calcext:value-type="float">
            <text:p>0.0136184519</text:p>
          </table:table-cell>
          <table:table-cell table:formula="of:=AVERAGE([.P70:.P79])" office:value-type="float" office:value="0.0035424919865002" calcext:value-type="float">
            <text:p>0.003542492</text:p>
          </table:table-cell>
          <table:table-cell table:formula="of:=AVERAGE([.Q70:.Q79])" office:value-type="float" office:value="-0.0981724724829295" calcext:value-type="float">
            <text:p>-0.0981724725</text:p>
          </table:table-cell>
          <table:table-cell table:formula="of:=AVERAGE([.R70:.R79])" office:value-type="float" office:value="0.053263339092955" calcext:value-type="float">
            <text:p>0.0532633391</text:p>
          </table:table-cell>
          <table:table-cell table:formula="of:=AVERAGE([.S70:.S79])" office:value-type="float" office:value="0.00890098995994777" calcext:value-type="float">
            <text:p>0.00890099</text:p>
          </table:table-cell>
          <table:table-cell table:formula="of:=AVERAGE([.T70:.T79])" office:value-type="float" office:value="0.0573482837388292" calcext:value-type="float">
            <text:p>0.0573482837</text:p>
          </table:table-cell>
        </table:table-row>
        <table:table-row table:style-name="ro1">
          <table:table-cell office:value-type="float" office:value="0.0199093361901061" calcext:value-type="float">
            <text:p>0.0199093362</text:p>
          </table:table-cell>
          <table:table-cell office:value-type="float" office:value="0.00166043735682356" calcext:value-type="float">
            <text:p>0.0016604374</text:p>
          </table:table-cell>
          <table:table-cell office:value-type="float" office:value="-0.122343260166338" calcext:value-type="float">
            <text:p>-0.1223432602</text:p>
          </table:table-cell>
          <table:table-cell office:value-type="float" office:value="0.0284249795600772" calcext:value-type="float">
            <text:p>0.0284249796</text:p>
          </table:table-cell>
          <table:table-cell office:value-type="float" office:value="0.00188663200242445" calcext:value-type="float">
            <text:p>0.001886632</text:p>
          </table:table-cell>
          <table:table-cell office:value-type="float" office:value="0.195300977304578" calcext:value-type="float">
            <text:p>0.1953009773</text:p>
          </table:table-cell>
          <table:table-cell/>
          <table:table-cell table:formula="of:=AVERAGE([.A71:.A80])" office:value-type="float" office:value="0.0155555649717385" calcext:value-type="float">
            <text:p>0.015555565</text:p>
          </table:table-cell>
          <table:table-cell table:formula="of:=AVERAGE([.B71:.B80])" office:value-type="float" office:value="0.00178606235917789" calcext:value-type="float">
            <text:p>0.0017860624</text:p>
          </table:table-cell>
          <table:table-cell table:formula="of:=AVERAGE([.C71:.C80])" office:value-type="float" office:value="-0.0575482210947203" calcext:value-type="float">
            <text:p>-0.0575482211</text:p>
          </table:table-cell>
          <table:table-cell table:formula="of:=AVERAGE([.D71:.D80])" office:value-type="float" office:value="0.0223569535696879" calcext:value-type="float">
            <text:p>0.0223569536</text:p>
          </table:table-cell>
          <table:table-cell table:formula="of:=AVERAGE([.E71:.E80])" office:value-type="float" office:value="0.00259713074367028" calcext:value-type="float">
            <text:p>0.0025971307</text:p>
          </table:table-cell>
          <table:table-cell table:formula="of:=AVERAGE([.F71:.F80])" office:value-type="float" office:value="0.127494809383061" calcext:value-type="float">
            <text:p>0.1274948094</text:p>
          </table:table-cell>
          <table:table-cell/>
          <table:table-cell office:value-type="float" office:value="0.0167274350213034" calcext:value-type="float">
            <text:p>0.016727435</text:p>
          </table:table-cell>
          <table:table-cell office:value-type="float" office:value="0.00414091332904268" calcext:value-type="float">
            <text:p>0.0041409133</text:p>
          </table:table-cell>
          <table:table-cell office:value-type="float" office:value="-0.20126456957931" calcext:value-type="float">
            <text:p>-0.2012645696</text:p>
          </table:table-cell>
          <table:table-cell office:value-type="float" office:value="0.0586968878284097" calcext:value-type="float">
            <text:p>0.0586968878</text:p>
          </table:table-cell>
          <table:table-cell office:value-type="float" office:value="0.0090289120329544" calcext:value-type="float">
            <text:p>0.009028912</text:p>
          </table:table-cell>
          <table:table-cell office:value-type="float" office:value="0.0634646845050156" calcext:value-type="float">
            <text:p>0.0634646845</text:p>
          </table:table-cell>
          <table:table-cell/>
          <table:table-cell table:formula="of:=AVERAGE([.O71:.O80])" office:value-type="float" office:value="0.0137556195334188" calcext:value-type="float">
            <text:p>0.0137556195</text:p>
          </table:table-cell>
          <table:table-cell table:formula="of:=AVERAGE([.P71:.P80])" office:value-type="float" office:value="0.00362381966131329" calcext:value-type="float">
            <text:p>0.0036238197</text:p>
          </table:table-cell>
          <table:table-cell table:formula="of:=AVERAGE([.Q71:.Q80])" office:value-type="float" office:value="-0.0799964975887472" calcext:value-type="float">
            <text:p>-0.0799964976</text:p>
          </table:table-cell>
          <table:table-cell table:formula="of:=AVERAGE([.R71:.R80])" office:value-type="float" office:value="0.0540961944963783" calcext:value-type="float">
            <text:p>0.0540961945</text:p>
          </table:table-cell>
          <table:table-cell table:formula="of:=AVERAGE([.S71:.S80])" office:value-type="float" office:value="0.00889637366170064" calcext:value-type="float">
            <text:p>0.0088963737</text:p>
          </table:table-cell>
          <table:table-cell table:formula="of:=AVERAGE([.T71:.T80])" office:value-type="float" office:value="0.0589528906770283" calcext:value-type="float">
            <text:p>0.0589528907</text:p>
          </table:table-cell>
        </table:table-row>
        <table:table-row table:style-name="ro1">
          <table:table-cell office:value-type="float" office:value="0.0119338472011246" calcext:value-type="float">
            <text:p>0.0119338472</text:p>
          </table:table-cell>
          <table:table-cell office:value-type="float" office:value="0.00107467738958135" calcext:value-type="float">
            <text:p>0.0010746774</text:p>
          </table:table-cell>
          <table:table-cell office:value-type="float" office:value="0.183114451050448" calcext:value-type="float">
            <text:p>0.1831144511</text:p>
          </table:table-cell>
          <table:table-cell office:value-type="float" office:value="0.0299646433442831" calcext:value-type="float">
            <text:p>0.0299646433</text:p>
          </table:table-cell>
          <table:table-cell office:value-type="float" office:value="0.00180052957148291" calcext:value-type="float">
            <text:p>0.0018005296</text:p>
          </table:table-cell>
          <table:table-cell office:value-type="float" office:value="0.199205970391631" calcext:value-type="float">
            <text:p>0.1992059704</text:p>
          </table:table-cell>
          <table:table-cell/>
          <table:table-cell table:formula="of:=AVERAGE([.A72:.A81])" office:value-type="float" office:value="0.0160222607100822" calcext:value-type="float">
            <text:p>0.0160222607</text:p>
          </table:table-cell>
          <table:table-cell table:formula="of:=AVERAGE([.B72:.B81])" office:value-type="float" office:value="0.0016455922671124" calcext:value-type="float">
            <text:p>0.0016455923</text:p>
          </table:table-cell>
          <table:table-cell table:formula="of:=AVERAGE([.C72:.C81])" office:value-type="float" office:value="-0.0612720453326535" calcext:value-type="float">
            <text:p>-0.0612720453</text:p>
          </table:table-cell>
          <table:table-cell table:formula="of:=AVERAGE([.D72:.D81])" office:value-type="float" office:value="0.0243509022379294" calcext:value-type="float">
            <text:p>0.0243509022</text:p>
          </table:table-cell>
          <table:table-cell table:formula="of:=AVERAGE([.E72:.E81])" office:value-type="float" office:value="0.00240149932564236" calcext:value-type="float">
            <text:p>0.0024014993</text:p>
          </table:table-cell>
          <table:table-cell table:formula="of:=AVERAGE([.F72:.F81])" office:value-type="float" office:value="0.146256772332126" calcext:value-type="float">
            <text:p>0.1462567723</text:p>
          </table:table-cell>
          <table:table-cell/>
          <table:table-cell office:value-type="float" office:value="0.016020809824036" calcext:value-type="float">
            <text:p>0.0160208098</text:p>
          </table:table-cell>
          <table:table-cell office:value-type="float" office:value="0.00317872600779036" calcext:value-type="float">
            <text:p>0.003178726</text:p>
          </table:table-cell>
          <table:table-cell office:value-type="float" office:value="-0.0125869705306607" calcext:value-type="float">
            <text:p>-0.0125869705</text:p>
          </table:table-cell>
          <table:table-cell office:value-type="float" office:value="0.0482041763141751" calcext:value-type="float">
            <text:p>0.0482041763</text:p>
          </table:table-cell>
          <table:table-cell office:value-type="float" office:value="0.00885320084635168" calcext:value-type="float">
            <text:p>0.0088532008</text:p>
          </table:table-cell>
          <table:table-cell office:value-type="float" office:value="0.062921391800046" calcext:value-type="float">
            <text:p>0.0629213918</text:p>
          </table:table-cell>
          <table:table-cell/>
          <table:table-cell table:formula="of:=AVERAGE([.O72:.O81])" office:value-type="float" office:value="0.0139507925391889" calcext:value-type="float">
            <text:p>0.0139507925</text:p>
          </table:table-cell>
          <table:table-cell table:formula="of:=AVERAGE([.P72:.P81])" office:value-type="float" office:value="0.00364237680579949" calcext:value-type="float">
            <text:p>0.0036423768</text:p>
          </table:table-cell>
          <table:table-cell table:formula="of:=AVERAGE([.Q72:.Q81])" office:value-type="float" office:value="-0.0863365897416272" calcext:value-type="float">
            <text:p>-0.0863365897</text:p>
          </table:table-cell>
          <table:table-cell table:formula="of:=AVERAGE([.R72:.R81])" office:value-type="float" office:value="0.0532871627807617" calcext:value-type="float">
            <text:p>0.0532871628</text:p>
          </table:table-cell>
          <table:table-cell table:formula="of:=AVERAGE([.S72:.S81])" office:value-type="float" office:value="0.00890105166938156" calcext:value-type="float">
            <text:p>0.0089010517</text:p>
          </table:table-cell>
          <table:table-cell table:formula="of:=AVERAGE([.T72:.T81])" office:value-type="float" office:value="0.0592986498546088" calcext:value-type="float">
            <text:p>0.0592986499</text:p>
          </table:table-cell>
        </table:table-row>
        <table:table-row table:style-name="ro1">
          <table:table-cell office:value-type="float" office:value="0.00838963021236299" calcext:value-type="float">
            <text:p>0.0083896302</text:p>
          </table:table-cell>
          <table:table-cell office:value-type="float" office:value="0.00102499798201878" calcext:value-type="float">
            <text:p>0.001024998</text:p>
          </table:table-cell>
          <table:table-cell office:value-type="float" office:value="0.297577308988552" calcext:value-type="float">
            <text:p>0.297577309</text:p>
          </table:table-cell>
          <table:table-cell office:value-type="float" office:value="0.0122801051009446" calcext:value-type="float">
            <text:p>0.0122801051</text:p>
          </table:table-cell>
          <table:table-cell office:value-type="float" office:value="0.0023010105069261" calcext:value-type="float">
            <text:p>0.0023010105</text:p>
          </table:table-cell>
          <table:table-cell office:value-type="float" office:value="0.11392161604017" calcext:value-type="float">
            <text:p>0.113921616</text:p>
          </table:table-cell>
          <table:table-cell/>
          <table:table-cell table:formula="of:=AVERAGE([.A73:.A82])" office:value-type="float" office:value="0.0152106694845947" calcext:value-type="float">
            <text:p>0.0152106695</text:p>
          </table:table-cell>
          <table:table-cell table:formula="of:=AVERAGE([.B73:.B82])" office:value-type="float" office:value="0.00157257532530788" calcext:value-type="float">
            <text:p>0.0015725753</text:p>
          </table:table-cell>
          <table:table-cell table:formula="of:=AVERAGE([.C73:.C82])" office:value-type="float" office:value="-0.0191987170137199" calcext:value-type="float">
            <text:p>-0.019198717</text:p>
          </table:table-cell>
          <table:table-cell table:formula="of:=AVERAGE([.D73:.D82])" office:value-type="float" office:value="0.022457929328084" calcext:value-type="float">
            <text:p>0.0224579293</text:p>
          </table:table-cell>
          <table:table-cell table:formula="of:=AVERAGE([.E73:.E82])" office:value-type="float" office:value="0.00241976032964885" calcext:value-type="float">
            <text:p>0.0024197603</text:p>
          </table:table-cell>
          <table:table-cell table:formula="of:=AVERAGE([.F73:.F82])" office:value-type="float" office:value="0.140319705937291" calcext:value-type="float">
            <text:p>0.1403197059</text:p>
          </table:table-cell>
          <table:table-cell/>
          <table:table-cell office:value-type="float" office:value="0.0154705298718218" calcext:value-type="float">
            <text:p>0.0154705299</text:p>
          </table:table-cell>
          <table:table-cell office:value-type="float" office:value="0.00329318443746173" calcext:value-type="float">
            <text:p>0.0032931844</text:p>
          </table:table-cell>
          <table:table-cell office:value-type="float" office:value="0.0342993245205198" calcext:value-type="float">
            <text:p>0.0342993245</text:p>
          </table:table-cell>
          <table:table-cell office:value-type="float" office:value="0.0677211481146515" calcext:value-type="float">
            <text:p>0.0677211481</text:p>
          </table:table-cell>
          <table:table-cell office:value-type="float" office:value="0.00887851072475314" calcext:value-type="float">
            <text:p>0.0088785107</text:p>
          </table:table-cell>
          <table:table-cell office:value-type="float" office:value="0.0616480686701834" calcext:value-type="float">
            <text:p>0.0616480687</text:p>
          </table:table-cell>
          <table:table-cell/>
          <table:table-cell table:formula="of:=AVERAGE([.O73:.O82])" office:value-type="float" office:value="0.0143914547360302" calcext:value-type="float">
            <text:p>0.0143914547</text:p>
          </table:table-cell>
          <table:table-cell table:formula="of:=AVERAGE([.P73:.P82])" office:value-type="float" office:value="0.00368937782353665" calcext:value-type="float">
            <text:p>0.0036893778</text:p>
          </table:table-cell>
          <table:table-cell table:formula="of:=AVERAGE([.Q73:.Q82])" office:value-type="float" office:value="-0.0656180518109453" calcext:value-type="float">
            <text:p>-0.0656180518</text:p>
          </table:table-cell>
          <table:table-cell table:formula="of:=AVERAGE([.R73:.R82])" office:value-type="float" office:value="0.0552880867104977" calcext:value-type="float">
            <text:p>0.0552880867</text:p>
          </table:table-cell>
          <table:table-cell table:formula="of:=AVERAGE([.S73:.S82])" office:value-type="float" office:value="0.00896952906623483" calcext:value-type="float">
            <text:p>0.0089695291</text:p>
          </table:table-cell>
          <table:table-cell table:formula="of:=AVERAGE([.T73:.T82])" office:value-type="float" office:value="0.0599993933341466" calcext:value-type="float">
            <text:p>0.0599993933</text:p>
          </table:table-cell>
        </table:table-row>
        <table:table-row table:style-name="ro1">
          <table:table-cell office:value-type="float" office:value="0.0130425113890544" calcext:value-type="float">
            <text:p>0.0130425114</text:p>
          </table:table-cell>
          <table:table-cell office:value-type="float" office:value="0.00249639021931675" calcext:value-type="float">
            <text:p>0.0024963902</text:p>
          </table:table-cell>
          <table:table-cell office:value-type="float" office:value="0.218897753394336" calcext:value-type="float">
            <text:p>0.2188977534</text:p>
          </table:table-cell>
          <table:table-cell office:value-type="float" office:value="0.0214928907807916" calcext:value-type="float">
            <text:p>0.0214928908</text:p>
          </table:table-cell>
          <table:table-cell office:value-type="float" office:value="0.00211442923755385" calcext:value-type="float">
            <text:p>0.0021144292</text:p>
          </table:table-cell>
          <table:table-cell office:value-type="float" office:value="0.162939887028187" calcext:value-type="float">
            <text:p>0.162939887</text:p>
          </table:table-cell>
          <table:table-cell/>
          <table:table-cell table:formula="of:=AVERAGE([.A74:.A83])" office:value-type="float" office:value="0.015028116937538" calcext:value-type="float">
            <text:p>0.0150281169</text:p>
          </table:table-cell>
          <table:table-cell table:formula="of:=AVERAGE([.B74:.B83])" office:value-type="float" office:value="0.00161263543616563" calcext:value-type="float">
            <text:p>0.0016126354</text:p>
          </table:table-cell>
          <table:table-cell table:formula="of:=AVERAGE([.C74:.C83])" office:value-type="float" office:value="0.0321114619639446" calcext:value-type="float">
            <text:p>0.032111462</text:p>
          </table:table-cell>
          <table:table-cell table:formula="of:=AVERAGE([.D74:.D83])" office:value-type="float" office:value="0.0234033813932911" calcext:value-type="float">
            <text:p>0.0234033814</text:p>
          </table:table-cell>
          <table:table-cell table:formula="of:=AVERAGE([.E74:.E83])" office:value-type="float" office:value="0.00232387025782373" calcext:value-type="float">
            <text:p>0.0023238703</text:p>
          </table:table-cell>
          <table:table-cell table:formula="of:=AVERAGE([.F74:.F83])" office:value-type="float" office:value="0.150173023589887" calcext:value-type="float">
            <text:p>0.1501730236</text:p>
          </table:table-cell>
          <table:table-cell/>
          <table:table-cell office:value-type="float" office:value="0.0140916461645967" calcext:value-type="float">
            <text:p>0.0140916462</text:p>
          </table:table-cell>
          <table:table-cell office:value-type="float" office:value="0.00270796878354013" calcext:value-type="float">
            <text:p>0.0027079688</text:p>
          </table:table-cell>
          <table:table-cell office:value-type="float" office:value="-0.350881480169645" calcext:value-type="float">
            <text:p>-0.3508814802</text:p>
          </table:table-cell>
          <table:table-cell office:value-type="float" office:value="0.04588593095541" calcext:value-type="float">
            <text:p>0.045885931</text:p>
          </table:table-cell>
          <table:table-cell office:value-type="float" office:value="0.00831873875577003" calcext:value-type="float">
            <text:p>0.0083187388</text:p>
          </table:table-cell>
          <table:table-cell office:value-type="float" office:value="0.0595235829241574" calcext:value-type="float">
            <text:p>0.0595235829</text:p>
          </table:table-cell>
          <table:table-cell/>
          <table:table-cell table:formula="of:=AVERAGE([.O74:.O83])" office:value-type="float" office:value="0.0148393468208814" calcext:value-type="float">
            <text:p>0.0148393468</text:p>
          </table:table-cell>
          <table:table-cell table:formula="of:=AVERAGE([.P74:.P83])" office:value-type="float" office:value="0.00355158034742025" calcext:value-type="float">
            <text:p>0.0035515803</text:p>
          </table:table-cell>
          <table:table-cell table:formula="of:=AVERAGE([.Q74:.Q83])" office:value-type="float" office:value="-0.0662635184592438" calcext:value-type="float">
            <text:p>-0.0662635185</text:p>
          </table:table-cell>
          <table:table-cell table:formula="of:=AVERAGE([.R74:.R83])" office:value-type="float" office:value="0.0548981229681522" calcext:value-type="float">
            <text:p>0.054898123</text:p>
          </table:table-cell>
          <table:table-cell table:formula="of:=AVERAGE([.S74:.S83])" office:value-type="float" office:value="0.00893644171999767" calcext:value-type="float">
            <text:p>0.0089364417</text:p>
          </table:table-cell>
          <table:table-cell table:formula="of:=AVERAGE([.T74:.T83])" office:value-type="float" office:value="0.0597051499621011" calcext:value-type="float">
            <text:p>0.05970515</text:p>
          </table:table-cell>
        </table:table-row>
        <table:table-row table:style-name="ro1">
          <table:table-cell office:value-type="float" office:value="0.0270969115325826" calcext:value-type="float">
            <text:p>0.0270969115</text:p>
          </table:table-cell>
          <table:table-cell office:value-type="float" office:value="0.00165297764105791" calcext:value-type="float">
            <text:p>0.0016529776</text:p>
          </table:table-cell>
          <table:table-cell office:value-type="float" office:value="-0.0752994951452923" calcext:value-type="float">
            <text:p>-0.0752994951</text:p>
          </table:table-cell>
          <table:table-cell office:value-type="float" office:value="0.03685631044209" calcext:value-type="float">
            <text:p>0.0368563104</text:p>
          </table:table-cell>
          <table:table-cell office:value-type="float" office:value="0.00211568226804957" calcext:value-type="float">
            <text:p>0.0021156823</text:p>
          </table:table-cell>
          <table:table-cell office:value-type="float" office:value="0.189141704142094" calcext:value-type="float">
            <text:p>0.1891417041</text:p>
          </table:table-cell>
          <table:table-cell/>
          <table:table-cell table:formula="of:=AVERAGE([.A75:.A84])" office:value-type="float" office:value="0.0157817278626732" calcext:value-type="float">
            <text:p>0.0157817279</text:p>
          </table:table-cell>
          <table:table-cell table:formula="of:=AVERAGE([.B75:.B84])" office:value-type="float" office:value="0.001607186513405" calcext:value-type="float">
            <text:p>0.0016071865</text:p>
          </table:table-cell>
          <table:table-cell table:formula="of:=AVERAGE([.C75:.C84])" office:value-type="float" office:value="0.038261454530417" calcext:value-type="float">
            <text:p>0.0382614545</text:p>
          </table:table-cell>
          <table:table-cell table:formula="of:=AVERAGE([.D75:.D84])" office:value-type="float" office:value="0.0237871768372133" calcext:value-type="float">
            <text:p>0.0237871768</text:p>
          </table:table-cell>
          <table:table-cell table:formula="of:=AVERAGE([.E75:.E84])" office:value-type="float" office:value="0.00231814163387753" calcext:value-type="float">
            <text:p>0.0023181416</text:p>
          </table:table-cell>
          <table:table-cell table:formula="of:=AVERAGE([.F75:.F84])" office:value-type="float" office:value="0.152516415459104" calcext:value-type="float">
            <text:p>0.1525164155</text:p>
          </table:table-cell>
          <table:table-cell/>
          <table:table-cell office:value-type="float" office:value="0.0116727347636582" calcext:value-type="float">
            <text:p>0.0116727348</text:p>
          </table:table-cell>
          <table:table-cell office:value-type="float" office:value="0.00326806945195955" calcext:value-type="float">
            <text:p>0.0032680695</text:p>
          </table:table-cell>
          <table:table-cell office:value-type="float" office:value="0.0452346546118844" calcext:value-type="float">
            <text:p>0.0452346546</text:p>
          </table:table-cell>
          <table:table-cell office:value-type="float" office:value="0.0702439192682505" calcext:value-type="float">
            <text:p>0.0702439193</text:p>
          </table:table-cell>
          <table:table-cell office:value-type="float" office:value="0.00888948985375464" calcext:value-type="float">
            <text:p>0.0088894899</text:p>
          </table:table-cell>
          <table:table-cell office:value-type="float" office:value="0.0776205897331238" calcext:value-type="float">
            <text:p>0.0776205897</text:p>
          </table:table-cell>
          <table:table-cell/>
          <table:table-cell table:formula="of:=AVERAGE([.O75:.O84])" office:value-type="float" office:value="0.0144806148286319" calcext:value-type="float">
            <text:p>0.0144806148</text:p>
          </table:table-cell>
          <table:table-cell table:formula="of:=AVERAGE([.P75:.P84])" office:value-type="float" office:value="0.0035403085212" calcext:value-type="float">
            <text:p>0.0035403085</text:p>
          </table:table-cell>
          <table:table-cell table:formula="of:=AVERAGE([.Q75:.Q84])" office:value-type="float" office:value="-0.0937920788040576" calcext:value-type="float">
            <text:p>-0.0937920788</text:p>
          </table:table-cell>
          <table:table-cell table:formula="of:=AVERAGE([.R75:.R84])" office:value-type="float" office:value="0.0563129216805101" calcext:value-type="float">
            <text:p>0.0563129217</text:p>
          </table:table-cell>
          <table:table-cell table:formula="of:=AVERAGE([.S75:.S84])" office:value-type="float" office:value="0.00895005516009405" calcext:value-type="float">
            <text:p>0.0089500552</text:p>
          </table:table-cell>
          <table:table-cell table:formula="of:=AVERAGE([.T75:.T84])" office:value-type="float" office:value="0.0612056500487961" calcext:value-type="float">
            <text:p>0.06120565</text:p>
          </table:table-cell>
        </table:table-row>
        <table:table-row table:style-name="ro1">
          <table:table-cell office:value-type="float" office:value="0.0088157133577768" calcext:value-type="float">
            <text:p>0.0088157134</text:p>
          </table:table-cell>
          <table:table-cell office:value-type="float" office:value="0.0017431069210467" calcext:value-type="float">
            <text:p>0.0017431069</text:p>
          </table:table-cell>
          <table:table-cell office:value-type="float" office:value="0.144183340618384" calcext:value-type="float">
            <text:p>0.1441833406</text:p>
          </table:table-cell>
          <table:table-cell office:value-type="float" office:value="0.0105160734150559" calcext:value-type="float">
            <text:p>0.0105160734</text:p>
          </table:table-cell>
          <table:table-cell office:value-type="float" office:value="0.00376168191432953" calcext:value-type="float">
            <text:p>0.0037616819</text:p>
          </table:table-cell>
          <table:table-cell office:value-type="float" office:value="0.0446342005394399" calcext:value-type="float">
            <text:p>0.0446342005</text:p>
          </table:table-cell>
          <table:table-cell/>
          <table:table-cell table:formula="of:=AVERAGE([.A76:.A85])" office:value-type="float" office:value="0.0152289214077212" calcext:value-type="float">
            <text:p>0.0152289214</text:p>
          </table:table-cell>
          <table:table-cell table:formula="of:=AVERAGE([.B76:.B85])" office:value-type="float" office:value="0.00162188612085168" calcext:value-type="float">
            <text:p>0.0016218861</text:p>
          </table:table-cell>
          <table:table-cell table:formula="of:=AVERAGE([.C76:.C85])" office:value-type="float" office:value="0.0283572054845705" calcext:value-type="float">
            <text:p>0.0283572055</text:p>
          </table:table-cell>
          <table:table-cell table:formula="of:=AVERAGE([.D76:.D85])" office:value-type="float" office:value="0.023818600862287" calcext:value-type="float">
            <text:p>0.0238186009</text:p>
          </table:table-cell>
          <table:table-cell table:formula="of:=AVERAGE([.E76:.E85])" office:value-type="float" office:value="0.00245679501153063" calcext:value-type="float">
            <text:p>0.002456795</text:p>
          </table:table-cell>
          <table:table-cell table:formula="of:=AVERAGE([.F76:.F85])" office:value-type="float" office:value="0.148763897456229" calcext:value-type="float">
            <text:p>0.1487638975</text:p>
          </table:table-cell>
          <table:table-cell/>
          <table:table-cell office:value-type="float" office:value="0.0147747114017017" calcext:value-type="float">
            <text:p>0.0147747114</text:p>
          </table:table-cell>
          <table:table-cell office:value-type="float" office:value="0.00269966831331341" calcext:value-type="float">
            <text:p>0.0026996683</text:p>
          </table:table-cell>
          <table:table-cell office:value-type="float" office:value="-0.135713041345106" calcext:value-type="float">
            <text:p>-0.1357130413</text:p>
          </table:table-cell>
          <table:table-cell office:value-type="float" office:value="0.0454621254466474" calcext:value-type="float">
            <text:p>0.0454621254</text:p>
          </table:table-cell>
          <table:table-cell office:value-type="float" office:value="0.00859666895121336" calcext:value-type="float">
            <text:p>0.008596669</text:p>
          </table:table-cell>
          <table:table-cell office:value-type="float" office:value="0.0580560535658151" calcext:value-type="float">
            <text:p>0.0580560536</text:p>
          </table:table-cell>
          <table:table-cell/>
          <table:table-cell table:formula="of:=AVERAGE([.O76:.O85])" office:value-type="float" office:value="0.0143980188616914" calcext:value-type="float">
            <text:p>0.0143980189</text:p>
          </table:table-cell>
          <table:table-cell table:formula="of:=AVERAGE([.P76:.P85])" office:value-type="float" office:value="0.003524070546067" calcext:value-type="float">
            <text:p>0.0035240705</text:p>
          </table:table-cell>
          <table:table-cell table:formula="of:=AVERAGE([.Q76:.Q85])" office:value-type="float" office:value="-0.0845345953926158" calcext:value-type="float">
            <text:p>-0.0845345954</text:p>
          </table:table-cell>
          <table:table-cell table:formula="of:=AVERAGE([.R76:.R85])" office:value-type="float" office:value="0.0561534924246371" calcext:value-type="float">
            <text:p>0.0561534924</text:p>
          </table:table-cell>
          <table:table-cell table:formula="of:=AVERAGE([.S76:.S85])" office:value-type="float" office:value="0.00894193472107872" calcext:value-type="float">
            <text:p>0.0089419347</text:p>
          </table:table-cell>
          <table:table-cell table:formula="of:=AVERAGE([.T76:.T85])" office:value-type="float" office:value="0.061355027325917" calcext:value-type="float">
            <text:p>0.0613550273</text:p>
          </table:table-cell>
        </table:table-row>
        <table:table-row table:style-name="ro1">
          <table:table-cell office:value-type="float" office:value="0.00977900456073781" calcext:value-type="float">
            <text:p>0.0097790046</text:p>
          </table:table-cell>
          <table:table-cell office:value-type="float" office:value="0.00137729240224562" calcext:value-type="float">
            <text:p>0.0013772924</text:p>
          </table:table-cell>
          <table:table-cell office:value-type="float" office:value="0.134793985058066" calcext:value-type="float">
            <text:p>0.1347939851</text:p>
          </table:table-cell>
          <table:table-cell office:value-type="float" office:value="0.0140148971229792" calcext:value-type="float">
            <text:p>0.0140148971</text:p>
          </table:table-cell>
          <table:table-cell office:value-type="float" office:value="0.00176745401695371" calcext:value-type="float">
            <text:p>0.001767454</text:p>
          </table:table-cell>
          <table:table-cell office:value-type="float" office:value="0.152071426250041" calcext:value-type="float">
            <text:p>0.1520714263</text:p>
          </table:table-cell>
          <table:table-cell/>
          <table:table-cell table:formula="of:=AVERAGE([.A77:.A86])" office:value-type="float" office:value="0.0148795964704391" calcext:value-type="float">
            <text:p>0.0148795965</text:p>
          </table:table-cell>
          <table:table-cell table:formula="of:=AVERAGE([.B77:.B86])" office:value-type="float" office:value="0.00161636700470169" calcext:value-type="float">
            <text:p>0.001616367</text:p>
          </table:table-cell>
          <table:table-cell table:formula="of:=AVERAGE([.C77:.C86])" office:value-type="float" office:value="0.0311366051153982" calcext:value-type="float">
            <text:p>0.0311366051</text:p>
          </table:table-cell>
          <table:table-cell table:formula="of:=AVERAGE([.D77:.D86])" office:value-type="float" office:value="0.0228014618624002" calcext:value-type="float">
            <text:p>0.0228014619</text:p>
          </table:table-cell>
          <table:table-cell table:formula="of:=AVERAGE([.E77:.E86])" office:value-type="float" office:value="0.00243778965028469" calcext:value-type="float">
            <text:p>0.0024377897</text:p>
          </table:table-cell>
          <table:table-cell table:formula="of:=AVERAGE([.F77:.F86])" office:value-type="float" office:value="0.147627121228725" calcext:value-type="float">
            <text:p>0.1476271212</text:p>
          </table:table-cell>
          <table:table-cell/>
          <table:table-cell office:value-type="float" office:value="0.0195402268662729" calcext:value-type="float">
            <text:p>0.0195402269</text:p>
          </table:table-cell>
          <table:table-cell office:value-type="float" office:value="0.00287248500384172" calcext:value-type="float">
            <text:p>0.002872485</text:p>
          </table:table-cell>
          <table:table-cell office:value-type="float" office:value="-0.11679235823268" calcext:value-type="float">
            <text:p>-0.1167923582</text:p>
          </table:table-cell>
          <table:table-cell office:value-type="float" office:value="0.0679758165031672" calcext:value-type="float">
            <text:p>0.0679758165</text:p>
          </table:table-cell>
          <table:table-cell office:value-type="float" office:value="0.00825714829843491" calcext:value-type="float">
            <text:p>0.0082571483</text:p>
          </table:table-cell>
          <table:table-cell office:value-type="float" office:value="0.0810142535716295" calcext:value-type="float">
            <text:p>0.0810142536</text:p>
          </table:table-cell>
          <table:table-cell/>
          <table:table-cell table:formula="of:=AVERAGE([.O77:.O86])" office:value-type="float" office:value="0.0148264538337965" calcext:value-type="float">
            <text:p>0.0148264538</text:p>
          </table:table-cell>
          <table:table-cell table:formula="of:=AVERAGE([.P77:.P86])" office:value-type="float" office:value="0.00331134657118934" calcext:value-type="float">
            <text:p>0.0033113466</text:p>
          </table:table-cell>
          <table:table-cell table:formula="of:=AVERAGE([.Q77:.Q86])" office:value-type="float" office:value="-0.109249525466108" calcext:value-type="float">
            <text:p>-0.1092495255</text:p>
          </table:table-cell>
          <table:table-cell table:formula="of:=AVERAGE([.R77:.R86])" office:value-type="float" office:value="0.0569908577390015" calcext:value-type="float">
            <text:p>0.0569908577</text:p>
          </table:table-cell>
          <table:table-cell table:formula="of:=AVERAGE([.S77:.S86])" office:value-type="float" office:value="0.00885271821403876" calcext:value-type="float">
            <text:p>0.0088527182</text:p>
          </table:table-cell>
          <table:table-cell table:formula="of:=AVERAGE([.T77:.T86])" office:value-type="float" office:value="0.0643340546311811" calcext:value-type="float">
            <text:p>0.0643340546</text:p>
          </table:table-cell>
        </table:table-row>
        <table:table-row table:style-name="ro1">
          <table:table-cell office:value-type="float" office:value="0.0178718219287924" calcext:value-type="float">
            <text:p>0.0178718219</text:p>
          </table:table-cell>
          <table:table-cell office:value-type="float" office:value="0.00149176263086797" calcext:value-type="float">
            <text:p>0.0014917626</text:p>
          </table:table-cell>
          <table:table-cell office:value-type="float" office:value="0.27714255062964" calcext:value-type="float">
            <text:p>0.2771425506</text:p>
          </table:table-cell>
          <table:table-cell office:value-type="float" office:value="0.0207030611578375" calcext:value-type="float">
            <text:p>0.0207030612</text:p>
          </table:table-cell>
          <table:table-cell office:value-type="float" office:value="0.00187797424732707" calcext:value-type="float">
            <text:p>0.0018779742</text:p>
          </table:table-cell>
          <table:table-cell office:value-type="float" office:value="0.164896758273244" calcext:value-type="float">
            <text:p>0.1648967583</text:p>
          </table:table-cell>
          <table:table-cell/>
          <table:table-cell table:formula="of:=AVERAGE([.A78:.A87])" office:value-type="float" office:value="0.0145783823262361" calcext:value-type="float">
            <text:p>0.0145783823</text:p>
          </table:table-cell>
          <table:table-cell table:formula="of:=AVERAGE([.B78:.B87])" office:value-type="float" office:value="0.00153557553439626" calcext:value-type="float">
            <text:p>0.0015355755</text:p>
          </table:table-cell>
          <table:table-cell table:formula="of:=AVERAGE([.C78:.C87])" office:value-type="float" office:value="0.0722031888671203" calcext:value-type="float">
            <text:p>0.0722031889</text:p>
          </table:table-cell>
          <table:table-cell table:formula="of:=AVERAGE([.D78:.D87])" office:value-type="float" office:value="0.0208072427706793" calcext:value-type="float">
            <text:p>0.0208072428</text:p>
          </table:table-cell>
          <table:table-cell table:formula="of:=AVERAGE([.E78:.E87])" office:value-type="float" office:value="0.00245533230539877" calcext:value-type="float">
            <text:p>0.0024553323</text:p>
          </table:table-cell>
          <table:table-cell table:formula="of:=AVERAGE([.F78:.F87])" office:value-type="float" office:value="0.144375294428319" calcext:value-type="float">
            <text:p>0.1443752944</text:p>
          </table:table-cell>
          <table:table-cell/>
          <table:table-cell office:value-type="float" office:value="0.0154017793238862" calcext:value-type="float">
            <text:p>0.0154017793</text:p>
          </table:table-cell>
          <table:table-cell office:value-type="float" office:value="0.00463220231538638" calcext:value-type="float">
            <text:p>0.0046322023</text:p>
          </table:table-cell>
          <table:table-cell office:value-type="float" office:value="-0.365858733720584" calcext:value-type="float">
            <text:p>-0.3658587337</text:p>
          </table:table-cell>
          <table:table-cell office:value-type="float" office:value="0.0450799626298249" calcext:value-type="float">
            <text:p>0.0450799626</text:p>
          </table:table-cell>
          <table:table-cell office:value-type="float" office:value="0.00868855603039265" calcext:value-type="float">
            <text:p>0.008688556</text:p>
          </table:table-cell>
          <table:table-cell office:value-type="float" office:value="0.0542213703272864" calcext:value-type="float">
            <text:p>0.0542213703</text:p>
          </table:table-cell>
          <table:table-cell/>
          <table:table-cell table:formula="of:=AVERAGE([.O78:.O87])" office:value-type="float" office:value="0.0152753150856691" calcext:value-type="float">
            <text:p>0.0152753151</text:p>
          </table:table-cell>
          <table:table-cell table:formula="of:=AVERAGE([.P78:.P87])" office:value-type="float" office:value="0.00339675281312617" calcext:value-type="float">
            <text:p>0.0033967528</text:p>
          </table:table-cell>
          <table:table-cell table:formula="of:=AVERAGE([.Q78:.Q87])" office:value-type="float" office:value="-0.139187138428774" calcext:value-type="float">
            <text:p>-0.1391871384</text:p>
          </table:table-cell>
          <table:table-cell table:formula="of:=AVERAGE([.R78:.R87])" office:value-type="float" office:value="0.056563546359539" calcext:value-type="float">
            <text:p>0.0565635464</text:p>
          </table:table-cell>
          <table:table-cell table:formula="of:=AVERAGE([.S78:.S87])" office:value-type="float" office:value="0.008835690964479" calcext:value-type="float">
            <text:p>0.008835691</text:p>
          </table:table-cell>
          <table:table-cell table:formula="of:=AVERAGE([.T78:.T87])" office:value-type="float" office:value="0.06489884265" calcext:value-type="float">
            <text:p>0.0648988427</text:p>
          </table:table-cell>
        </table:table-row>
        <table:table-row table:style-name="ro1">
          <table:table-cell office:value-type="float" office:value="0.00866936770135109" calcext:value-type="float">
            <text:p>0.0086693677</text:p>
          </table:table-cell>
          <table:table-cell office:value-type="float" office:value="0.00167808844956653" calcext:value-type="float">
            <text:p>0.0016780884</text:p>
          </table:table-cell>
          <table:table-cell office:value-type="float" office:value="0.243904484717776" calcext:value-type="float">
            <text:p>0.2439044847</text:p>
          </table:table-cell>
          <table:table-cell office:value-type="float" office:value="0.0221713965758681" calcext:value-type="float">
            <text:p>0.0221713966</text:p>
          </table:table-cell>
          <table:table-cell office:value-type="float" office:value="0.00201501560513861" calcext:value-type="float">
            <text:p>0.0020150156</text:p>
          </table:table-cell>
          <table:table-cell office:value-type="float" office:value="0.164050409942865" calcext:value-type="float">
            <text:p>0.1640504099</text:p>
          </table:table-cell>
          <table:table-cell/>
          <table:table-cell table:formula="of:=AVERAGE([.A79:.A88])" office:value-type="float" office:value="0.0147857562526214" calcext:value-type="float">
            <text:p>0.0147857563</text:p>
          </table:table-cell>
          <table:table-cell table:formula="of:=AVERAGE([.B79:.B88])" office:value-type="float" office:value="0.00150811620545829" calcext:value-type="float">
            <text:p>0.0015081162</text:p>
          </table:table-cell>
          <table:table-cell table:formula="of:=AVERAGE([.C79:.C88])" office:value-type="float" office:value="0.13423830389415" calcext:value-type="float">
            <text:p>0.1342383039</text:p>
          </table:table-cell>
          <table:table-cell table:formula="of:=AVERAGE([.D79:.D88])" office:value-type="float" office:value="0.0216048628464341" calcext:value-type="float">
            <text:p>0.0216048628</text:p>
          </table:table-cell>
          <table:table-cell table:formula="of:=AVERAGE([.E79:.E88])" office:value-type="float" office:value="0.00215418623643927" calcext:value-type="float">
            <text:p>0.0021541862</text:p>
          </table:table-cell>
          <table:table-cell table:formula="of:=AVERAGE([.F79:.F88])" office:value-type="float" office:value="0.155754169393331" calcext:value-type="float">
            <text:p>0.1557541694</text:p>
          </table:table-cell>
          <table:table-cell/>
          <table:table-cell office:value-type="float" office:value="0.0144990403427075" calcext:value-type="float">
            <text:p>0.0144990403</text:p>
          </table:table-cell>
          <table:table-cell office:value-type="float" office:value="0.00222875602081187" calcext:value-type="float">
            <text:p>0.002228756</text:p>
          </table:table-cell>
          <table:table-cell office:value-type="float" office:value="-0.42124027614433" calcext:value-type="float">
            <text:p>-0.4212402761</text:p>
          </table:table-cell>
          <table:table-cell office:value-type="float" office:value="0.0712825799360872" calcext:value-type="float">
            <text:p>0.0712825799</text:p>
          </table:table-cell>
          <table:table-cell office:value-type="float" office:value="0.00890478391665965" calcext:value-type="float">
            <text:p>0.0089047839</text:p>
          </table:table-cell>
          <table:table-cell office:value-type="float" office:value="0.0597360122948885" calcext:value-type="float">
            <text:p>0.0597360123</text:p>
          </table:table-cell>
          <table:table-cell/>
          <table:table-cell table:formula="of:=AVERAGE([.O79:.O88])" office:value-type="float" office:value="0.0151378293487826" calcext:value-type="float">
            <text:p>0.0151378293</text:p>
          </table:table-cell>
          <table:table-cell table:formula="of:=AVERAGE([.P79:.P88])" office:value-type="float" office:value="0.00324397670752857" calcext:value-type="float">
            <text:p>0.0032439767</text:p>
          </table:table-cell>
          <table:table-cell table:formula="of:=AVERAGE([.Q79:.Q88])" office:value-type="float" office:value="-0.169005335221583" calcext:value-type="float">
            <text:p>-0.1690053352</text:p>
          </table:table-cell>
          <table:table-cell table:formula="of:=AVERAGE([.R79:.R88])" office:value-type="float" office:value="0.0575117931887508" calcext:value-type="float">
            <text:p>0.0575117932</text:p>
          </table:table-cell>
          <table:table-cell table:formula="of:=AVERAGE([.S79:.S88])" office:value-type="float" office:value="0.00877443816279992" calcext:value-type="float">
            <text:p>0.0087744382</text:p>
          </table:table-cell>
          <table:table-cell table:formula="of:=AVERAGE([.T79:.T88])" office:value-type="float" office:value="0.0648528562509455" calcext:value-type="float">
            <text:p>0.0648528563</text:p>
          </table:table-cell>
        </table:table-row>
        <table:table-row table:style-name="ro1">
          <table:table-cell office:value-type="float" office:value="0.0148518830902915" calcext:value-type="float">
            <text:p>0.0148518831</text:p>
          </table:table-cell>
          <table:table-cell office:value-type="float" office:value="0.00122997290110149" calcext:value-type="float">
            <text:p>0.0012299729</text:p>
          </table:table-cell>
          <table:table-cell office:value-type="float" office:value="-0.0350392001925311" calcext:value-type="float">
            <text:p>-0.0350392002</text:p>
          </table:table-cell>
          <table:table-cell office:value-type="float" office:value="0.024633086938411" calcext:value-type="float">
            <text:p>0.0246330869</text:p>
          </table:table-cell>
          <table:table-cell office:value-type="float" office:value="0.00196528836386278" calcext:value-type="float">
            <text:p>0.0019652884</text:p>
          </table:table-cell>
          <table:table-cell office:value-type="float" office:value="0.167372093722224" calcext:value-type="float">
            <text:p>0.1673720937</text:p>
          </table:table-cell>
          <table:table-cell/>
          <table:table-cell table:formula="of:=AVERAGE([.A80:.A89])" office:value-type="float" office:value="0.014036002716418" calcext:value-type="float">
            <text:p>0.0140360027</text:p>
          </table:table-cell>
          <table:table-cell table:formula="of:=AVERAGE([.B80:.B89])" office:value-type="float" office:value="0.00154297038936267" calcext:value-type="float">
            <text:p>0.0015429704</text:p>
          </table:table-cell>
          <table:table-cell table:formula="of:=AVERAGE([.C80:.C89])" office:value-type="float" office:value="0.126693191895304" calcext:value-type="float">
            <text:p>0.1266931919</text:p>
          </table:table-cell>
          <table:table-cell table:formula="of:=AVERAGE([.D80:.D89])" office:value-type="float" office:value="0.0221057444438338" calcext:value-type="float">
            <text:p>0.0221057444</text:p>
          </table:table-cell>
          <table:table-cell table:formula="of:=AVERAGE([.E80:.E89])" office:value-type="float" office:value="0.00216056977340486" calcext:value-type="float">
            <text:p>0.0021605698</text:p>
          </table:table-cell>
          <table:table-cell table:formula="of:=AVERAGE([.F80:.F89])" office:value-type="float" office:value="0.155353504363447" calcext:value-type="float">
            <text:p>0.1553535044</text:p>
          </table:table-cell>
          <table:table-cell/>
          <table:table-cell office:value-type="float" office:value="0.0126494836432545" calcext:value-type="float">
            <text:p>0.0126494836</text:p>
          </table:table-cell>
          <table:table-cell office:value-type="float" office:value="0.00305547232517466" calcext:value-type="float">
            <text:p>0.0030554723</text:p>
          </table:table-cell>
          <table:table-cell office:value-type="float" office:value="0.101035560746319" calcext:value-type="float">
            <text:p>0.1010355607</text:p>
          </table:table-cell>
          <table:table-cell office:value-type="float" office:value="0.0462838589213789" calcext:value-type="float">
            <text:p>0.0462838589</text:p>
          </table:table-cell>
          <table:table-cell office:value-type="float" office:value="0.00786113908980042" calcext:value-type="float">
            <text:p>0.0078611391</text:p>
          </table:table-cell>
          <table:table-cell office:value-type="float" office:value="0.0360197687288746" calcext:value-type="float">
            <text:p>0.0360197687</text:p>
          </table:table-cell>
          <table:table-cell/>
          <table:table-cell table:formula="of:=AVERAGE([.O80:.O89])" office:value-type="float" office:value="0.0150848397223239" calcext:value-type="float">
            <text:p>0.0150848397</text:p>
          </table:table-cell>
          <table:table-cell table:formula="of:=AVERAGE([.P80:.P89])" office:value-type="float" office:value="0.00320774459883225" calcext:value-type="float">
            <text:p>0.0032077446</text:p>
          </table:table-cell>
          <table:table-cell table:formula="of:=AVERAGE([.Q80:.Q89])" office:value-type="float" office:value="-0.142376788984359" calcext:value-type="float">
            <text:p>-0.142376789</text:p>
          </table:table-cell>
          <table:table-cell table:formula="of:=AVERAGE([.R80:.R89])" office:value-type="float" office:value="0.0566836405918002" calcext:value-type="float">
            <text:p>0.0566836406</text:p>
          </table:table-cell>
          <table:table-cell table:formula="of:=AVERAGE([.S80:.S89])" office:value-type="float" office:value="0.00862771485000849" calcext:value-type="float">
            <text:p>0.0086277149</text:p>
          </table:table-cell>
          <table:table-cell table:formula="of:=AVERAGE([.T80:.T89])" office:value-type="float" office:value="0.061422577612102" calcext:value-type="float">
            <text:p>0.0614225776</text:p>
          </table:table-cell>
        </table:table-row>
        <table:table-row table:style-name="ro1">
          <table:table-cell office:value-type="float" office:value="0.00786479544764083" calcext:value-type="float">
            <text:p>0.0078647954</text:p>
          </table:table-cell>
          <table:table-cell office:value-type="float" office:value="0.00155042525026293" calcext:value-type="float">
            <text:p>0.0015504253</text:p>
          </table:table-cell>
          <table:table-cell office:value-type="float" office:value="0.162359101956983" calcext:value-type="float">
            <text:p>0.162359102</text:p>
          </table:table-cell>
          <table:table-cell office:value-type="float" office:value="0.0102675506845117" calcext:value-type="float">
            <text:p>0.0102675507</text:p>
          </table:table-cell>
          <table:table-cell office:value-type="float" office:value="0.00273975016898476" calcext:value-type="float">
            <text:p>0.0027397502</text:p>
          </table:table-cell>
          <table:table-cell office:value-type="float" office:value="0.0675039840396494" calcext:value-type="float">
            <text:p>0.067503984</text:p>
          </table:table-cell>
          <table:table-cell/>
          <table:table-cell table:formula="of:=AVERAGE([.A81:.A90])" office:value-type="float" office:value="0.0128315486421715" calcext:value-type="float">
            <text:p>0.0128315486</text:p>
          </table:table-cell>
          <table:table-cell table:formula="of:=AVERAGE([.B81:.B90])" office:value-type="float" office:value="0.0015319691787066" calcext:value-type="float">
            <text:p>0.0015319692</text:p>
          </table:table-cell>
          <table:table-cell table:formula="of:=AVERAGE([.C81:.C90])" office:value-type="float" office:value="0.155163428107636" calcext:value-type="float">
            <text:p>0.1551634281</text:p>
          </table:table-cell>
          <table:table-cell table:formula="of:=AVERAGE([.D81:.D90])" office:value-type="float" office:value="0.0202900015562773" calcext:value-type="float">
            <text:p>0.0202900016</text:p>
          </table:table-cell>
          <table:table-cell table:formula="of:=AVERAGE([.E81:.E90])" office:value-type="float" office:value="0.00224588159006089" calcext:value-type="float">
            <text:p>0.0022458816</text:p>
          </table:table-cell>
          <table:table-cell table:formula="of:=AVERAGE([.F81:.F90])" office:value-type="float" office:value="0.142573805036955" calcext:value-type="float">
            <text:p>0.142573805</text:p>
          </table:table-cell>
          <table:table-cell/>
          <table:table-cell office:value-type="float" office:value="0.0160003775198811" calcext:value-type="float">
            <text:p>0.0160003775</text:p>
          </table:table-cell>
          <table:table-cell office:value-type="float" office:value="0.00339175072336303" calcext:value-type="float">
            <text:p>0.0033917507</text:p>
          </table:table-cell>
          <table:table-cell office:value-type="float" office:value="0.300615217887746" calcext:value-type="float">
            <text:p>0.3006152179</text:p>
          </table:table-cell>
          <table:table-cell office:value-type="float" office:value="0.04676533062011" calcext:value-type="float">
            <text:p>0.0467653306</text:p>
          </table:table-cell>
          <table:table-cell office:value-type="float" office:value="0.00857810180168599" calcext:value-type="float">
            <text:p>0.0085781018</text:p>
          </table:table-cell>
          <table:table-cell office:value-type="float" office:value="0.05932567659911" calcext:value-type="float">
            <text:p>0.0593256766</text:p>
          </table:table-cell>
          <table:table-cell/>
          <table:table-cell table:formula="of:=AVERAGE([.O81:.O90])" office:value-type="float" office:value="0.0150121339721817" calcext:value-type="float">
            <text:p>0.015012134</text:p>
          </table:table-cell>
          <table:table-cell table:formula="of:=AVERAGE([.P81:.P90])" office:value-type="float" office:value="0.00313282833826428" calcext:value-type="float">
            <text:p>0.0031328283</text:p>
          </table:table-cell>
          <table:table-cell table:formula="of:=AVERAGE([.Q81:.Q90])" office:value-type="float" office:value="-0.0921888102376537" calcext:value-type="float">
            <text:p>-0.0921888102</text:p>
          </table:table-cell>
          <table:table-cell table:formula="of:=AVERAGE([.R81:.R90])" office:value-type="float" office:value="0.0554904848709703" calcext:value-type="float">
            <text:p>0.0554904849</text:p>
          </table:table-cell>
          <table:table-cell table:formula="of:=AVERAGE([.S81:.S90])" office:value-type="float" office:value="0.00858263382688165" calcext:value-type="float">
            <text:p>0.0085826338</text:p>
          </table:table-cell>
          <table:table-cell table:formula="of:=AVERAGE([.T81:.T90])" office:value-type="float" office:value="0.0610086768215115" calcext:value-type="float">
            <text:p>0.0610086768</text:p>
          </table:table-cell>
        </table:table-row>
        <table:table-row table:style-name="ro1">
          <table:table-cell office:value-type="float" office:value="0.0124526347069261" calcext:value-type="float">
            <text:p>0.0124526347</text:p>
          </table:table-cell>
          <table:table-cell office:value-type="float" office:value="0.0012116866003379" calcext:value-type="float">
            <text:p>0.0012116866</text:p>
          </table:table-cell>
          <table:table-cell office:value-type="float" office:value="-0.165691827169625" calcext:value-type="float">
            <text:p>-0.1656918272</text:p>
          </table:table-cell>
          <table:table-cell office:value-type="float" office:value="0.0133641234599054" calcext:value-type="float">
            <text:p>0.0133641235</text:p>
          </table:table-cell>
          <table:table-cell office:value-type="float" office:value="0.00176234480459243" calcext:value-type="float">
            <text:p>0.0017623448</text:p>
          </table:table-cell>
          <table:table-cell office:value-type="float" office:value="0.139709888771176" calcext:value-type="float">
            <text:p>0.1397098888</text:p>
          </table:table-cell>
          <table:table-cell/>
          <table:table-cell table:formula="of:=AVERAGE([.A82:.A91])" office:value-type="float" office:value="0.0128834273927517" calcext:value-type="float">
            <text:p>0.0128834274</text:p>
          </table:table-cell>
          <table:table-cell table:formula="of:=AVERAGE([.B82:.B91])" office:value-type="float" office:value="0.00154567009978226" calcext:value-type="float">
            <text:p>0.0015456701</text:p>
          </table:table-cell>
          <table:table-cell table:formula="of:=AVERAGE([.C82:.C91])" office:value-type="float" office:value="0.120282800285629" calcext:value-type="float">
            <text:p>0.1202828003</text:p>
          </table:table-cell>
          <table:table-cell table:formula="of:=AVERAGE([.D82:.D91])" office:value-type="float" office:value="0.0186299495678395" calcext:value-type="float">
            <text:p>0.0186299496</text:p>
          </table:table-cell>
          <table:table-cell table:formula="of:=AVERAGE([.E82:.E91])" office:value-type="float" office:value="0.00224206311337184" calcext:value-type="float">
            <text:p>0.0022420631</text:p>
          </table:table-cell>
          <table:table-cell table:formula="of:=AVERAGE([.F82:.F91])" office:value-type="float" office:value="0.136624196874909" calcext:value-type="float">
            <text:p>0.1366241969</text:p>
          </table:table-cell>
          <table:table-cell/>
          <table:table-cell office:value-type="float" office:value="0.0134646660176056" calcext:value-type="float">
            <text:p>0.013464666</text:p>
          </table:table-cell>
          <table:table-cell office:value-type="float" office:value="0.00473112126079182" calcext:value-type="float">
            <text:p>0.0047311213</text:p>
          </table:table-cell>
          <table:table-cell office:value-type="float" office:value="-0.23610482276859" calcext:value-type="float">
            <text:p>-0.2361048228</text:p>
          </table:table-cell>
          <table:table-cell office:value-type="float" office:value="0.0650627125054598" calcext:value-type="float">
            <text:p>0.0650627125</text:p>
          </table:table-cell>
          <table:table-cell office:value-type="float" office:value="0.00837986338883639" calcext:value-type="float">
            <text:p>0.0083798634</text:p>
          </table:table-cell>
          <table:table-cell office:value-type="float" office:value="0.0755680212983862" calcext:value-type="float">
            <text:p>0.0755680213</text:p>
          </table:table-cell>
          <table:table-cell/>
          <table:table-cell table:formula="of:=AVERAGE([.O82:.O91])" office:value-type="float" office:value="0.0147565195915386" calcext:value-type="float">
            <text:p>0.0147565196</text:p>
          </table:table-cell>
          <table:table-cell table:formula="of:=AVERAGE([.P82:.P91])" office:value-type="float" office:value="0.00328806786356443" calcext:value-type="float">
            <text:p>0.0032880679</text:p>
          </table:table-cell>
          <table:table-cell table:formula="of:=AVERAGE([.Q82:.Q91])" office:value-type="float" office:value="-0.114540595461447" calcext:value-type="float">
            <text:p>-0.1145405955</text:p>
          </table:table-cell>
          <table:table-cell table:formula="of:=AVERAGE([.R82:.R91])" office:value-type="float" office:value="0.0571763384900987" calcext:value-type="float">
            <text:p>0.0571763385</text:p>
          </table:table-cell>
          <table:table-cell table:formula="of:=AVERAGE([.S82:.S91])" office:value-type="float" office:value="0.00853530008113012" calcext:value-type="float">
            <text:p>0.0085353001</text:p>
          </table:table-cell>
          <table:table-cell table:formula="of:=AVERAGE([.T82:.T91])" office:value-type="float" office:value="0.0622733397713455" calcext:value-type="float">
            <text:p>0.0622733398</text:p>
          </table:table-cell>
        </table:table-row>
        <table:table-row table:style-name="ro1">
          <table:table-cell office:value-type="float" office:value="0.0144385831891224" calcext:value-type="float">
            <text:p>0.0144385832</text:p>
          </table:table-cell>
          <table:table-cell office:value-type="float" office:value="0.00119970779587953" calcext:value-type="float">
            <text:p>0.0011997078</text:p>
          </table:table-cell>
          <table:table-cell office:value-type="float" office:value="0.0117764636814716" calcext:value-type="float">
            <text:p>0.0117764637</text:p>
          </table:table-cell>
          <table:table-cell office:value-type="float" office:value="0.015637450106442" calcext:value-type="float">
            <text:p>0.0156374501</text:p>
          </table:table-cell>
          <table:table-cell office:value-type="float" office:value="0.00165904529276304" calcext:value-type="float">
            <text:p>0.0016590453</text:p>
          </table:table-cell>
          <table:table-cell office:value-type="float" office:value="0.159996077232063" calcext:value-type="float">
            <text:p>0.1599960772</text:p>
          </table:table-cell>
          <table:table-cell/>
          <table:table-cell table:formula="of:=AVERAGE([.A83:.A92])" office:value-type="float" office:value="0.0134883226904276" calcext:value-type="float">
            <text:p>0.0134883227</text:p>
          </table:table-cell>
          <table:table-cell table:formula="of:=AVERAGE([.B83:.B92])" office:value-type="float" office:value="0.00156314108116833" calcext:value-type="float">
            <text:p>0.0015631411</text:p>
          </table:table-cell>
          <table:table-cell table:formula="of:=AVERAGE([.C83:.C92])" office:value-type="float" office:value="0.0917027157549209" calcext:value-type="float">
            <text:p>0.0917027158</text:p>
          </table:table-cell>
          <table:table-cell table:formula="of:=AVERAGE([.D83:.D92])" office:value-type="float" office:value="0.0189656840683892" calcext:value-type="float">
            <text:p>0.0189656841</text:p>
          </table:table-cell>
          <table:table-cell table:formula="of:=AVERAGE([.E83:.E92])" office:value-type="float" office:value="0.00217786659195553" calcext:value-type="float">
            <text:p>0.0021778666</text:p>
          </table:table-cell>
          <table:table-cell table:formula="of:=AVERAGE([.F83:.F92])" office:value-type="float" office:value="0.141231642994098" calcext:value-type="float">
            <text:p>0.141231643</text:p>
          </table:table-cell>
          <table:table-cell/>
          <table:table-cell office:value-type="float" office:value="0.0132486005851365" calcext:value-type="float">
            <text:p>0.0132486006</text:p>
          </table:table-cell>
          <table:table-cell office:value-type="float" office:value="0.00389093443712543" calcext:value-type="float">
            <text:p>0.0038909344</text:p>
          </table:table-cell>
          <table:table-cell office:value-type="float" office:value="0.28028630508538" calcext:value-type="float">
            <text:p>0.2802863051</text:p>
          </table:table-cell>
          <table:table-cell office:value-type="float" office:value="0.0448066215962172" calcext:value-type="float">
            <text:p>0.0448066216</text:p>
          </table:table-cell>
          <table:table-cell office:value-type="float" office:value="0.00781096175778657" calcext:value-type="float">
            <text:p>0.0078109618</text:p>
          </table:table-cell>
          <table:table-cell office:value-type="float" office:value="0.061357986566145" calcext:value-type="float">
            <text:p>0.0613579866</text:p>
          </table:table-cell>
          <table:table-cell/>
          <table:table-cell table:formula="of:=AVERAGE([.O83:.O92])" office:value-type="float" office:value="0.0145343266628701" calcext:value-type="float">
            <text:p>0.0145343267</text:p>
          </table:table-cell>
          <table:table-cell table:formula="of:=AVERAGE([.P83:.P92])" office:value-type="float" office:value="0.0033478428635308" calcext:value-type="float">
            <text:p>0.0033478429</text:p>
          </table:table-cell>
          <table:table-cell table:formula="of:=AVERAGE([.Q83:.Q92])" office:value-type="float" office:value="-0.0899418974049606" calcext:value-type="float">
            <text:p>-0.0899418974</text:p>
          </table:table-cell>
          <table:table-cell table:formula="of:=AVERAGE([.R83:.R92])" office:value-type="float" office:value="0.0548848858382553" calcext:value-type="float">
            <text:p>0.0548848858</text:p>
          </table:table-cell>
          <table:table-cell table:formula="of:=AVERAGE([.S83:.S92])" office:value-type="float" office:value="0.00842854518443346" calcext:value-type="float">
            <text:p>0.0084285452</text:p>
          </table:table-cell>
          <table:table-cell table:formula="of:=AVERAGE([.T83:.T92])" office:value-type="float" office:value="0.0622443315609417" calcext:value-type="float">
            <text:p>0.0622443316</text:p>
          </table:table-cell>
        </table:table-row>
        <table:table-row table:style-name="ro1">
          <table:table-cell office:value-type="float" office:value="0.012864201010029" calcext:value-type="float">
            <text:p>0.012864201</text:p>
          </table:table-cell>
          <table:table-cell office:value-type="float" office:value="0.00154734973262146" calcext:value-type="float">
            <text:p>0.0015473497</text:p>
          </table:table-cell>
          <table:table-cell office:value-type="float" office:value="0.00432216580714091" calcext:value-type="float">
            <text:p>0.0043221658</text:p>
          </table:table-cell>
          <table:table-cell office:value-type="float" office:value="0.0162448470015079" calcext:value-type="float">
            <text:p>0.016244847</text:p>
          </table:table-cell>
          <table:table-cell office:value-type="float" office:value="0.00184834360843524" calcext:value-type="float">
            <text:p>0.0018483436</text:p>
          </table:table-cell>
          <table:table-cell office:value-type="float" office:value="0.150745493173599" calcext:value-type="float">
            <text:p>0.1507454932</text:p>
          </table:table-cell>
          <table:table-cell/>
          <table:table-cell table:formula="of:=AVERAGE([.A84:.A93])" office:value-type="float" office:value="0.0134704916525251" calcext:value-type="float">
            <text:p>0.0134704917</text:p>
          </table:table-cell>
          <table:table-cell table:formula="of:=AVERAGE([.B84:.B93])" office:value-type="float" office:value="0.0014682370324988" calcext:value-type="float">
            <text:p>0.001468237</text:p>
          </table:table-cell>
          <table:table-cell table:formula="of:=AVERAGE([.C84:.C93])" office:value-type="float" office:value="0.0702451569962013" calcext:value-type="float">
            <text:p>0.070245157</text:p>
          </table:table-cell>
          <table:table-cell table:formula="of:=AVERAGE([.D84:.D93])" office:value-type="float" office:value="0.0184408796904609" calcext:value-type="float">
            <text:p>0.0184408797</text:p>
          </table:table-cell>
          <table:table-cell table:formula="of:=AVERAGE([.E84:.E93])" office:value-type="float" office:value="0.00215125802904367" calcext:value-type="float">
            <text:p>0.002151258</text:p>
          </table:table-cell>
          <table:table-cell table:formula="of:=AVERAGE([.F84:.F93])" office:value-type="float" office:value="0.14001220360864" calcext:value-type="float">
            <text:p>0.1400122036</text:p>
          </table:table-cell>
          <table:table-cell/>
          <table:table-cell office:value-type="float" office:value="0.0190170568867785" calcext:value-type="float">
            <text:p>0.0190170569</text:p>
          </table:table-cell>
          <table:table-cell office:value-type="float" office:value="0.0039873149286416" calcext:value-type="float">
            <text:p>0.0039873149</text:p>
          </table:table-cell>
          <table:table-cell office:value-type="float" office:value="-0.162759114194698" calcext:value-type="float">
            <text:p>-0.1627591142</text:p>
          </table:table-cell>
          <table:table-cell office:value-type="float" office:value="0.0561422614380717" calcext:value-type="float">
            <text:p>0.0561422614</text:p>
          </table:table-cell>
          <table:table-cell office:value-type="float" office:value="0.00864786456804723" calcext:value-type="float">
            <text:p>0.0086478646</text:p>
          </table:table-cell>
          <table:table-cell office:value-type="float" office:value="0.0622061515809037" calcext:value-type="float">
            <text:p>0.0622061516</text:p>
          </table:table-cell>
          <table:table-cell/>
          <table:table-cell table:formula="of:=AVERAGE([.O84:.O93])" office:value-type="float" office:value="0.0150268677350883" calcext:value-type="float">
            <text:p>0.0150268677</text:p>
          </table:table-cell>
          <table:table-cell table:formula="of:=AVERAGE([.P84:.P93])" office:value-type="float" office:value="0.00347577747804095" calcext:value-type="float">
            <text:p>0.0034757775</text:p>
          </table:table-cell>
          <table:table-cell table:formula="of:=AVERAGE([.Q84:.Q93])" office:value-type="float" office:value="-0.0711296608074659" calcext:value-type="float">
            <text:p>-0.0711296608</text:p>
          </table:table-cell>
          <table:table-cell table:formula="of:=AVERAGE([.R84:.R93])" office:value-type="float" office:value="0.0559105188865215" calcext:value-type="float">
            <text:p>0.0559105189</text:p>
          </table:table-cell>
          <table:table-cell table:formula="of:=AVERAGE([.S84:.S93])" office:value-type="float" office:value="0.00846145776566118" calcext:value-type="float">
            <text:p>0.0084614578</text:p>
          </table:table-cell>
          <table:table-cell table:formula="of:=AVERAGE([.T84:.T93])" office:value-type="float" office:value="0.0625125884266163" calcext:value-type="float">
            <text:p>0.0625125884</text:p>
          </table:table-cell>
        </table:table-row>
        <table:table-row table:style-name="ro1">
          <table:table-cell office:value-type="float" office:value="0.0133036613975965" calcext:value-type="float">
            <text:p>0.0133036614</text:p>
          </table:table-cell>
          <table:table-cell office:value-type="float" office:value="0.00186573651909672" calcext:value-type="float">
            <text:p>0.0018657365</text:p>
          </table:table-cell>
          <table:table-cell office:value-type="float" office:value="0.423281438772279" calcext:value-type="float">
            <text:p>0.4232814388</text:p>
          </table:table-cell>
          <table:table-cell office:value-type="float" office:value="0.0155934625305235" calcext:value-type="float">
            <text:p>0.0155934625</text:p>
          </table:table-cell>
          <table:table-cell office:value-type="float" office:value="0.00178930960828438" calcext:value-type="float">
            <text:p>0.0017893096</text:p>
          </table:table-cell>
          <table:table-cell office:value-type="float" office:value="0.145344486180693" calcext:value-type="float">
            <text:p>0.1453444862</text:p>
          </table:table-cell>
          <table:table-cell/>
          <table:table-cell table:formula="of:=AVERAGE([.A85:.A94])" office:value-type="float" office:value="0.0120911666390264" calcext:value-type="float">
            <text:p>0.0120911666</text:p>
          </table:table-cell>
          <table:table-cell table:formula="of:=AVERAGE([.B85:.B94])" office:value-type="float" office:value="0.00148951292030268" calcext:value-type="float">
            <text:p>0.0014895129</text:p>
          </table:table-cell>
          <table:table-cell table:formula="of:=AVERAGE([.C85:.C94])" office:value-type="float" office:value="0.120103250387958" calcext:value-type="float">
            <text:p>0.1201032504</text:p>
          </table:table-cell>
          <table:table-cell table:formula="of:=AVERAGE([.D85:.D94])" office:value-type="float" office:value="0.0163145948993042" calcext:value-type="float">
            <text:p>0.0163145949</text:p>
          </table:table-cell>
          <table:table-cell table:formula="of:=AVERAGE([.E85:.E94])" office:value-type="float" office:value="0.00211862076306716" calcext:value-type="float">
            <text:p>0.0021186208</text:p>
          </table:table-cell>
          <table:table-cell table:formula="of:=AVERAGE([.F85:.F94])" office:value-type="float" office:value="0.135632481812499" calcext:value-type="float">
            <text:p>0.1356324818</text:p>
          </table:table-cell>
          <table:table-cell/>
          <table:table-cell office:value-type="float" office:value="0.0130794598711162" calcext:value-type="float">
            <text:p>0.0130794599</text:p>
          </table:table-cell>
          <table:table-cell office:value-type="float" office:value="0.0032543444195197" calcext:value-type="float">
            <text:p>0.0032543444</text:p>
          </table:table-cell>
          <table:table-cell office:value-type="float" office:value="-0.116103588249088" calcext:value-type="float">
            <text:p>-0.1161035882</text:p>
          </table:table-cell>
          <table:table-cell office:value-type="float" office:value="0.0498789830133319" calcext:value-type="float">
            <text:p>0.049878983</text:p>
          </table:table-cell>
          <table:table-cell office:value-type="float" office:value="0.00807308442890644" calcext:value-type="float">
            <text:p>0.0080730844</text:p>
          </table:table-cell>
          <table:table-cell office:value-type="float" office:value="0.0597015573643148" calcext:value-type="float">
            <text:p>0.0597015574</text:p>
          </table:table-cell>
          <table:table-cell/>
          <table:table-cell table:formula="of:=AVERAGE([.O85:.O94])" office:value-type="float" office:value="0.0151675402458341" calcext:value-type="float">
            <text:p>0.0151675402</text:p>
          </table:table-cell>
          <table:table-cell table:formula="of:=AVERAGE([.P85:.P94])" office:value-type="float" office:value="0.00347440497479696" calcext:value-type="float">
            <text:p>0.003474405</text:p>
          </table:table-cell>
          <table:table-cell table:formula="of:=AVERAGE([.Q85:.Q94])" office:value-type="float" office:value="-0.0872634850935632" calcext:value-type="float">
            <text:p>-0.0872634851</text:p>
          </table:table-cell>
          <table:table-cell table:formula="of:=AVERAGE([.R85:.R94])" office:value-type="float" office:value="0.0538740252610296" calcext:value-type="float">
            <text:p>0.0538740253</text:p>
          </table:table-cell>
          <table:table-cell table:formula="of:=AVERAGE([.S85:.S94])" office:value-type="float" office:value="0.00837981722317636" calcext:value-type="float">
            <text:p>0.0083798172</text:p>
          </table:table-cell>
          <table:table-cell table:formula="of:=AVERAGE([.T85:.T94])" office:value-type="float" office:value="0.0607206851897354" calcext:value-type="float">
            <text:p>0.0607206852</text:p>
          </table:table-cell>
        </table:table-row>
        <table:table-row table:style-name="ro1">
          <table:table-cell office:value-type="float" office:value="0.0125846154679568" calcext:value-type="float">
            <text:p>0.0125846155</text:p>
          </table:table-cell>
          <table:table-cell office:value-type="float" office:value="0.0021720520713933" calcext:value-type="float">
            <text:p>0.0021720521</text:p>
          </table:table-cell>
          <table:table-cell office:value-type="float" office:value="0.0432872682553151" calcext:value-type="float">
            <text:p>0.0432872683</text:p>
          </table:table-cell>
          <table:table-cell office:value-type="float" office:value="0.0156641485635191" calcext:value-type="float">
            <text:p>0.0156641486</text:p>
          </table:table-cell>
          <table:table-cell office:value-type="float" office:value="0.00183493430959061" calcext:value-type="float">
            <text:p>0.0018349343</text:p>
          </table:table-cell>
          <table:table-cell office:value-type="float" office:value="0.134122156910598" calcext:value-type="float">
            <text:p>0.1341221569</text:p>
          </table:table-cell>
          <table:table-cell/>
          <table:table-cell table:formula="of:=AVERAGE([.A86:.A95])" office:value-type="float" office:value="0.0124680568500444" calcext:value-type="float">
            <text:p>0.0124680569</text:p>
          </table:table-cell>
          <table:table-cell table:formula="of:=AVERAGE([.B86:.B95])" office:value-type="float" office:value="0.00153240743533734" calcext:value-type="float">
            <text:p>0.0015324074</text:p>
          </table:table-cell>
          <table:table-cell table:formula="of:=AVERAGE([.C86:.C95])" office:value-type="float" office:value="0.110013643151651" calcext:value-type="float">
            <text:p>0.1100136432</text:p>
          </table:table-cell>
          <table:table-cell table:formula="of:=AVERAGE([.D86:.D95])" office:value-type="float" office:value="0.0168294024141505" calcext:value-type="float">
            <text:p>0.0168294024</text:p>
          </table:table-cell>
          <table:table-cell table:formula="of:=AVERAGE([.E86:.E95])" office:value-type="float" office:value="0.00192594600259326" calcext:value-type="float">
            <text:p>0.001925946</text:p>
          </table:table-cell>
          <table:table-cell table:formula="of:=AVERAGE([.F86:.F95])" office:value-type="float" office:value="0.144581277449615" calcext:value-type="float">
            <text:p>0.1445812774</text:p>
          </table:table-cell>
          <table:table-cell/>
          <table:table-cell office:value-type="float" office:value="0.0125790529991829" calcext:value-type="float">
            <text:p>0.012579053</text:p>
          </table:table-cell>
          <table:table-cell office:value-type="float" office:value="0.00478802252226273" calcext:value-type="float">
            <text:p>0.0047880225</text:p>
          </table:table-cell>
          <table:table-cell office:value-type="float" office:value="-0.0363396754343109" calcext:value-type="float">
            <text:p>-0.0363396754</text:p>
          </table:table-cell>
          <table:table-cell office:value-type="float" office:value="0.057878043781966" calcext:value-type="float">
            <text:p>0.0578780438</text:p>
          </table:table-cell>
          <table:table-cell office:value-type="float" office:value="0.00938994658645242" calcext:value-type="float">
            <text:p>0.0093899466</text:p>
          </table:table-cell>
          <table:table-cell office:value-type="float" office:value="0.0468433564994484" calcext:value-type="float">
            <text:p>0.0468433565</text:p>
          </table:table-cell>
          <table:table-cell/>
          <table:table-cell table:formula="of:=AVERAGE([.O86:.O95])" office:value-type="float" office:value="0.0149479744055822" calcext:value-type="float">
            <text:p>0.0149479744</text:p>
          </table:table-cell>
          <table:table-cell table:formula="of:=AVERAGE([.P86:.P95])" office:value-type="float" office:value="0.00368324039569189" calcext:value-type="float">
            <text:p>0.0036832404</text:p>
          </table:table-cell>
          <table:table-cell table:formula="of:=AVERAGE([.Q86:.Q95])" office:value-type="float" office:value="-0.0773261485024836" calcext:value-type="float">
            <text:p>-0.0773261485</text:p>
          </table:table-cell>
          <table:table-cell table:formula="of:=AVERAGE([.R86:.R95])" office:value-type="float" office:value="0.0551156170945615" calcext:value-type="float">
            <text:p>0.0551156171</text:p>
          </table:table-cell>
          <table:table-cell table:formula="of:=AVERAGE([.S86:.S95])" office:value-type="float" office:value="0.00845914498670027" calcext:value-type="float">
            <text:p>0.008459145</text:p>
          </table:table-cell>
          <table:table-cell table:formula="of:=AVERAGE([.T86:.T95])" office:value-type="float" office:value="0.0595994154830987" calcext:value-type="float">
            <text:p>0.0595994155</text:p>
          </table:table-cell>
        </table:table-row>
        <table:table-row table:style-name="ro1">
          <table:table-cell office:value-type="float" office:value="0.0132068319128509" calcext:value-type="float">
            <text:p>0.0132068319</text:p>
          </table:table-cell>
          <table:table-cell office:value-type="float" office:value="0.0012018156252501" calcext:value-type="float">
            <text:p>0.0012018156</text:p>
          </table:table-cell>
          <table:table-cell office:value-type="float" office:value="0.108913043613869" calcext:value-type="float">
            <text:p>0.1089130436</text:p>
          </table:table-cell>
          <table:table-cell office:value-type="float" office:value="0.0172309403307736" calcext:value-type="float">
            <text:p>0.0172309403</text:p>
          </table:table-cell>
          <table:table-cell office:value-type="float" office:value="0.0018027822021395" calcext:value-type="float">
            <text:p>0.0018027822</text:p>
          </table:table-cell>
          <table:table-cell office:value-type="float" office:value="0.151862708106637" calcext:value-type="float">
            <text:p>0.1518627081</text:p>
          </table:table-cell>
          <table:table-cell/>
          <table:table-cell table:formula="of:=AVERAGE([.A87:.A96])" office:value-type="float" office:value="0.0128108395852557" calcext:value-type="float">
            <text:p>0.0128108396</text:p>
          </table:table-cell>
          <table:table-cell table:formula="of:=AVERAGE([.B87:.B96])" office:value-type="float" office:value="0.00151485975763779" calcext:value-type="float">
            <text:p>0.0015148598</text:p>
          </table:table-cell>
          <table:table-cell table:formula="of:=AVERAGE([.C87:.C96])" office:value-type="float" office:value="0.107425549007232" calcext:value-type="float">
            <text:p>0.107425549</text:p>
          </table:table-cell>
          <table:table-cell table:formula="of:=AVERAGE([.D87:.D96])" office:value-type="float" office:value="0.01715100673493" calcext:value-type="float">
            <text:p>0.0171510067</text:p>
          </table:table-cell>
          <table:table-cell table:formula="of:=AVERAGE([.E87:.E96])" office:value-type="float" office:value="0.00192947882111184" calcext:value-type="float">
            <text:p>0.0019294788</text:p>
          </table:table-cell>
          <table:table-cell table:formula="of:=AVERAGE([.F87:.F96])" office:value-type="float" office:value="0.144560405635275" calcext:value-type="float">
            <text:p>0.1445604056</text:p>
          </table:table-cell>
          <table:table-cell/>
          <table:table-cell office:value-type="float" office:value="0.0172614853551385" calcext:value-type="float">
            <text:p>0.0172614854</text:p>
          </table:table-cell>
          <table:table-cell office:value-type="float" office:value="0.003394658467377" calcext:value-type="float">
            <text:p>0.0033946585</text:p>
          </table:table-cell>
          <table:table-cell office:value-type="float" office:value="0.105322518326501" calcext:value-type="float">
            <text:p>0.1053225183</text:p>
          </table:table-cell>
          <table:table-cell office:value-type="float" office:value="0.0506199389696121" calcext:value-type="float">
            <text:p>0.050619939</text:p>
          </table:table-cell>
          <table:table-cell office:value-type="float" office:value="0.00872909224126488" calcext:value-type="float">
            <text:p>0.0087290922</text:p>
          </table:table-cell>
          <table:table-cell office:value-type="float" office:value="0.0539845895487815" calcext:value-type="float">
            <text:p>0.0539845895</text:p>
          </table:table-cell>
          <table:table-cell/>
          <table:table-cell table:formula="of:=AVERAGE([.O87:.O96])" office:value-type="float" office:value="0.0147201002544688" calcext:value-type="float">
            <text:p>0.0147201003</text:p>
          </table:table-cell>
          <table:table-cell table:formula="of:=AVERAGE([.P87:.P96])" office:value-type="float" office:value="0.00373545774204542" calcext:value-type="float">
            <text:p>0.0037354577</text:p>
          </table:table-cell>
          <table:table-cell table:formula="of:=AVERAGE([.Q87:.Q96])" office:value-type="float" office:value="-0.0551146608465654" calcext:value-type="float">
            <text:p>-0.0551146608</text:p>
          </table:table-cell>
          <table:table-cell table:formula="of:=AVERAGE([.R87:.R96])" office:value-type="float" office:value="0.053380029341206" calcext:value-type="float">
            <text:p>0.0533800293</text:p>
          </table:table-cell>
          <table:table-cell table:formula="of:=AVERAGE([.S87:.S96])" office:value-type="float" office:value="0.00850633938098326" calcext:value-type="float">
            <text:p>0.0085063394</text:p>
          </table:table-cell>
          <table:table-cell table:formula="of:=AVERAGE([.T87:.T96])" office:value-type="float" office:value="0.0568964490808139" calcext:value-type="float">
            <text:p>0.0568964491</text:p>
          </table:table-cell>
        </table:table-row>
        <table:table-row table:style-name="ro1">
          <table:table-cell office:value-type="float" office:value="0.00652150879636021" calcext:value-type="float">
            <text:p>0.0065215088</text:p>
          </table:table-cell>
          <table:table-cell office:value-type="float" office:value="0.00108748581916709" calcext:value-type="float">
            <text:p>0.0010874858</text:p>
          </table:table-cell>
          <table:table-cell office:value-type="float" office:value="0.352103002118997" calcext:value-type="float">
            <text:p>0.3521030021</text:p>
          </table:table-cell>
          <table:table-cell office:value-type="float" office:value="0.0128891355358064" calcext:value-type="float">
            <text:p>0.0128891355</text:p>
          </table:table-cell>
          <table:table-cell office:value-type="float" office:value="0.00177643247880042" calcext:value-type="float">
            <text:p>0.0017764325</text:p>
          </table:table-cell>
          <table:table-cell office:value-type="float" office:value="0.1370541151613" calcext:value-type="float">
            <text:p>0.1370541152</text:p>
          </table:table-cell>
          <table:table-cell/>
          <table:table-cell table:formula="of:=AVERAGE([.A88:.A97])" office:value-type="float" office:value="0.0116758082720125" calcext:value-type="float">
            <text:p>0.0116758083</text:p>
          </table:table-cell>
          <table:table-cell table:formula="of:=AVERAGE([.B88:.B97])" office:value-type="float" office:value="0.0014744320764677" calcext:value-type="float">
            <text:p>0.0014744321</text:p>
          </table:table-cell>
          <table:table-cell table:formula="of:=AVERAGE([.C88:.C97])" office:value-type="float" office:value="0.114921594156168" calcext:value-type="float">
            <text:p>0.1149215942</text:p>
          </table:table-cell>
          <table:table-cell table:formula="of:=AVERAGE([.D88:.D97])" office:value-type="float" office:value="0.0163696141727269" calcext:value-type="float">
            <text:p>0.0163696142</text:p>
          </table:table-cell>
          <table:table-cell table:formula="of:=AVERAGE([.E88:.E97])" office:value-type="float" office:value="0.00191932464425918" calcext:value-type="float">
            <text:p>0.0019193246</text:p>
          </table:table-cell>
          <table:table-cell table:formula="of:=AVERAGE([.F88:.F97])" office:value-type="float" office:value="0.141776141324081" calcext:value-type="float">
            <text:p>0.1417761413</text:p>
          </table:table-cell>
          <table:table-cell/>
          <table:table-cell office:value-type="float" office:value="0.0158458511396064" calcext:value-type="float">
            <text:p>0.0158458511</text:p>
          </table:table-cell>
          <table:table-cell office:value-type="float" office:value="0.00328288317534952" calcext:value-type="float">
            <text:p>0.0032828832</text:p>
          </table:table-cell>
          <table:table-cell office:value-type="float" office:value="0.107177613258453" calcext:value-type="float">
            <text:p>0.1071776133</text:p>
          </table:table-cell>
          <table:table-cell office:value-type="float" office:value="0.0575608853250742" calcext:value-type="float">
            <text:p>0.0575608853</text:p>
          </table:table-cell>
          <table:table-cell office:value-type="float" office:value="0.00881611641962081" calcext:value-type="float">
            <text:p>0.0088161164</text:p>
          </table:table-cell>
          <table:table-cell office:value-type="float" office:value="0.060119170602411" calcext:value-type="float">
            <text:p>0.0601191706</text:p>
          </table:table-cell>
          <table:table-cell/>
          <table:table-cell table:formula="of:=AVERAGE([.O88:.O97])" office:value-type="float" office:value="0.0147645074360408" calcext:value-type="float">
            <text:p>0.0147645074</text:p>
          </table:table-cell>
          <table:table-cell table:formula="of:=AVERAGE([.P88:.P97])" office:value-type="float" office:value="0.00360052582804174" calcext:value-type="float">
            <text:p>0.0036005258</text:p>
          </table:table-cell>
          <table:table-cell table:formula="of:=AVERAGE([.Q88:.Q97])" office:value-type="float" office:value="-0.00781102614866161" calcext:value-type="float">
            <text:p>-0.0078110261</text:p>
          </table:table-cell>
          <table:table-cell table:formula="of:=AVERAGE([.R88:.R97])" office:value-type="float" office:value="0.0546281216107309" calcext:value-type="float">
            <text:p>0.0546281216</text:p>
          </table:table-cell>
          <table:table-cell table:formula="of:=AVERAGE([.S88:.S97])" office:value-type="float" office:value="0.00851909541990608" calcext:value-type="float">
            <text:p>0.0085190954</text:p>
          </table:table-cell>
          <table:table-cell table:formula="of:=AVERAGE([.T88:.T97])" office:value-type="float" office:value="0.0574862291083264" calcext:value-type="float">
            <text:p>0.0574862291</text:p>
          </table:table-cell>
        </table:table-row>
        <table:table-row table:style-name="ro1">
          <table:table-cell office:value-type="float" office:value="0.00986992797876388" calcext:value-type="float">
            <text:p>0.009869928</text:p>
          </table:table-cell>
          <table:table-cell office:value-type="float" office:value="0.000848655834920528" calcext:value-type="float">
            <text:p>0.0008486558</text:p>
          </table:table-cell>
          <table:table-cell office:value-type="float" office:value="0.0360271813829211" calcext:value-type="float">
            <text:p>0.0360271814</text:p>
          </table:table-cell>
          <table:table-cell office:value-type="float" office:value="0.0114588683471084" calcext:value-type="float">
            <text:p>0.0114588683</text:p>
          </table:table-cell>
          <table:table-cell office:value-type="float" office:value="0.00157763600582257" calcext:value-type="float">
            <text:p>0.001577636</text:p>
          </table:table-cell>
          <table:table-cell office:value-type="float" office:value="0.14863134175539" calcext:value-type="float">
            <text:p>0.1486313418</text:p>
          </table:table-cell>
          <table:table-cell/>
          <table:table-cell table:formula="of:=AVERAGE([.A89:.A98])" office:value-type="float" office:value="0.0117958642997538" calcext:value-type="float">
            <text:p>0.0117958643</text:p>
          </table:table-cell>
          <table:table-cell table:formula="of:=AVERAGE([.B89:.B98])" office:value-type="float" office:value="0.0013914888150031" calcext:value-type="float">
            <text:p>0.0013914888</text:p>
          </table:table-cell>
          <table:table-cell table:formula="of:=AVERAGE([.C89:.C98])" office:value-type="float" office:value="0.0941338638226821" calcext:value-type="float">
            <text:p>0.0941338638</text:p>
          </table:table-cell>
          <table:table-cell table:formula="of:=AVERAGE([.D89:.D98])" office:value-type="float" office:value="0.0152983613498509" calcext:value-type="float">
            <text:p>0.0152983613</text:p>
          </table:table-cell>
          <table:table-cell table:formula="of:=AVERAGE([.E89:.E98])" office:value-type="float" office:value="0.00187558668432757" calcext:value-type="float">
            <text:p>0.0018755867</text:p>
          </table:table-cell>
          <table:table-cell table:formula="of:=AVERAGE([.F89:.F98])" office:value-type="float" office:value="0.140234234505333" calcext:value-type="float">
            <text:p>0.1402342345</text:p>
          </table:table-cell>
          <table:table-cell/>
          <table:table-cell office:value-type="float" office:value="0.0137912005222991" calcext:value-type="float">
            <text:p>0.0137912005</text:p>
          </table:table-cell>
          <table:table-cell office:value-type="float" office:value="0.00254867547264699" calcext:value-type="float">
            <text:p>0.0025486755</text:p>
          </table:table-cell>
          <table:table-cell office:value-type="float" office:value="-0.360045779284275" calcext:value-type="float">
            <text:p>-0.3600457793</text:p>
          </table:table-cell>
          <table:table-cell office:value-type="float" office:value="0.0519840555265546" calcext:value-type="float">
            <text:p>0.0519840555</text:p>
          </table:table-cell>
          <table:table-cell office:value-type="float" office:value="0.00867714025080204" calcext:value-type="float">
            <text:p>0.0086771403</text:p>
          </table:table-cell>
          <table:table-cell office:value-type="float" office:value="0.050445140292868" calcext:value-type="float">
            <text:p>0.0504451403</text:p>
          </table:table-cell>
          <table:table-cell/>
          <table:table-cell table:formula="of:=AVERAGE([.O89:.O98])" office:value-type="float" office:value="0.0146937234539999" calcext:value-type="float">
            <text:p>0.0146937235</text:p>
          </table:table-cell>
          <table:table-cell table:formula="of:=AVERAGE([.P89:.P98])" office:value-type="float" office:value="0.00363251777322525" calcext:value-type="float">
            <text:p>0.0036325178</text:p>
          </table:table-cell>
          <table:table-cell table:formula="of:=AVERAGE([.Q89:.Q98])" office:value-type="float" office:value="-0.00169157646265613" calcext:value-type="float">
            <text:p>-0.0016915765</text:p>
          </table:table-cell>
          <table:table-cell table:formula="of:=AVERAGE([.R89:.R98])" office:value-type="float" office:value="0.0526982691697776" calcext:value-type="float">
            <text:p>0.0526982692</text:p>
          </table:table-cell>
          <table:table-cell table:formula="of:=AVERAGE([.S89:.S98])" office:value-type="float" office:value="0.00849633105332032" calcext:value-type="float">
            <text:p>0.0084963311</text:p>
          </table:table-cell>
          <table:table-cell table:formula="of:=AVERAGE([.T89:.T98])" office:value-type="float" office:value="0.0565571419081243" calcext:value-type="float">
            <text:p>0.0565571419</text:p>
          </table:table-cell>
        </table:table-row>
        <table:table-row table:style-name="ro1">
          <table:table-cell office:value-type="float" office:value="0.0107211117771057" calcext:value-type="float">
            <text:p>0.0107211118</text:p>
          </table:table-cell>
          <table:table-cell office:value-type="float" office:value="0.000858532121530579" calcext:value-type="float">
            <text:p>0.0008585321</text:p>
          </table:table-cell>
          <table:table-cell office:value-type="float" office:value="0.0415850109553455" calcext:value-type="float">
            <text:p>0.041585011</text:p>
          </table:table-cell>
          <table:table-cell office:value-type="float" office:value="0.0132772024255246" calcext:value-type="float">
            <text:p>0.0132772024</text:p>
          </table:table-cell>
          <table:table-cell office:value-type="float" office:value="0.00158743672072887" calcext:value-type="float">
            <text:p>0.0015874367</text:p>
          </table:table-cell>
          <table:table-cell office:value-type="float" office:value="0.145640646666288" calcext:value-type="float">
            <text:p>0.1456406467</text:p>
          </table:table-cell>
          <table:table-cell/>
          <table:table-cell table:formula="of:=AVERAGE([.A90:.A99])" office:value-type="float" office:value="0.0113827871684352" calcext:value-type="float">
            <text:p>0.0113827872</text:p>
          </table:table-cell>
          <table:table-cell table:formula="of:=AVERAGE([.B90:.B99])" office:value-type="float" office:value="0.00135434473704601" calcext:value-type="float">
            <text:p>0.0013543447</text:p>
          </table:table-cell>
          <table:table-cell table:formula="of:=AVERAGE([.C90:.C99])" office:value-type="float" office:value="0.10179628493747" calcext:value-type="float">
            <text:p>0.1017962849</text:p>
          </table:table-cell>
          <table:table-cell table:formula="of:=AVERAGE([.D90:.D99])" office:value-type="float" office:value="0.0141627728985623" calcext:value-type="float">
            <text:p>0.0141627729</text:p>
          </table:table-cell>
          <table:table-cell table:formula="of:=AVERAGE([.E90:.E99])" office:value-type="float" office:value="0.00183780152001418" calcext:value-type="float">
            <text:p>0.0018378015</text:p>
          </table:table-cell>
          <table:table-cell table:formula="of:=AVERAGE([.F90:.F99])" office:value-type="float" office:value="0.138061089799739" calcext:value-type="float">
            <text:p>0.1380610898</text:p>
          </table:table-cell>
          <table:table-cell/>
          <table:table-cell office:value-type="float" office:value="0.0189794921544517" calcext:value-type="float">
            <text:p>0.0189794922</text:p>
          </table:table-cell>
          <table:table-cell office:value-type="float" office:value="0.00358568133408637" calcext:value-type="float">
            <text:p>0.0035856813</text:p>
          </table:table-cell>
          <table:table-cell office:value-type="float" office:value="-0.0826245818675553" calcext:value-type="float">
            <text:p>-0.0826245819</text:p>
          </table:table-cell>
          <table:table-cell office:value-type="float" office:value="0.056015173625201" calcext:value-type="float">
            <text:p>0.0560151736</text:p>
          </table:table-cell>
          <table:table-cell office:value-type="float" office:value="0.00885006196331233" calcext:value-type="float">
            <text:p>0.008850062</text:p>
          </table:table-cell>
          <table:table-cell office:value-type="float" office:value="0.0638164076022804" calcext:value-type="float">
            <text:p>0.0638164076</text:p>
          </table:table-cell>
          <table:table-cell/>
          <table:table-cell table:formula="of:=AVERAGE([.O90:.O99])" office:value-type="float" office:value="0.0153267243051196" calcext:value-type="float">
            <text:p>0.0153267243</text:p>
          </table:table-cell>
          <table:table-cell table:formula="of:=AVERAGE([.P90:.P99])" office:value-type="float" office:value="0.00368553867411642" calcext:value-type="float">
            <text:p>0.0036855387</text:p>
          </table:table-cell>
          <table:table-cell table:formula="of:=AVERAGE([.Q90:.Q99])" office:value-type="float" office:value="-0.0200575907240436" calcext:value-type="float">
            <text:p>-0.0200575907</text:p>
          </table:table-cell>
          <table:table-cell table:formula="of:=AVERAGE([.R90:.R99])" office:value-type="float" office:value="0.0536714006401598" calcext:value-type="float">
            <text:p>0.0536714006</text:p>
          </table:table-cell>
          <table:table-cell table:formula="of:=AVERAGE([.S90:.S99])" office:value-type="float" office:value="0.00859522334067151" calcext:value-type="float">
            <text:p>0.0085952233</text:p>
          </table:table-cell>
          <table:table-cell table:formula="of:=AVERAGE([.T90:.T99])" office:value-type="float" office:value="0.0593368057954649" calcext:value-type="float">
            <text:p>0.0593368058</text:p>
          </table:table-cell>
        </table:table-row>
        <table:table-row table:style-name="ro1">
          <table:table-cell office:value-type="float" office:value="0.00927366221501134" calcext:value-type="float">
            <text:p>0.0092736622</text:p>
          </table:table-cell>
          <table:table-cell office:value-type="float" office:value="0.0012523859690422" calcext:value-type="float">
            <text:p>0.001252386</text:p>
          </table:table-cell>
          <table:table-cell office:value-type="float" office:value="0.300415554603516" calcext:value-type="float">
            <text:p>0.3004155546</text:p>
          </table:table-cell>
          <table:table-cell office:value-type="float" office:value="0.0134278064360842" calcext:value-type="float">
            <text:p>0.0134278064</text:p>
          </table:table-cell>
          <table:table-cell office:value-type="float" office:value="0.00175998677150346" calcext:value-type="float">
            <text:p>0.0017599868</text:p>
          </table:table-cell>
          <table:table-cell office:value-type="float" office:value="0.1361711518839" calcext:value-type="float">
            <text:p>0.1361711519</text:p>
          </table:table-cell>
          <table:table-cell/>
          <table:table-cell table:formula="of:=AVERAGE([.A91:.A100])" office:value-type="float" office:value="0.0115236738451723" calcext:value-type="float">
            <text:p>0.0115236738</text:p>
          </table:table-cell>
          <table:table-cell table:formula="of:=AVERAGE([.B91:.B100])" office:value-type="float" office:value="0.00132454080892394" calcext:value-type="float">
            <text:p>0.0013245408</text:p>
          </table:table-cell>
          <table:table-cell table:formula="of:=AVERAGE([.C91:.C100])" office:value-type="float" office:value="0.115601930202123" calcext:value-type="float">
            <text:p>0.1156019302</text:p>
          </table:table-cell>
          <table:table-cell table:formula="of:=AVERAGE([.D91:.D100])" office:value-type="float" office:value="0.0144787984737195" calcext:value-type="float">
            <text:p>0.0144787985</text:p>
          </table:table-cell>
          <table:table-cell table:formula="of:=AVERAGE([.E91:.E100])" office:value-type="float" office:value="0.00173982518026605" calcext:value-type="float">
            <text:p>0.0017398252</text:p>
          </table:table-cell>
          <table:table-cell table:formula="of:=AVERAGE([.F91:.F100])" office:value-type="float" office:value="0.144927806584164" calcext:value-type="float">
            <text:p>0.1449278066</text:p>
          </table:table-cell>
          <table:table-cell/>
          <table:table-cell office:value-type="float" office:value="0.011128024409798" calcext:value-type="float">
            <text:p>0.0111280244</text:p>
          </table:table-cell>
          <table:table-cell office:value-type="float" office:value="0.00401087213072228" calcext:value-type="float">
            <text:p>0.0040108721</text:p>
          </table:table-cell>
          <table:table-cell office:value-type="float" office:value="0.342408372844063" calcext:value-type="float">
            <text:p>0.3424083728</text:p>
          </table:table-cell>
          <table:table-cell office:value-type="float" office:value="0.0569434827193618" calcext:value-type="float">
            <text:p>0.0569434827</text:p>
          </table:table-cell>
          <table:table-cell office:value-type="float" office:value="0.00833327143918723" calcext:value-type="float">
            <text:p>0.0083332714</text:p>
          </table:table-cell>
          <table:table-cell office:value-type="float" office:value="0.0668371577747166" calcext:value-type="float">
            <text:p>0.0668371578</text:p>
          </table:table-cell>
          <table:table-cell/>
          <table:table-cell table:formula="of:=AVERAGE([.O91:.O100])" office:value-type="float" office:value="0.0148394889941113" calcext:value-type="float">
            <text:p>0.014839489</text:p>
          </table:table-cell>
          <table:table-cell table:formula="of:=AVERAGE([.P91:.P100])" office:value-type="float" office:value="0.00374745081485234" calcext:value-type="float">
            <text:p>0.0037474508</text:p>
          </table:table-cell>
          <table:table-cell table:formula="of:=AVERAGE([.Q91:.Q100])" office:value-type="float" office:value="-0.0158782752284119" calcext:value-type="float">
            <text:p>-0.0158782752</text:p>
          </table:table-cell>
          <table:table-cell table:formula="of:=AVERAGE([.R91:.R100])" office:value-type="float" office:value="0.054689215850085" calcext:value-type="float">
            <text:p>0.0546892159</text:p>
          </table:table-cell>
          <table:table-cell table:formula="of:=AVERAGE([.S91:.S100])" office:value-type="float" office:value="0.00857074030442163" calcext:value-type="float">
            <text:p>0.0085707403</text:p>
          </table:table-cell>
          <table:table-cell table:formula="of:=AVERAGE([.T91:.T100])" office:value-type="float" office:value="0.0600879539130256" calcext:value-type="float">
            <text:p>0.0600879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4T10:31:06.373749438</dc:date>
    <meta:editing-duration>PT14M12S</meta:editing-duration>
    <meta:editing-cycles>2</meta:editing-cycles>
    <meta:generator>LibreOffice/5.1.6.2$Linux_X86_64 LibreOffice_project/10m0$Build-2</meta:generator>
    <meta:document-statistic meta:table-count="1" meta:cell-count="22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94cm" svg:height="10.971cm" xlink:href=".." xlink:type="simple" chart:class="chart:line" chart:style-name="ch1">
        <chart:title svg:x="8.044cm" svg:y="0.355cm" chart:style-name="ch2">
          <text:p>Uncertainty over Time</text:p>
        </chart:title>
        <chart:legend chart:legend-position="end" svg:x="17.742cm" svg:y="4.937cm" style:legend-expansion="high" chart:style-name="ch3"/>
        <chart:plot-area chart:style-name="ch4" table:cell-range-address="std_devs.K10:std_devs.K100 std_devs.Y10:std_devs.Y100" svg:x="1.422cm" svg:y="1.353cm" svg:width="15.909cm" svg:height="8.418cm">
          <chartooo:coordinate-region svg:x="2.334cm" svg:y="1.552cm" svg:width="14.997cm" svg:height="7.427cm"/>
          <chart:axis chart:dimension="x" chart:name="primary-x" chart:style-name="ch5">
            <chart:title svg:x="8.604cm" svg:y="9.99cm" chart:style-name="ch6">
              <text:p>Time Step</text:p>
            </chart:title>
          </chart:axis>
          <chart:axis chart:dimension="y" chart:name="primary-y" chart:style-name="ch5">
            <chart:title svg:x="0.451cm" svg:y="7.22cm" chart:style-name="ch7">
              <text:p>Model uncertainty in X</text:p>
            </chart:title>
            <chart:grid chart:style-name="ch8" chart:class="major"/>
          </chart:axis>
          <chart:series chart:style-name="ch9" chart:values-cell-range-address="std_devs.K10:std_devs.K100" chart:class="chart:line">
            <chart:data-point chart:repeated="91"/>
          </chart:series>
          <chart:series chart:style-name="ch10" chart:values-cell-range-address="std_devs.Y10:std_devs.Y100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22452515477198">
                <text:p>0.00522452515477198</text:p>
                <draw:g>
                  <svg:desc>std_devs.K10:std_devs.K100</svg:desc>
                </draw:g>
              </table:table-cell>
              <table:table-cell office:value-type="float" office:value="0.0414484381116927">
                <text:p>0.0414484381116927</text:p>
                <draw:g>
                  <svg:desc>std_devs.Y10:std_devs.Y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12577290827176">
                <text:p>0.00612577290827176</text:p>
              </table:table-cell>
              <table:table-cell office:value-type="float" office:value="0.0422568528354168">
                <text:p>0.0422568528354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00094226049259">
                <text:p>0.00700094226049259</text:p>
              </table:table-cell>
              <table:table-cell office:value-type="float" office:value="0.0429554961342364">
                <text:p>0.0429554961342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721400067909">
                <text:p>0.00781721400067909</text:p>
              </table:table-cell>
              <table:table-cell office:value-type="float" office:value="0.0437113666720688">
                <text:p>0.0437113666720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9226776023861">
                <text:p>0.0089226776023861</text:p>
              </table:table-cell>
              <table:table-cell office:value-type="float" office:value="0.043836381174624">
                <text:p>0.043836381174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1848819642328">
                <text:p>0.0101848819642328</text:p>
              </table:table-cell>
              <table:table-cell office:value-type="float" office:value="0.0441329889371991">
                <text:p>0.0441329889371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7742386716418">
                <text:p>0.0117742386716418</text:p>
              </table:table-cell>
              <table:table-cell office:value-type="float" office:value="0.0436325404327363">
                <text:p>0.0436325404327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8168372809887">
                <text:p>0.0128168372809887</text:p>
              </table:table-cell>
              <table:table-cell office:value-type="float" office:value="0.0429242436587811">
                <text:p>0.0429242436587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7844234635122">
                <text:p>0.0137844234635122</text:p>
              </table:table-cell>
              <table:table-cell office:value-type="float" office:value="0.0430829619895667">
                <text:p>0.0430829619895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8234786535613">
                <text:p>0.0148234786535613</text:p>
              </table:table-cell>
              <table:table-cell office:value-type="float" office:value="0.0430084433965385">
                <text:p>0.043008443396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2338138069026">
                <text:p>0.0162338138069026</text:p>
              </table:table-cell>
              <table:table-cell office:value-type="float" office:value="0.043362285848707">
                <text:p>0.043362285848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7805277472362">
                <text:p>0.0177805277472362</text:p>
              </table:table-cell>
              <table:table-cell office:value-type="float" office:value="0.0429178549535573">
                <text:p>0.0429178549535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7100074589253">
                <text:p>0.0197100074589253</text:p>
              </table:table-cell>
              <table:table-cell office:value-type="float" office:value="0.0430155873857439">
                <text:p>0.0430155873857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10779757983983">
                <text:p>0.0210779757983983</text:p>
              </table:table-cell>
              <table:table-cell office:value-type="float" office:value="0.0428001072630286">
                <text:p>0.0428001072630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0473124179989">
                <text:p>0.0220473124179989</text:p>
              </table:table-cell>
              <table:table-cell office:value-type="float" office:value="0.0425272626802325">
                <text:p>0.0425272626802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4911075131968">
                <text:p>0.0224911075131968</text:p>
              </table:table-cell>
              <table:table-cell office:value-type="float" office:value="0.0425260872673243">
                <text:p>0.0425260872673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9856398655102">
                <text:p>0.0229856398655102</text:p>
              </table:table-cell>
              <table:table-cell office:value-type="float" office:value="0.0431203320715576">
                <text:p>0.0431203320715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8463474586606">
                <text:p>0.0248463474586606</text:p>
              </table:table-cell>
              <table:table-cell office:value-type="float" office:value="0.0434181454405189">
                <text:p>0.0434181454405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0601663524285">
                <text:p>0.0240601663524285</text:p>
              </table:table-cell>
              <table:table-cell office:value-type="float" office:value="0.0423877662513405">
                <text:p>0.0423877662513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36208152235486">
                <text:p>0.0236208152235486</text:p>
              </table:table-cell>
              <table:table-cell office:value-type="float" office:value="0.0417465954320505">
                <text:p>0.0417465954320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147360122297">
                <text:p>0.024147360122297</text:p>
              </table:table-cell>
              <table:table-cell office:value-type="float" office:value="0.0424886094452813">
                <text:p>0.0424886094452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3334541865625">
                <text:p>0.0243334541865625</text:p>
              </table:table-cell>
              <table:table-cell office:value-type="float" office:value="0.0430040587252006">
                <text:p>0.0430040587252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7379726893269">
                <text:p>0.0247379726893269</text:p>
              </table:table-cell>
              <table:table-cell office:value-type="float" office:value="0.0439811539417133">
                <text:p>0.0439811539417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0786581197754">
                <text:p>0.0230786581197754</text:p>
              </table:table-cell>
              <table:table-cell office:value-type="float" office:value="0.0440960598317906">
                <text:p>0.0440960598317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2680661603808">
                <text:p>0.0232680661603808</text:p>
              </table:table-cell>
              <table:table-cell office:value-type="float" office:value="0.0449136073840782">
                <text:p>0.0449136073840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5217661801726">
                <text:p>0.0255217661801726</text:p>
              </table:table-cell>
              <table:table-cell office:value-type="float" office:value="0.0448245750879869">
                <text:p>0.04482457508798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6971089541912">
                <text:p>0.0256971089541912</text:p>
              </table:table-cell>
              <table:table-cell office:value-type="float" office:value="0.0451537093101069">
                <text:p>0.0451537093101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30199117353186">
                <text:p>0.0230199117353186</text:p>
              </table:table-cell>
              <table:table-cell office:value-type="float" office:value="0.0457968220440671">
                <text:p>0.0457968220440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36580037325621">
                <text:p>0.0236580037325621</text:p>
              </table:table-cell>
              <table:table-cell office:value-type="float" office:value="0.0468170492956415">
                <text:p>0.0468170492956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347814071225">
                <text:p>0.02347814071225</text:p>
              </table:table-cell>
              <table:table-cell office:value-type="float" office:value="0.0491946500632912">
                <text:p>0.0491946500632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5821820124984">
                <text:p>0.0215821820124984</text:p>
              </table:table-cell>
              <table:table-cell office:value-type="float" office:value="0.0484227527026087">
                <text:p>0.0484227527026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9771085008979">
                <text:p>0.0199771085008979</text:p>
              </table:table-cell>
              <table:table-cell office:value-type="float" office:value="0.0485363499354571">
                <text:p>0.0485363499354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78913740161806">
                <text:p>0.0178913740161806</text:p>
              </table:table-cell>
              <table:table-cell office:value-type="float" office:value="0.0484427521564066">
                <text:p>0.0484427521564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8226978527382">
                <text:p>0.018226978527382</text:p>
              </table:table-cell>
              <table:table-cell office:value-type="float" office:value="0.0492749474383891">
                <text:p>0.04927494743838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2858060989529">
                <text:p>0.0172858060989529</text:p>
              </table:table-cell>
              <table:table-cell office:value-type="float" office:value="0.0497689544502646">
                <text:p>0.0497689544502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5881296880543">
                <text:p>0.0145881296880543</text:p>
              </table:table-cell>
              <table:table-cell office:value-type="float" office:value="0.0505733420327306">
                <text:p>0.0505733420327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36474485974759">
                <text:p>0.0136474485974759</text:p>
              </table:table-cell>
              <table:table-cell office:value-type="float" office:value="0.0511343964189291">
                <text:p>0.0511343964189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5002184202895">
                <text:p>0.0145002184202895</text:p>
              </table:table-cell>
              <table:table-cell office:value-type="float" office:value="0.0515368711110204">
                <text:p>0.0515368711110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45863358210772">
                <text:p>0.0145863358210772</text:p>
              </table:table-cell>
              <table:table-cell office:value-type="float" office:value="0.0523272054363042">
                <text:p>0.0523272054363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1198865566403">
                <text:p>0.0151198865566403</text:p>
              </table:table-cell>
              <table:table-cell office:value-type="float" office:value="0.0517173561919481">
                <text:p>0.0517173561919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887964356225">
                <text:p>0.015887964356225</text:p>
              </table:table-cell>
              <table:table-cell office:value-type="float" office:value="0.0518280388601124">
                <text:p>0.0518280388601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4222518005408">
                <text:p>0.0164222518005408</text:p>
              </table:table-cell>
              <table:table-cell office:value-type="float" office:value="0.0527052365988493">
                <text:p>0.0527052365988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2703302069567">
                <text:p>0.0172703302069567</text:p>
              </table:table-cell>
              <table:table-cell office:value-type="float" office:value="0.0530843498278409">
                <text:p>0.0530843498278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83145497413352">
                <text:p>0.0183145497413352</text:p>
              </table:table-cell>
              <table:table-cell office:value-type="float" office:value="0.0543459342885763">
                <text:p>0.05434593428857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9094463642687">
                <text:p>0.0189094463642687</text:p>
              </table:table-cell>
              <table:table-cell office:value-type="float" office:value="0.0542687182873488">
                <text:p>0.0542687182873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7976527083665">
                <text:p>0.0197976527083665</text:p>
              </table:table-cell>
              <table:table-cell office:value-type="float" office:value="0.0560046318825334">
                <text:p>0.0560046318825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05393602652475">
                <text:p>0.0205393602652475</text:p>
              </table:table-cell>
              <table:table-cell office:value-type="float" office:value="0.0550540714431554">
                <text:p>0.05505407144315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13586514024064">
                <text:p>0.0213586514024064</text:p>
              </table:table-cell>
              <table:table-cell office:value-type="float" office:value="0.0564955267868936">
                <text:p>0.0564955267868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20419379463419">
                <text:p>0.0220419379463419</text:p>
              </table:table-cell>
              <table:table-cell office:value-type="float" office:value="0.0558388843946159">
                <text:p>0.0558388843946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2987793860957">
                <text:p>0.022987793860957</text:p>
              </table:table-cell>
              <table:table-cell office:value-type="float" office:value="0.0569102445896715">
                <text:p>0.0569102445896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38228333601728">
                <text:p>0.0238228333601728</text:p>
              </table:table-cell>
              <table:table-cell office:value-type="float" office:value="0.0565183709468693">
                <text:p>0.05651837094686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50885066716">
                <text:p>0.0250885066716</text:p>
              </table:table-cell>
              <table:table-cell office:value-type="float" office:value="0.0583192048687488">
                <text:p>0.0583192048687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8078389130533">
                <text:p>0.0238078389130533</text:p>
              </table:table-cell>
              <table:table-cell office:value-type="float" office:value="0.057219325369224">
                <text:p>0.057219325369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47824454680085">
                <text:p>0.0247824454680085</text:p>
              </table:table-cell>
              <table:table-cell office:value-type="float" office:value="0.0573271504510194">
                <text:p>0.0573271504510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3400453904178">
                <text:p>0.023400453904178</text:p>
              </table:table-cell>
              <table:table-cell office:value-type="float" office:value="0.0567848346196115">
                <text:p>0.0567848346196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9825088824146">
                <text:p>0.0229825088824146</text:p>
              </table:table-cell>
              <table:table-cell office:value-type="float" office:value="0.0548748397268355">
                <text:p>0.0548748397268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34144807723351">
                <text:p>0.0234144807723351</text:p>
              </table:table-cell>
              <table:table-cell office:value-type="float" office:value="0.056153695192188">
                <text:p>0.0561536951921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7113459995016">
                <text:p>0.0217113459995016</text:p>
              </table:table-cell>
              <table:table-cell office:value-type="float" office:value="0.0552161385864019">
                <text:p>0.0552161385864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22441152762622">
                <text:p>0.0222441152762622</text:p>
              </table:table-cell>
              <table:table-cell office:value-type="float" office:value="0.0554089992213994">
                <text:p>0.0554089992213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02559292735532">
                <text:p>0.0202559292735532</text:p>
              </table:table-cell>
              <table:table-cell office:value-type="float" office:value="0.0548456726875156">
                <text:p>0.0548456726875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588644691743">
                <text:p>0.020588644691743</text:p>
              </table:table-cell>
              <table:table-cell office:value-type="float" office:value="0.0554150886274874">
                <text:p>0.05541508862748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86600464908406">
                <text:p>0.0186600464908406</text:p>
              </table:table-cell>
              <table:table-cell office:value-type="float" office:value="0.0536555502656847">
                <text:p>0.05365555026568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9586851904169">
                <text:p>0.0209586851904169</text:p>
              </table:table-cell>
              <table:table-cell office:value-type="float" office:value="0.0539022263418883">
                <text:p>0.0539022263418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89242295967415">
                <text:p>0.0189242295967415</text:p>
              </table:table-cell>
              <table:table-cell office:value-type="float" office:value="0.0524789273831993">
                <text:p>0.05247892738319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13518856023438">
                <text:p>0.0213518856023438</text:p>
              </table:table-cell>
              <table:table-cell office:value-type="float" office:value="0.0534398635197431">
                <text:p>0.05343986351974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01272773439996">
                <text:p>0.0201272773439996</text:p>
              </table:table-cell>
              <table:table-cell office:value-type="float" office:value="0.0530233110301197">
                <text:p>0.05302331103011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6644913055934">
                <text:p>0.0196644913055934</text:p>
              </table:table-cell>
              <table:table-cell office:value-type="float" office:value="0.0531418591924012">
                <text:p>0.05314185919240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28632912738249">
                <text:p>0.0228632912738249</text:p>
              </table:table-cell>
              <table:table-cell office:value-type="float" office:value="0.0521829293202609">
                <text:p>0.05218292932026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13618422625586">
                <text:p>0.0213618422625586</text:p>
              </table:table-cell>
              <table:table-cell office:value-type="float" office:value="0.0534037581458688">
                <text:p>0.053403758145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4608945986256">
                <text:p>0.0224608945986256</text:p>
              </table:table-cell>
              <table:table-cell office:value-type="float" office:value="0.053263339092955">
                <text:p>0.0532633390929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23569535696879">
                <text:p>0.0223569535696879</text:p>
              </table:table-cell>
              <table:table-cell office:value-type="float" office:value="0.0540961944963783">
                <text:p>0.0540961944963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43509022379294">
                <text:p>0.0243509022379294</text:p>
              </table:table-cell>
              <table:table-cell office:value-type="float" office:value="0.0532871627807617">
                <text:p>0.05328716278076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2457929328084">
                <text:p>0.022457929328084</text:p>
              </table:table-cell>
              <table:table-cell office:value-type="float" office:value="0.0552880867104977">
                <text:p>0.05528808671049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34033813932911">
                <text:p>0.0234033813932911</text:p>
              </table:table-cell>
              <table:table-cell office:value-type="float" office:value="0.0548981229681522">
                <text:p>0.05489812296815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37871768372133">
                <text:p>0.0237871768372133</text:p>
              </table:table-cell>
              <table:table-cell office:value-type="float" office:value="0.0563129216805101">
                <text:p>0.05631292168051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3818600862287">
                <text:p>0.023818600862287</text:p>
              </table:table-cell>
              <table:table-cell office:value-type="float" office:value="0.0561534924246371">
                <text:p>0.05615349242463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28014618624002">
                <text:p>0.0228014618624002</text:p>
              </table:table-cell>
              <table:table-cell office:value-type="float" office:value="0.0569908577390015">
                <text:p>0.0569908577390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08072427706793">
                <text:p>0.0208072427706793</text:p>
              </table:table-cell>
              <table:table-cell office:value-type="float" office:value="0.056563546359539">
                <text:p>0.056563546359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16048628464341">
                <text:p>0.0216048628464341</text:p>
              </table:table-cell>
              <table:table-cell office:value-type="float" office:value="0.0575117931887508">
                <text:p>0.0575117931887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21057444438338">
                <text:p>0.0221057444438338</text:p>
              </table:table-cell>
              <table:table-cell office:value-type="float" office:value="0.0566836405918002">
                <text:p>0.0566836405918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2900015562773">
                <text:p>0.0202900015562773</text:p>
              </table:table-cell>
              <table:table-cell office:value-type="float" office:value="0.0554904848709703">
                <text:p>0.0554904848709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6299495678395">
                <text:p>0.0186299495678395</text:p>
              </table:table-cell>
              <table:table-cell office:value-type="float" office:value="0.0571763384900987">
                <text:p>0.0571763384900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89656840683892">
                <text:p>0.0189656840683892</text:p>
              </table:table-cell>
              <table:table-cell office:value-type="float" office:value="0.0548848858382553">
                <text:p>0.05488488583825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84408796904609">
                <text:p>0.0184408796904609</text:p>
              </table:table-cell>
              <table:table-cell office:value-type="float" office:value="0.0559105188865215">
                <text:p>0.0559105188865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3145948993042">
                <text:p>0.0163145948993042</text:p>
              </table:table-cell>
              <table:table-cell office:value-type="float" office:value="0.0538740252610296">
                <text:p>0.05387402526102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68294024141505">
                <text:p>0.0168294024141505</text:p>
              </table:table-cell>
              <table:table-cell office:value-type="float" office:value="0.0551156170945615">
                <text:p>0.05511561709456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715100673493">
                <text:p>0.01715100673493</text:p>
              </table:table-cell>
              <table:table-cell office:value-type="float" office:value="0.053380029341206">
                <text:p>0.053380029341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63696141727269">
                <text:p>0.0163696141727269</text:p>
              </table:table-cell>
              <table:table-cell office:value-type="float" office:value="0.0546281216107309">
                <text:p>0.0546281216107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52983613498509">
                <text:p>0.0152983613498509</text:p>
              </table:table-cell>
              <table:table-cell office:value-type="float" office:value="0.0526982691697776">
                <text:p>0.0526982691697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1627728985623">
                <text:p>0.0141627728985623</text:p>
              </table:table-cell>
              <table:table-cell office:value-type="float" office:value="0.0536714006401598">
                <text:p>0.05367140064015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4787984737195">
                <text:p>0.0144787984737195</text:p>
              </table:table-cell>
              <table:table-cell office:value-type="float" office:value="0.054689215850085">
                <text:p>0.054689215850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1.556cm" xlink:href=".." xlink:type="simple" chart:class="chart:line" chart:style-name="ch1">
        <chart:title svg:x="7.646cm" svg:y="0.367cm" chart:style-name="ch2">
          <text:p>Uncertainty over Time</text:p>
        </chart:title>
        <chart:legend chart:legend-position="end" svg:x="16.972cm" svg:y="5.23cm" style:legend-expansion="high" chart:style-name="ch3"/>
        <chart:plot-area chart:style-name="ch4" table:cell-range-address="std_devs.L10:std_devs.L100 std_devs.Z10:std_devs.Z100" svg:x="1.406cm" svg:y="1.377cm" svg:width="15.171cm" svg:height="8.967cm">
          <chartooo:coordinate-region svg:x="2.504cm" svg:y="1.576cm" svg:width="14.073cm" svg:height="7.976cm"/>
          <chart:axis chart:dimension="x" chart:name="primary-x" chart:style-name="ch5">
            <chart:title svg:x="8.246cm" svg:y="10.575cm" chart:style-name="ch6">
              <text:p>Time step</text:p>
            </chart:title>
          </chart:axis>
          <chart:axis chart:dimension="y" chart:name="primary-y" chart:style-name="ch5">
            <chart:title svg:x="0.451cm" svg:y="7.505cm" chart:style-name="ch7">
              <text:p>Model uncertainty in Y</text:p>
            </chart:title>
            <chart:grid chart:style-name="ch8" chart:class="major"/>
          </chart:axis>
          <chart:series chart:style-name="ch9" chart:values-cell-range-address="std_devs.L10:std_devs.L100" chart:class="chart:line">
            <chart:data-point chart:repeated="91"/>
          </chart:series>
          <chart:series chart:style-name="ch10" chart:values-cell-range-address="std_devs.Z10:std_devs.Z100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25173183251172">
                <text:p>0.00225173183251172</text:p>
                <draw:g>
                  <svg:desc>std_devs.L10:std_devs.L100</svg:desc>
                </draw:g>
              </table:table-cell>
              <table:table-cell office:value-type="float" office:value="0.00489025412709452">
                <text:p>0.00489025412709452</text:p>
                <draw:g>
                  <svg:desc>std_devs.Z10:std_devs.Z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393830563873">
                <text:p>0.0023393830563873</text:p>
              </table:table-cell>
              <table:table-cell office:value-type="float" office:value="0.00496284718858078">
                <text:p>0.00496284718858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38012817280833">
                <text:p>0.00238012817280833</text:p>
              </table:table-cell>
              <table:table-cell office:value-type="float" office:value="0.00498398412601091">
                <text:p>0.00498398412601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38718094769865">
                <text:p>0.00238718094769865</text:p>
              </table:table-cell>
              <table:table-cell office:value-type="float" office:value="0.00495748749817722">
                <text:p>0.00495748749817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656989459414">
                <text:p>0.0023656989459414</text:p>
              </table:table-cell>
              <table:table-cell office:value-type="float" office:value="0.00496790133998729">
                <text:p>0.00496790133998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1538220774382">
                <text:p>0.00231538220774382</text:p>
              </table:table-cell>
              <table:table-cell office:value-type="float" office:value="0.00498837652732618">
                <text:p>0.00498837652732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28442662337329">
                <text:p>0.00228442662337329</text:p>
              </table:table-cell>
              <table:table-cell office:value-type="float" office:value="0.00499988980591297">
                <text:p>0.00499988980591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22945773217361">
                <text:p>0.00222945773217361</text:p>
              </table:table-cell>
              <table:table-cell office:value-type="float" office:value="0.00497204892919399">
                <text:p>0.0049720489291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22241778159514">
                <text:p>0.00222241778159514</text:p>
              </table:table-cell>
              <table:table-cell office:value-type="float" office:value="0.00500433973968029">
                <text:p>0.00500433973968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17546031810343">
                <text:p>0.00217546031810343</text:p>
              </table:table-cell>
              <table:table-cell office:value-type="float" office:value="0.0050033317017369">
                <text:p>0.0050033317017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13409905089065">
                <text:p>0.00213409905089065</text:p>
              </table:table-cell>
              <table:table-cell office:value-type="float" office:value="0.00501236483687535">
                <text:p>0.00501236483687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09167751134373">
                <text:p>0.00209167751134373</text:p>
              </table:table-cell>
              <table:table-cell office:value-type="float" office:value="0.0050140245736111">
                <text:p>0.0050140245736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08521184977144">
                <text:p>0.00208521184977144</text:p>
              </table:table-cell>
              <table:table-cell office:value-type="float" office:value="0.00499932131380774">
                <text:p>0.00499932131380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03655820572749">
                <text:p>0.00203655820572749</text:p>
              </table:table-cell>
              <table:table-cell office:value-type="float" office:value="0.00502704276586883">
                <text:p>0.0050270427658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01544602459762">
                <text:p>0.00201544602459762</text:p>
              </table:table-cell>
              <table:table-cell office:value-type="float" office:value="0.0050324069976341">
                <text:p>0.0050324069976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0380910129752">
                <text:p>0.00200380910129752</text:p>
              </table:table-cell>
              <table:table-cell office:value-type="float" office:value="0.00504003525828011">
                <text:p>0.00504003525828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9990908773616">
                <text:p>0.0019990908773616</text:p>
              </table:table-cell>
              <table:table-cell office:value-type="float" office:value="0.00503554311115295">
                <text:p>0.00503554311115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99831617239397">
                <text:p>0.00199831617239397</text:p>
              </table:table-cell>
              <table:table-cell office:value-type="float" office:value="0.00506827997392975">
                <text:p>0.00506827997392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06339576805476">
                <text:p>0.00206339576805476</text:p>
              </table:table-cell>
              <table:table-cell office:value-type="float" office:value="0.00505705945077352">
                <text:p>0.00505705945077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7148956891615">
                <text:p>0.00207148956891615</text:p>
              </table:table-cell>
              <table:table-cell office:value-type="float" office:value="0.00511985270888545">
                <text:p>0.00511985270888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06203384499531">
                <text:p>0.00206203384499531</text:p>
              </table:table-cell>
              <table:table-cell office:value-type="float" office:value="0.00569834530702792">
                <text:p>0.00569834530702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03648549708305">
                <text:p>0.00203648549708305</text:p>
              </table:table-cell>
              <table:table-cell office:value-type="float" office:value="0.00612227732664906">
                <text:p>0.00612227732664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07349953037919">
                <text:p>0.00207349953037919</text:p>
              </table:table-cell>
              <table:table-cell office:value-type="float" office:value="0.00662387682008557">
                <text:p>0.00662387682008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3299176353612">
                <text:p>0.0023299176353612</text:p>
              </table:table-cell>
              <table:table-cell office:value-type="float" office:value="0.00701879399712198">
                <text:p>0.00701879399712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34415071812691">
                <text:p>0.00234415071812691</text:p>
              </table:table-cell>
              <table:table-cell office:value-type="float" office:value="0.00743259193957783">
                <text:p>0.00743259193957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41469889908331">
                <text:p>0.00241469889908331</text:p>
              </table:table-cell>
              <table:table-cell office:value-type="float" office:value="0.00780784639646299">
                <text:p>0.00780784639646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0788325608009">
                <text:p>0.00270788325608009</text:p>
              </table:table-cell>
              <table:table-cell office:value-type="float" office:value="0.0082196181663312">
                <text:p>0.0082196181663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5127217435511">
                <text:p>0.00275127217435511</text:p>
              </table:table-cell>
              <table:table-cell office:value-type="float" office:value="0.00865096666384488">
                <text:p>0.00865096666384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66000759642338">
                <text:p>0.00266000759642338</text:p>
              </table:table-cell>
              <table:table-cell office:value-type="float" office:value="0.00902200464624912">
                <text:p>0.00902200464624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64435466058785">
                <text:p>0.00264435466058785</text:p>
              </table:table-cell>
              <table:table-cell office:value-type="float" office:value="0.00939593930961564">
                <text:p>0.00939593930961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65377546049422">
                <text:p>0.00265377546049422</text:p>
              </table:table-cell>
              <table:table-cell office:value-type="float" office:value="0.00910135058686137">
                <text:p>0.00910135058686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66419274092186">
                <text:p>0.00266419274092186</text:p>
              </table:table-cell>
              <table:table-cell office:value-type="float" office:value="0.0090203494974412">
                <text:p>0.0090203494974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58943953958806">
                <text:p>0.00258943953958806</text:p>
              </table:table-cell>
              <table:table-cell office:value-type="float" office:value="0.00890353634255007">
                <text:p>0.00890353634255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34638846421149">
                <text:p>0.00234638846421149</text:p>
              </table:table-cell>
              <table:table-cell office:value-type="float" office:value="0.00887482037767768">
                <text:p>0.00887482037767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33256156381685">
                <text:p>0.00233256156381685</text:p>
              </table:table-cell>
              <table:table-cell office:value-type="float" office:value="0.00884849321329966">
                <text:p>0.00884849321329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28418349404819">
                <text:p>0.00228418349404819</text:p>
              </table:table-cell>
              <table:table-cell office:value-type="float" office:value="0.00885022193193436">
                <text:p>0.00885022193193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9722626771545">
                <text:p>0.0019722626771545</text:p>
              </table:table-cell>
              <table:table-cell office:value-type="float" office:value="0.00880562906619161">
                <text:p>0.00880562906619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93657376861665">
                <text:p>0.00193657376861665</text:p>
              </table:table-cell>
              <table:table-cell office:value-type="float" office:value="0.00872933548642322">
                <text:p>0.008729335486423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97813808743376">
                <text:p>0.00197813808743376</text:p>
              </table:table-cell>
              <table:table-cell office:value-type="float" office:value="0.0087410565209575">
                <text:p>0.0087410565209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04345892358106">
                <text:p>0.00204345892358106</text:p>
              </table:table-cell>
              <table:table-cell office:value-type="float" office:value="0.00870537355076522">
                <text:p>0.00870537355076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06147256540135">
                <text:p>0.00206147256540135</text:p>
              </table:table-cell>
              <table:table-cell office:value-type="float" office:value="0.00881372274365276">
                <text:p>0.008813722743652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8756932115648">
                <text:p>0.00208756932115648</text:p>
              </table:table-cell>
              <table:table-cell office:value-type="float" office:value="0.00886967711616308">
                <text:p>0.00886967711616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14340287435334">
                <text:p>0.00214340287435334</text:p>
              </table:table-cell>
              <table:table-cell office:value-type="float" office:value="0.00892645878717303">
                <text:p>0.008926458787173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21291900263168">
                <text:p>0.00221291900263168</text:p>
              </table:table-cell>
              <table:table-cell office:value-type="float" office:value="0.00891495563089848">
                <text:p>0.00891495563089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2575867845444">
                <text:p>0.0022575867845444</text:p>
              </table:table-cell>
              <table:table-cell office:value-type="float" office:value="0.00895620273891836">
                <text:p>0.00895620273891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32332493411377">
                <text:p>0.00232332493411377</text:p>
              </table:table-cell>
              <table:table-cell office:value-type="float" office:value="0.00897291928995401">
                <text:p>0.00897291928995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36112701124512">
                <text:p>0.00236112701124512</text:p>
              </table:table-cell>
              <table:table-cell office:value-type="float" office:value="0.00897609461564571">
                <text:p>0.00897609461564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37851076322841">
                <text:p>0.00237851076322841</text:p>
              </table:table-cell>
              <table:table-cell office:value-type="float" office:value="0.00905043120030314">
                <text:p>0.00905043120030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39313738158671">
                <text:p>0.00239313738158671</text:p>
              </table:table-cell>
              <table:table-cell office:value-type="float" office:value="0.0090028393198736">
                <text:p>0.0090028393198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35674669413129">
                <text:p>0.00235674669413129</text:p>
              </table:table-cell>
              <table:table-cell office:value-type="float" office:value="0.00896032097982243">
                <text:p>0.00896032097982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31853689794661">
                <text:p>0.00231853689794661</text:p>
              </table:table-cell>
              <table:table-cell office:value-type="float" office:value="0.0089704519067891">
                <text:p>0.0089704519067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30071017111186">
                <text:p>0.00230071017111186</text:p>
              </table:table-cell>
              <table:table-cell office:value-type="float" office:value="0.00891367406351492">
                <text:p>0.008913674063514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47530574502889">
                <text:p>0.00247530574502889</text:p>
              </table:table-cell>
              <table:table-cell office:value-type="float" office:value="0.00883417927892879">
                <text:p>0.008834179278928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43935915990733">
                <text:p>0.00243935915990733</text:p>
              </table:table-cell>
              <table:table-cell office:value-type="float" office:value="0.00888258073944599">
                <text:p>0.00888258073944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51949897734448">
                <text:p>0.00251949897734448</text:p>
              </table:table-cell>
              <table:table-cell office:value-type="float" office:value="0.00880413501756266">
                <text:p>0.00880413501756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41056183935143">
                <text:p>0.00241056183935143</text:p>
              </table:table-cell>
              <table:table-cell office:value-type="float" office:value="0.00881669542519376">
                <text:p>0.00881669542519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37605455797166">
                <text:p>0.00237605455797166</text:p>
              </table:table-cell>
              <table:table-cell office:value-type="float" office:value="0.00885546868201345">
                <text:p>0.00885546868201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6382397665293">
                <text:p>0.0026382397665293</text:p>
              </table:table-cell>
              <table:table-cell office:value-type="float" office:value="0.00886913911672309">
                <text:p>0.008869139116723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59304962382885">
                <text:p>0.00259304962382885</text:p>
              </table:table-cell>
              <table:table-cell office:value-type="float" office:value="0.00887435874668881">
                <text:p>0.00887435874668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76212820463115">
                <text:p>0.00276212820463115</text:p>
              </table:table-cell>
              <table:table-cell office:value-type="float" office:value="0.00889738135738298">
                <text:p>0.00889738135738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74974375293823">
                <text:p>0.00274974375293823</text:p>
              </table:table-cell>
              <table:table-cell office:value-type="float" office:value="0.00888882026076317">
                <text:p>0.00888882026076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176292323973">
                <text:p>0.0029176292323973</text:p>
              </table:table-cell>
              <table:table-cell office:value-type="float" office:value="0.00893433925695717">
                <text:p>0.00893433925695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72301641700324">
                <text:p>0.00272301641700324</text:p>
              </table:table-cell>
              <table:table-cell office:value-type="float" office:value="0.00889174426207319">
                <text:p>0.008891744262073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79582203540485">
                <text:p>0.00279582203540485</text:p>
              </table:table-cell>
              <table:table-cell office:value-type="float" office:value="0.00884335753740743">
                <text:p>0.008843357537407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70058553433046">
                <text:p>0.00270058553433046</text:p>
              </table:table-cell>
              <table:table-cell office:value-type="float" office:value="0.00885903906309977">
                <text:p>0.00885903906309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77573018916883">
                <text:p>0.00277573018916883</text:p>
              </table:table-cell>
              <table:table-cell office:value-type="float" office:value="0.00879877959843725">
                <text:p>0.00879877959843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7516280242708">
                <text:p>0.00277516280242708</text:p>
              </table:table-cell>
              <table:table-cell office:value-type="float" office:value="0.00880336095578969">
                <text:p>0.008803360955789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45978475082666">
                <text:p>0.00245978475082666</text:p>
              </table:table-cell>
              <table:table-cell office:value-type="float" office:value="0.00874430682510138">
                <text:p>0.00874430682510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7638778835535">
                <text:p>0.0027638778835535</text:p>
              </table:table-cell>
              <table:table-cell office:value-type="float" office:value="0.0088422062038444">
                <text:p>0.0088422062038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58148980501573">
                <text:p>0.00258148980501573</text:p>
              </table:table-cell>
              <table:table-cell office:value-type="float" office:value="0.00890098995994777">
                <text:p>0.00890098995994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59713074367028">
                <text:p>0.00259713074367028</text:p>
              </table:table-cell>
              <table:table-cell office:value-type="float" office:value="0.00889637366170064">
                <text:p>0.00889637366170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40149932564236">
                <text:p>0.00240149932564236</text:p>
              </table:table-cell>
              <table:table-cell office:value-type="float" office:value="0.00890105166938156">
                <text:p>0.00890105166938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41976032964885">
                <text:p>0.00241976032964885</text:p>
              </table:table-cell>
              <table:table-cell office:value-type="float" office:value="0.00896952906623483">
                <text:p>0.008969529066234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32387025782373">
                <text:p>0.00232387025782373</text:p>
              </table:table-cell>
              <table:table-cell office:value-type="float" office:value="0.00893644171999767">
                <text:p>0.008936441719997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31814163387753">
                <text:p>0.00231814163387753</text:p>
              </table:table-cell>
              <table:table-cell office:value-type="float" office:value="0.00895005516009405">
                <text:p>0.00895005516009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45679501153063">
                <text:p>0.00245679501153063</text:p>
              </table:table-cell>
              <table:table-cell office:value-type="float" office:value="0.00894193472107872">
                <text:p>0.00894193472107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43778965028469">
                <text:p>0.00243778965028469</text:p>
              </table:table-cell>
              <table:table-cell office:value-type="float" office:value="0.00885271821403876">
                <text:p>0.00885271821403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45533230539877">
                <text:p>0.00245533230539877</text:p>
              </table:table-cell>
              <table:table-cell office:value-type="float" office:value="0.008835690964479">
                <text:p>0.008835690964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15418623643927">
                <text:p>0.00215418623643927</text:p>
              </table:table-cell>
              <table:table-cell office:value-type="float" office:value="0.00877443816279992">
                <text:p>0.008774438162799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16056977340486">
                <text:p>0.00216056977340486</text:p>
              </table:table-cell>
              <table:table-cell office:value-type="float" office:value="0.00862771485000849">
                <text:p>0.008627714850008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24588159006089">
                <text:p>0.00224588159006089</text:p>
              </table:table-cell>
              <table:table-cell office:value-type="float" office:value="0.00858263382688165">
                <text:p>0.008582633826881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24206311337184">
                <text:p>0.00224206311337184</text:p>
              </table:table-cell>
              <table:table-cell office:value-type="float" office:value="0.00853530008113012">
                <text:p>0.008535300081130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17786659195553">
                <text:p>0.00217786659195553</text:p>
              </table:table-cell>
              <table:table-cell office:value-type="float" office:value="0.00842854518443346">
                <text:p>0.008428545184433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15125802904367">
                <text:p>0.00215125802904367</text:p>
              </table:table-cell>
              <table:table-cell office:value-type="float" office:value="0.00846145776566118">
                <text:p>0.008461457765661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11862076306716">
                <text:p>0.00211862076306716</text:p>
              </table:table-cell>
              <table:table-cell office:value-type="float" office:value="0.00837981722317636">
                <text:p>0.00837981722317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92594600259326">
                <text:p>0.00192594600259326</text:p>
              </table:table-cell>
              <table:table-cell office:value-type="float" office:value="0.00845914498670027">
                <text:p>0.008459144986700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92947882111184">
                <text:p>0.00192947882111184</text:p>
              </table:table-cell>
              <table:table-cell office:value-type="float" office:value="0.00850633938098326">
                <text:p>0.008506339380983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91932464425918">
                <text:p>0.00191932464425918</text:p>
              </table:table-cell>
              <table:table-cell office:value-type="float" office:value="0.00851909541990608">
                <text:p>0.00851909541990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87558668432757">
                <text:p>0.00187558668432757</text:p>
              </table:table-cell>
              <table:table-cell office:value-type="float" office:value="0.00849633105332032">
                <text:p>0.00849633105332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83780152001418">
                <text:p>0.00183780152001418</text:p>
              </table:table-cell>
              <table:table-cell office:value-type="float" office:value="0.00859522334067151">
                <text:p>0.00859522334067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73982518026605">
                <text:p>0.00173982518026605</text:p>
              </table:table-cell>
              <table:table-cell office:value-type="float" office:value="0.00857074030442163">
                <text:p>0.00857074030442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